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style style:name="P2" style:family="paragraph" style:parent-style-name="Standard">
      <style:paragraph-properties fo:text-align="start" style:justify-single-word="false"/>
      <style:text-properties officeooo:rsid="048095aa" officeooo:paragraph-rsid="0013202e"/>
    </style:style>
    <style:style style:name="P3" style:family="paragraph" style:parent-style-name="Standard">
      <style:paragraph-properties fo:text-align="start" style:justify-single-word="false"/>
      <style:text-properties officeooo:rsid="048c172a" officeooo:paragraph-rsid="048c172a"/>
    </style:style>
    <style:style style:name="P4" style:family="paragraph" style:parent-style-name="Standard">
      <style:paragraph-properties fo:margin-left="0.4925in" fo:text-align="start" style:justify-single-word="false" fo:text-indent="0in" style:auto-text-indent="false"/>
      <style:text-properties officeooo:rsid="048c172a" officeooo:paragraph-rsid="048c172a"/>
    </style:style>
    <style:style style:name="P5" style:family="paragraph" style:parent-style-name="Standard">
      <style:paragraph-properties fo:margin-left="0in" fo:text-align="start" style:justify-single-word="false" fo:text-indent="0in" style:auto-text-indent="false"/>
      <style:text-properties officeooo:rsid="048c172a" officeooo:paragraph-rsid="048c172a"/>
    </style:style>
    <style:style style:name="P6" style:family="paragraph" style:parent-style-name="Standard">
      <style:paragraph-properties fo:margin-left="0in" fo:text-align="start" style:justify-single-word="false" fo:text-indent="0in" style:auto-text-indent="false"/>
      <style:text-properties officeooo:rsid="0492301c" officeooo:paragraph-rsid="0492301c"/>
    </style:style>
    <style:style style:name="P7" style:family="paragraph" style:parent-style-name="Standard">
      <style:paragraph-properties fo:margin-left="0in" fo:text-align="start" style:justify-single-word="false" fo:text-indent="0in" style:auto-text-indent="false"/>
      <style:text-properties officeooo:rsid="04971ede" officeooo:paragraph-rsid="04971ede"/>
    </style:style>
    <style:style style:name="P8" style:family="paragraph" style:parent-style-name="Standard">
      <style:paragraph-properties fo:margin-left="0in" fo:text-align="start" style:justify-single-word="false" fo:text-indent="0in" style:auto-text-indent="false"/>
      <style:text-properties officeooo:rsid="049b0057" officeooo:paragraph-rsid="049b0057"/>
    </style:style>
    <style:style style:name="P9" style:family="paragraph" style:parent-style-name="Standard">
      <style:paragraph-properties fo:margin-left="0in" fo:text-align="start" style:justify-single-word="false" fo:text-indent="0in" style:auto-text-indent="false"/>
      <style:text-properties officeooo:rsid="04a87c6d" officeooo:paragraph-rsid="04a87c6d"/>
    </style:style>
    <style:style style:name="P10" style:family="paragraph" style:parent-style-name="Standard">
      <style:paragraph-properties fo:margin-left="0in" fo:text-align="start" style:justify-single-word="false" fo:text-indent="0in" style:auto-text-indent="false"/>
      <style:text-properties officeooo:rsid="04a87c6d" officeooo:paragraph-rsid="04b013e2"/>
    </style:style>
    <style:style style:name="P11" style:family="paragraph" style:parent-style-name="Standard">
      <style:paragraph-properties fo:margin-left="0in" fo:text-align="start" style:justify-single-word="false" fo:text-indent="0in" style:auto-text-indent="false"/>
      <style:text-properties officeooo:rsid="04b013e2" officeooo:paragraph-rsid="04b013e2"/>
    </style:style>
    <style:style style:name="P12" style:family="paragraph" style:parent-style-name="Standard">
      <style:paragraph-properties fo:margin-left="0in" fo:text-align="start" style:justify-single-word="false" fo:text-indent="0in" style:auto-text-indent="false"/>
      <style:text-properties officeooo:rsid="04b751a1" officeooo:paragraph-rsid="04b751a1"/>
    </style:style>
    <style:style style:name="P13" style:family="paragraph" style:parent-style-name="Standard">
      <style:paragraph-properties fo:margin-left="0in" fo:text-align="start" style:justify-single-word="false" fo:text-indent="0in" style:auto-text-indent="false"/>
      <style:text-properties officeooo:rsid="04b9546d" officeooo:paragraph-rsid="04b9546d"/>
    </style:style>
    <style:style style:name="P14" style:family="paragraph" style:parent-style-name="Standard">
      <style:paragraph-properties fo:margin-left="0in" fo:text-align="start" style:justify-single-word="false" fo:text-indent="0in" style:auto-text-indent="false"/>
      <style:text-properties officeooo:rsid="04bbdb18" officeooo:paragraph-rsid="04b751a1"/>
    </style:style>
    <style:style style:name="P15" style:family="paragraph" style:parent-style-name="Standard">
      <style:paragraph-properties fo:margin-left="0in" fo:text-align="start" style:justify-single-word="false" fo:text-indent="0in" style:auto-text-indent="false"/>
      <style:text-properties fo:font-style="italic" officeooo:rsid="04b9546d" officeooo:paragraph-rsid="04b9546d" style:font-style-asian="italic" style:font-style-complex="italic"/>
    </style:style>
    <style:style style:name="P16" style:family="paragraph" style:parent-style-name="Standard">
      <style:paragraph-properties fo:margin-left="0in" fo:text-align="start" style:justify-single-word="false" fo:text-indent="0in" style:auto-text-indent="false"/>
      <style:text-properties fo:font-style="italic" officeooo:rsid="04c00a01" officeooo:paragraph-rsid="04c00a01" style:font-style-asian="italic" style:font-style-complex="italic"/>
    </style:style>
    <style:style style:name="P17" style:family="paragraph" style:parent-style-name="Standard">
      <style:paragraph-properties fo:margin-left="0in" fo:text-align="start" style:justify-single-word="false" fo:text-indent="0in" style:auto-text-indent="false"/>
      <style:text-properties fo:font-style="italic" officeooo:rsid="04c27514" officeooo:paragraph-rsid="04c27514" style:font-style-asian="italic" style:font-style-complex="italic"/>
    </style:style>
    <style:style style:name="P18" style:family="paragraph" style:parent-style-name="Standard">
      <style:paragraph-properties fo:margin-left="0.4925in" fo:text-align="start" style:justify-single-word="false" fo:text-indent="0in" style:auto-text-indent="false"/>
      <style:text-properties fo:color="#ffffff" loext:opacity="100%" style:text-position="0% 100%" style:font-name="PT Mono" fo:font-size="8pt" fo:font-style="normal" fo:font-weight="normal" officeooo:rsid="048c172a" officeooo:paragraph-rsid="048c172a" fo:background-color="transparent" style:font-size-asian="8pt" style:font-style-asian="normal" style:font-weight-asian="normal" style:font-size-complex="8pt" style:font-style-complex="normal" style:font-weight-complex="normal"/>
    </style:style>
    <style:style style:name="P19" style:family="paragraph" style:parent-style-name="Standard">
      <style:paragraph-properties fo:margin-left="0.4925in" fo:text-align="start" style:justify-single-word="false" fo:text-indent="0in" style:auto-text-indent="false"/>
      <style:text-properties fo:color="#ffffff" loext:opacity="100%" style:text-position="0% 100%" style:font-name="PT Mono" fo:font-size="8pt" fo:font-style="normal" fo:font-weight="normal" officeooo:rsid="048cece9" officeooo:paragraph-rsid="048cece9" fo:background-color="transparent" style:font-size-asian="8pt" style:font-style-asian="normal" style:font-weight-asian="normal" style:font-size-complex="8pt" style:font-style-complex="normal" style:font-weight-complex="normal"/>
    </style:style>
    <style:style style:name="P2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9b0057" officeooo:paragraph-rsid="049b0057" fo:background-color="transparent" style:font-size-asian="8pt" style:font-style-asian="normal" style:font-weight-asian="normal" style:font-size-complex="8pt" style:font-style-complex="normal" style:font-weight-complex="normal"/>
    </style:style>
    <style:style style:name="P2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013e2" officeooo:paragraph-rsid="04a87c6d" fo:background-color="transparent" style:font-size-asian="8pt" style:font-style-asian="normal" style:font-weight-asian="normal" style:font-size-complex="8pt" style:font-style-complex="normal" style:font-weight-complex="normal"/>
    </style:style>
    <style:style style:name="P2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013e2" officeooo:paragraph-rsid="04b013e2" fo:background-color="transparent" style:font-size-asian="8pt" style:font-style-asian="normal" style:font-weight-asian="normal" style:font-size-complex="8pt" style:font-style-complex="normal" style:font-weight-complex="normal"/>
    </style:style>
    <style:style style:name="P2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751a1" officeooo:paragraph-rsid="04b013e2" fo:background-color="transparent" style:font-size-asian="8pt" style:font-style-asian="normal" style:font-weight-asian="normal" style:font-size-complex="8pt" style:font-style-complex="normal" style:font-weight-complex="normal"/>
    </style:style>
    <style:style style:name="P2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751a1" officeooo:paragraph-rsid="04b751a1" fo:background-color="transparent" style:font-size-asian="8pt" style:font-style-asian="normal" style:font-weight-asian="normal" style:font-size-complex="8pt" style:font-style-complex="normal" style:font-weight-complex="normal"/>
    </style:style>
    <style:style style:name="P2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27514" officeooo:paragraph-rsid="04c27514" fo:background-color="transparent" style:font-size-asian="8pt" style:font-style-asian="normal" style:font-weight-asian="normal" style:font-size-complex="8pt" style:font-style-complex="normal" style:font-weight-complex="normal"/>
    </style:style>
    <style:style style:name="P2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610bb" officeooo:paragraph-rsid="04c27514" fo:background-color="transparent" style:font-size-asian="8pt" style:font-style-asian="normal" style:font-weight-asian="normal" style:font-size-complex="8pt" style:font-style-complex="normal" style:font-weight-complex="normal"/>
    </style:style>
    <style:style style:name="P2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7cb89" officeooo:paragraph-rsid="04c7cb89" fo:background-color="transparent" style:font-size-asian="8pt" style:font-style-asian="normal" style:font-weight-asian="normal" style:font-size-complex="8pt" style:font-style-complex="normal" style:font-weight-complex="normal"/>
    </style:style>
    <style:style style:name="P2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c9b85" officeooo:paragraph-rsid="04cc9b85" fo:background-color="transparent" style:font-size-asian="8pt" style:font-style-asian="normal" style:font-weight-asian="normal" style:font-size-complex="8pt" style:font-style-complex="normal" style:font-weight-complex="normal"/>
    </style:style>
    <style:style style:name="P2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24b16" officeooo:paragraph-rsid="04d24b16" fo:background-color="transparent" style:font-size-asian="8pt" style:font-style-asian="normal" style:font-weight-asian="normal" style:font-size-complex="8pt" style:font-style-complex="normal" style:font-weight-complex="normal"/>
    </style:style>
    <style:style style:name="P3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24b16" officeooo:paragraph-rsid="0524c0c4" fo:background-color="transparent" style:font-size-asian="8pt" style:font-style-asian="normal" style:font-weight-asian="normal" style:font-size-complex="8pt" style:font-style-complex="normal" style:font-weight-complex="normal"/>
    </style:style>
    <style:style style:name="P3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6364a" officeooo:paragraph-rsid="04d6364a" fo:background-color="transparent" style:font-size-asian="8pt" style:font-style-asian="normal" style:font-weight-asian="normal" style:font-size-complex="8pt" style:font-style-complex="normal" style:font-weight-complex="normal"/>
    </style:style>
    <style:style style:name="P3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c012d" officeooo:paragraph-rsid="04dc012d" fo:background-color="transparent" style:font-size-asian="8pt" style:font-style-asian="normal" style:font-weight-asian="normal" style:font-size-complex="8pt" style:font-style-complex="normal" style:font-weight-complex="normal"/>
    </style:style>
    <style:style style:name="P3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37368" officeooo:paragraph-rsid="04e37368"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37368" officeooo:paragraph-rsid="04e5e18f" fo:background-color="transparent" style:font-size-asian="8pt" style:font-style-asian="normal" style:font-weight-asian="normal" style:font-size-complex="8pt" style:font-style-complex="normal" style:font-weight-complex="normal"/>
    </style:style>
    <style:style style:name="P3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1f546" officeooo:paragraph-rsid="04f1f546" fo:background-color="transparent" style:font-size-asian="8pt" style:font-style-asian="normal" style:font-weight-asian="normal" style:font-size-complex="8pt" style:font-style-complex="normal" style:font-weight-complex="normal"/>
    </style:style>
    <style:style style:name="P3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64dc9" officeooo:paragraph-rsid="04f64dc9" fo:background-color="transparent" style:font-size-asian="8pt" style:font-style-asian="normal" style:font-weight-asian="normal" style:font-size-complex="8pt" style:font-style-complex="normal" style:font-weight-complex="normal"/>
    </style:style>
    <style:style style:name="P3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88d86" officeooo:paragraph-rsid="04f88d86"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bbefb" officeooo:paragraph-rsid="04fbbefb"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09339" officeooo:paragraph-rsid="05009339"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2e96b" officeooo:paragraph-rsid="0502e96b"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5e18f" officeooo:paragraph-rsid="04e5e18f"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7f4b2" officeooo:paragraph-rsid="04f64dc9"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5488a" officeooo:paragraph-rsid="0505488a"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706db" officeooo:paragraph-rsid="050706db"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a07f5" officeooo:paragraph-rsid="050a07f5" fo:background-color="transparent" style:font-size-asian="8pt" style:font-style-asian="normal" style:font-weight-asian="normal" style:font-size-complex="8pt" style:font-style-complex="normal" style:font-weight-complex="normal"/>
    </style:style>
    <style:style style:name="P4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da858" officeooo:paragraph-rsid="050da858" fo:background-color="transparent" style:font-size-asian="8pt" style:font-style-asian="normal" style:font-weight-asian="normal" style:font-size-complex="8pt" style:font-style-complex="normal" style:font-weight-complex="normal"/>
    </style:style>
    <style:style style:name="P47"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0da858" officeooo:paragraph-rsid="050da858"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01ef6" officeooo:paragraph-rsid="05101ef6"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01ef6" officeooo:paragraph-rsid="0535f825"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289a9" officeooo:paragraph-rsid="051289a9"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289a9" officeooo:paragraph-rsid="0535f825"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67e52" officeooo:paragraph-rsid="05167e52"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b8b2a" officeooo:paragraph-rsid="051b8b2a"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f52d5" officeooo:paragraph-rsid="051f52d5"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29e0e" officeooo:paragraph-rsid="05229e0e"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98822" officeooo:paragraph-rsid="05298822"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98822" officeooo:paragraph-rsid="0539e917"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bd68a" officeooo:paragraph-rsid="052bd68a"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bd68a" officeooo:paragraph-rsid="0539e917"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34b314" officeooo:paragraph-rsid="0534b314" fo:background-color="transparent" style:font-size-asian="8pt" style:font-style-asian="normal" style:font-weight-asian="normal" style:font-size-complex="8pt" style:font-style-complex="normal" style:font-weight-complex="normal"/>
    </style:style>
    <style:style style:name="P6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09765" officeooo:paragraph-rsid="05409765" fo:background-color="transparent" style:font-size-asian="8pt" style:font-style-asian="normal" style:font-weight-asian="normal" style:font-size-complex="8pt" style:font-style-complex="normal" style:font-weight-complex="normal"/>
    </style:style>
    <style:style style:name="P6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69cdc" officeooo:paragraph-rsid="05469cdc" fo:background-color="transparent" style:font-size-asian="8pt" style:font-style-asian="normal" style:font-weight-asian="normal" style:font-size-complex="8pt" style:font-style-complex="normal" style:font-weight-complex="normal"/>
    </style:style>
    <style:style style:name="P6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7523b" officeooo:paragraph-rsid="0547523b" fo:background-color="transparent" style:font-size-asian="8pt" style:font-style-asian="normal" style:font-weight-asian="normal" style:font-size-complex="8pt" style:font-style-complex="normal" style:font-weight-complex="normal"/>
    </style:style>
    <style:style style:name="P6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9a8fd" officeooo:paragraph-rsid="0549a8fd" fo:background-color="transparent" style:font-size-asian="8pt" style:font-style-asian="normal" style:font-weight-asian="normal" style:font-size-complex="8pt" style:font-style-complex="normal" style:font-weight-complex="normal"/>
    </style:style>
    <style:style style:name="P65"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49a8fd" officeooo:paragraph-rsid="0549a8fd" fo:background-color="transparent" style:font-size-asian="8pt" style:font-style-asian="normal" style:font-weight-asian="normal" style:font-size-complex="8pt" style:font-style-complex="normal" style:font-weight-complex="normal"/>
    </style:style>
    <style:style style:name="P6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e1932" officeooo:paragraph-rsid="054e1932" fo:background-color="transparent" style:font-size-asian="8pt" style:font-style-asian="normal" style:font-weight-asian="normal" style:font-size-complex="8pt" style:font-style-complex="normal" style:font-weight-complex="normal"/>
    </style:style>
    <style:style style:name="P6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2ff32" officeooo:paragraph-rsid="0552ff32" fo:background-color="transparent" style:font-size-asian="8pt" style:font-style-asian="normal" style:font-weight-asian="normal" style:font-size-complex="8pt" style:font-style-complex="normal" style:font-weight-complex="normal"/>
    </style:style>
    <style:style style:name="P6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3dcb2" officeooo:paragraph-rsid="0553dcb2" fo:background-color="transparent" style:font-size-asian="8pt" style:font-style-asian="normal" style:font-weight-asian="normal" style:font-size-complex="8pt" style:font-style-complex="normal" style:font-weight-complex="normal"/>
    </style:style>
    <style:style style:name="P6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3dcb2" officeooo:paragraph-rsid="0558df1e" fo:background-color="transparent" style:font-size-asian="8pt" style:font-style-asian="normal" style:font-weight-asian="normal" style:font-size-complex="8pt" style:font-style-complex="normal" style:font-weight-complex="normal"/>
    </style:style>
    <style:style style:name="P7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cb01d" officeooo:paragraph-rsid="055cb01d" fo:background-color="transparent" style:font-size-asian="8pt" style:font-style-asian="normal" style:font-weight-asian="normal" style:font-size-complex="8pt" style:font-style-complex="normal" style:font-weight-complex="normal"/>
    </style:style>
    <style:style style:name="P7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45bf9" officeooo:paragraph-rsid="05645bf9" fo:background-color="transparent" style:font-size-asian="8pt" style:font-style-asian="normal" style:font-weight-asian="normal" style:font-size-complex="8pt" style:font-style-complex="normal" style:font-weight-complex="normal"/>
    </style:style>
    <style:style style:name="P7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84967" officeooo:paragraph-rsid="05684967" fo:background-color="transparent" style:font-size-asian="8pt" style:font-style-asian="normal" style:font-weight-asian="normal" style:font-size-complex="8pt" style:font-style-complex="normal" style:font-weight-complex="normal"/>
    </style:style>
    <style:style style:name="P73"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684967" officeooo:paragraph-rsid="05684967" fo:background-color="transparent" style:font-size-asian="8pt" style:font-style-asian="normal" style:font-weight-asian="normal" style:font-size-complex="8pt" style:font-style-complex="normal" style:font-weight-complex="normal"/>
    </style:style>
    <style:style style:name="P7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84967" officeooo:paragraph-rsid="056bec88" fo:background-color="transparent" style:font-size-asian="8pt" style:font-style-asian="normal" style:font-weight-asian="normal" style:font-size-complex="8pt" style:font-style-complex="normal" style:font-weight-complex="normal"/>
    </style:style>
    <style:style style:name="P7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cbd94" officeooo:paragraph-rsid="056cbd94" fo:background-color="transparent" style:font-size-asian="8pt" style:font-style-asian="normal" style:font-weight-asian="normal" style:font-size-complex="8pt" style:font-style-complex="normal" style:font-weight-complex="normal"/>
    </style:style>
    <style:style style:name="P7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1f371" officeooo:paragraph-rsid="0571f371" fo:background-color="transparent" style:font-size-asian="8pt" style:font-style-asian="normal" style:font-weight-asian="normal" style:font-size-complex="8pt" style:font-style-complex="normal" style:font-weight-complex="normal"/>
    </style:style>
    <style:style style:name="P7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7e1b5" officeooo:paragraph-rsid="0577e1b5" fo:background-color="transparent" style:font-size-asian="8pt" style:font-style-asian="normal" style:font-weight-asian="normal" style:font-size-complex="8pt" style:font-style-complex="normal" style:font-weight-complex="normal"/>
    </style:style>
    <style:style style:name="P7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ca4aa" officeooo:paragraph-rsid="057ca4aa" fo:background-color="transparent" style:font-size-asian="8pt" style:font-style-asian="normal" style:font-weight-asian="normal" style:font-size-complex="8pt" style:font-style-complex="normal" style:font-weight-complex="normal"/>
    </style:style>
    <style:style style:name="P7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f71a0" officeooo:paragraph-rsid="057f71a0" fo:background-color="transparent" style:font-size-asian="8pt" style:font-style-asian="normal" style:font-weight-asian="normal" style:font-size-complex="8pt" style:font-style-complex="normal" style:font-weight-complex="normal"/>
    </style:style>
    <style:style style:name="P8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848633" officeooo:paragraph-rsid="057f71a0" fo:background-color="transparent" style:font-size-asian="8pt" style:font-style-asian="normal" style:font-weight-asian="normal" style:font-size-complex="8pt" style:font-style-complex="normal" style:font-weight-complex="normal"/>
    </style:style>
    <style:style style:name="P81"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848633" officeooo:paragraph-rsid="05848633" fo:background-color="transparent" style:font-size-asian="8pt" style:font-style-asian="normal" style:font-weight-asian="normal" style:font-size-complex="8pt" style:font-style-complex="normal" style:font-weight-complex="normal"/>
    </style:style>
    <style:style style:name="P8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2cc8a" officeooo:paragraph-rsid="0592cc8a" fo:background-color="transparent" style:font-size-asian="8pt" style:font-style-asian="normal" style:font-weight-asian="normal" style:font-size-complex="8pt" style:font-style-complex="normal" style:font-weight-complex="normal"/>
    </style:style>
    <style:style style:name="P8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4b9e0" officeooo:paragraph-rsid="0594b9e0" fo:background-color="transparent" style:font-size-asian="8pt" style:font-style-asian="normal" style:font-weight-asian="normal" style:font-size-complex="8pt" style:font-style-complex="normal" style:font-weight-complex="normal"/>
    </style:style>
    <style:style style:name="P8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88930" officeooo:paragraph-rsid="05988930" fo:background-color="transparent" style:font-size-asian="8pt" style:font-style-asian="normal" style:font-weight-asian="normal" style:font-size-complex="8pt" style:font-style-complex="normal" style:font-weight-complex="normal"/>
    </style:style>
    <style:style style:name="P8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c5aad" officeooo:paragraph-rsid="059c5aad" fo:background-color="transparent" style:font-size-asian="8pt" style:font-style-asian="normal" style:font-weight-asian="normal" style:font-size-complex="8pt" style:font-style-complex="normal" style:font-weight-complex="normal"/>
    </style:style>
    <style:style style:name="P8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a821e1" officeooo:paragraph-rsid="05a821e1" fo:background-color="transparent" style:font-size-asian="8pt" style:font-style-asian="normal" style:font-weight-asian="normal" style:font-size-complex="8pt" style:font-style-complex="normal" style:font-weight-complex="normal"/>
    </style:style>
    <style:style style:name="P87"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aa60df" officeooo:paragraph-rsid="05aa60df" fo:background-color="transparent" style:font-size-asian="8pt" style:font-style-asian="normal" style:font-weight-asian="normal" style:font-size-complex="8pt" style:font-style-complex="normal" style:font-weight-complex="normal"/>
    </style:style>
    <style:style style:name="P8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b76cfc" officeooo:paragraph-rsid="05b76cfc" fo:background-color="transparent" style:font-size-asian="8pt" style:font-style-asian="normal" style:font-weight-asian="normal" style:font-size-complex="8pt" style:font-style-complex="normal" style:font-weight-complex="normal"/>
    </style:style>
    <style:style style:name="P8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bb086d" officeooo:paragraph-rsid="05b76cfc" fo:background-color="transparent" style:font-size-asian="8pt" style:font-style-asian="normal" style:font-weight-asian="normal" style:font-size-complex="8pt" style:font-style-complex="normal" style:font-weight-complex="normal"/>
    </style:style>
    <style:style style:name="P9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bb086d" officeooo:paragraph-rsid="05bb086d" fo:background-color="transparent" style:font-size-asian="8pt" style:font-style-asian="normal" style:font-weight-asian="normal" style:font-size-complex="8pt" style:font-style-complex="normal" style:font-weight-complex="normal"/>
    </style:style>
    <style:style style:name="P9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beefac" officeooo:paragraph-rsid="05beefac" fo:background-color="transparent" style:font-size-asian="8pt" style:font-style-asian="normal" style:font-weight-asian="normal" style:font-size-complex="8pt" style:font-style-complex="normal" style:font-weight-complex="normal"/>
    </style:style>
    <style:style style:name="P9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c43114" officeooo:paragraph-rsid="05c43114" fo:background-color="transparent" style:font-size-asian="8pt" style:font-style-asian="normal" style:font-weight-asian="normal" style:font-size-complex="8pt" style:font-style-complex="normal" style:font-weight-complex="normal"/>
    </style:style>
    <style:style style:name="P9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c9e595" officeooo:paragraph-rsid="05c9e595" fo:background-color="transparent" style:font-size-asian="8pt" style:font-style-asian="normal" style:font-weight-asian="normal" style:font-size-complex="8pt" style:font-style-complex="normal" style:font-weight-complex="normal"/>
    </style:style>
    <style:style style:name="P9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14352" officeooo:paragraph-rsid="05d14352" fo:background-color="transparent" style:font-size-asian="8pt" style:font-style-asian="normal" style:font-weight-asian="normal" style:font-size-complex="8pt" style:font-style-complex="normal" style:font-weight-complex="normal"/>
    </style:style>
    <style:style style:name="P9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78468" officeooo:paragraph-rsid="05d78468" fo:background-color="transparent" style:font-size-asian="8pt" style:font-style-asian="normal" style:font-weight-asian="normal" style:font-size-complex="8pt" style:font-style-complex="normal" style:font-weight-complex="normal"/>
    </style:style>
    <style:style style:name="P9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8059d" officeooo:paragraph-rsid="05d8059d" fo:background-color="transparent" style:font-size-asian="8pt" style:font-style-asian="normal" style:font-weight-asian="normal" style:font-size-complex="8pt" style:font-style-complex="normal" style:font-weight-complex="normal"/>
    </style:style>
    <style:style style:name="P9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d0ba3" officeooo:paragraph-rsid="05dd0ba3" fo:background-color="transparent" style:font-size-asian="8pt" style:font-style-asian="normal" style:font-weight-asian="normal" style:font-size-complex="8pt" style:font-style-complex="normal" style:font-weight-complex="normal"/>
    </style:style>
    <style:style style:name="P9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e88a6" officeooo:paragraph-rsid="05dd0ba3" fo:background-color="transparent" style:font-size-asian="8pt" style:font-style-asian="normal" style:font-weight-asian="normal" style:font-size-complex="8pt" style:font-style-complex="normal" style:font-weight-complex="normal"/>
    </style:style>
    <style:style style:name="P9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e88a6" officeooo:paragraph-rsid="05de88a6" fo:background-color="transparent" style:font-size-asian="8pt" style:font-style-asian="normal" style:font-weight-asian="normal" style:font-size-complex="8pt" style:font-style-complex="normal" style:font-weight-complex="normal"/>
    </style:style>
    <style:style style:name="P100"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de88a6" officeooo:paragraph-rsid="05de88a6" fo:background-color="transparent" style:font-size-asian="8pt" style:font-style-asian="normal" style:font-weight-asian="normal" style:font-size-complex="8pt" style:font-style-complex="normal" style:font-weight-complex="normal"/>
    </style:style>
    <style:style style:name="P10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e24560" officeooo:paragraph-rsid="05de88a6" fo:background-color="transparent" style:font-size-asian="8pt" style:font-style-asian="normal" style:font-weight-asian="normal" style:font-size-complex="8pt" style:font-style-complex="normal" style:font-weight-complex="normal"/>
    </style:style>
    <style:style style:name="P10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e24560" officeooo:paragraph-rsid="05e24560" fo:background-color="transparent" style:font-size-asian="8pt" style:font-style-asian="normal" style:font-weight-asian="normal" style:font-size-complex="8pt" style:font-style-complex="normal" style:font-weight-complex="normal"/>
    </style:style>
    <style:style style:name="P10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01e6a" officeooo:paragraph-rsid="05e8545a" fo:background-color="transparent" style:font-size-asian="8pt" style:font-style-asian="normal" style:font-weight-asian="normal" style:font-size-complex="8pt" style:font-style-complex="normal" style:font-weight-complex="normal"/>
    </style:style>
    <style:style style:name="P10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01e6a" officeooo:paragraph-rsid="05f01e6a" fo:background-color="transparent" style:font-size-asian="8pt" style:font-style-asian="normal" style:font-weight-asian="normal" style:font-size-complex="8pt" style:font-style-complex="normal" style:font-weight-complex="normal"/>
    </style:style>
    <style:style style:name="P10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822a8" officeooo:paragraph-rsid="05f822a8" fo:background-color="transparent" style:font-size-asian="8pt" style:font-style-asian="normal" style:font-weight-asian="normal" style:font-size-complex="8pt" style:font-style-complex="normal" style:font-weight-complex="normal"/>
    </style:style>
    <style:style style:name="P10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c577e" officeooo:paragraph-rsid="05fc577e" fo:background-color="transparent" style:font-size-asian="8pt" style:font-style-asian="normal" style:font-weight-asian="normal" style:font-size-complex="8pt" style:font-style-complex="normal" style:font-weight-complex="normal"/>
    </style:style>
    <style:style style:name="P107" style:family="paragraph" style:parent-style-name="Standard">
      <style:paragraph-properties fo:text-align="start" style:justify-single-word="false"/>
      <style:text-properties fo:color="#ffffff" loext:opacity="100%" style:text-position="0% 100%" style:font-name="PT Mono" fo:font-size="8pt" fo:font-style="normal" fo:font-weight="normal" officeooo:rsid="0489e130" officeooo:paragraph-rsid="05fc9497" fo:background-color="transparent" style:font-size-asian="8pt" style:font-style-asian="normal" style:font-weight-asian="normal" style:font-size-complex="8pt" style:font-style-complex="normal" style:font-weight-complex="normal"/>
    </style:style>
    <style:style style:name="P10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dc4b9" officeooo:paragraph-rsid="06064674" fo:background-color="transparent" style:font-size-asian="8pt" style:font-style-asian="normal" style:font-weight-asian="normal" style:font-size-complex="8pt" style:font-style-complex="normal" style:font-weight-complex="normal"/>
    </style:style>
    <style:style style:name="P10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017fda" officeooo:paragraph-rsid="05fdc4b9" fo:background-color="transparent" style:font-size-asian="8pt" style:font-style-asian="normal" style:font-weight-asian="normal" style:font-size-complex="8pt" style:font-style-complex="normal" style:font-weight-complex="normal"/>
    </style:style>
    <style:style style:name="P11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017fda" officeooo:paragraph-rsid="06017fda" fo:background-color="transparent" style:font-size-asian="8pt" style:font-style-asian="normal" style:font-weight-asian="normal" style:font-size-complex="8pt" style:font-style-complex="normal" style:font-weight-complex="normal"/>
    </style:style>
    <style:style style:name="P11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091f04" officeooo:paragraph-rsid="06091f04" fo:background-color="transparent" style:font-size-asian="8pt" style:font-style-asian="normal" style:font-weight-asian="normal" style:font-size-complex="8pt" style:font-style-complex="normal" style:font-weight-complex="normal"/>
    </style:style>
    <style:style style:name="P11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0dec83" officeooo:paragraph-rsid="060dec83" fo:background-color="transparent" style:font-size-asian="8pt" style:font-style-asian="normal" style:font-weight-asian="normal" style:font-size-complex="8pt" style:font-style-complex="normal" style:font-weight-complex="normal"/>
    </style:style>
    <style:style style:name="P11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257847" officeooo:paragraph-rsid="06257847" fo:background-color="transparent" style:font-size-asian="8pt" style:font-style-asian="normal" style:font-weight-asian="normal" style:font-size-complex="8pt" style:font-style-complex="normal" style:font-weight-complex="normal"/>
    </style:style>
    <style:style style:name="P11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27750e" officeooo:paragraph-rsid="06257847" fo:background-color="transparent" style:font-size-asian="8pt" style:font-style-asian="normal" style:font-weight-asian="normal" style:font-size-complex="8pt" style:font-style-complex="normal" style:font-weight-complex="normal"/>
    </style:style>
    <style:style style:name="P11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29bddd" officeooo:paragraph-rsid="0629bddd" fo:background-color="transparent" style:font-size-asian="8pt" style:font-style-asian="normal" style:font-weight-asian="normal" style:font-size-complex="8pt" style:font-style-complex="normal" style:font-weight-complex="normal"/>
    </style:style>
    <style:style style:name="P11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2e38ec" officeooo:paragraph-rsid="062e38ec" fo:background-color="transparent" style:font-size-asian="8pt" style:font-style-asian="normal" style:font-weight-asian="normal" style:font-size-complex="8pt" style:font-style-complex="normal" style:font-weight-complex="normal"/>
    </style:style>
    <style:style style:name="P11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094cd" officeooo:paragraph-rsid="063094cd" fo:background-color="transparent" style:font-size-asian="8pt" style:font-style-asian="normal" style:font-weight-asian="normal" style:font-size-complex="8pt" style:font-style-complex="normal" style:font-weight-complex="normal"/>
    </style:style>
    <style:style style:name="P11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234aa" officeooo:paragraph-rsid="063234aa" fo:background-color="transparent" style:font-size-asian="8pt" style:font-style-asian="normal" style:font-weight-asian="normal" style:font-size-complex="8pt" style:font-style-complex="normal" style:font-weight-complex="normal"/>
    </style:style>
    <style:style style:name="P11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3f68f" officeooo:paragraph-rsid="0633f68f" fo:background-color="transparent" style:font-size-asian="8pt" style:font-style-asian="normal" style:font-weight-asian="normal" style:font-size-complex="8pt" style:font-style-complex="normal" style:font-weight-complex="normal"/>
    </style:style>
    <style:style style:name="P120"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633f68f" officeooo:paragraph-rsid="0633f68f" fo:background-color="transparent" style:font-size-asian="8pt" style:font-style-asian="normal" style:font-weight-asian="normal" style:font-size-complex="8pt" style:font-style-complex="normal" style:font-weight-complex="normal"/>
    </style:style>
    <style:style style:name="P12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3f68f" officeooo:paragraph-rsid="063234aa" fo:background-color="transparent" style:font-size-asian="8pt" style:font-style-asian="normal" style:font-weight-asian="normal" style:font-size-complex="8pt" style:font-style-complex="normal" style:font-weight-complex="normal"/>
    </style:style>
    <style:style style:name="P12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a53eb" officeooo:paragraph-rsid="063a53eb" fo:background-color="transparent" style:font-size-asian="8pt" style:font-style-asian="normal" style:font-weight-asian="normal" style:font-size-complex="8pt" style:font-style-complex="normal" style:font-weight-complex="normal"/>
    </style:style>
    <style:style style:name="P12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b724e" officeooo:paragraph-rsid="063b724e" fo:background-color="transparent" style:font-size-asian="8pt" style:font-style-asian="normal" style:font-weight-asian="normal" style:font-size-complex="8pt" style:font-style-complex="normal" style:font-weight-complex="normal"/>
    </style:style>
    <style:style style:name="P12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c5bc3" officeooo:paragraph-rsid="063c5bc3" fo:background-color="transparent" style:font-size-asian="8pt" style:font-style-asian="normal" style:font-weight-asian="normal" style:font-size-complex="8pt" style:font-style-complex="normal" style:font-weight-complex="normal"/>
    </style:style>
    <style:style style:name="P12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d3998" officeooo:paragraph-rsid="063d3998" fo:background-color="transparent" style:font-size-asian="8pt" style:font-style-asian="normal" style:font-weight-asian="normal" style:font-size-complex="8pt" style:font-style-complex="normal" style:font-weight-complex="normal"/>
    </style:style>
    <style:style style:name="P12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40b4cc" officeooo:paragraph-rsid="0640b4cc" fo:background-color="transparent" style:font-size-asian="8pt" style:font-style-asian="normal" style:font-weight-asian="normal" style:font-size-complex="8pt" style:font-style-complex="normal" style:font-weight-complex="normal"/>
    </style:style>
    <style:style style:name="P127"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644f8a7" officeooo:paragraph-rsid="0644f8a7" fo:background-color="transparent" style:font-size-asian="8pt" style:font-style-asian="normal" style:font-weight-asian="normal" style:font-size-complex="8pt" style:font-style-complex="normal" style:font-weight-complex="normal"/>
    </style:style>
    <style:style style:name="P12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44f8a7" officeooo:paragraph-rsid="0644f8a7" fo:background-color="transparent" style:font-size-asian="8pt" style:font-style-asian="normal" style:font-weight-asian="normal" style:font-size-complex="8pt" style:font-style-complex="normal" style:font-weight-complex="normal"/>
    </style:style>
    <style:style style:name="P12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4ca5a9" officeooo:paragraph-rsid="064ca5a9" fo:background-color="transparent" style:font-size-asian="8pt" style:font-style-asian="normal" style:font-weight-asian="normal" style:font-size-complex="8pt" style:font-style-complex="normal" style:font-weight-complex="normal"/>
    </style:style>
    <style:style style:name="P13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4cc761" officeooo:paragraph-rsid="064cc761" fo:background-color="transparent" style:font-size-asian="8pt" style:font-style-asian="normal" style:font-weight-asian="normal" style:font-size-complex="8pt" style:font-style-complex="normal" style:font-weight-complex="normal"/>
    </style:style>
    <style:style style:name="P13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4cc761" officeooo:paragraph-rsid="064e7eda" fo:background-color="transparent" style:font-size-asian="8pt" style:font-style-asian="normal" style:font-weight-asian="normal" style:font-size-complex="8pt" style:font-style-complex="normal" style:font-weight-complex="normal"/>
    </style:style>
    <style:style style:name="P13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4fab90" officeooo:paragraph-rsid="064fab90" fo:background-color="transparent" style:font-size-asian="8pt" style:font-style-asian="normal" style:font-weight-asian="normal" style:font-size-complex="8pt" style:font-style-complex="normal" style:font-weight-complex="normal"/>
    </style:style>
    <style:style style:name="P13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52b691" officeooo:paragraph-rsid="0652b691" fo:background-color="transparent" style:font-size-asian="8pt" style:font-style-asian="normal" style:font-weight-asian="normal" style:font-size-complex="8pt" style:font-style-complex="normal" style:font-weight-complex="normal"/>
    </style:style>
    <style:style style:name="P13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58ea56" officeooo:paragraph-rsid="0658ea56" fo:background-color="transparent" style:font-size-asian="8pt" style:font-style-asian="normal" style:font-weight-asian="normal" style:font-size-complex="8pt" style:font-style-complex="normal" style:font-weight-complex="normal"/>
    </style:style>
    <style:style style:name="P13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631fcf" officeooo:paragraph-rsid="06631fcf" fo:background-color="transparent" style:font-size-asian="8pt" style:font-style-asian="normal" style:font-weight-asian="normal" style:font-size-complex="8pt" style:font-style-complex="normal" style:font-weight-complex="normal"/>
    </style:style>
    <style:style style:name="P13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69b2f6" officeooo:paragraph-rsid="0669b2f6" fo:background-color="transparent" style:font-size-asian="8pt" style:font-style-asian="normal" style:font-weight-asian="normal" style:font-size-complex="8pt" style:font-style-complex="normal" style:font-weight-complex="normal"/>
    </style:style>
    <style:style style:name="P13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6c8185" officeooo:paragraph-rsid="0669b2f6" fo:background-color="transparent" style:font-size-asian="8pt" style:font-style-asian="normal" style:font-weight-asian="normal" style:font-size-complex="8pt" style:font-style-complex="normal" style:font-weight-complex="normal"/>
    </style:style>
    <style:style style:name="P13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6c8185" officeooo:paragraph-rsid="066c8185" fo:background-color="transparent" style:font-size-asian="8pt" style:font-style-asian="normal" style:font-weight-asian="normal" style:font-size-complex="8pt" style:font-style-complex="normal" style:font-weight-complex="normal"/>
    </style:style>
    <style:style style:name="P13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79ff75" officeooo:paragraph-rsid="0678ca44" fo:background-color="transparent" style:font-size-asian="8pt" style:font-style-asian="normal" style:font-weight-asian="normal" style:font-size-complex="8pt" style:font-style-complex="normal" style:font-weight-complex="normal"/>
    </style:style>
    <style:style style:name="P14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7aee11" officeooo:paragraph-rsid="0678ca44" fo:background-color="transparent" style:font-size-asian="8pt" style:font-style-asian="normal" style:font-weight-asian="normal" style:font-size-complex="8pt" style:font-style-complex="normal" style:font-weight-complex="normal"/>
    </style:style>
    <style:style style:name="P14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7fd6f1" officeooo:paragraph-rsid="067fd6f1" fo:background-color="transparent" style:font-size-asian="8pt" style:font-style-asian="normal" style:font-weight-asian="normal" style:font-size-complex="8pt" style:font-style-complex="normal" style:font-weight-complex="normal"/>
    </style:style>
    <style:style style:name="P14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9b0057" officeooo:paragraph-rsid="049b0057" fo:background-color="transparent" style:font-size-asian="8pt" style:font-style-asian="italic" style:font-weight-asian="normal" style:font-size-complex="8pt" style:font-style-complex="italic" style:font-weight-complex="normal"/>
    </style:style>
    <style:style style:name="P14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05488a" officeooo:paragraph-rsid="0505488a" fo:background-color="transparent" style:font-size-asian="8pt" style:font-style-asian="italic" style:font-weight-asian="normal" style:font-size-complex="8pt" style:font-style-complex="italic" style:font-weight-complex="normal"/>
    </style:style>
    <style:style style:name="P14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53dcb2" officeooo:paragraph-rsid="0558df1e" fo:background-color="transparent" style:font-size-asian="8pt" style:font-style-asian="italic" style:font-weight-asian="normal" style:font-size-complex="8pt" style:font-style-complex="italic" style:font-weight-complex="normal"/>
    </style:style>
    <style:style style:name="P14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684967" officeooo:paragraph-rsid="05684967" fo:background-color="transparent" style:font-size-asian="8pt" style:font-style-asian="italic" style:font-weight-asian="normal" style:font-size-complex="8pt" style:font-style-complex="italic" style:font-weight-complex="normal"/>
    </style:style>
    <style:style style:name="P14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6cbd94" officeooo:paragraph-rsid="056cbd94" fo:background-color="transparent" style:font-size-asian="8pt" style:font-style-asian="italic" style:font-weight-asian="normal" style:font-size-complex="8pt" style:font-style-complex="italic" style:font-weight-complex="normal"/>
    </style:style>
    <style:style style:name="P14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7f71a0" officeooo:paragraph-rsid="057f71a0" fo:background-color="transparent" style:font-size-asian="8pt" style:font-style-asian="italic" style:font-weight-asian="normal" style:font-size-complex="8pt" style:font-style-complex="italic" style:font-weight-complex="normal"/>
    </style:style>
    <style:style style:name="P14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848633" officeooo:paragraph-rsid="05848633" fo:background-color="transparent" style:font-size-asian="8pt" style:font-style-asian="italic" style:font-weight-asian="normal" style:font-size-complex="8pt" style:font-style-complex="italic" style:font-weight-complex="normal"/>
    </style:style>
    <style:style style:name="P14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875fc3" officeooo:paragraph-rsid="05875fc3" fo:background-color="transparent" style:font-size-asian="8pt" style:font-style-asian="italic" style:font-weight-asian="normal" style:font-size-complex="8pt" style:font-style-complex="italic" style:font-weight-complex="normal"/>
    </style:style>
    <style:style style:name="P15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3234aa" officeooo:paragraph-rsid="063234aa" fo:background-color="transparent" style:font-size-asian="8pt" style:font-style-asian="italic" style:font-weight-asian="normal" style:font-size-complex="8pt" style:font-style-complex="italic" style:font-weight-complex="normal"/>
    </style:style>
    <style:style style:name="P15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4e7eda" officeooo:paragraph-rsid="064e7eda" fo:background-color="transparent" style:font-size-asian="8pt" style:font-style-asian="italic" style:font-weight-asian="normal" style:font-size-complex="8pt" style:font-style-complex="italic" style:font-weight-complex="normal"/>
    </style:style>
    <style:style style:name="P15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58ea56" officeooo:paragraph-rsid="0658ea56" fo:background-color="transparent" style:font-size-asian="8pt" style:font-style-asian="italic" style:font-weight-asian="normal" style:font-size-complex="8pt" style:font-style-complex="italic" style:font-weight-complex="normal"/>
    </style:style>
    <style:style style:name="P15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631fcf" officeooo:paragraph-rsid="06631fcf" fo:background-color="transparent" style:font-size-asian="8pt" style:font-style-asian="italic" style:font-weight-asian="normal" style:font-size-complex="8pt" style:font-style-complex="italic" style:font-weight-complex="normal"/>
    </style:style>
    <style:style style:name="P15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69b2f6" officeooo:paragraph-rsid="0669b2f6" fo:background-color="transparent" style:font-size-asian="8pt" style:font-style-asian="italic" style:font-weight-asian="normal" style:font-size-complex="8pt" style:font-style-complex="italic" style:font-weight-complex="normal"/>
    </style:style>
    <style:style style:name="P15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6c8185" officeooo:paragraph-rsid="066c8185" fo:background-color="transparent" style:font-size-asian="8pt" style:font-style-asian="italic" style:font-weight-asian="normal" style:font-size-complex="8pt" style:font-style-complex="italic" style:font-weight-complex="normal"/>
    </style:style>
    <style:style style:name="P15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740982" officeooo:paragraph-rsid="06740982" fo:background-color="transparent" style:font-size-asian="8pt" style:font-style-asian="italic" style:font-weight-asian="normal" style:font-size-complex="8pt" style:font-style-complex="italic" style:font-weight-complex="normal"/>
    </style:style>
    <style:style style:name="P15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776e67" officeooo:paragraph-rsid="06776e67" fo:background-color="transparent" style:font-size-asian="8pt" style:font-style-asian="italic" style:font-weight-asian="normal" style:font-size-complex="8pt" style:font-style-complex="italic" style:font-weight-complex="normal"/>
    </style:style>
    <style:style style:name="P15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78ca44" officeooo:paragraph-rsid="0678ca44" fo:background-color="transparent" style:font-size-asian="8pt" style:font-style-asian="italic" style:font-weight-asian="normal" style:font-size-complex="8pt" style:font-style-complex="italic" style:font-weight-complex="normal"/>
    </style:style>
    <style:style style:name="P159"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normal" officeooo:rsid="0678ca44" officeooo:paragraph-rsid="0678ca44" fo:background-color="transparent" style:font-size-asian="8pt" style:font-style-asian="italic" style:font-weight-asian="normal" style:font-size-complex="8pt" style:font-style-complex="italic" style:font-weight-complex="normal"/>
    </style:style>
    <style:style style:name="P16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7c957d" officeooo:paragraph-rsid="067c957d" fo:background-color="transparent" style:font-size-asian="8pt" style:font-style-asian="italic" style:font-weight-asian="normal" style:font-size-complex="8pt" style:font-style-complex="italic" style:font-weight-complex="normal"/>
    </style:style>
    <style:style style:name="P161"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normal" officeooo:rsid="067c957d" officeooo:paragraph-rsid="067c957d" fo:background-color="transparent" style:font-size-asian="8pt" style:font-style-asian="italic" style:font-weight-asian="normal" style:font-size-complex="8pt" style:font-style-complex="italic" style:font-weight-complex="normal"/>
    </style:style>
    <style:style style:name="P16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7fd6f1" officeooo:paragraph-rsid="067fd6f1" fo:background-color="transparent" style:font-size-asian="8pt" style:font-style-asian="italic" style:font-weight-asian="normal" style:font-size-complex="8pt" style:font-style-complex="italic" style:font-weight-complex="normal"/>
    </style:style>
    <style:style style:name="P16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816f47" officeooo:paragraph-rsid="06816f47" fo:background-color="transparent" style:font-size-asian="8pt" style:font-style-asian="italic" style:font-weight-asian="normal" style:font-size-complex="8pt" style:font-style-complex="italic" style:font-weight-complex="normal"/>
    </style:style>
    <style:style style:name="P16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81dbfc" officeooo:paragraph-rsid="0681dbfc" fo:background-color="transparent" style:font-size-asian="8pt" style:font-style-asian="italic" style:font-weight-asian="normal" style:font-size-complex="8pt" style:font-style-complex="italic" style:font-weight-complex="normal"/>
    </style:style>
    <style:style style:name="P16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81dbfc" officeooo:paragraph-rsid="06852fc5" fo:background-color="transparent" style:font-size-asian="8pt" style:font-style-asian="italic" style:font-weight-asian="normal" style:font-size-complex="8pt" style:font-style-complex="italic" style:font-weight-complex="normal"/>
    </style:style>
    <style:style style:name="P16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852fc5" officeooo:paragraph-rsid="06852fc5" fo:background-color="transparent" style:font-size-asian="8pt" style:font-style-asian="italic" style:font-weight-asian="normal" style:font-size-complex="8pt" style:font-style-complex="italic" style:font-weight-complex="normal"/>
    </style:style>
    <style:style style:name="P16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875fc3" officeooo:paragraph-rsid="05875fc3" fo:background-color="transparent" style:font-size-asian="8pt" style:font-style-asian="italic" style:font-weight-asian="bold" style:font-size-complex="8pt" style:font-style-complex="italic" style:font-weight-complex="bold"/>
    </style:style>
    <style:style style:name="P16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899aeb" officeooo:paragraph-rsid="05899aeb" fo:background-color="transparent" style:font-size-asian="8pt" style:font-style-asian="italic" style:font-weight-asian="bold" style:font-size-complex="8pt" style:font-style-complex="italic" style:font-weight-complex="bold"/>
    </style:style>
    <style:style style:name="P16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0dea6" officeooo:paragraph-rsid="0590dea6" fo:background-color="transparent" style:font-size-asian="8pt" style:font-style-asian="italic" style:font-weight-asian="bold" style:font-size-complex="8pt" style:font-style-complex="italic" style:font-weight-complex="bold"/>
    </style:style>
    <style:style style:name="P17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2cc8a" officeooo:paragraph-rsid="0592cc8a" fo:background-color="transparent" style:font-size-asian="8pt" style:font-style-asian="italic" style:font-weight-asian="bold" style:font-size-complex="8pt" style:font-style-complex="italic" style:font-weight-complex="bold"/>
    </style:style>
    <style:style style:name="P17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3ca9d" officeooo:paragraph-rsid="0593ca9d" fo:background-color="transparent" style:font-size-asian="8pt" style:font-style-asian="italic" style:font-weight-asian="bold" style:font-size-complex="8pt" style:font-style-complex="italic" style:font-weight-complex="bold"/>
    </style:style>
    <style:style style:name="P17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4b9e0" officeooo:paragraph-rsid="0594b9e0" fo:background-color="transparent" style:font-size-asian="8pt" style:font-style-asian="italic" style:font-weight-asian="bold" style:font-size-complex="8pt" style:font-style-complex="italic" style:font-weight-complex="bold"/>
    </style:style>
    <style:style style:name="P17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4b9e0" officeooo:paragraph-rsid="0596dfb5" fo:background-color="transparent" style:font-size-asian="8pt" style:font-style-asian="italic" style:font-weight-asian="bold" style:font-size-complex="8pt" style:font-style-complex="italic" style:font-weight-complex="bold"/>
    </style:style>
    <style:style style:name="P17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88930" officeooo:paragraph-rsid="05988930" fo:background-color="transparent" style:font-size-asian="8pt" style:font-style-asian="italic" style:font-weight-asian="bold" style:font-size-complex="8pt" style:font-style-complex="italic" style:font-weight-complex="bold"/>
    </style:style>
    <style:style style:name="P17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c5aad" officeooo:paragraph-rsid="059c5aad" fo:background-color="transparent" style:font-size-asian="8pt" style:font-style-asian="italic" style:font-weight-asian="bold" style:font-size-complex="8pt" style:font-style-complex="italic" style:font-weight-complex="bold"/>
    </style:style>
    <style:style style:name="P17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1d830" officeooo:paragraph-rsid="05a1d830" fo:background-color="transparent" style:font-size-asian="8pt" style:font-style-asian="italic" style:font-weight-asian="bold" style:font-size-complex="8pt" style:font-style-complex="italic" style:font-weight-complex="bold"/>
    </style:style>
    <style:style style:name="P17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821e1" officeooo:paragraph-rsid="05a821e1" fo:background-color="transparent" style:font-size-asian="8pt" style:font-style-asian="italic" style:font-weight-asian="bold" style:font-size-complex="8pt" style:font-style-complex="italic" style:font-weight-complex="bold"/>
    </style:style>
    <style:style style:name="P17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a60df" officeooo:paragraph-rsid="05aa60df" fo:background-color="transparent" style:font-size-asian="8pt" style:font-style-asian="italic" style:font-weight-asian="bold" style:font-size-complex="8pt" style:font-style-complex="italic" style:font-weight-complex="bold"/>
    </style:style>
    <style:style style:name="P17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e99a7" officeooo:paragraph-rsid="05ae99a7" fo:background-color="transparent" style:font-size-asian="8pt" style:font-style-asian="italic" style:font-weight-asian="bold" style:font-size-complex="8pt" style:font-style-complex="italic" style:font-weight-complex="bold"/>
    </style:style>
    <style:style style:name="P18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b76cfc" officeooo:paragraph-rsid="05b76cfc" fo:background-color="transparent" style:font-size-asian="8pt" style:font-style-asian="italic" style:font-weight-asian="bold" style:font-size-complex="8pt" style:font-style-complex="italic" style:font-weight-complex="bold"/>
    </style:style>
    <style:style style:name="P18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bb086d" officeooo:paragraph-rsid="05bb086d" fo:background-color="transparent" style:font-size-asian="8pt" style:font-style-asian="italic" style:font-weight-asian="bold" style:font-size-complex="8pt" style:font-style-complex="italic" style:font-weight-complex="bold"/>
    </style:style>
    <style:style style:name="P18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beefac" officeooo:paragraph-rsid="05beefac" fo:background-color="transparent" style:font-size-asian="8pt" style:font-style-asian="italic" style:font-weight-asian="bold" style:font-size-complex="8pt" style:font-style-complex="italic" style:font-weight-complex="bold"/>
    </style:style>
    <style:style style:name="P183"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bold" officeooo:rsid="05c43114" officeooo:paragraph-rsid="05c43114" fo:background-color="transparent" style:font-size-asian="8pt" style:font-style-asian="italic" style:font-weight-asian="bold" style:font-size-complex="8pt" style:font-style-complex="italic" style:font-weight-complex="bold"/>
    </style:style>
    <style:style style:name="P18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c43114" officeooo:paragraph-rsid="05c43114" fo:background-color="transparent" style:font-size-asian="8pt" style:font-style-asian="italic" style:font-weight-asian="bold" style:font-size-complex="8pt" style:font-style-complex="italic" style:font-weight-complex="bold"/>
    </style:style>
    <style:style style:name="P18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c9e595" officeooo:paragraph-rsid="05c9e595" fo:background-color="transparent" style:font-size-asian="8pt" style:font-style-asian="italic" style:font-weight-asian="bold" style:font-size-complex="8pt" style:font-style-complex="italic" style:font-weight-complex="bold"/>
    </style:style>
    <style:style style:name="P18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14352" officeooo:paragraph-rsid="05d14352" fo:background-color="transparent" style:font-size-asian="8pt" style:font-style-asian="italic" style:font-weight-asian="bold" style:font-size-complex="8pt" style:font-style-complex="italic" style:font-weight-complex="bold"/>
    </style:style>
    <style:style style:name="P18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78468" officeooo:paragraph-rsid="05d78468" fo:background-color="transparent" style:font-size-asian="8pt" style:font-style-asian="italic" style:font-weight-asian="bold" style:font-size-complex="8pt" style:font-style-complex="italic" style:font-weight-complex="bold"/>
    </style:style>
    <style:style style:name="P18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8059d" officeooo:paragraph-rsid="05d8059d" fo:background-color="transparent" style:font-size-asian="8pt" style:font-style-asian="italic" style:font-weight-asian="bold" style:font-size-complex="8pt" style:font-style-complex="italic" style:font-weight-complex="bold"/>
    </style:style>
    <style:style style:name="P18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8059d" officeooo:paragraph-rsid="05dd0ba3" fo:background-color="transparent" style:font-size-asian="8pt" style:font-style-asian="italic" style:font-weight-asian="bold" style:font-size-complex="8pt" style:font-style-complex="italic" style:font-weight-complex="bold"/>
    </style:style>
    <style:style style:name="P19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d0ba3" officeooo:paragraph-rsid="05dd0ba3" fo:background-color="transparent" style:font-size-asian="8pt" style:font-style-asian="italic" style:font-weight-asian="bold" style:font-size-complex="8pt" style:font-style-complex="italic" style:font-weight-complex="bold"/>
    </style:style>
    <style:style style:name="P19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e88a6" officeooo:paragraph-rsid="05de88a6" fo:background-color="transparent" style:font-size-asian="8pt" style:font-style-asian="italic" style:font-weight-asian="bold" style:font-size-complex="8pt" style:font-style-complex="italic" style:font-weight-complex="bold"/>
    </style:style>
    <style:style style:name="P19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e24560" officeooo:paragraph-rsid="05e24560" fo:background-color="transparent" style:font-size-asian="8pt" style:font-style-asian="italic" style:font-weight-asian="bold" style:font-size-complex="8pt" style:font-style-complex="italic" style:font-weight-complex="bold"/>
    </style:style>
    <style:style style:name="P19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e8545a" officeooo:paragraph-rsid="05e8545a" fo:background-color="transparent" style:font-size-asian="8pt" style:font-style-asian="italic" style:font-weight-asian="bold" style:font-size-complex="8pt" style:font-style-complex="italic" style:font-weight-complex="bold"/>
    </style:style>
    <style:style style:name="P19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01e6a" officeooo:paragraph-rsid="05f01e6a" fo:background-color="transparent" style:font-size-asian="8pt" style:font-style-asian="italic" style:font-weight-asian="bold" style:font-size-complex="8pt" style:font-style-complex="italic" style:font-weight-complex="bold"/>
    </style:style>
    <style:style style:name="P19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46d31" officeooo:paragraph-rsid="05f46d31" fo:background-color="transparent" style:font-size-asian="8pt" style:font-style-asian="italic" style:font-weight-asian="bold" style:font-size-complex="8pt" style:font-style-complex="italic" style:font-weight-complex="bold"/>
    </style:style>
    <style:style style:name="P19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822a8" officeooo:paragraph-rsid="05f822a8" fo:background-color="transparent" style:font-size-asian="8pt" style:font-style-asian="italic" style:font-weight-asian="bold" style:font-size-complex="8pt" style:font-style-complex="italic" style:font-weight-complex="bold"/>
    </style:style>
    <style:style style:name="P19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822a8" officeooo:paragraph-rsid="06064674" fo:background-color="transparent" style:font-size-asian="8pt" style:font-style-asian="italic" style:font-weight-asian="bold" style:font-size-complex="8pt" style:font-style-complex="italic" style:font-weight-complex="bold"/>
    </style:style>
    <style:style style:name="P19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c577e" officeooo:paragraph-rsid="05fc577e" fo:background-color="transparent" style:font-size-asian="8pt" style:font-style-asian="italic" style:font-weight-asian="bold" style:font-size-complex="8pt" style:font-style-complex="italic" style:font-weight-complex="bold"/>
    </style:style>
    <style:style style:name="P19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c577e" officeooo:paragraph-rsid="06064674" fo:background-color="transparent" style:font-size-asian="8pt" style:font-style-asian="italic" style:font-weight-asian="bold" style:font-size-complex="8pt" style:font-style-complex="italic" style:font-weight-complex="bold"/>
    </style:style>
    <style:style style:name="P20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dc4b9" officeooo:paragraph-rsid="05fdc4b9" fo:background-color="transparent" style:font-size-asian="8pt" style:font-style-asian="italic" style:font-weight-asian="bold" style:font-size-complex="8pt" style:font-style-complex="italic" style:font-weight-complex="bold"/>
    </style:style>
    <style:style style:name="P20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017fda" officeooo:paragraph-rsid="06017fda" fo:background-color="transparent" style:font-size-asian="8pt" style:font-style-asian="italic" style:font-weight-asian="bold" style:font-size-complex="8pt" style:font-style-complex="italic" style:font-weight-complex="bold"/>
    </style:style>
    <style:style style:name="P20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091f04" officeooo:paragraph-rsid="06091f04" fo:background-color="transparent" style:font-size-asian="8pt" style:font-style-asian="italic" style:font-weight-asian="bold" style:font-size-complex="8pt" style:font-style-complex="italic" style:font-weight-complex="bold"/>
    </style:style>
    <style:style style:name="P20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0dec83" officeooo:paragraph-rsid="060dec83" fo:background-color="transparent" style:font-size-asian="8pt" style:font-style-asian="italic" style:font-weight-asian="bold" style:font-size-complex="8pt" style:font-style-complex="italic" style:font-weight-complex="bold"/>
    </style:style>
    <style:style style:name="P20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136a5b" officeooo:paragraph-rsid="06136a5b" fo:background-color="transparent" style:font-size-asian="8pt" style:font-style-asian="italic" style:font-weight-asian="bold" style:font-size-complex="8pt" style:font-style-complex="italic" style:font-weight-complex="bold"/>
    </style:style>
    <style:style style:name="P20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1ca667" officeooo:paragraph-rsid="061ca667" fo:background-color="transparent" style:font-size-asian="8pt" style:font-style-asian="italic" style:font-weight-asian="bold" style:font-size-complex="8pt" style:font-style-complex="italic" style:font-weight-complex="bold"/>
    </style:style>
    <style:style style:name="P206"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bold" officeooo:rsid="061ca667" officeooo:paragraph-rsid="061ca667" fo:background-color="transparent" style:font-size-asian="8pt" style:font-style-asian="italic" style:font-weight-asian="bold" style:font-size-complex="8pt" style:font-style-complex="italic" style:font-weight-complex="bold"/>
    </style:style>
    <style:style style:name="P20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2138b2" officeooo:paragraph-rsid="062138b2" fo:background-color="transparent" style:font-size-asian="8pt" style:font-style-asian="italic" style:font-weight-asian="bold" style:font-size-complex="8pt" style:font-style-complex="italic" style:font-weight-complex="bold"/>
    </style:style>
    <style:style style:name="P20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257847" officeooo:paragraph-rsid="06257847" fo:background-color="transparent" style:font-size-asian="8pt" style:font-style-asian="italic" style:font-weight-asian="bold" style:font-size-complex="8pt" style:font-style-complex="italic" style:font-weight-complex="bold"/>
    </style:style>
    <style:style style:name="P20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81dbfc" officeooo:paragraph-rsid="0681dbfc" fo:background-color="transparent" style:font-size-asian="8pt" style:font-style-asian="normal" style:font-weight-asian="normal" style:font-size-complex="8pt" style:font-style-complex="normal" style:font-weight-complex="normal"/>
    </style:style>
    <style:style style:name="P21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83e031" officeooo:paragraph-rsid="0681dbfc" fo:background-color="transparent" style:font-size-asian="8pt" style:font-style-asian="normal" style:font-weight-asian="normal" style:font-size-complex="8pt" style:font-style-complex="normal" style:font-weight-complex="normal"/>
    </style:style>
    <style:style style:name="P21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852fc5" officeooo:paragraph-rsid="06852fc5" fo:background-color="transparent" style:font-size-asian="8pt" style:font-style-asian="normal" style:font-weight-asian="normal" style:font-size-complex="8pt" style:font-style-complex="normal" style:font-weight-complex="normal"/>
    </style:style>
    <style:style style:name="P21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874897" officeooo:paragraph-rsid="06852fc5" fo:background-color="transparent" style:font-size-asian="8pt" style:font-style-asian="normal" style:font-weight-asian="normal" style:font-size-complex="8pt" style:font-style-complex="normal" style:font-weight-complex="normal"/>
    </style:style>
    <style:style style:name="T1" style:family="text">
      <style:text-properties fo:color="#ffffff" loext:opacity="100%" style:text-position="0% 100%"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2" style:family="text">
      <style:text-properties fo:color="#ffffff" loext:opacity="100%" style:text-position="0% 100%" style:font-name="PT Mono" fo:font-size="8pt" fo:font-style="normal" fo:font-weight="normal" officeooo:rsid="0489e130" fo:background-color="transparent" loext:char-shading-value="0" style:font-size-asian="8pt" style:font-style-asian="normal" style:font-weight-asian="normal" style:font-size-complex="8pt" style:font-style-complex="normal" style:font-weight-complex="normal"/>
    </style:style>
    <style:style style:name="T3" style:family="text">
      <style:text-properties fo:color="#ffffff" loext:opacity="100%" style:text-position="0% 100%" style:font-name="PT Mono" fo:font-size="8pt" fo:font-style="normal" fo:font-weight="normal" officeooo:rsid="048cece9" fo:background-color="transparent" loext:char-shading-value="0" style:font-size-asian="8pt" style:font-style-asian="normal" style:font-weight-asian="normal" style:font-size-complex="8pt" style:font-style-complex="normal" style:font-weight-complex="normal"/>
    </style:style>
    <style:style style:name="T4" style:family="text">
      <style:text-properties fo:color="#ffffff" loext:opacity="100%" style:text-position="0% 100%" style:font-name="PT Mono" fo:font-size="8pt" fo:font-style="normal" fo:font-weight="normal" officeooo:rsid="048db430"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color="#ffffff" loext:opacity="100%" style:text-position="0% 100%" style:font-name="PT Mono" fo:font-size="8pt" fo:font-style="normal" fo:font-weight="normal" officeooo:rsid="048ebe2b" fo:background-color="transparent" loext:char-shading-value="0" style:font-size-asian="8pt" style:font-style-asian="normal" style:font-weight-asian="normal" style:font-size-complex="8pt" style:font-style-complex="normal" style:font-weight-complex="normal"/>
    </style:style>
    <style:style style:name="T6" style:family="text">
      <style:text-properties fo:color="#ffffff" loext:opacity="100%" style:text-position="0% 100%" style:font-name="PT Mono" fo:font-size="8pt" fo:font-style="normal" fo:font-weight="normal" officeooo:rsid="048f1b06" fo:background-color="transparent" loext:char-shading-value="0" style:font-size-asian="8pt" style:font-style-asian="normal" style:font-weight-asian="normal" style:font-size-complex="8pt" style:font-style-complex="normal" style:font-weight-complex="normal"/>
    </style:style>
    <style:style style:name="T7" style:family="text">
      <style:text-properties fo:color="#ffffff" loext:opacity="100%" style:text-position="0% 100%" style:font-name="PT Mono" fo:font-size="8pt" fo:font-style="normal" fo:font-weight="normal" officeooo:rsid="0490c6ba" fo:background-color="transparent" loext:char-shading-value="0" style:font-size-asian="8pt" style:font-style-asian="normal" style:font-weight-asian="normal" style:font-size-complex="8pt" style:font-style-complex="normal" style:font-weight-complex="normal"/>
    </style:style>
    <style:style style:name="T8" style:family="text">
      <style:text-properties fo:color="#ffffff" loext:opacity="100%" style:text-position="0% 100%" style:font-name="PT Mono" fo:font-size="8pt" fo:font-style="normal" fo:font-weight="normal" officeooo:rsid="04923f66" fo:background-color="transparent" loext:char-shading-value="0" style:font-size-asian="8pt" style:font-style-asian="normal" style:font-weight-asian="normal" style:font-size-complex="8pt" style:font-style-complex="normal" style:font-weight-complex="normal"/>
    </style:style>
    <style:style style:name="T9" style:family="text">
      <style:text-properties fo:color="#ffffff" loext:opacity="100%" style:text-position="0% 100%" style:font-name="PT Mono" fo:font-size="8pt" fo:font-style="normal" fo:font-weight="normal" officeooo:rsid="0492f943"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color="#ffffff" loext:opacity="100%" style:text-position="0% 100%" style:font-name="PT Mono" fo:font-size="8pt" fo:font-style="normal" fo:font-weight="normal" officeooo:rsid="0493cde0"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color="#ffffff" loext:opacity="100%" style:text-position="0% 100%" style:font-name="PT Mono" fo:font-size="8pt" fo:font-style="normal" fo:font-weight="normal" officeooo:rsid="04941eab" fo:background-color="transparent" loext:char-shading-value="0" style:font-size-asian="8pt" style:font-style-asian="normal" style:font-weight-asian="normal" style:font-size-complex="8pt" style:font-style-complex="normal" style:font-weight-complex="normal"/>
    </style:style>
    <style:style style:name="T12" style:family="text">
      <style:text-properties fo:color="#ffffff" loext:opacity="100%" style:text-position="0% 100%" style:font-name="PT Mono" fo:font-size="8pt" fo:font-style="normal" fo:font-weight="normal" officeooo:rsid="0494dc58" fo:background-color="transparent" loext:char-shading-value="0" style:font-size-asian="8pt" style:font-style-asian="normal" style:font-weight-asian="normal" style:font-size-complex="8pt" style:font-style-complex="normal" style:font-weight-complex="normal"/>
    </style:style>
    <style:style style:name="T13" style:family="text">
      <style:text-properties fo:color="#ffffff" loext:opacity="100%" style:text-position="0% 100%" style:font-name="PT Mono" fo:font-size="8pt" fo:font-style="normal" fo:font-weight="normal" officeooo:rsid="04957bdf" fo:background-color="transparent" loext:char-shading-value="0" style:font-size-asian="8pt" style:font-style-asian="normal" style:font-weight-asian="normal" style:font-size-complex="8pt" style:font-style-complex="normal" style:font-weight-complex="normal"/>
    </style:style>
    <style:style style:name="T14" style:family="text">
      <style:text-properties fo:color="#ffffff" loext:opacity="100%" style:text-position="0% 100%" style:font-name="PT Mono" fo:font-size="8pt" fo:font-style="normal" fo:font-weight="normal" officeooo:rsid="0498008d"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color="#ffffff" loext:opacity="100%" style:text-position="0% 100%" style:font-name="PT Mono" fo:font-size="8pt" fo:font-style="normal" fo:font-weight="normal" officeooo:rsid="04984c8c"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color="#ffffff" loext:opacity="100%" style:text-position="0% 100%" style:font-name="PT Mono" fo:font-size="8pt" fo:font-style="normal" fo:font-weight="normal" officeooo:rsid="049950d2"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color="#ffffff" loext:opacity="100%" style:text-position="0% 100%" style:font-name="PT Mono" fo:font-size="8pt" fo:font-style="normal" fo:font-weight="normal" officeooo:rsid="049b0057"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color="#ffffff" loext:opacity="100%" style:text-position="0% 100%" style:font-name="PT Mono" fo:font-size="8pt" fo:font-style="normal" fo:font-weight="normal" officeooo:rsid="049ba1b9" fo:background-color="transparent" loext:char-shading-value="0" style:font-size-asian="8pt" style:font-style-asian="normal" style:font-weight-asian="normal" style:font-size-complex="8pt" style:font-style-complex="normal" style:font-weight-complex="normal"/>
    </style:style>
    <style:style style:name="T19" style:family="text">
      <style:text-properties fo:color="#ffffff" loext:opacity="100%" style:text-position="0% 100%" style:font-name="PT Mono" fo:font-size="8pt" fo:font-style="normal" fo:font-weight="normal" officeooo:rsid="049cc1c7" fo:background-color="transparent" loext:char-shading-value="0" style:font-size-asian="8pt" style:font-style-asian="normal" style:font-weight-asian="normal" style:font-size-complex="8pt" style:font-style-complex="normal" style:font-weight-complex="normal"/>
    </style:style>
    <style:style style:name="T20" style:family="text">
      <style:text-properties fo:color="#ffffff" loext:opacity="100%" style:text-position="0% 100%" style:font-name="PT Mono" fo:font-size="8pt" fo:font-style="normal" fo:font-weight="normal" officeooo:rsid="049e4ba8" fo:background-color="transparent" loext:char-shading-value="0" style:font-size-asian="8pt" style:font-style-asian="normal" style:font-weight-asian="normal" style:font-size-complex="8pt" style:font-style-complex="normal" style:font-weight-complex="normal"/>
    </style:style>
    <style:style style:name="T21" style:family="text">
      <style:text-properties fo:color="#ffffff" loext:opacity="100%" style:text-position="0% 100%" style:font-name="PT Mono" fo:font-size="8pt" fo:font-style="normal" fo:font-weight="normal" officeooo:rsid="04a0442d" fo:background-color="transparent" loext:char-shading-value="0" style:font-size-asian="8pt" style:font-style-asian="normal" style:font-weight-asian="normal" style:font-size-complex="8pt" style:font-style-complex="normal" style:font-weight-complex="normal"/>
    </style:style>
    <style:style style:name="T22" style:family="text">
      <style:text-properties fo:color="#ffffff" loext:opacity="100%" style:text-position="0% 100%" style:font-name="PT Mono" fo:font-size="8pt" fo:font-style="normal" fo:font-weight="normal" officeooo:rsid="04a1df88" fo:background-color="transparent" loext:char-shading-value="0" style:font-size-asian="8pt" style:font-style-asian="normal" style:font-weight-asian="normal" style:font-size-complex="8pt" style:font-style-complex="normal" style:font-weight-complex="normal"/>
    </style:style>
    <style:style style:name="T23" style:family="text">
      <style:text-properties fo:color="#ffffff" loext:opacity="100%" style:text-position="0% 100%" style:font-name="PT Mono" fo:font-size="8pt" fo:font-style="normal" fo:font-weight="normal" officeooo:rsid="04a20e78" fo:background-color="transparent" loext:char-shading-value="0" style:font-size-asian="8pt" style:font-style-asian="normal" style:font-weight-asian="normal" style:font-size-complex="8pt" style:font-style-complex="normal" style:font-weight-complex="normal"/>
    </style:style>
    <style:style style:name="T24" style:family="text">
      <style:text-properties fo:color="#ffffff" loext:opacity="100%" style:text-position="0% 100%" style:font-name="PT Mono" fo:font-size="8pt" fo:font-style="normal" fo:font-weight="normal" officeooo:rsid="04a4075f" fo:background-color="transparent" loext:char-shading-value="0" style:font-size-asian="8pt" style:font-style-asian="normal" style:font-weight-asian="normal" style:font-size-complex="8pt" style:font-style-complex="normal" style:font-weight-complex="normal"/>
    </style:style>
    <style:style style:name="T25" style:family="text">
      <style:text-properties fo:color="#ffffff" loext:opacity="100%" style:text-position="0% 100%" style:font-name="PT Mono" fo:font-size="8pt" fo:font-style="normal" fo:font-weight="normal" officeooo:rsid="04a5a619" fo:background-color="transparent" loext:char-shading-value="0" style:font-size-asian="8pt" style:font-style-asian="normal" style:font-weight-asian="normal" style:font-size-complex="8pt" style:font-style-complex="normal" style:font-weight-complex="normal"/>
    </style:style>
    <style:style style:name="T26" style:family="text">
      <style:text-properties fo:color="#ffffff" loext:opacity="100%" style:text-position="0% 100%" style:font-name="PT Mono" fo:font-size="8pt" fo:font-style="normal" fo:font-weight="normal" officeooo:rsid="04a69f35" fo:background-color="transparent" loext:char-shading-value="0" style:font-size-asian="8pt" style:font-style-asian="normal" style:font-weight-asian="normal" style:font-size-complex="8pt" style:font-style-complex="normal" style:font-weight-complex="normal"/>
    </style:style>
    <style:style style:name="T27" style:family="text">
      <style:text-properties fo:color="#ffffff" loext:opacity="100%" style:text-position="0% 100%" style:font-name="PT Mono" fo:font-size="8pt" fo:font-style="normal" fo:font-weight="normal" officeooo:rsid="04a94b73" fo:background-color="transparent" loext:char-shading-value="0" style:font-size-asian="8pt" style:font-style-asian="normal" style:font-weight-asian="normal" style:font-size-complex="8pt" style:font-style-complex="normal" style:font-weight-complex="normal"/>
    </style:style>
    <style:style style:name="T28" style:family="text">
      <style:text-properties fo:color="#ffffff" loext:opacity="100%" style:text-position="0% 100%" style:font-name="PT Mono" fo:font-size="8pt" fo:font-style="normal" fo:font-weight="normal" officeooo:rsid="04a95bfa" fo:background-color="transparent" loext:char-shading-value="0" style:font-size-asian="8pt" style:font-style-asian="normal" style:font-weight-asian="normal" style:font-size-complex="8pt" style:font-style-complex="normal" style:font-weight-complex="normal"/>
    </style:style>
    <style:style style:name="T29" style:family="text">
      <style:text-properties fo:color="#ffffff" loext:opacity="100%" style:text-position="0% 100%" style:font-name="PT Mono" fo:font-size="8pt" fo:font-style="normal" fo:font-weight="normal" officeooo:rsid="04ac4e5b" fo:background-color="transparent" loext:char-shading-value="0" style:font-size-asian="8pt" style:font-style-asian="normal" style:font-weight-asian="normal" style:font-size-complex="8pt" style:font-style-complex="normal" style:font-weight-complex="normal"/>
    </style:style>
    <style:style style:name="T30" style:family="text">
      <style:text-properties fo:color="#ffffff" loext:opacity="100%" style:text-position="0% 100%" style:font-name="PT Mono" fo:font-size="8pt" fo:font-style="normal" fo:font-weight="normal" officeooo:rsid="04adcec5" fo:background-color="transparent" loext:char-shading-value="0" style:font-size-asian="8pt" style:font-style-asian="normal" style:font-weight-asian="normal" style:font-size-complex="8pt" style:font-style-complex="normal" style:font-weight-complex="normal"/>
    </style:style>
    <style:style style:name="T31" style:family="text">
      <style:text-properties fo:color="#ffffff" loext:opacity="100%" style:text-position="0% 100%" style:font-name="PT Mono" fo:font-size="8pt" fo:font-style="normal" fo:font-weight="normal" officeooo:rsid="04aec08c" fo:background-color="transparent" loext:char-shading-value="0" style:font-size-asian="8pt" style:font-style-asian="normal" style:font-weight-asian="normal" style:font-size-complex="8pt" style:font-style-complex="normal" style:font-weight-complex="normal"/>
    </style:style>
    <style:style style:name="T32" style:family="text">
      <style:text-properties fo:color="#ffffff" loext:opacity="100%" style:text-position="0% 100%" style:font-name="PT Mono" fo:font-size="8pt" fo:font-style="normal" fo:font-weight="normal" officeooo:rsid="04b013e2" fo:background-color="transparent" loext:char-shading-value="0" style:font-size-asian="8pt" style:font-style-asian="normal" style:font-weight-asian="normal" style:font-size-complex="8pt" style:font-style-complex="normal" style:font-weight-complex="normal"/>
    </style:style>
    <style:style style:name="T33" style:family="text">
      <style:text-properties fo:color="#ffffff" loext:opacity="100%" style:text-position="0% 100%" style:font-name="PT Mono" fo:font-size="8pt" fo:font-style="normal" fo:font-weight="normal" officeooo:rsid="04b14357" fo:background-color="transparent" loext:char-shading-value="0" style:font-size-asian="8pt" style:font-style-asian="normal" style:font-weight-asian="normal" style:font-size-complex="8pt" style:font-style-complex="normal" style:font-weight-complex="normal"/>
    </style:style>
    <style:style style:name="T34" style:family="text">
      <style:text-properties fo:color="#ffffff" loext:opacity="100%" style:text-position="0% 100%" style:font-name="PT Mono" fo:font-size="8pt" fo:font-style="normal" fo:font-weight="normal" officeooo:rsid="04b2d12d" fo:background-color="transparent" loext:char-shading-value="0" style:font-size-asian="8pt" style:font-style-asian="normal" style:font-weight-asian="normal" style:font-size-complex="8pt" style:font-style-complex="normal" style:font-weight-complex="normal"/>
    </style:style>
    <style:style style:name="T35" style:family="text">
      <style:text-properties fo:color="#ffffff" loext:opacity="100%" style:text-position="0% 100%" style:font-name="PT Mono" fo:font-size="8pt" fo:font-style="normal" fo:font-weight="normal" officeooo:rsid="04b2d51d" fo:background-color="transparent" loext:char-shading-value="0" style:font-size-asian="8pt" style:font-style-asian="normal" style:font-weight-asian="normal" style:font-size-complex="8pt" style:font-style-complex="normal" style:font-weight-complex="normal"/>
    </style:style>
    <style:style style:name="T36" style:family="text">
      <style:text-properties fo:color="#ffffff" loext:opacity="100%" style:text-position="0% 100%" style:font-name="PT Mono" fo:font-size="8pt" fo:font-style="normal" fo:font-weight="normal" officeooo:rsid="04b49522" fo:background-color="transparent" loext:char-shading-value="0" style:font-size-asian="8pt" style:font-style-asian="normal" style:font-weight-asian="normal" style:font-size-complex="8pt" style:font-style-complex="normal" style:font-weight-complex="normal"/>
    </style:style>
    <style:style style:name="T37" style:family="text">
      <style:text-properties fo:color="#ffffff" loext:opacity="100%" style:text-position="0% 100%" style:font-name="PT Mono" fo:font-size="8pt" fo:font-style="normal" fo:font-weight="normal" officeooo:rsid="04b5eec0" fo:background-color="transparent" loext:char-shading-value="0" style:font-size-asian="8pt" style:font-style-asian="normal" style:font-weight-asian="normal" style:font-size-complex="8pt" style:font-style-complex="normal" style:font-weight-complex="normal"/>
    </style:style>
    <style:style style:name="T38" style:family="text">
      <style:text-properties fo:color="#ffffff" loext:opacity="100%" style:text-position="0% 100%" style:font-name="PT Mono" fo:font-size="8pt" fo:font-style="normal" fo:font-weight="normal" officeooo:rsid="04b751a1" fo:background-color="transparent" loext:char-shading-value="0" style:font-size-asian="8pt" style:font-style-asian="normal" style:font-weight-asian="normal" style:font-size-complex="8pt" style:font-style-complex="normal" style:font-weight-complex="normal"/>
    </style:style>
    <style:style style:name="T39" style:family="text">
      <style:text-properties fo:color="#ffffff" loext:opacity="100%" style:text-position="0% 100%" style:font-name="PT Mono" fo:font-size="8pt" fo:font-style="normal" fo:font-weight="normal" officeooo:rsid="04b7bdd0" fo:background-color="transparent" loext:char-shading-value="0" style:font-size-asian="8pt" style:font-style-asian="normal" style:font-weight-asian="normal" style:font-size-complex="8pt" style:font-style-complex="normal" style:font-weight-complex="normal"/>
    </style:style>
    <style:style style:name="T40" style:family="text">
      <style:text-properties fo:color="#ffffff" loext:opacity="100%" style:text-position="0% 100%" style:font-name="PT Mono" fo:font-size="8pt" fo:font-style="normal" fo:font-weight="normal" officeooo:rsid="04bbdb18" fo:background-color="transparent" loext:char-shading-value="0" style:font-size-asian="8pt" style:font-style-asian="normal" style:font-weight-asian="normal" style:font-size-complex="8pt" style:font-style-complex="normal" style:font-weight-complex="normal"/>
    </style:style>
    <style:style style:name="T41" style:family="text">
      <style:text-properties fo:color="#ffffff" loext:opacity="100%" style:text-position="0% 100%" style:font-name="PT Mono" fo:font-size="8pt" fo:font-style="normal" fo:font-weight="normal" officeooo:rsid="04bfafba" fo:background-color="transparent" loext:char-shading-value="0" style:font-size-asian="8pt" style:font-style-asian="normal" style:font-weight-asian="normal" style:font-size-complex="8pt" style:font-style-complex="normal" style:font-weight-complex="normal"/>
    </style:style>
    <style:style style:name="T42" style:family="text">
      <style:text-properties fo:color="#ffffff" loext:opacity="100%" style:text-position="0% 100%" style:font-name="PT Mono" fo:font-size="8pt" fo:font-style="normal" fo:font-weight="normal" officeooo:rsid="04c00a01" fo:background-color="transparent" loext:char-shading-value="0" style:font-size-asian="8pt" style:font-style-asian="normal" style:font-weight-asian="normal" style:font-size-complex="8pt" style:font-style-complex="normal" style:font-weight-complex="normal"/>
    </style:style>
    <style:style style:name="T43" style:family="text">
      <style:text-properties fo:color="#ffffff" loext:opacity="100%" style:text-position="0% 100%" style:font-name="PT Mono" fo:font-size="8pt" fo:font-style="normal" fo:font-weight="normal" officeooo:rsid="04c1401f" fo:background-color="transparent" loext:char-shading-value="0" style:font-size-asian="8pt" style:font-style-asian="normal" style:font-weight-asian="normal" style:font-size-complex="8pt" style:font-style-complex="normal" style:font-weight-complex="normal"/>
    </style:style>
    <style:style style:name="T44" style:family="text">
      <style:text-properties fo:color="#ffffff" loext:opacity="100%" style:text-position="0% 100%" style:font-name="PT Mono" fo:font-size="8pt" fo:font-style="normal" fo:font-weight="normal" officeooo:rsid="04c27514" fo:background-color="transparent" loext:char-shading-value="0" style:font-size-asian="8pt" style:font-style-asian="normal" style:font-weight-asian="normal" style:font-size-complex="8pt" style:font-style-complex="normal" style:font-weight-complex="normal"/>
    </style:style>
    <style:style style:name="T45" style:family="text">
      <style:text-properties fo:color="#ffffff" loext:opacity="100%" style:text-position="0% 100%" style:font-name="PT Mono" fo:font-size="8pt" fo:font-style="normal" fo:font-weight="normal" officeooo:rsid="04c5b937" fo:background-color="transparent" loext:char-shading-value="0" style:font-size-asian="8pt" style:font-style-asian="normal" style:font-weight-asian="normal" style:font-size-complex="8pt" style:font-style-complex="normal" style:font-weight-complex="normal"/>
    </style:style>
    <style:style style:name="T46" style:family="text">
      <style:text-properties fo:color="#ffffff" loext:opacity="100%" style:text-position="0% 100%" style:font-name="PT Mono" fo:font-size="8pt" fo:font-style="normal" fo:font-weight="normal" officeooo:rsid="04c610bb" fo:background-color="transparent" loext:char-shading-value="0" style:font-size-asian="8pt" style:font-style-asian="normal" style:font-weight-asian="normal" style:font-size-complex="8pt" style:font-style-complex="normal" style:font-weight-complex="normal"/>
    </style:style>
    <style:style style:name="T47" style:family="text">
      <style:text-properties fo:color="#ffffff" loext:opacity="100%" style:text-position="0% 100%" style:font-name="PT Mono" fo:font-size="8pt" fo:font-style="normal" fo:font-weight="normal" officeooo:rsid="04ce9542" fo:background-color="transparent" loext:char-shading-value="0" style:font-size-asian="8pt" style:font-style-asian="normal" style:font-weight-asian="normal" style:font-size-complex="8pt" style:font-style-complex="normal" style:font-weight-complex="normal"/>
    </style:style>
    <style:style style:name="T48" style:family="text">
      <style:text-properties fo:color="#ffffff" loext:opacity="100%" style:text-position="0% 100%" style:font-name="PT Mono" fo:font-size="8pt" fo:font-style="normal" fo:font-weight="normal" officeooo:rsid="04cf3324" fo:background-color="transparent" loext:char-shading-value="0" style:font-size-asian="8pt" style:font-style-asian="normal" style:font-weight-asian="normal" style:font-size-complex="8pt" style:font-style-complex="normal" style:font-weight-complex="normal"/>
    </style:style>
    <style:style style:name="T49" style:family="text">
      <style:text-properties fo:color="#ffffff" loext:opacity="100%" style:text-position="0% 100%" style:font-name="PT Mono" fo:font-size="8pt" fo:font-style="italic" fo:font-weight="normal" fo:background-color="transparent" loext:char-shading-value="0" style:font-size-asian="8pt" style:font-style-asian="italic" style:font-weight-asian="normal" style:font-size-complex="8pt" style:font-style-complex="italic" style:font-weight-complex="normal"/>
    </style:style>
    <style:style style:name="T50" style:family="text">
      <style:text-properties fo:color="#ffffff" loext:opacity="100%" style:text-position="0% 100%" style:font-name="PT Mono" fo:font-size="8pt" fo:font-style="italic" fo:font-weight="normal" officeooo:rsid="0494dc58" fo:background-color="transparent" loext:char-shading-value="0" style:font-size-asian="8pt" style:font-style-asian="italic" style:font-weight-asian="normal" style:font-size-complex="8pt" style:font-style-complex="italic" style:font-weight-complex="normal"/>
    </style:style>
    <style:style style:name="T51" style:family="text">
      <style:text-properties fo:color="#ffffff" loext:opacity="100%" style:text-position="0% 100%" style:font-name="PT Mono" fo:font-size="8pt" fo:font-style="italic" fo:font-weight="normal" officeooo:rsid="049b0057" fo:background-color="transparent" loext:char-shading-value="0" style:font-size-asian="8pt" style:font-style-asian="italic" style:font-weight-asian="normal" style:font-size-complex="8pt" style:font-style-complex="italic" style:font-weight-complex="normal"/>
    </style:style>
    <style:style style:name="T52" style:family="text">
      <style:text-properties fo:color="#ffffff" loext:opacity="100%" style:text-position="0% 100%" style:font-name="PT Mono" fo:font-size="8pt" fo:font-style="italic" fo:font-weight="normal" officeooo:rsid="04b013e2" fo:background-color="transparent" loext:char-shading-value="0" style:font-size-asian="8pt" style:font-style-asian="italic" style:font-weight-asian="normal" style:font-size-complex="8pt" style:font-style-complex="italic" style:font-weight-complex="normal"/>
    </style:style>
    <style:style style:name="T53" style:family="text">
      <style:text-properties fo:color="#ffffff" loext:opacity="100%" style:text-position="0% 100%" style:font-name="PT Mono" fo:font-size="8pt" fo:font-style="italic" fo:font-weight="normal" officeooo:rsid="04b751a1" fo:background-color="transparent" loext:char-shading-value="0" style:font-size-asian="8pt" style:font-style-asian="italic" style:font-weight-asian="normal" style:font-size-complex="8pt" style:font-style-complex="italic" style:font-weight-complex="normal"/>
    </style:style>
    <style:style style:name="T54" style:family="text">
      <style:text-properties fo:color="#ffffff" loext:opacity="100%" style:text-position="0% 100%" style:font-name="PT Mono" fo:font-size="8pt" fo:font-style="italic" fo:font-weight="normal" officeooo:rsid="04b7bdd0" fo:background-color="transparent" loext:char-shading-value="0" style:font-size-asian="8pt" style:font-style-asian="italic" style:font-weight-asian="normal" style:font-size-complex="8pt" style:font-style-complex="italic" style:font-weight-complex="normal"/>
    </style:style>
    <style:style style:name="T55" style:family="text">
      <style:text-properties fo:color="#ffffff" loext:opacity="100%" style:text-position="0% 100%" style:font-name="PT Mono" fo:font-size="8pt" fo:font-weight="normal" fo:background-color="transparent" loext:char-shading-value="0" style:font-size-asian="8pt" style:font-weight-asian="normal" style:font-size-complex="8pt" style:font-weight-complex="normal"/>
    </style:style>
    <style:style style:name="T56" style:family="text">
      <style:text-properties fo:color="#ffffff" loext:opacity="100%" style:text-position="0% 100%" style:font-name="PT Mono" fo:font-size="8pt" fo:font-weight="normal" officeooo:rsid="04bacbd5" fo:background-color="transparent" loext:char-shading-value="0" style:font-size-asian="8pt" style:font-weight-asian="normal" style:font-size-complex="8pt" style:font-weight-complex="normal"/>
    </style:style>
    <style:style style:name="T57" style:family="text">
      <style:text-properties fo:color="#ffffff" loext:opacity="100%" style:text-position="0% 100%" style:font-name="PT Mono" fo:font-size="8pt" fo:font-weight="normal" officeooo:rsid="04c27514" fo:background-color="transparent" loext:char-shading-value="0" style:font-size-asian="8pt" style:font-weight-asian="normal" style:font-size-complex="8pt" style:font-weight-complex="normal"/>
    </style:style>
    <style:style style:name="T58" style:family="text">
      <style:text-properties fo:color="#ffffff" loext:opacity="100%" style:text-position="0% 100%" style:font-name="PT Mono" fo:font-size="16pt" fo:font-style="normal" fo:font-weight="bold" officeooo:rsid="0489e130" fo:background-color="transparent" loext:char-shading-value="0" style:font-size-asian="16pt" style:font-style-asian="normal" style:font-weight-asian="bold" style:font-size-complex="16pt" style:font-style-complex="normal" style:font-weight-complex="bold"/>
    </style:style>
    <style:style style:name="T59" style:family="text">
      <style:text-properties fo:color="#ffffff" loext:opacity="100%" style:text-position="0% 100%" style:font-name="PT Mono" fo:font-size="9pt" fo:font-weight="bold" fo:background-color="transparent" loext:char-shading-value="0" style:font-size-asian="9pt" style:font-weight-asian="bold" style:font-size-complex="9pt" style:font-weight-complex="bold"/>
    </style:style>
    <style:style style:name="T60" style:family="text">
      <style:text-properties fo:color="#ffffff" loext:opacity="100%" style:text-position="super 58%"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61" style:family="text">
      <style:text-properties fo:color="#ffffff" loext:opacity="100%" style:text-position="super 58%" style:font-name="PT Mono" fo:font-size="8pt" fo:font-style="normal" fo:font-weight="normal" officeooo:rsid="048ebe2b" fo:background-color="transparent" loext:char-shading-value="0" style:font-size-asian="8pt" style:font-style-asian="normal" style:font-weight-asian="normal" style:font-size-complex="8pt" style:font-style-complex="normal" style:font-weight-complex="normal"/>
    </style:style>
    <style:style style:name="T62" style:family="text">
      <style:text-properties fo:color="#ffffff" loext:opacity="100%" style:text-position="super 58%" style:font-name="PT Mono" fo:font-size="8pt" fo:font-style="normal" fo:font-weight="normal" officeooo:rsid="0490c6ba" fo:background-color="transparent" loext:char-shading-value="0" style:font-size-asian="8pt" style:font-style-asian="normal" style:font-weight-asian="normal" style:font-size-complex="8pt" style:font-style-complex="normal" style:font-weight-complex="normal"/>
    </style:style>
    <style:style style:name="T63" style:family="text">
      <style:text-properties fo:color="#ffffff" loext:opacity="100%" style:text-position="super 58%" style:font-name="PT Mono" fo:font-size="8pt" fo:font-style="normal" fo:font-weight="normal" officeooo:rsid="04923f66" fo:background-color="transparent" loext:char-shading-value="0" style:font-size-asian="8pt" style:font-style-asian="normal" style:font-weight-asian="normal" style:font-size-complex="8pt" style:font-style-complex="normal" style:font-weight-complex="normal"/>
    </style:style>
    <style:style style:name="T64" style:family="text">
      <style:text-properties fo:color="#ffffff" loext:opacity="100%" style:text-position="super 58%" style:font-name="PT Mono" fo:font-size="8pt" fo:font-style="normal" fo:font-weight="normal" officeooo:rsid="0492f943" fo:background-color="transparent" loext:char-shading-value="0" style:font-size-asian="8pt" style:font-style-asian="normal" style:font-weight-asian="normal" style:font-size-complex="8pt" style:font-style-complex="normal" style:font-weight-complex="normal"/>
    </style:style>
    <style:style style:name="T65" style:family="text">
      <style:text-properties fo:color="#ffffff" loext:opacity="100%" style:text-position="super 58%" style:font-name="PT Mono" fo:font-size="8pt" fo:font-style="normal" fo:font-weight="normal" officeooo:rsid="0493cde0" fo:background-color="transparent" loext:char-shading-value="0" style:font-size-asian="8pt" style:font-style-asian="normal" style:font-weight-asian="normal" style:font-size-complex="8pt" style:font-style-complex="normal" style:font-weight-complex="normal"/>
    </style:style>
    <style:style style:name="T66" style:family="text">
      <style:text-properties fo:color="#ffffff" loext:opacity="100%" style:text-position="super 58%" style:font-name="PT Mono" fo:font-size="8pt" fo:font-style="normal" fo:font-weight="normal" officeooo:rsid="04941eab" fo:background-color="transparent" loext:char-shading-value="0" style:font-size-asian="8pt" style:font-style-asian="normal" style:font-weight-asian="normal" style:font-size-complex="8pt" style:font-style-complex="normal" style:font-weight-complex="normal"/>
    </style:style>
    <style:style style:name="T67" style:family="text">
      <style:text-properties fo:color="#ffffff" loext:opacity="100%" style:text-position="super 58%" style:font-name="PT Mono" fo:font-size="8pt" fo:font-style="normal" fo:font-weight="normal" officeooo:rsid="0494dc58" fo:background-color="transparent" loext:char-shading-value="0" style:font-size-asian="8pt" style:font-style-asian="normal" style:font-weight-asian="normal" style:font-size-complex="8pt" style:font-style-complex="normal" style:font-weight-complex="normal"/>
    </style:style>
    <style:style style:name="T68" style:family="text">
      <style:text-properties fo:color="#ffffff" loext:opacity="100%" style:text-position="super 58%" style:font-name="PT Mono" fo:font-size="8pt" fo:font-style="normal" fo:font-weight="normal" officeooo:rsid="04957bdf" fo:background-color="transparent" loext:char-shading-value="0" style:font-size-asian="8pt" style:font-style-asian="normal" style:font-weight-asian="normal" style:font-size-complex="8pt" style:font-style-complex="normal" style:font-weight-complex="normal"/>
    </style:style>
    <style:style style:name="T69" style:family="text">
      <style:text-properties fo:color="#ffffff" loext:opacity="100%" style:text-position="super 58%" style:font-name="PT Mono" fo:font-size="8pt" fo:font-style="normal" fo:font-weight="normal" officeooo:rsid="04984c8c" fo:background-color="transparent" loext:char-shading-value="0" style:font-size-asian="8pt" style:font-style-asian="normal" style:font-weight-asian="normal" style:font-size-complex="8pt" style:font-style-complex="normal" style:font-weight-complex="normal"/>
    </style:style>
    <style:style style:name="T70" style:family="text">
      <style:text-properties fo:color="#ffffff" loext:opacity="100%" style:text-position="super 58%" style:font-name="PT Mono" fo:font-size="8pt" fo:font-style="normal" fo:font-weight="normal" officeooo:rsid="049950d2" fo:background-color="transparent" loext:char-shading-value="0" style:font-size-asian="8pt" style:font-style-asian="normal" style:font-weight-asian="normal" style:font-size-complex="8pt" style:font-style-complex="normal" style:font-weight-complex="normal"/>
    </style:style>
    <style:style style:name="T71" style:family="text">
      <style:text-properties fo:color="#ffffff" loext:opacity="100%" style:text-position="super 58%" style:font-name="PT Mono" fo:font-size="8pt" fo:font-style="normal" fo:font-weight="normal" officeooo:rsid="049e4ba8" fo:background-color="transparent" loext:char-shading-value="0" style:font-size-asian="8pt" style:font-style-asian="normal" style:font-weight-asian="normal" style:font-size-complex="8pt" style:font-style-complex="normal" style:font-weight-complex="normal"/>
    </style:style>
    <style:style style:name="T72" style:family="text">
      <style:text-properties fo:color="#ffffff" loext:opacity="100%" style:text-position="super 58%" style:font-name="PT Mono" fo:font-size="8pt" fo:font-style="normal" fo:font-weight="normal" officeooo:rsid="04a0442d" fo:background-color="transparent" loext:char-shading-value="0" style:font-size-asian="8pt" style:font-style-asian="normal" style:font-weight-asian="normal" style:font-size-complex="8pt" style:font-style-complex="normal" style:font-weight-complex="normal"/>
    </style:style>
    <style:style style:name="T73" style:family="text">
      <style:text-properties fo:color="#ffffff" loext:opacity="100%" style:text-position="super 58%" style:font-name="PT Mono" fo:font-size="8pt" fo:font-style="normal" fo:font-weight="normal" officeooo:rsid="04a1df88" fo:background-color="transparent" loext:char-shading-value="0" style:font-size-asian="8pt" style:font-style-asian="normal" style:font-weight-asian="normal" style:font-size-complex="8pt" style:font-style-complex="normal" style:font-weight-complex="normal"/>
    </style:style>
    <style:style style:name="T74" style:family="text">
      <style:text-properties fo:color="#ffffff" loext:opacity="100%" style:text-position="super 58%" style:font-name="PT Mono" fo:font-size="8pt" fo:font-style="normal" fo:font-weight="normal" officeooo:rsid="04a20e78" fo:background-color="transparent" loext:char-shading-value="0" style:font-size-asian="8pt" style:font-style-asian="normal" style:font-weight-asian="normal" style:font-size-complex="8pt" style:font-style-complex="normal" style:font-weight-complex="normal"/>
    </style:style>
    <style:style style:name="T75" style:family="text">
      <style:text-properties fo:color="#ffffff" loext:opacity="100%" style:text-position="super 58%" style:font-name="PT Mono" fo:font-size="8pt" fo:font-style="normal" fo:font-weight="normal" officeooo:rsid="04a4075f" fo:background-color="transparent" loext:char-shading-value="0" style:font-size-asian="8pt" style:font-style-asian="normal" style:font-weight-asian="normal" style:font-size-complex="8pt" style:font-style-complex="normal" style:font-weight-complex="normal"/>
    </style:style>
    <style:style style:name="T76" style:family="text">
      <style:text-properties fo:color="#ffffff" loext:opacity="100%" style:text-position="super 58%" style:font-name="PT Mono" fo:font-size="8pt" fo:font-style="normal" fo:font-weight="normal" officeooo:rsid="04a5a619" fo:background-color="transparent" loext:char-shading-value="0" style:font-size-asian="8pt" style:font-style-asian="normal" style:font-weight-asian="normal" style:font-size-complex="8pt" style:font-style-complex="normal" style:font-weight-complex="normal"/>
    </style:style>
    <style:style style:name="T77" style:family="text">
      <style:text-properties fo:color="#ffffff" loext:opacity="100%" style:text-position="super 58%" style:font-name="PT Mono" fo:font-size="8pt" fo:font-style="normal" fo:font-weight="normal" officeooo:rsid="04a69f35" fo:background-color="transparent" loext:char-shading-value="0" style:font-size-asian="8pt" style:font-style-asian="normal" style:font-weight-asian="normal" style:font-size-complex="8pt" style:font-style-complex="normal" style:font-weight-complex="normal"/>
    </style:style>
    <style:style style:name="T78" style:family="text">
      <style:text-properties fo:color="#ffffff" loext:opacity="100%" style:text-position="super 58%" style:font-name="PT Mono" fo:font-size="8pt" fo:font-style="normal" fo:font-weight="normal" officeooo:rsid="04a94b73" fo:background-color="transparent" loext:char-shading-value="0" style:font-size-asian="8pt" style:font-style-asian="normal" style:font-weight-asian="normal" style:font-size-complex="8pt" style:font-style-complex="normal" style:font-weight-complex="normal"/>
    </style:style>
    <style:style style:name="T79" style:family="text">
      <style:text-properties fo:color="#ffffff" loext:opacity="100%" style:text-position="super 58%" style:font-name="PT Mono" fo:font-size="8pt" fo:font-style="normal" fo:font-weight="normal" officeooo:rsid="04a95bfa" fo:background-color="transparent" loext:char-shading-value="0" style:font-size-asian="8pt" style:font-style-asian="normal" style:font-weight-asian="normal" style:font-size-complex="8pt" style:font-style-complex="normal" style:font-weight-complex="normal"/>
    </style:style>
    <style:style style:name="T80" style:family="text">
      <style:text-properties fo:color="#ffffff" loext:opacity="100%" style:text-position="super 58%" style:font-name="PT Mono" fo:font-size="8pt" fo:font-style="normal" fo:font-weight="normal" officeooo:rsid="04ab37e3" fo:background-color="transparent" loext:char-shading-value="0" style:font-size-asian="8pt" style:font-style-asian="normal" style:font-weight-asian="normal" style:font-size-complex="8pt" style:font-style-complex="normal" style:font-weight-complex="normal"/>
    </style:style>
    <style:style style:name="T81" style:family="text">
      <style:text-properties fo:color="#ffffff" loext:opacity="100%" style:text-position="super 58%" style:font-name="PT Mono" fo:font-size="8pt" fo:font-style="normal" fo:font-weight="normal" officeooo:rsid="04ac4e5b" fo:background-color="transparent" loext:char-shading-value="0" style:font-size-asian="8pt" style:font-style-asian="normal" style:font-weight-asian="normal" style:font-size-complex="8pt" style:font-style-complex="normal" style:font-weight-complex="normal"/>
    </style:style>
    <style:style style:name="T82" style:family="text">
      <style:text-properties fo:color="#ffffff" loext:opacity="100%" style:text-position="super 58%" style:font-name="PT Mono" fo:font-size="8pt" fo:font-style="normal" fo:font-weight="normal" officeooo:rsid="04adcec5" fo:background-color="transparent" loext:char-shading-value="0" style:font-size-asian="8pt" style:font-style-asian="normal" style:font-weight-asian="normal" style:font-size-complex="8pt" style:font-style-complex="normal" style:font-weight-complex="normal"/>
    </style:style>
    <style:style style:name="T83" style:family="text">
      <style:text-properties fo:color="#ffffff" loext:opacity="100%" style:text-position="super 58%" style:font-name="PT Mono" fo:font-size="8pt" fo:font-style="normal" fo:font-weight="normal" officeooo:rsid="04aec08c" fo:background-color="transparent" loext:char-shading-value="0" style:font-size-asian="8pt" style:font-style-asian="normal" style:font-weight-asian="normal" style:font-size-complex="8pt" style:font-style-complex="normal" style:font-weight-complex="normal"/>
    </style:style>
    <style:style style:name="T84" style:family="text">
      <style:text-properties fo:color="#ffffff" loext:opacity="100%" style:text-position="super 58%" style:font-name="PT Mono" fo:font-size="8pt" fo:font-style="normal" fo:font-weight="normal" officeooo:rsid="04b14357" fo:background-color="transparent" loext:char-shading-value="0" style:font-size-asian="8pt" style:font-style-asian="normal" style:font-weight-asian="normal" style:font-size-complex="8pt" style:font-style-complex="normal" style:font-weight-complex="normal"/>
    </style:style>
    <style:style style:name="T85" style:family="text">
      <style:text-properties fo:color="#ffffff" loext:opacity="100%" style:text-position="super 58%" style:font-name="PT Mono" fo:font-size="8pt" fo:font-style="normal" fo:font-weight="normal" officeooo:rsid="04b2d12d" fo:background-color="transparent" loext:char-shading-value="0" style:font-size-asian="8pt" style:font-style-asian="normal" style:font-weight-asian="normal" style:font-size-complex="8pt" style:font-style-complex="normal" style:font-weight-complex="normal"/>
    </style:style>
    <style:style style:name="T86" style:family="text">
      <style:text-properties fo:color="#ffffff" loext:opacity="100%" style:text-position="super 58%" style:font-name="PT Mono" fo:font-size="8pt" fo:font-style="normal" fo:font-weight="normal" officeooo:rsid="04b2d51d" fo:background-color="transparent" loext:char-shading-value="0" style:font-size-asian="8pt" style:font-style-asian="normal" style:font-weight-asian="normal" style:font-size-complex="8pt" style:font-style-complex="normal" style:font-weight-complex="normal"/>
    </style:style>
    <style:style style:name="T87" style:family="text">
      <style:text-properties fo:color="#ffffff" loext:opacity="100%" style:text-position="super 58%" style:font-name="PT Mono" fo:font-size="8pt" fo:font-style="normal" fo:font-weight="normal" officeooo:rsid="04b49522" fo:background-color="transparent" loext:char-shading-value="0" style:font-size-asian="8pt" style:font-style-asian="normal" style:font-weight-asian="normal" style:font-size-complex="8pt" style:font-style-complex="normal" style:font-weight-complex="normal"/>
    </style:style>
    <style:style style:name="T88" style:family="text">
      <style:text-properties fo:color="#ffffff" loext:opacity="100%" style:text-position="super 58%" style:font-name="PT Mono" fo:font-size="8pt" fo:font-style="normal" fo:font-weight="normal" officeooo:rsid="04b5eec0" fo:background-color="transparent" loext:char-shading-value="0" style:font-size-asian="8pt" style:font-style-asian="normal" style:font-weight-asian="normal" style:font-size-complex="8pt" style:font-style-complex="normal" style:font-weight-complex="normal"/>
    </style:style>
    <style:style style:name="T89" style:family="text">
      <style:text-properties fo:color="#ffffff" loext:opacity="100%" style:text-position="super 58%" style:font-name="PT Mono" fo:font-size="8pt" fo:font-style="normal" fo:font-weight="normal" officeooo:rsid="04b7bdd0" fo:background-color="transparent" loext:char-shading-value="0" style:font-size-asian="8pt" style:font-style-asian="normal" style:font-weight-asian="normal" style:font-size-complex="8pt" style:font-style-complex="normal" style:font-weight-complex="normal"/>
    </style:style>
    <style:style style:name="T90" style:family="text">
      <style:text-properties fo:color="#ffffff" loext:opacity="100%" style:text-position="super 58%" style:font-name="PT Mono" fo:font-size="8pt" fo:font-style="normal" fo:font-weight="normal" officeooo:rsid="04bbdb18" fo:background-color="transparent" loext:char-shading-value="0" style:font-size-asian="8pt" style:font-style-asian="normal" style:font-weight-asian="normal" style:font-size-complex="8pt" style:font-style-complex="normal" style:font-weight-complex="normal"/>
    </style:style>
    <style:style style:name="T91" style:family="text">
      <style:text-properties fo:color="#ffffff" loext:opacity="100%" style:text-position="super 58%" style:font-name="PT Mono" fo:font-size="8pt" fo:font-style="normal" fo:font-weight="normal" officeooo:rsid="04bfafba" fo:background-color="transparent" loext:char-shading-value="0" style:font-size-asian="8pt" style:font-style-asian="normal" style:font-weight-asian="normal" style:font-size-complex="8pt" style:font-style-complex="normal" style:font-weight-complex="normal"/>
    </style:style>
    <style:style style:name="T92" style:family="text">
      <style:text-properties fo:color="#ffffff" loext:opacity="100%" style:text-position="super 58%" style:font-name="PT Mono" fo:font-size="8pt" fo:font-style="normal" fo:font-weight="normal" officeooo:rsid="04c1401f" fo:background-color="transparent" loext:char-shading-value="0" style:font-size-asian="8pt" style:font-style-asian="normal" style:font-weight-asian="normal" style:font-size-complex="8pt" style:font-style-complex="normal" style:font-weight-complex="normal"/>
    </style:style>
    <style:style style:name="T93" style:family="text">
      <style:text-properties fo:color="#ffffff" loext:opacity="100%" style:text-position="super 58%" style:font-name="PT Mono" fo:font-size="8pt" fo:font-style="normal" fo:font-weight="normal" officeooo:rsid="04c5b937" fo:background-color="transparent" loext:char-shading-value="0" style:font-size-asian="8pt" style:font-style-asian="normal" style:font-weight-asian="normal" style:font-size-complex="8pt" style:font-style-complex="normal" style:font-weight-complex="normal"/>
    </style:style>
    <style:style style:name="T94" style:family="text">
      <style:text-properties fo:color="#ffffff" loext:opacity="100%" style:text-position="super 58%" style:font-name="PT Mono" fo:font-size="8pt" fo:font-style="normal" fo:font-weight="normal" officeooo:rsid="04c610bb" fo:background-color="transparent" loext:char-shading-value="0" style:font-size-asian="8pt" style:font-style-asian="normal" style:font-weight-asian="normal" style:font-size-complex="8pt" style:font-style-complex="normal" style:font-weight-complex="normal"/>
    </style:style>
    <style:style style:name="T95" style:family="text">
      <style:text-properties officeooo:rsid="04c7cb89"/>
    </style:style>
    <style:style style:name="T96" style:family="text">
      <style:text-properties style:text-position="super 58%"/>
    </style:style>
    <style:style style:name="T97" style:family="text">
      <style:text-properties style:text-position="super 58%" officeooo:rsid="04c9a509"/>
    </style:style>
    <style:style style:name="T98" style:family="text">
      <style:text-properties style:text-position="super 58%" officeooo:rsid="04cb73aa"/>
    </style:style>
    <style:style style:name="T99" style:family="text">
      <style:text-properties style:text-position="super 58%" officeooo:rsid="04ccaae3"/>
    </style:style>
    <style:style style:name="T100" style:family="text">
      <style:text-properties style:text-position="super 58%" officeooo:rsid="04d08112"/>
    </style:style>
    <style:style style:name="T101" style:family="text">
      <style:text-properties style:text-position="super 58%" officeooo:rsid="04d1d0fa"/>
    </style:style>
    <style:style style:name="T102" style:family="text">
      <style:text-properties style:text-position="super 58%" officeooo:rsid="04d350a3"/>
    </style:style>
    <style:style style:name="T103" style:family="text">
      <style:text-properties style:text-position="super 58%" officeooo:rsid="04d519be"/>
    </style:style>
    <style:style style:name="T104" style:family="text">
      <style:text-properties style:text-position="super 58%" officeooo:rsid="04d65fd6"/>
    </style:style>
    <style:style style:name="T105" style:family="text">
      <style:text-properties style:text-position="super 58%" officeooo:rsid="04d76090"/>
    </style:style>
    <style:style style:name="T106" style:family="text">
      <style:text-properties style:text-position="super 58%" officeooo:rsid="04d8ec49"/>
    </style:style>
    <style:style style:name="T107" style:family="text">
      <style:text-properties style:text-position="super 58%" officeooo:rsid="04dce8bb"/>
    </style:style>
    <style:style style:name="T108" style:family="text">
      <style:text-properties style:text-position="super 58%" officeooo:rsid="04de9114"/>
    </style:style>
    <style:style style:name="T109" style:family="text">
      <style:text-properties style:text-position="super 58%" officeooo:rsid="04e080ba"/>
    </style:style>
    <style:style style:name="T110" style:family="text">
      <style:text-properties style:text-position="super 58%" officeooo:rsid="04e26415"/>
    </style:style>
    <style:style style:name="T111" style:family="text">
      <style:text-properties style:text-position="super 58%" officeooo:rsid="04e36a6e"/>
    </style:style>
    <style:style style:name="T112" style:family="text">
      <style:text-properties style:text-position="super 58%" officeooo:rsid="04e42183"/>
    </style:style>
    <style:style style:name="T113" style:family="text">
      <style:text-properties style:text-position="super 58%" officeooo:rsid="04e65d55"/>
    </style:style>
    <style:style style:name="T114" style:family="text">
      <style:text-properties style:text-position="super 58%" officeooo:rsid="04e81550"/>
    </style:style>
    <style:style style:name="T115" style:family="text">
      <style:text-properties style:text-position="super 58%" officeooo:rsid="04e8e33c"/>
    </style:style>
    <style:style style:name="T116" style:family="text">
      <style:text-properties style:text-position="super 58%" officeooo:rsid="04eaabfe"/>
    </style:style>
    <style:style style:name="T117" style:family="text">
      <style:text-properties style:text-position="super 58%" officeooo:rsid="04ee4d17"/>
    </style:style>
    <style:style style:name="T118" style:family="text">
      <style:text-properties style:text-position="super 58%" officeooo:rsid="04f008bb"/>
    </style:style>
    <style:style style:name="T119" style:family="text">
      <style:text-properties style:text-position="super 58%" officeooo:rsid="04f2cff0"/>
    </style:style>
    <style:style style:name="T120" style:family="text">
      <style:text-properties style:text-position="super 58%" officeooo:rsid="04f37ca3"/>
    </style:style>
    <style:style style:name="T121" style:family="text">
      <style:text-properties style:text-position="super 58%" officeooo:rsid="04f4995d"/>
    </style:style>
    <style:style style:name="T122" style:family="text">
      <style:text-properties style:text-position="super 58%" officeooo:rsid="04f7f4b2"/>
    </style:style>
    <style:style style:name="T123" style:family="text">
      <style:text-properties style:text-position="super 58%" officeooo:rsid="04f89738"/>
    </style:style>
    <style:style style:name="T124" style:family="text">
      <style:text-properties style:text-position="super 58%" officeooo:rsid="04fa57ac"/>
    </style:style>
    <style:style style:name="T125" style:family="text">
      <style:text-properties style:text-position="super 58%" officeooo:rsid="04fadb56"/>
    </style:style>
    <style:style style:name="T126" style:family="text">
      <style:text-properties style:text-position="super 58%" officeooo:rsid="04fd7647"/>
    </style:style>
    <style:style style:name="T127" style:family="text">
      <style:text-properties style:text-position="super 58%" officeooo:rsid="04fdb251"/>
    </style:style>
    <style:style style:name="T128" style:family="text">
      <style:text-properties style:text-position="super 58%" officeooo:rsid="04fe869c"/>
    </style:style>
    <style:style style:name="T129" style:family="text">
      <style:text-properties style:text-position="super 58%" officeooo:rsid="04ff42ea"/>
    </style:style>
    <style:style style:name="T130" style:family="text">
      <style:text-properties style:text-position="super 58%" officeooo:rsid="050242c7"/>
    </style:style>
    <style:style style:name="T131" style:family="text">
      <style:text-properties style:text-position="super 58%" officeooo:rsid="050530cf"/>
    </style:style>
    <style:style style:name="T132" style:family="text">
      <style:text-properties style:text-position="super 58%" officeooo:rsid="050751ad"/>
    </style:style>
    <style:style style:name="T133" style:family="text">
      <style:text-properties style:text-position="super 58%" officeooo:rsid="05087c45"/>
    </style:style>
    <style:style style:name="T134" style:family="text">
      <style:text-properties style:text-position="super 58%" officeooo:rsid="05088c5a"/>
    </style:style>
    <style:style style:name="T135" style:family="text">
      <style:text-properties style:text-position="super 58%" officeooo:rsid="0508ca5b"/>
    </style:style>
    <style:style style:name="T136" style:family="text">
      <style:text-properties style:text-position="super 58%" officeooo:rsid="050b412e"/>
    </style:style>
    <style:style style:name="T137" style:family="text">
      <style:text-properties style:text-position="super 58%" officeooo:rsid="050bd500"/>
    </style:style>
    <style:style style:name="T138" style:family="text">
      <style:text-properties style:text-position="super 58%" officeooo:rsid="050c1712"/>
    </style:style>
    <style:style style:name="T139" style:family="text">
      <style:text-properties style:text-position="super 58%" officeooo:rsid="050dacf6"/>
    </style:style>
    <style:style style:name="T140" style:family="text">
      <style:text-properties style:text-position="super 58%" officeooo:rsid="050eed33"/>
    </style:style>
    <style:style style:name="T141" style:family="text">
      <style:text-properties style:text-position="super 58%" officeooo:rsid="0511a2f9"/>
    </style:style>
    <style:style style:name="T142" style:family="text">
      <style:text-properties style:text-position="super 58%" officeooo:rsid="05137a33"/>
    </style:style>
    <style:style style:name="T143" style:family="text">
      <style:text-properties style:text-position="super 58%" officeooo:rsid="05148638"/>
    </style:style>
    <style:style style:name="T144" style:family="text">
      <style:text-properties style:text-position="super 58%" officeooo:rsid="05155d7b"/>
    </style:style>
    <style:style style:name="T145" style:family="text">
      <style:text-properties style:text-position="super 58%" officeooo:rsid="0516ca94"/>
    </style:style>
    <style:style style:name="T146" style:family="text">
      <style:text-properties style:text-position="super 58%" officeooo:rsid="0519cb47"/>
    </style:style>
    <style:style style:name="T147" style:family="text">
      <style:text-properties style:text-position="super 58%" officeooo:rsid="051bc855"/>
    </style:style>
    <style:style style:name="T148" style:family="text">
      <style:text-properties style:text-position="super 58%" officeooo:rsid="051d1650"/>
    </style:style>
    <style:style style:name="T149" style:family="text">
      <style:text-properties style:text-position="super 58%" officeooo:rsid="051eb624"/>
    </style:style>
    <style:style style:name="T150" style:family="text">
      <style:text-properties style:text-position="super 58%" officeooo:rsid="051fc975"/>
    </style:style>
    <style:style style:name="T151" style:family="text">
      <style:text-properties style:text-position="super 58%" officeooo:rsid="0521106d"/>
    </style:style>
    <style:style style:name="T152" style:family="text">
      <style:text-properties style:text-position="super 58%" officeooo:rsid="0522f3e1"/>
    </style:style>
    <style:style style:name="T153" style:family="text">
      <style:text-properties style:text-position="super 58%" officeooo:rsid="05230605"/>
    </style:style>
    <style:style style:name="T154" style:family="text">
      <style:text-properties style:text-position="super 58%" officeooo:rsid="05284e62"/>
    </style:style>
    <style:style style:name="T155" style:family="text">
      <style:text-properties style:text-position="super 58%" officeooo:rsid="052fe6fd"/>
    </style:style>
    <style:style style:name="T156" style:family="text">
      <style:text-properties style:text-position="super 58%" officeooo:rsid="0530538a"/>
    </style:style>
    <style:style style:name="T157" style:family="text">
      <style:text-properties style:text-position="super 58%" officeooo:rsid="05330462"/>
    </style:style>
    <style:style style:name="T158" style:family="text">
      <style:text-properties style:text-position="super 58%" officeooo:rsid="0535b9a3"/>
    </style:style>
    <style:style style:name="T159" style:family="text">
      <style:text-properties style:text-position="super 58%" officeooo:rsid="0535e26c"/>
    </style:style>
    <style:style style:name="T160" style:family="text">
      <style:text-properties style:text-position="super 58%" officeooo:rsid="0537a320"/>
    </style:style>
    <style:style style:name="T161" style:family="text">
      <style:text-properties style:text-position="super 58%" officeooo:rsid="053c6eaf"/>
    </style:style>
    <style:style style:name="T162" style:family="text">
      <style:text-properties style:text-position="super 58%" officeooo:rsid="053e12d5"/>
    </style:style>
    <style:style style:name="T163" style:family="text">
      <style:text-properties style:text-position="super 58%" officeooo:rsid="053f2c07"/>
    </style:style>
    <style:style style:name="T164" style:family="text">
      <style:text-properties style:text-position="super 58%" officeooo:rsid="0540a7d1"/>
    </style:style>
    <style:style style:name="T165" style:family="text">
      <style:text-properties style:text-position="super 58%" officeooo:rsid="05437482"/>
    </style:style>
    <style:style style:name="T166" style:family="text">
      <style:text-properties style:text-position="super 58%" officeooo:rsid="05450bf8"/>
    </style:style>
    <style:style style:name="T167" style:family="text">
      <style:text-properties style:text-position="super 58%" officeooo:rsid="0545d995"/>
    </style:style>
    <style:style style:name="T168" style:family="text">
      <style:text-properties style:text-position="super 58%" officeooo:rsid="05486055"/>
    </style:style>
    <style:style style:name="T169" style:family="text">
      <style:text-properties style:text-position="super 58%" officeooo:rsid="05486369"/>
    </style:style>
    <style:style style:name="T170" style:family="text">
      <style:text-properties style:text-position="super 58%" officeooo:rsid="054a1e8f"/>
    </style:style>
    <style:style style:name="T171" style:family="text">
      <style:text-properties style:text-position="super 58%" officeooo:rsid="054c2074"/>
    </style:style>
    <style:style style:name="T172" style:family="text">
      <style:text-properties style:text-position="super 58%" officeooo:rsid="05513a5b"/>
    </style:style>
    <style:style style:name="T173" style:family="text">
      <style:text-properties style:text-position="super 58%" officeooo:rsid="0551f403"/>
    </style:style>
    <style:style style:name="T174" style:family="text">
      <style:text-properties style:text-position="super 58%" officeooo:rsid="0557016a"/>
    </style:style>
    <style:style style:name="T175" style:family="text">
      <style:text-properties style:text-position="super 58%" officeooo:rsid="05582fb1"/>
    </style:style>
    <style:style style:name="T176" style:family="text">
      <style:text-properties style:text-position="super 58%" fo:font-style="normal" style:font-style-asian="normal" style:font-style-complex="normal"/>
    </style:style>
    <style:style style:name="T177" style:family="text">
      <style:text-properties style:text-position="super 58%" fo:font-style="normal" officeooo:rsid="0558df1e" style:font-style-asian="normal" style:font-style-complex="normal"/>
    </style:style>
    <style:style style:name="T178" style:family="text">
      <style:text-properties style:text-position="super 58%" fo:font-style="normal" officeooo:rsid="05829fd9" style:font-style-asian="normal" style:font-style-complex="normal"/>
    </style:style>
    <style:style style:name="T179" style:family="text">
      <style:text-properties style:text-position="super 58%" fo:font-style="normal" officeooo:rsid="0582afaa" style:font-style-asian="normal" style:font-style-complex="normal"/>
    </style:style>
    <style:style style:name="T180" style:family="text">
      <style:text-properties style:text-position="super 58%" fo:font-style="normal" officeooo:rsid="058620ae" style:font-style-asian="normal" style:font-style-complex="normal"/>
    </style:style>
    <style:style style:name="T181" style:family="text">
      <style:text-properties style:text-position="super 58%" fo:font-style="normal" officeooo:rsid="05875fc3" style:font-style-asian="normal" style:font-style-complex="normal"/>
    </style:style>
    <style:style style:name="T182" style:family="text">
      <style:text-properties style:text-position="super 58%" fo:font-style="normal" officeooo:rsid="065c96c3" style:font-style-asian="normal" style:font-style-complex="normal"/>
    </style:style>
    <style:style style:name="T183" style:family="text">
      <style:text-properties style:text-position="super 58%" fo:font-style="normal" officeooo:rsid="065df36f" style:font-style-asian="normal" style:font-style-complex="normal"/>
    </style:style>
    <style:style style:name="T184" style:family="text">
      <style:text-properties style:text-position="super 58%" fo:font-style="normal" officeooo:rsid="065f77fa" style:font-style-asian="normal" style:font-style-complex="normal"/>
    </style:style>
    <style:style style:name="T185" style:family="text">
      <style:text-properties style:text-position="super 58%" fo:font-style="normal" officeooo:rsid="06610336" style:font-style-asian="normal" style:font-style-complex="normal"/>
    </style:style>
    <style:style style:name="T186" style:family="text">
      <style:text-properties style:text-position="super 58%" fo:font-style="normal" officeooo:rsid="06650234" style:font-style-asian="normal" style:font-style-complex="normal"/>
    </style:style>
    <style:style style:name="T187" style:family="text">
      <style:text-properties style:text-position="super 58%" fo:font-style="normal" officeooo:rsid="06669d95" style:font-style-asian="normal" style:font-style-complex="normal"/>
    </style:style>
    <style:style style:name="T188" style:family="text">
      <style:text-properties style:text-position="super 58%" fo:font-style="normal" officeooo:rsid="0667e7f8" style:font-style-asian="normal" style:font-style-complex="normal"/>
    </style:style>
    <style:style style:name="T189" style:family="text">
      <style:text-properties style:text-position="super 58%" fo:font-style="normal" officeooo:rsid="066b3748" style:font-style-asian="normal" style:font-style-complex="normal"/>
    </style:style>
    <style:style style:name="T190" style:family="text">
      <style:text-properties style:text-position="super 58%" fo:font-style="normal" officeooo:rsid="066cb76e" style:font-style-asian="normal" style:font-style-complex="normal"/>
    </style:style>
    <style:style style:name="T191" style:family="text">
      <style:text-properties style:text-position="super 58%" fo:font-style="normal" officeooo:rsid="066e22d1" style:font-style-asian="normal" style:font-style-complex="normal"/>
    </style:style>
    <style:style style:name="T192" style:family="text">
      <style:text-properties style:text-position="super 58%" fo:font-style="normal" officeooo:rsid="066fa1f4" style:font-style-asian="normal" style:font-style-complex="normal"/>
    </style:style>
    <style:style style:name="T193" style:family="text">
      <style:text-properties style:text-position="super 58%" fo:font-style="normal" officeooo:rsid="0671323c" style:font-style-asian="normal" style:font-style-complex="normal"/>
    </style:style>
    <style:style style:name="T194" style:family="text">
      <style:text-properties style:text-position="super 58%" fo:font-style="normal" officeooo:rsid="06759d0b" style:font-style-asian="normal" style:font-style-complex="normal"/>
    </style:style>
    <style:style style:name="T195" style:family="text">
      <style:text-properties style:text-position="super 58%" fo:font-style="normal" officeooo:rsid="0675ff80" style:font-style-asian="normal" style:font-style-complex="normal"/>
    </style:style>
    <style:style style:name="T196" style:family="text">
      <style:text-properties style:text-position="super 58%" fo:font-style="normal" officeooo:rsid="0676efd8" style:font-style-asian="normal" style:font-style-complex="normal"/>
    </style:style>
    <style:style style:name="T197" style:family="text">
      <style:text-properties style:text-position="super 58%" fo:font-style="normal" officeooo:rsid="06773276" style:font-style-asian="normal" style:font-style-complex="normal"/>
    </style:style>
    <style:style style:name="T198" style:family="text">
      <style:text-properties style:text-position="super 58%" fo:font-style="normal" officeooo:rsid="06775333" style:font-style-asian="normal" style:font-style-complex="normal"/>
    </style:style>
    <style:style style:name="T199" style:family="text">
      <style:text-properties style:text-position="super 58%" fo:font-style="normal" officeooo:rsid="0679ff75" style:font-style-asian="normal" style:font-style-complex="normal"/>
    </style:style>
    <style:style style:name="T200" style:family="text">
      <style:text-properties style:text-position="super 58%" fo:font-style="normal" officeooo:rsid="067a3560" style:font-style-asian="normal" style:font-style-complex="normal"/>
    </style:style>
    <style:style style:name="T201" style:family="text">
      <style:text-properties style:text-position="super 58%" fo:font-style="normal" officeooo:rsid="067aee11" style:font-style-asian="normal" style:font-style-complex="normal"/>
    </style:style>
    <style:style style:name="T202" style:family="text">
      <style:text-properties style:text-position="super 58%" fo:font-style="normal" officeooo:rsid="067c7449" style:font-style-asian="normal" style:font-style-complex="normal"/>
    </style:style>
    <style:style style:name="T203" style:family="text">
      <style:text-properties style:text-position="super 58%" fo:font-style="normal" officeooo:rsid="067d942d" style:font-style-asian="normal" style:font-style-complex="normal"/>
    </style:style>
    <style:style style:name="T204" style:family="text">
      <style:text-properties style:text-position="super 58%" fo:font-style="normal" officeooo:rsid="067e35e3" style:font-style-asian="normal" style:font-style-complex="normal"/>
    </style:style>
    <style:style style:name="T205" style:family="text">
      <style:text-properties style:text-position="super 58%" fo:font-style="normal" officeooo:rsid="06806126" style:font-style-asian="normal" style:font-style-complex="normal"/>
    </style:style>
    <style:style style:name="T206" style:family="text">
      <style:text-properties style:text-position="super 58%" fo:font-style="normal" officeooo:rsid="06811aff" style:font-style-asian="normal" style:font-style-complex="normal"/>
    </style:style>
    <style:style style:name="T207" style:family="text">
      <style:text-properties style:text-position="super 58%" fo:font-style="normal" officeooo:rsid="06827c6d" style:font-style-asian="normal" style:font-style-complex="normal"/>
    </style:style>
    <style:style style:name="T208" style:family="text">
      <style:text-properties style:text-position="super 58%" fo:font-style="normal" officeooo:rsid="06833c37" style:font-style-asian="normal" style:font-style-complex="normal"/>
    </style:style>
    <style:style style:name="T209" style:family="text">
      <style:text-properties style:text-position="super 58%" fo:font-style="normal" officeooo:rsid="0683e031" style:font-style-asian="normal" style:font-style-complex="normal"/>
    </style:style>
    <style:style style:name="T210" style:family="text">
      <style:text-properties style:text-position="super 58%" fo:font-style="normal" officeooo:rsid="06852976" style:font-style-asian="normal" style:font-style-complex="normal"/>
    </style:style>
    <style:style style:name="T211" style:family="text">
      <style:text-properties style:text-position="super 58%" fo:font-style="normal" officeooo:rsid="0685576e" style:font-style-asian="normal" style:font-style-complex="normal"/>
    </style:style>
    <style:style style:name="T212" style:family="text">
      <style:text-properties style:text-position="super 58%" fo:font-style="normal" officeooo:rsid="06874897" style:font-style-asian="normal" style:font-style-complex="normal"/>
    </style:style>
    <style:style style:name="T213" style:family="text">
      <style:text-properties style:text-position="super 58%" fo:font-style="normal" officeooo:rsid="0687acf7" style:font-style-asian="normal" style:font-style-complex="normal"/>
    </style:style>
    <style:style style:name="T214" style:family="text">
      <style:text-properties style:text-position="super 58%" fo:font-style="normal" fo:font-weight="normal" style:font-style-asian="normal" style:font-weight-asian="normal" style:font-style-complex="normal" style:font-weight-complex="normal"/>
    </style:style>
    <style:style style:name="T215" style:family="text">
      <style:text-properties style:text-position="super 58%" fo:font-style="normal" fo:font-weight="normal" officeooo:rsid="0588494d" style:font-style-asian="normal" style:font-weight-asian="normal" style:font-style-complex="normal" style:font-weight-complex="normal"/>
    </style:style>
    <style:style style:name="T216" style:family="text">
      <style:text-properties style:text-position="super 58%" fo:font-style="normal" fo:font-weight="normal" officeooo:rsid="058af550" style:font-style-asian="normal" style:font-weight-asian="normal" style:font-style-complex="normal" style:font-weight-complex="normal"/>
    </style:style>
    <style:style style:name="T217" style:family="text">
      <style:text-properties style:text-position="super 58%" fo:font-style="normal" fo:font-weight="normal" officeooo:rsid="058fa696" style:font-style-asian="normal" style:font-weight-asian="normal" style:font-style-complex="normal" style:font-weight-complex="normal"/>
    </style:style>
    <style:style style:name="T218" style:family="text">
      <style:text-properties style:text-position="super 58%" fo:font-style="normal" fo:font-weight="normal" officeooo:rsid="0593ae15" style:font-style-asian="normal" style:font-weight-asian="normal" style:font-style-complex="normal" style:font-weight-complex="normal"/>
    </style:style>
    <style:style style:name="T219" style:family="text">
      <style:text-properties style:text-position="super 58%" fo:font-style="normal" fo:font-weight="normal" officeooo:rsid="059580d6" style:font-style-asian="normal" style:font-weight-asian="normal" style:font-style-complex="normal" style:font-weight-complex="normal"/>
    </style:style>
    <style:style style:name="T220" style:family="text">
      <style:text-properties style:text-position="super 58%" fo:font-style="normal" fo:font-weight="normal" officeooo:rsid="0598e4ce" style:font-style-asian="normal" style:font-weight-asian="normal" style:font-style-complex="normal" style:font-weight-complex="normal"/>
    </style:style>
    <style:style style:name="T221" style:family="text">
      <style:text-properties style:text-position="super 58%" fo:font-style="normal" fo:font-weight="normal" officeooo:rsid="059ae342" style:font-style-asian="normal" style:font-weight-asian="normal" style:font-style-complex="normal" style:font-weight-complex="normal"/>
    </style:style>
    <style:style style:name="T222" style:family="text">
      <style:text-properties style:text-position="super 58%" fo:font-style="normal" fo:font-weight="normal" officeooo:rsid="059bab01" style:font-style-asian="normal" style:font-weight-asian="normal" style:font-style-complex="normal" style:font-weight-complex="normal"/>
    </style:style>
    <style:style style:name="T223" style:family="text">
      <style:text-properties style:text-position="super 58%" fo:font-style="normal" fo:font-weight="normal" officeooo:rsid="059c61fd" style:font-style-asian="normal" style:font-weight-asian="normal" style:font-style-complex="normal" style:font-weight-complex="normal"/>
    </style:style>
    <style:style style:name="T224" style:family="text">
      <style:text-properties style:text-position="super 58%" fo:font-style="normal" fo:font-weight="normal" officeooo:rsid="059fe618" style:font-style-asian="normal" style:font-weight-asian="normal" style:font-style-complex="normal" style:font-weight-complex="normal"/>
    </style:style>
    <style:style style:name="T225" style:family="text">
      <style:text-properties style:text-position="super 58%" fo:font-style="normal" fo:font-weight="normal" officeooo:rsid="05a4fa57" style:font-style-asian="normal" style:font-weight-asian="normal" style:font-style-complex="normal" style:font-weight-complex="normal"/>
    </style:style>
    <style:style style:name="T226" style:family="text">
      <style:text-properties style:text-position="super 58%" fo:font-style="normal" fo:font-weight="normal" officeooo:rsid="05a60d79" style:font-style-asian="normal" style:font-weight-asian="normal" style:font-style-complex="normal" style:font-weight-complex="normal"/>
    </style:style>
    <style:style style:name="T227" style:family="text">
      <style:text-properties style:text-position="super 58%" fo:font-style="normal" fo:font-weight="normal" officeooo:rsid="05a68c29" style:font-style-asian="normal" style:font-weight-asian="normal" style:font-style-complex="normal" style:font-weight-complex="normal"/>
    </style:style>
    <style:style style:name="T228" style:family="text">
      <style:text-properties style:text-position="super 58%" fo:font-style="normal" fo:font-weight="normal" officeooo:rsid="05a98e59" style:font-style-asian="normal" style:font-weight-asian="normal" style:font-style-complex="normal" style:font-weight-complex="normal"/>
    </style:style>
    <style:style style:name="T229" style:family="text">
      <style:text-properties style:text-position="super 58%" fo:font-style="normal" fo:font-weight="normal" officeooo:rsid="05aa15eb" style:font-style-asian="normal" style:font-weight-asian="normal" style:font-style-complex="normal" style:font-weight-complex="normal"/>
    </style:style>
    <style:style style:name="T230" style:family="text">
      <style:text-properties style:text-position="super 58%" fo:font-style="normal" fo:font-weight="normal" officeooo:rsid="05acf85a" style:font-style-asian="normal" style:font-weight-asian="normal" style:font-style-complex="normal" style:font-weight-complex="normal"/>
    </style:style>
    <style:style style:name="T231" style:family="text">
      <style:text-properties style:text-position="super 58%" fo:font-style="normal" fo:font-weight="normal" officeooo:rsid="05ad2ec7" style:font-style-asian="normal" style:font-weight-asian="normal" style:font-style-complex="normal" style:font-weight-complex="normal"/>
    </style:style>
    <style:style style:name="T232" style:family="text">
      <style:text-properties style:text-position="super 58%" fo:font-style="normal" fo:font-weight="normal" officeooo:rsid="05b07d43" style:font-style-asian="normal" style:font-weight-asian="normal" style:font-style-complex="normal" style:font-weight-complex="normal"/>
    </style:style>
    <style:style style:name="T233" style:family="text">
      <style:text-properties style:text-position="super 58%" fo:font-style="normal" fo:font-weight="normal" officeooo:rsid="05b392db" style:font-style-asian="normal" style:font-weight-asian="normal" style:font-style-complex="normal" style:font-weight-complex="normal"/>
    </style:style>
    <style:style style:name="T234" style:family="text">
      <style:text-properties style:text-position="super 58%" fo:font-style="normal" fo:font-weight="normal" officeooo:rsid="05b50cde" style:font-style-asian="normal" style:font-weight-asian="normal" style:font-style-complex="normal" style:font-weight-complex="normal"/>
    </style:style>
    <style:style style:name="T235" style:family="text">
      <style:text-properties style:text-position="super 58%" fo:font-style="normal" fo:font-weight="normal" officeooo:rsid="05b71957" style:font-style-asian="normal" style:font-weight-asian="normal" style:font-style-complex="normal" style:font-weight-complex="normal"/>
    </style:style>
    <style:style style:name="T236" style:family="text">
      <style:text-properties style:text-position="super 58%" fo:font-style="normal" fo:font-weight="normal" officeooo:rsid="05b77da8" style:font-style-asian="normal" style:font-weight-asian="normal" style:font-style-complex="normal" style:font-weight-complex="normal"/>
    </style:style>
    <style:style style:name="T237" style:family="text">
      <style:text-properties style:text-position="super 58%" fo:font-style="normal" fo:font-weight="normal" officeooo:rsid="05b91892" style:font-style-asian="normal" style:font-weight-asian="normal" style:font-style-complex="normal" style:font-weight-complex="normal"/>
    </style:style>
    <style:style style:name="T238" style:family="text">
      <style:text-properties style:text-position="super 58%" fo:font-style="normal" fo:font-weight="normal" officeooo:rsid="05bb579a" style:font-style-asian="normal" style:font-weight-asian="normal" style:font-style-complex="normal" style:font-weight-complex="normal"/>
    </style:style>
    <style:style style:name="T239" style:family="text">
      <style:text-properties style:text-position="super 58%" fo:font-style="normal" fo:font-weight="normal" officeooo:rsid="05bc2f75" style:font-style-asian="normal" style:font-weight-asian="normal" style:font-style-complex="normal" style:font-weight-complex="normal"/>
    </style:style>
    <style:style style:name="T240" style:family="text">
      <style:text-properties style:text-position="super 58%" fo:font-style="normal" fo:font-weight="normal" officeooo:rsid="05be0068" style:font-style-asian="normal" style:font-weight-asian="normal" style:font-style-complex="normal" style:font-weight-complex="normal"/>
    </style:style>
    <style:style style:name="T241" style:family="text">
      <style:text-properties style:text-position="super 58%" fo:font-style="normal" fo:font-weight="normal" officeooo:rsid="05bfd164" style:font-style-asian="normal" style:font-weight-asian="normal" style:font-style-complex="normal" style:font-weight-complex="normal"/>
    </style:style>
    <style:style style:name="T242" style:family="text">
      <style:text-properties style:text-position="super 58%" fo:font-style="normal" fo:font-weight="normal" officeooo:rsid="05c0ebca" style:font-style-asian="normal" style:font-weight-asian="normal" style:font-style-complex="normal" style:font-weight-complex="normal"/>
    </style:style>
    <style:style style:name="T243" style:family="text">
      <style:text-properties style:text-position="super 58%" fo:font-style="normal" fo:font-weight="normal" officeooo:rsid="05c2e7b5" style:font-style-asian="normal" style:font-weight-asian="normal" style:font-style-complex="normal" style:font-weight-complex="normal"/>
    </style:style>
    <style:style style:name="T244" style:family="text">
      <style:text-properties style:text-position="super 58%" fo:font-style="normal" fo:font-weight="normal" officeooo:rsid="05c5c1dd" style:font-style-asian="normal" style:font-weight-asian="normal" style:font-style-complex="normal" style:font-weight-complex="normal"/>
    </style:style>
    <style:style style:name="T245" style:family="text">
      <style:text-properties style:text-position="super 58%" fo:font-style="normal" fo:font-weight="normal" officeooo:rsid="05c6b1b8" style:font-style-asian="normal" style:font-weight-asian="normal" style:font-style-complex="normal" style:font-weight-complex="normal"/>
    </style:style>
    <style:style style:name="T246" style:family="text">
      <style:text-properties style:text-position="super 58%" fo:font-style="normal" fo:font-weight="normal" officeooo:rsid="05c8347d" style:font-style-asian="normal" style:font-weight-asian="normal" style:font-style-complex="normal" style:font-weight-complex="normal"/>
    </style:style>
    <style:style style:name="T247" style:family="text">
      <style:text-properties style:text-position="super 58%" fo:font-style="normal" fo:font-weight="normal" officeooo:rsid="05cd25af" style:font-style-asian="normal" style:font-weight-asian="normal" style:font-style-complex="normal" style:font-weight-complex="normal"/>
    </style:style>
    <style:style style:name="T248" style:family="text">
      <style:text-properties style:text-position="super 58%" fo:font-style="normal" fo:font-weight="normal" officeooo:rsid="05ce3a79" style:font-style-asian="normal" style:font-weight-asian="normal" style:font-style-complex="normal" style:font-weight-complex="normal"/>
    </style:style>
    <style:style style:name="T249" style:family="text">
      <style:text-properties style:text-position="super 58%" fo:font-style="normal" fo:font-weight="normal" officeooo:rsid="05cfac45" style:font-style-asian="normal" style:font-weight-asian="normal" style:font-style-complex="normal" style:font-weight-complex="normal"/>
    </style:style>
    <style:style style:name="T250" style:family="text">
      <style:text-properties style:text-position="super 58%" fo:font-style="normal" fo:font-weight="normal" officeooo:rsid="05d03b57" style:font-style-asian="normal" style:font-weight-asian="normal" style:font-style-complex="normal" style:font-weight-complex="normal"/>
    </style:style>
    <style:style style:name="T251" style:family="text">
      <style:text-properties style:text-position="super 58%" fo:font-style="normal" fo:font-weight="normal" officeooo:rsid="05d206d7" style:font-style-asian="normal" style:font-weight-asian="normal" style:font-style-complex="normal" style:font-weight-complex="normal"/>
    </style:style>
    <style:style style:name="T252" style:family="text">
      <style:text-properties style:text-position="super 58%" fo:font-style="normal" fo:font-weight="normal" officeooo:rsid="05d230bd" style:font-style-asian="normal" style:font-weight-asian="normal" style:font-style-complex="normal" style:font-weight-complex="normal"/>
    </style:style>
    <style:style style:name="T253" style:family="text">
      <style:text-properties style:text-position="super 58%" fo:font-style="normal" fo:font-weight="normal" officeooo:rsid="05d39741" style:font-style-asian="normal" style:font-weight-asian="normal" style:font-style-complex="normal" style:font-weight-complex="normal"/>
    </style:style>
    <style:style style:name="T254" style:family="text">
      <style:text-properties style:text-position="super 58%" fo:font-style="normal" fo:font-weight="normal" officeooo:rsid="05d7bd98" style:font-style-asian="normal" style:font-weight-asian="normal" style:font-style-complex="normal" style:font-weight-complex="normal"/>
    </style:style>
    <style:style style:name="T255" style:family="text">
      <style:text-properties style:text-position="super 58%" fo:font-style="normal" fo:font-weight="normal" officeooo:rsid="05d7c233" style:font-style-asian="normal" style:font-weight-asian="normal" style:font-style-complex="normal" style:font-weight-complex="normal"/>
    </style:style>
    <style:style style:name="T256" style:family="text">
      <style:text-properties style:text-position="super 58%" fo:font-style="normal" fo:font-weight="normal" officeooo:rsid="05d9cf1b" style:font-style-asian="normal" style:font-weight-asian="normal" style:font-style-complex="normal" style:font-weight-complex="normal"/>
    </style:style>
    <style:style style:name="T257" style:family="text">
      <style:text-properties style:text-position="super 58%" fo:font-style="normal" fo:font-weight="normal" officeooo:rsid="05dd5fc4" style:font-style-asian="normal" style:font-weight-asian="normal" style:font-style-complex="normal" style:font-weight-complex="normal"/>
    </style:style>
    <style:style style:name="T258" style:family="text">
      <style:text-properties style:text-position="super 58%" fo:font-style="normal" fo:font-weight="normal" officeooo:rsid="05dda710" style:font-style-asian="normal" style:font-weight-asian="normal" style:font-style-complex="normal" style:font-weight-complex="normal"/>
    </style:style>
    <style:style style:name="T259" style:family="text">
      <style:text-properties style:text-position="super 58%" fo:font-style="normal" fo:font-weight="normal" officeooo:rsid="05de0a90" style:font-style-asian="normal" style:font-weight-asian="normal" style:font-style-complex="normal" style:font-weight-complex="normal"/>
    </style:style>
    <style:style style:name="T260" style:family="text">
      <style:text-properties style:text-position="super 58%" fo:font-style="normal" fo:font-weight="normal" officeooo:rsid="05dee6ff" style:font-style-asian="normal" style:font-weight-asian="normal" style:font-style-complex="normal" style:font-weight-complex="normal"/>
    </style:style>
    <style:style style:name="T261" style:family="text">
      <style:text-properties style:text-position="super 58%" fo:font-style="normal" fo:font-weight="normal" officeooo:rsid="05e27d93" style:font-style-asian="normal" style:font-weight-asian="normal" style:font-style-complex="normal" style:font-weight-complex="normal"/>
    </style:style>
    <style:style style:name="T262" style:family="text">
      <style:text-properties style:text-position="super 58%" fo:font-style="normal" fo:font-weight="normal" officeooo:rsid="05e40db5" style:font-style-asian="normal" style:font-weight-asian="normal" style:font-style-complex="normal" style:font-weight-complex="normal"/>
    </style:style>
    <style:style style:name="T263" style:family="text">
      <style:text-properties style:text-position="super 58%" fo:font-style="normal" fo:font-weight="normal" officeooo:rsid="05e5c7fe" style:font-style-asian="normal" style:font-weight-asian="normal" style:font-style-complex="normal" style:font-weight-complex="normal"/>
    </style:style>
    <style:style style:name="T264" style:family="text">
      <style:text-properties style:text-position="super 58%" fo:font-style="normal" fo:font-weight="normal" officeooo:rsid="05e67a2a" style:font-style-asian="normal" style:font-weight-asian="normal" style:font-style-complex="normal" style:font-weight-complex="normal"/>
    </style:style>
    <style:style style:name="T265" style:family="text">
      <style:text-properties style:text-position="super 58%" fo:font-style="normal" fo:font-weight="normal" officeooo:rsid="05e6ce35" style:font-style-asian="normal" style:font-weight-asian="normal" style:font-style-complex="normal" style:font-weight-complex="normal"/>
    </style:style>
    <style:style style:name="T266" style:family="text">
      <style:text-properties style:text-position="super 58%" fo:font-style="normal" fo:font-weight="normal" officeooo:rsid="05e739e0" style:font-style-asian="normal" style:font-weight-asian="normal" style:font-style-complex="normal" style:font-weight-complex="normal"/>
    </style:style>
    <style:style style:name="T267" style:family="text">
      <style:text-properties style:text-position="super 58%" fo:font-style="normal" fo:font-weight="normal" officeooo:rsid="05e95cd4" style:font-style-asian="normal" style:font-weight-asian="normal" style:font-style-complex="normal" style:font-weight-complex="normal"/>
    </style:style>
    <style:style style:name="T268" style:family="text">
      <style:text-properties style:text-position="super 58%" fo:font-style="normal" fo:font-weight="normal" officeooo:rsid="05eb1664" style:font-style-asian="normal" style:font-weight-asian="normal" style:font-style-complex="normal" style:font-weight-complex="normal"/>
    </style:style>
    <style:style style:name="T269" style:family="text">
      <style:text-properties style:text-position="super 58%" fo:font-style="normal" fo:font-weight="normal" officeooo:rsid="05ec0c94" style:font-style-asian="normal" style:font-weight-asian="normal" style:font-style-complex="normal" style:font-weight-complex="normal"/>
    </style:style>
    <style:style style:name="T270" style:family="text">
      <style:text-properties style:text-position="super 58%" fo:font-style="normal" fo:font-weight="normal" officeooo:rsid="05ec577c" style:font-style-asian="normal" style:font-weight-asian="normal" style:font-style-complex="normal" style:font-weight-complex="normal"/>
    </style:style>
    <style:style style:name="T271" style:family="text">
      <style:text-properties style:text-position="super 58%" fo:font-style="normal" fo:font-weight="normal" officeooo:rsid="05ed40ad" style:font-style-asian="normal" style:font-weight-asian="normal" style:font-style-complex="normal" style:font-weight-complex="normal"/>
    </style:style>
    <style:style style:name="T272" style:family="text">
      <style:text-properties style:text-position="super 58%" fo:font-style="normal" fo:font-weight="normal" officeooo:rsid="05eda016" style:font-style-asian="normal" style:font-weight-asian="normal" style:font-style-complex="normal" style:font-weight-complex="normal"/>
    </style:style>
    <style:style style:name="T273" style:family="text">
      <style:text-properties style:text-position="super 58%" fo:font-style="normal" fo:font-weight="normal" officeooo:rsid="05ee3fd5" style:font-style-asian="normal" style:font-weight-asian="normal" style:font-style-complex="normal" style:font-weight-complex="normal"/>
    </style:style>
    <style:style style:name="T274" style:family="text">
      <style:text-properties style:text-position="super 58%" fo:font-style="normal" fo:font-weight="normal" officeooo:rsid="05f08f4f" style:font-style-asian="normal" style:font-weight-asian="normal" style:font-style-complex="normal" style:font-weight-complex="normal"/>
    </style:style>
    <style:style style:name="T275" style:family="text">
      <style:text-properties style:text-position="super 58%" fo:font-style="normal" fo:font-weight="normal" officeooo:rsid="05f2740f" style:font-style-asian="normal" style:font-weight-asian="normal" style:font-style-complex="normal" style:font-weight-complex="normal"/>
    </style:style>
    <style:style style:name="T276" style:family="text">
      <style:text-properties style:text-position="super 58%" fo:font-style="normal" fo:font-weight="normal" officeooo:rsid="05f64f61" style:font-style-asian="normal" style:font-weight-asian="normal" style:font-style-complex="normal" style:font-weight-complex="normal"/>
    </style:style>
    <style:style style:name="T277" style:family="text">
      <style:text-properties style:text-position="super 58%" fo:font-style="normal" fo:font-weight="normal" officeooo:rsid="05f702b1" style:font-style-asian="normal" style:font-weight-asian="normal" style:font-style-complex="normal" style:font-weight-complex="normal"/>
    </style:style>
    <style:style style:name="T278" style:family="text">
      <style:text-properties style:text-position="super 58%" fo:font-style="normal" fo:font-weight="normal" officeooo:rsid="05f8cd07" style:font-style-asian="normal" style:font-weight-asian="normal" style:font-style-complex="normal" style:font-weight-complex="normal"/>
    </style:style>
    <style:style style:name="T279" style:family="text">
      <style:text-properties style:text-position="super 58%" fo:font-style="normal" fo:font-weight="normal" officeooo:rsid="05fa7b9d" style:font-style-asian="normal" style:font-weight-asian="normal" style:font-style-complex="normal" style:font-weight-complex="normal"/>
    </style:style>
    <style:style style:name="T280" style:family="text">
      <style:text-properties style:text-position="super 58%" fo:font-style="normal" fo:font-weight="normal" officeooo:rsid="05ff0d32" style:font-style-asian="normal" style:font-weight-asian="normal" style:font-style-complex="normal" style:font-weight-complex="normal"/>
    </style:style>
    <style:style style:name="T281" style:family="text">
      <style:text-properties style:text-position="super 58%" fo:font-style="normal" fo:font-weight="normal" officeooo:rsid="0600a59f" style:font-style-asian="normal" style:font-weight-asian="normal" style:font-style-complex="normal" style:font-weight-complex="normal"/>
    </style:style>
    <style:style style:name="T282" style:family="text">
      <style:text-properties style:text-position="super 58%" fo:font-style="normal" fo:font-weight="normal" officeooo:rsid="0602033d" style:font-style-asian="normal" style:font-weight-asian="normal" style:font-style-complex="normal" style:font-weight-complex="normal"/>
    </style:style>
    <style:style style:name="T283" style:family="text">
      <style:text-properties style:text-position="super 58%" fo:font-style="normal" fo:font-weight="normal" officeooo:rsid="0603f4b4" style:font-style-asian="normal" style:font-weight-asian="normal" style:font-style-complex="normal" style:font-weight-complex="normal"/>
    </style:style>
    <style:style style:name="T284" style:family="text">
      <style:text-properties style:text-position="super 58%" fo:font-style="normal" fo:font-weight="normal" officeooo:rsid="06064674" style:font-style-asian="normal" style:font-weight-asian="normal" style:font-style-complex="normal" style:font-weight-complex="normal"/>
    </style:style>
    <style:style style:name="T285" style:family="text">
      <style:text-properties style:text-position="super 58%" fo:font-style="normal" fo:font-weight="normal" officeooo:rsid="0607934c" style:font-style-asian="normal" style:font-weight-asian="normal" style:font-style-complex="normal" style:font-weight-complex="normal"/>
    </style:style>
    <style:style style:name="T286" style:family="text">
      <style:text-properties style:text-position="super 58%" fo:font-style="normal" fo:font-weight="normal" officeooo:rsid="06099ae9" style:font-style-asian="normal" style:font-weight-asian="normal" style:font-style-complex="normal" style:font-weight-complex="normal"/>
    </style:style>
    <style:style style:name="T287" style:family="text">
      <style:text-properties style:text-position="super 58%" fo:font-style="normal" fo:font-weight="normal" officeooo:rsid="060b09bf" style:font-style-asian="normal" style:font-weight-asian="normal" style:font-style-complex="normal" style:font-weight-complex="normal"/>
    </style:style>
    <style:style style:name="T288" style:family="text">
      <style:text-properties style:text-position="super 58%" fo:font-style="normal" fo:font-weight="normal" officeooo:rsid="060c4596" style:font-style-asian="normal" style:font-weight-asian="normal" style:font-style-complex="normal" style:font-weight-complex="normal"/>
    </style:style>
    <style:style style:name="T289" style:family="text">
      <style:text-properties style:text-position="super 58%" fo:font-style="normal" fo:font-weight="normal" officeooo:rsid="060d1cd4" style:font-style-asian="normal" style:font-weight-asian="normal" style:font-style-complex="normal" style:font-weight-complex="normal"/>
    </style:style>
    <style:style style:name="T290" style:family="text">
      <style:text-properties style:text-position="super 58%" fo:font-style="normal" fo:font-weight="normal" officeooo:rsid="060df6f9" style:font-style-asian="normal" style:font-weight-asian="normal" style:font-style-complex="normal" style:font-weight-complex="normal"/>
    </style:style>
    <style:style style:name="T291" style:family="text">
      <style:text-properties style:text-position="super 58%" fo:font-style="normal" fo:font-weight="normal" officeooo:rsid="06113d3c" style:font-style-asian="normal" style:font-weight-asian="normal" style:font-style-complex="normal" style:font-weight-complex="normal"/>
    </style:style>
    <style:style style:name="T292" style:family="text">
      <style:text-properties style:text-position="super 58%" fo:font-style="normal" fo:font-weight="normal" officeooo:rsid="06123792" style:font-style-asian="normal" style:font-weight-asian="normal" style:font-style-complex="normal" style:font-weight-complex="normal"/>
    </style:style>
    <style:style style:name="T293" style:family="text">
      <style:text-properties style:text-position="super 58%" fo:font-style="normal" fo:font-weight="normal" officeooo:rsid="0614523a" style:font-style-asian="normal" style:font-weight-asian="normal" style:font-style-complex="normal" style:font-weight-complex="normal"/>
    </style:style>
    <style:style style:name="T294" style:family="text">
      <style:text-properties style:text-position="super 58%" fo:font-style="normal" fo:font-weight="normal" officeooo:rsid="0614a219" style:font-style-asian="normal" style:font-weight-asian="normal" style:font-style-complex="normal" style:font-weight-complex="normal"/>
    </style:style>
    <style:style style:name="T295" style:family="text">
      <style:text-properties style:text-position="super 58%" fo:font-style="normal" fo:font-weight="normal" officeooo:rsid="06150c87" style:font-style-asian="normal" style:font-weight-asian="normal" style:font-style-complex="normal" style:font-weight-complex="normal"/>
    </style:style>
    <style:style style:name="T296" style:family="text">
      <style:text-properties style:text-position="super 58%" fo:font-style="normal" fo:font-weight="normal" officeooo:rsid="0619ff0a" style:font-style-asian="normal" style:font-weight-asian="normal" style:font-style-complex="normal" style:font-weight-complex="normal"/>
    </style:style>
    <style:style style:name="T297" style:family="text">
      <style:text-properties style:text-position="super 58%" fo:font-style="normal" fo:font-weight="normal" officeooo:rsid="061a95f6" style:font-style-asian="normal" style:font-weight-asian="normal" style:font-style-complex="normal" style:font-weight-complex="normal"/>
    </style:style>
    <style:style style:name="T298" style:family="text">
      <style:text-properties style:text-position="super 58%" fo:font-style="normal" fo:font-weight="normal" officeooo:rsid="061bc975" style:font-style-asian="normal" style:font-weight-asian="normal" style:font-style-complex="normal" style:font-weight-complex="normal"/>
    </style:style>
    <style:style style:name="T299" style:family="text">
      <style:text-properties style:text-position="super 58%" fo:font-style="normal" fo:font-weight="normal" officeooo:rsid="061dcbd6" style:font-style-asian="normal" style:font-weight-asian="normal" style:font-style-complex="normal" style:font-weight-complex="normal"/>
    </style:style>
    <style:style style:name="T300" style:family="text">
      <style:text-properties style:text-position="super 58%" fo:font-style="normal" fo:font-weight="normal" officeooo:rsid="061f72c5" style:font-style-asian="normal" style:font-weight-asian="normal" style:font-style-complex="normal" style:font-weight-complex="normal"/>
    </style:style>
    <style:style style:name="T301" style:family="text">
      <style:text-properties style:text-position="super 58%" fo:font-style="normal" fo:font-weight="normal" officeooo:rsid="0622da58" style:font-style-asian="normal" style:font-weight-asian="normal" style:font-style-complex="normal" style:font-weight-complex="normal"/>
    </style:style>
    <style:style style:name="T302" style:family="text">
      <style:text-properties style:text-position="super 58%" fo:font-style="normal" fo:font-weight="normal" officeooo:rsid="062440fc" style:font-style-asian="normal" style:font-weight-asian="normal" style:font-style-complex="normal" style:font-weight-complex="normal"/>
    </style:style>
    <style:style style:name="T303" style:family="text">
      <style:text-properties style:text-position="super 58%" fo:font-style="normal" fo:font-weight="normal" officeooo:rsid="0625432c" style:font-style-asian="normal" style:font-weight-asian="normal" style:font-style-complex="normal" style:font-weight-complex="normal"/>
    </style:style>
    <style:style style:name="T304" style:family="text">
      <style:text-properties style:text-position="super 58%" fo:font-style="normal" fo:font-weight="normal" officeooo:rsid="0627750e" style:font-style-asian="normal" style:font-weight-asian="normal" style:font-style-complex="normal" style:font-weight-complex="normal"/>
    </style:style>
    <style:style style:name="T305" style:family="text">
      <style:text-properties style:text-position="super 58%" officeooo:rsid="055aa59f"/>
    </style:style>
    <style:style style:name="T306" style:family="text">
      <style:text-properties style:text-position="super 58%" officeooo:rsid="055ca199"/>
    </style:style>
    <style:style style:name="T307" style:family="text">
      <style:text-properties style:text-position="super 58%" officeooo:rsid="055ffa69"/>
    </style:style>
    <style:style style:name="T308" style:family="text">
      <style:text-properties style:text-position="super 58%" fo:font-style="italic" style:font-style-asian="italic" style:font-style-complex="italic"/>
    </style:style>
    <style:style style:name="T309" style:family="text">
      <style:text-properties style:text-position="super 58%" fo:font-style="italic" officeooo:rsid="05617c96" style:font-style-asian="italic" style:font-style-complex="italic"/>
    </style:style>
    <style:style style:name="T310" style:family="text">
      <style:text-properties style:text-position="super 58%" fo:font-style="italic" officeooo:rsid="05684967" style:font-style-asian="italic" style:font-style-complex="italic"/>
    </style:style>
    <style:style style:name="T311" style:family="text">
      <style:text-properties style:text-position="super 58%" officeooo:rsid="05617c96"/>
    </style:style>
    <style:style style:name="T312" style:family="text">
      <style:text-properties style:text-position="super 58%" officeooo:rsid="05645bf9"/>
    </style:style>
    <style:style style:name="T313" style:family="text">
      <style:text-properties style:text-position="super 58%" officeooo:rsid="0566db2b"/>
    </style:style>
    <style:style style:name="T314" style:family="text">
      <style:text-properties style:text-position="super 58%" officeooo:rsid="056ebcc6"/>
    </style:style>
    <style:style style:name="T315" style:family="text">
      <style:text-properties style:text-position="super 58%" officeooo:rsid="0570155f"/>
    </style:style>
    <style:style style:name="T316" style:family="text">
      <style:text-properties style:text-position="super 58%" officeooo:rsid="0570f5e1"/>
    </style:style>
    <style:style style:name="T317" style:family="text">
      <style:text-properties style:text-position="super 58%" officeooo:rsid="05730419"/>
    </style:style>
    <style:style style:name="T318" style:family="text">
      <style:text-properties style:text-position="super 58%" officeooo:rsid="05747bea"/>
    </style:style>
    <style:style style:name="T319" style:family="text">
      <style:text-properties style:text-position="super 58%" officeooo:rsid="05763238"/>
    </style:style>
    <style:style style:name="T320" style:family="text">
      <style:text-properties style:text-position="super 58%" officeooo:rsid="0577dea9"/>
    </style:style>
    <style:style style:name="T321" style:family="text">
      <style:text-properties style:text-position="super 58%" officeooo:rsid="0577e1b5"/>
    </style:style>
    <style:style style:name="T322" style:family="text">
      <style:text-properties style:text-position="super 58%" officeooo:rsid="0579d752"/>
    </style:style>
    <style:style style:name="T323" style:family="text">
      <style:text-properties style:text-position="super 58%" officeooo:rsid="0579fe42"/>
    </style:style>
    <style:style style:name="T324" style:family="text">
      <style:text-properties style:text-position="super 58%" officeooo:rsid="057b5ec9"/>
    </style:style>
    <style:style style:name="T325" style:family="text">
      <style:text-properties style:text-position="super 58%" officeooo:rsid="057d77bb"/>
    </style:style>
    <style:style style:name="T326" style:family="text">
      <style:text-properties style:text-position="super 58%" officeooo:rsid="05829fd9"/>
    </style:style>
    <style:style style:name="T327" style:family="text">
      <style:text-properties style:text-position="super 58%" officeooo:rsid="062af592"/>
    </style:style>
    <style:style style:name="T328" style:family="text">
      <style:text-properties style:text-position="super 58%" officeooo:rsid="062b8fcf"/>
    </style:style>
    <style:style style:name="T329" style:family="text">
      <style:text-properties style:text-position="super 58%" officeooo:rsid="063120bc"/>
    </style:style>
    <style:style style:name="T330" style:family="text">
      <style:text-properties style:text-position="super 58%" officeooo:rsid="06312cb2"/>
    </style:style>
    <style:style style:name="T331" style:family="text">
      <style:text-properties style:text-position="super 58%" officeooo:rsid="06315303"/>
    </style:style>
    <style:style style:name="T332" style:family="text">
      <style:text-properties style:text-position="super 58%" officeooo:rsid="0633f68f"/>
    </style:style>
    <style:style style:name="T333" style:family="text">
      <style:text-properties style:text-position="super 58%" officeooo:rsid="06368888"/>
    </style:style>
    <style:style style:name="T334" style:family="text">
      <style:text-properties style:text-position="super 58%" officeooo:rsid="0637ab42"/>
    </style:style>
    <style:style style:name="T335" style:family="text">
      <style:text-properties style:text-position="super 58%" officeooo:rsid="06384750"/>
    </style:style>
    <style:style style:name="T336" style:family="text">
      <style:text-properties style:text-position="super 58%" officeooo:rsid="0639fca9"/>
    </style:style>
    <style:style style:name="T337" style:family="text">
      <style:text-properties style:text-position="super 58%" officeooo:rsid="063af2de"/>
    </style:style>
    <style:style style:name="T338" style:family="text">
      <style:text-properties style:text-position="super 58%" officeooo:rsid="063ef7af"/>
    </style:style>
    <style:style style:name="T339" style:family="text">
      <style:text-properties style:text-position="super 58%" officeooo:rsid="063fc494"/>
    </style:style>
    <style:style style:name="T340" style:family="text">
      <style:text-properties style:text-position="super 58%" officeooo:rsid="0641649f"/>
    </style:style>
    <style:style style:name="T341" style:family="text">
      <style:text-properties style:text-position="super 58%" officeooo:rsid="0642f774"/>
    </style:style>
    <style:style style:name="T342" style:family="text">
      <style:text-properties style:text-position="super 58%" officeooo:rsid="064359f4"/>
    </style:style>
    <style:style style:name="T343" style:family="text">
      <style:text-properties style:text-position="super 58%" officeooo:rsid="064699b1"/>
    </style:style>
    <style:style style:name="T344" style:family="text">
      <style:text-properties style:text-position="super 58%" officeooo:rsid="06483086"/>
    </style:style>
    <style:style style:name="T345" style:family="text">
      <style:text-properties style:text-position="super 58%" officeooo:rsid="064aae93"/>
    </style:style>
    <style:style style:name="T346" style:family="text">
      <style:text-properties style:text-position="super 58%" officeooo:rsid="064b25da"/>
    </style:style>
    <style:style style:name="T347" style:family="text">
      <style:text-properties style:text-position="super 58%" officeooo:rsid="064b9c1c"/>
    </style:style>
    <style:style style:name="T348" style:family="text">
      <style:text-properties style:text-position="super 58%" officeooo:rsid="064c7501"/>
    </style:style>
    <style:style style:name="T349" style:family="text">
      <style:text-properties style:text-position="super 58%" officeooo:rsid="064e7eda"/>
    </style:style>
    <style:style style:name="T350" style:family="text">
      <style:text-properties style:text-position="super 58%" officeooo:rsid="0650438a"/>
    </style:style>
    <style:style style:name="T351" style:family="text">
      <style:text-properties style:text-position="super 58%" officeooo:rsid="06514c25"/>
    </style:style>
    <style:style style:name="T352" style:family="text">
      <style:text-properties style:text-position="super 58%" officeooo:rsid="0651f3f9"/>
    </style:style>
    <style:style style:name="T353" style:family="text">
      <style:text-properties style:text-position="super 58%" officeooo:rsid="0653bbf3"/>
    </style:style>
    <style:style style:name="T354" style:family="text">
      <style:text-properties style:text-position="super 58%" officeooo:rsid="0655c953"/>
    </style:style>
    <style:style style:name="T355" style:family="text">
      <style:text-properties style:text-position="super 58%" officeooo:rsid="06561c73"/>
    </style:style>
    <style:style style:name="T356" style:family="text">
      <style:text-properties style:text-position="super 58%" officeooo:rsid="06576a31"/>
    </style:style>
    <style:style style:name="T357" style:family="text">
      <style:text-properties officeooo:rsid="04c9a509"/>
    </style:style>
    <style:style style:name="T358" style:family="text">
      <style:text-properties officeooo:rsid="04cb73aa"/>
    </style:style>
    <style:style style:name="T359" style:family="text">
      <style:text-properties officeooo:rsid="04cc9b85"/>
    </style:style>
    <style:style style:name="T360" style:family="text">
      <style:text-properties fo:font-style="italic" style:font-style-asian="italic" style:font-style-complex="italic"/>
    </style:style>
    <style:style style:name="T361" style:family="text">
      <style:text-properties fo:font-style="italic" officeooo:rsid="04cc9b85" style:font-style-asian="italic" style:font-style-complex="italic"/>
    </style:style>
    <style:style style:name="T362" style:family="text">
      <style:text-properties fo:font-style="italic" officeooo:rsid="04d6364a" style:font-style-asian="italic" style:font-style-complex="italic"/>
    </style:style>
    <style:style style:name="T363" style:family="text">
      <style:text-properties fo:font-style="italic" officeooo:rsid="051289a9" style:font-style-asian="italic" style:font-style-complex="italic"/>
    </style:style>
    <style:style style:name="T364" style:family="text">
      <style:text-properties fo:font-style="italic" officeooo:rsid="0519cb47" style:font-style-asian="italic" style:font-style-complex="italic"/>
    </style:style>
    <style:style style:name="T365" style:family="text">
      <style:text-properties fo:font-style="italic" officeooo:rsid="05229e0e" style:font-style-asian="italic" style:font-style-complex="italic"/>
    </style:style>
    <style:style style:name="T366" style:family="text">
      <style:text-properties fo:font-style="italic" officeooo:rsid="0549a8fd" style:font-style-asian="italic" style:font-style-complex="italic"/>
    </style:style>
    <style:style style:name="T367" style:family="text">
      <style:text-properties fo:font-style="italic" officeooo:rsid="054e1932" style:font-style-asian="italic" style:font-style-complex="italic"/>
    </style:style>
    <style:style style:name="T368" style:family="text">
      <style:text-properties fo:font-style="italic" officeooo:rsid="05617c96" style:font-style-asian="italic" style:font-style-complex="italic"/>
    </style:style>
    <style:style style:name="T369" style:family="text">
      <style:text-properties fo:font-style="italic" officeooo:rsid="05684967" style:font-style-asian="italic" style:font-style-complex="italic"/>
    </style:style>
    <style:style style:name="T370" style:family="text">
      <style:text-properties fo:font-style="italic" officeooo:rsid="05685321" style:font-style-asian="italic" style:font-style-complex="italic"/>
    </style:style>
    <style:style style:name="T371" style:family="text">
      <style:text-properties fo:font-style="italic" officeooo:rsid="05645bf9" style:font-style-asian="italic" style:font-style-complex="italic"/>
    </style:style>
    <style:style style:name="T372" style:family="text">
      <style:text-properties fo:font-style="italic" officeooo:rsid="0569488c" style:font-style-asian="italic" style:font-style-complex="italic"/>
    </style:style>
    <style:style style:name="T373" style:family="text">
      <style:text-properties fo:font-style="italic" officeooo:rsid="056b47a9" style:font-style-asian="italic" style:font-style-complex="italic"/>
    </style:style>
    <style:style style:name="T374" style:family="text">
      <style:text-properties fo:font-style="italic" officeooo:rsid="056cbd94" style:font-style-asian="italic" style:font-style-complex="italic"/>
    </style:style>
    <style:style style:name="T375" style:family="text">
      <style:text-properties fo:font-style="italic" officeooo:rsid="057db732" style:font-style-asian="italic" style:font-style-complex="italic"/>
    </style:style>
    <style:style style:name="T376" style:family="text">
      <style:text-properties fo:font-style="italic" officeooo:rsid="057f71a0" style:font-style-asian="italic" style:font-style-complex="italic"/>
    </style:style>
    <style:style style:name="T377" style:family="text">
      <style:text-properties fo:font-style="italic" officeooo:rsid="05829fd9" style:font-style-asian="italic" style:font-style-complex="italic"/>
    </style:style>
    <style:style style:name="T378" style:family="text">
      <style:text-properties fo:font-style="italic" officeooo:rsid="058dcee0" style:font-style-asian="italic" style:font-style-complex="italic"/>
    </style:style>
    <style:style style:name="T379" style:family="text">
      <style:text-properties fo:font-style="italic" officeooo:rsid="063d3998" style:font-style-asian="italic" style:font-style-complex="italic"/>
    </style:style>
    <style:style style:name="T380" style:family="text">
      <style:text-properties fo:font-style="italic" officeooo:rsid="064e7eda" style:font-style-asian="italic" style:font-style-complex="italic"/>
    </style:style>
    <style:style style:name="T381" style:family="text">
      <style:text-properties fo:font-style="italic" officeooo:rsid="063af2de" style:font-style-asian="italic" style:font-style-complex="italic"/>
    </style:style>
    <style:style style:name="T382" style:family="text">
      <style:text-properties officeooo:rsid="04ccaae3"/>
    </style:style>
    <style:style style:name="T383" style:family="text">
      <style:text-properties officeooo:rsid="04d08112"/>
    </style:style>
    <style:style style:name="T384" style:family="text">
      <style:text-properties officeooo:rsid="04d1d0fa"/>
    </style:style>
    <style:style style:name="T385" style:family="text">
      <style:text-properties officeooo:rsid="04d24b16"/>
    </style:style>
    <style:style style:name="T386" style:family="text">
      <style:text-properties officeooo:rsid="04d350a3"/>
    </style:style>
    <style:style style:name="T387" style:family="text">
      <style:text-properties officeooo:rsid="04d35594"/>
    </style:style>
    <style:style style:name="T388" style:family="text">
      <style:text-properties officeooo:rsid="04d519be"/>
    </style:style>
    <style:style style:name="T389" style:family="text">
      <style:text-properties officeooo:rsid="04d6364a"/>
    </style:style>
    <style:style style:name="T390" style:family="text">
      <style:text-properties officeooo:rsid="04d65fd6"/>
    </style:style>
    <style:style style:name="T391" style:family="text">
      <style:text-properties officeooo:rsid="04d76090"/>
    </style:style>
    <style:style style:name="T392" style:family="text">
      <style:text-properties officeooo:rsid="04d8ec49"/>
    </style:style>
    <style:style style:name="T393" style:family="text">
      <style:text-properties officeooo:rsid="04dce8bb"/>
    </style:style>
    <style:style style:name="T394" style:family="text">
      <style:text-properties officeooo:rsid="04de9114"/>
    </style:style>
    <style:style style:name="T395" style:family="text">
      <style:text-properties officeooo:rsid="04e080ba"/>
    </style:style>
    <style:style style:name="T396" style:family="text">
      <style:text-properties officeooo:rsid="04e26415"/>
    </style:style>
    <style:style style:name="T397" style:family="text">
      <style:text-properties officeooo:rsid="04e36a6e"/>
    </style:style>
    <style:style style:name="T398" style:family="text">
      <style:text-properties officeooo:rsid="04e37368"/>
    </style:style>
    <style:style style:name="T399" style:family="text">
      <style:text-properties officeooo:rsid="04e42183"/>
    </style:style>
    <style:style style:name="T400" style:family="text">
      <style:text-properties officeooo:rsid="04e5e18f"/>
    </style:style>
    <style:style style:name="T401" style:family="text">
      <style:text-properties officeooo:rsid="04e65d55"/>
    </style:style>
    <style:style style:name="T402" style:family="text">
      <style:text-properties officeooo:rsid="04e81550"/>
    </style:style>
    <style:style style:name="T403" style:family="text">
      <style:text-properties officeooo:rsid="04e8e33c"/>
    </style:style>
    <style:style style:name="T404" style:family="text">
      <style:text-properties officeooo:rsid="04eaabfe"/>
    </style:style>
    <style:style style:name="T405" style:family="text">
      <style:text-properties officeooo:rsid="04ee4d17"/>
    </style:style>
    <style:style style:name="T406" style:family="text">
      <style:text-properties officeooo:rsid="04f008bb"/>
    </style:style>
    <style:style style:name="T407" style:family="text">
      <style:text-properties officeooo:rsid="04f1f546"/>
    </style:style>
    <style:style style:name="T408" style:family="text">
      <style:text-properties officeooo:rsid="04f2cff0"/>
    </style:style>
    <style:style style:name="T409" style:family="text">
      <style:text-properties officeooo:rsid="04f37ca3"/>
    </style:style>
    <style:style style:name="T410" style:family="text">
      <style:text-properties officeooo:rsid="04f4995d"/>
    </style:style>
    <style:style style:name="T411" style:family="text">
      <style:text-properties officeooo:rsid="04f64dc9"/>
    </style:style>
    <style:style style:name="T412" style:family="text">
      <style:text-properties officeooo:rsid="04f65001"/>
    </style:style>
    <style:style style:name="T413" style:family="text">
      <style:text-properties officeooo:rsid="04f89738"/>
    </style:style>
    <style:style style:name="T414" style:family="text">
      <style:text-properties officeooo:rsid="04fa57ac"/>
    </style:style>
    <style:style style:name="T415" style:family="text">
      <style:text-properties officeooo:rsid="04fadb56"/>
    </style:style>
    <style:style style:name="T416" style:family="text">
      <style:text-properties officeooo:rsid="04fd7647"/>
    </style:style>
    <style:style style:name="T417" style:family="text">
      <style:text-properties officeooo:rsid="04fdb251"/>
    </style:style>
    <style:style style:name="T418" style:family="text">
      <style:text-properties officeooo:rsid="04fe869c"/>
    </style:style>
    <style:style style:name="T419" style:family="text">
      <style:text-properties officeooo:rsid="04ff42ea"/>
    </style:style>
    <style:style style:name="T420" style:family="text">
      <style:text-properties officeooo:rsid="05009339"/>
    </style:style>
    <style:style style:name="T421" style:family="text">
      <style:text-properties officeooo:rsid="050242c7"/>
    </style:style>
    <style:style style:name="T422" style:family="text">
      <style:text-properties officeooo:rsid="0502e96b"/>
    </style:style>
    <style:style style:name="T423" style:family="text">
      <style:text-properties officeooo:rsid="050530cf"/>
    </style:style>
    <style:style style:name="T424" style:family="text">
      <style:text-properties officeooo:rsid="050706db"/>
    </style:style>
    <style:style style:name="T425" style:family="text">
      <style:text-properties officeooo:rsid="050751ad"/>
    </style:style>
    <style:style style:name="T426" style:family="text">
      <style:text-properties officeooo:rsid="05087c45"/>
    </style:style>
    <style:style style:name="T427" style:family="text">
      <style:text-properties officeooo:rsid="05088c5a"/>
    </style:style>
    <style:style style:name="T428" style:family="text">
      <style:text-properties officeooo:rsid="0508ca5b"/>
    </style:style>
    <style:style style:name="T429" style:family="text">
      <style:text-properties officeooo:rsid="050a07f5"/>
    </style:style>
    <style:style style:name="T430" style:family="text">
      <style:text-properties officeooo:rsid="050b412e"/>
    </style:style>
    <style:style style:name="T431" style:family="text">
      <style:text-properties officeooo:rsid="050bd500"/>
    </style:style>
    <style:style style:name="T432" style:family="text">
      <style:text-properties officeooo:rsid="050c1712"/>
    </style:style>
    <style:style style:name="T433" style:family="text">
      <style:text-properties officeooo:rsid="050da858"/>
    </style:style>
    <style:style style:name="T434" style:family="text">
      <style:text-properties officeooo:rsid="050dacf6"/>
    </style:style>
    <style:style style:name="T435" style:family="text">
      <style:text-properties officeooo:rsid="050eed33"/>
    </style:style>
    <style:style style:name="T436" style:family="text">
      <style:text-properties officeooo:rsid="05101ef6"/>
    </style:style>
    <style:style style:name="T437" style:family="text">
      <style:text-properties officeooo:rsid="0511a2f9"/>
    </style:style>
    <style:style style:name="T438" style:family="text">
      <style:text-properties officeooo:rsid="051289a9"/>
    </style:style>
    <style:style style:name="T439" style:family="text">
      <style:text-properties fo:font-style="normal" style:font-style-asian="normal" style:font-style-complex="normal"/>
    </style:style>
    <style:style style:name="T440" style:family="text">
      <style:text-properties fo:font-style="normal" officeooo:rsid="05829fd9" style:font-style-asian="normal" style:font-style-complex="normal"/>
    </style:style>
    <style:style style:name="T441" style:family="text">
      <style:text-properties fo:font-style="normal" officeooo:rsid="0582afaa" style:font-style-asian="normal" style:font-style-complex="normal"/>
    </style:style>
    <style:style style:name="T442" style:family="text">
      <style:text-properties fo:font-style="normal" officeooo:rsid="05848633" style:font-style-asian="normal" style:font-style-complex="normal"/>
    </style:style>
    <style:style style:name="T443" style:family="text">
      <style:text-properties fo:font-style="normal" officeooo:rsid="058620ae" style:font-style-asian="normal" style:font-style-complex="normal"/>
    </style:style>
    <style:style style:name="T444" style:family="text">
      <style:text-properties fo:font-style="normal" officeooo:rsid="065c96c3" style:font-style-asian="normal" style:font-style-complex="normal"/>
    </style:style>
    <style:style style:name="T445" style:family="text">
      <style:text-properties fo:font-style="normal" officeooo:rsid="065df36f" style:font-style-asian="normal" style:font-style-complex="normal"/>
    </style:style>
    <style:style style:name="T446" style:family="text">
      <style:text-properties fo:font-style="normal" officeooo:rsid="065f77fa" style:font-style-asian="normal" style:font-style-complex="normal"/>
    </style:style>
    <style:style style:name="T447" style:family="text">
      <style:text-properties fo:font-style="normal" officeooo:rsid="06610336" style:font-style-asian="normal" style:font-style-complex="normal"/>
    </style:style>
    <style:style style:name="T448" style:family="text">
      <style:text-properties fo:font-style="normal" officeooo:rsid="0661df40" style:font-style-asian="normal" style:font-style-complex="normal"/>
    </style:style>
    <style:style style:name="T449" style:family="text">
      <style:text-properties fo:font-style="normal" officeooo:rsid="06631fcf" style:font-style-asian="normal" style:font-style-complex="normal"/>
    </style:style>
    <style:style style:name="T450" style:family="text">
      <style:text-properties fo:font-style="normal" officeooo:rsid="06650234" style:font-style-asian="normal" style:font-style-complex="normal"/>
    </style:style>
    <style:style style:name="T451" style:family="text">
      <style:text-properties fo:font-style="normal" officeooo:rsid="06660bcc" style:font-style-asian="normal" style:font-style-complex="normal"/>
    </style:style>
    <style:style style:name="T452" style:family="text">
      <style:text-properties fo:font-style="normal" officeooo:rsid="06669d95" style:font-style-asian="normal" style:font-style-complex="normal"/>
    </style:style>
    <style:style style:name="T453" style:family="text">
      <style:text-properties fo:font-style="normal" officeooo:rsid="0667e7f8" style:font-style-asian="normal" style:font-style-complex="normal"/>
    </style:style>
    <style:style style:name="T454" style:family="text">
      <style:text-properties fo:font-style="normal" officeooo:rsid="0669b2f6" style:font-style-asian="normal" style:font-style-complex="normal"/>
    </style:style>
    <style:style style:name="T455" style:family="text">
      <style:text-properties fo:font-style="normal" officeooo:rsid="066b3748" style:font-style-asian="normal" style:font-style-complex="normal"/>
    </style:style>
    <style:style style:name="T456" style:family="text">
      <style:text-properties fo:font-style="normal" officeooo:rsid="066c8185" style:font-style-asian="normal" style:font-style-complex="normal"/>
    </style:style>
    <style:style style:name="T457" style:family="text">
      <style:text-properties fo:font-style="normal" officeooo:rsid="066cb76e" style:font-style-asian="normal" style:font-style-complex="normal"/>
    </style:style>
    <style:style style:name="T458" style:family="text">
      <style:text-properties fo:font-style="normal" officeooo:rsid="066e22d1" style:font-style-asian="normal" style:font-style-complex="normal"/>
    </style:style>
    <style:style style:name="T459" style:family="text">
      <style:text-properties fo:font-style="normal" officeooo:rsid="066fa1f4" style:font-style-asian="normal" style:font-style-complex="normal"/>
    </style:style>
    <style:style style:name="T460" style:family="text">
      <style:text-properties fo:font-style="normal" officeooo:rsid="0671323c" style:font-style-asian="normal" style:font-style-complex="normal"/>
    </style:style>
    <style:style style:name="T461" style:family="text">
      <style:text-properties fo:font-style="normal" officeooo:rsid="06759d0b" style:font-style-asian="normal" style:font-style-complex="normal"/>
    </style:style>
    <style:style style:name="T462" style:family="text">
      <style:text-properties fo:font-style="normal" officeooo:rsid="0675ff80" style:font-style-asian="normal" style:font-style-complex="normal"/>
    </style:style>
    <style:style style:name="T463" style:family="text">
      <style:text-properties fo:font-style="normal" officeooo:rsid="0676efd8" style:font-style-asian="normal" style:font-style-complex="normal"/>
    </style:style>
    <style:style style:name="T464" style:family="text">
      <style:text-properties fo:font-style="normal" officeooo:rsid="06773276" style:font-style-asian="normal" style:font-style-complex="normal"/>
    </style:style>
    <style:style style:name="T465" style:family="text">
      <style:text-properties fo:font-style="normal" officeooo:rsid="06775333" style:font-style-asian="normal" style:font-style-complex="normal"/>
    </style:style>
    <style:style style:name="T466" style:family="text">
      <style:text-properties fo:font-style="normal" officeooo:rsid="06776e67" style:font-style-asian="normal" style:font-style-complex="normal"/>
    </style:style>
    <style:style style:name="T467" style:family="text">
      <style:text-properties fo:font-style="normal" officeooo:rsid="0677835c" style:font-style-asian="normal" style:font-style-complex="normal"/>
    </style:style>
    <style:style style:name="T468" style:family="text">
      <style:text-properties fo:font-style="normal" officeooo:rsid="0679ff75" style:font-style-asian="normal" style:font-style-complex="normal"/>
    </style:style>
    <style:style style:name="T469" style:family="text">
      <style:text-properties fo:font-style="normal" officeooo:rsid="067a3560" style:font-style-asian="normal" style:font-style-complex="normal"/>
    </style:style>
    <style:style style:name="T470" style:family="text">
      <style:text-properties fo:font-style="normal" officeooo:rsid="067a5227" style:font-style-asian="normal" style:font-style-complex="normal"/>
    </style:style>
    <style:style style:name="T471" style:family="text">
      <style:text-properties fo:font-style="normal" officeooo:rsid="067aee11" style:font-style-asian="normal" style:font-style-complex="normal"/>
    </style:style>
    <style:style style:name="T472" style:family="text">
      <style:text-properties fo:font-style="normal" officeooo:rsid="067c7449" style:font-style-asian="normal" style:font-style-complex="normal"/>
    </style:style>
    <style:style style:name="T473" style:family="text">
      <style:text-properties fo:font-style="normal" officeooo:rsid="067d942d" style:font-style-asian="normal" style:font-style-complex="normal"/>
    </style:style>
    <style:style style:name="T474" style:family="text">
      <style:text-properties fo:font-style="normal" officeooo:rsid="067e35e3" style:font-style-asian="normal" style:font-style-complex="normal"/>
    </style:style>
    <style:style style:name="T475" style:family="text">
      <style:text-properties fo:font-style="normal" officeooo:rsid="067fd6f1" style:font-style-asian="normal" style:font-style-complex="normal"/>
    </style:style>
    <style:style style:name="T476" style:family="text">
      <style:text-properties fo:font-style="normal" officeooo:rsid="06806126" style:font-style-asian="normal" style:font-style-complex="normal"/>
    </style:style>
    <style:style style:name="T477" style:family="text">
      <style:text-properties fo:font-style="normal" officeooo:rsid="06811aff" style:font-style-asian="normal" style:font-style-complex="normal"/>
    </style:style>
    <style:style style:name="T478" style:family="text">
      <style:text-properties fo:font-style="normal" officeooo:rsid="06827c6d" style:font-style-asian="normal" style:font-style-complex="normal"/>
    </style:style>
    <style:style style:name="T479" style:family="text">
      <style:text-properties fo:font-style="normal" officeooo:rsid="06833c37" style:font-style-asian="normal" style:font-style-complex="normal"/>
    </style:style>
    <style:style style:name="T480" style:family="text">
      <style:text-properties fo:font-style="normal" officeooo:rsid="0683e031" style:font-style-asian="normal" style:font-style-complex="normal"/>
    </style:style>
    <style:style style:name="T481" style:family="text">
      <style:text-properties fo:font-style="normal" officeooo:rsid="06852976" style:font-style-asian="normal" style:font-style-complex="normal"/>
    </style:style>
    <style:style style:name="T482" style:family="text">
      <style:text-properties fo:font-style="normal" officeooo:rsid="06852fc5" style:font-style-asian="normal" style:font-style-complex="normal"/>
    </style:style>
    <style:style style:name="T483" style:family="text">
      <style:text-properties fo:font-style="normal" officeooo:rsid="0685576e" style:font-style-asian="normal" style:font-style-complex="normal"/>
    </style:style>
    <style:style style:name="T484" style:family="text">
      <style:text-properties fo:font-style="normal" officeooo:rsid="06874897" style:font-style-asian="normal" style:font-style-complex="normal"/>
    </style:style>
    <style:style style:name="T485" style:family="text">
      <style:text-properties fo:font-style="normal" officeooo:rsid="0687acf7" style:font-style-asian="normal" style:font-style-complex="normal"/>
    </style:style>
    <style:style style:name="T486" style:family="text">
      <style:text-properties fo:font-style="normal" fo:font-weight="normal" style:font-style-asian="normal" style:font-weight-asian="normal" style:font-style-complex="normal" style:font-weight-complex="normal"/>
    </style:style>
    <style:style style:name="T487" style:family="text">
      <style:text-properties fo:font-style="normal" fo:font-weight="normal" officeooo:rsid="0588494d" style:font-style-asian="normal" style:font-weight-asian="normal" style:font-style-complex="normal" style:font-weight-complex="normal"/>
    </style:style>
    <style:style style:name="T488" style:family="text">
      <style:text-properties fo:font-style="normal" fo:font-weight="normal" officeooo:rsid="058af550" style:font-style-asian="normal" style:font-weight-asian="normal" style:font-style-complex="normal" style:font-weight-complex="normal"/>
    </style:style>
    <style:style style:name="T489" style:family="text">
      <style:text-properties fo:font-style="normal" fo:font-weight="normal" officeooo:rsid="058fa696" style:font-style-asian="normal" style:font-weight-asian="normal" style:font-style-complex="normal" style:font-weight-complex="normal"/>
    </style:style>
    <style:style style:name="T490" style:family="text">
      <style:text-properties fo:font-style="normal" fo:font-weight="normal" officeooo:rsid="0592cc8a" style:font-style-asian="normal" style:font-weight-asian="normal" style:font-style-complex="normal" style:font-weight-complex="normal"/>
    </style:style>
    <style:style style:name="T491" style:family="text">
      <style:text-properties fo:font-style="normal" fo:font-weight="normal" officeooo:rsid="0593ae15" style:font-style-asian="normal" style:font-weight-asian="normal" style:font-style-complex="normal" style:font-weight-complex="normal"/>
    </style:style>
    <style:style style:name="T492" style:family="text">
      <style:text-properties fo:font-style="normal" fo:font-weight="normal" officeooo:rsid="059580d6" style:font-style-asian="normal" style:font-weight-asian="normal" style:font-style-complex="normal" style:font-weight-complex="normal"/>
    </style:style>
    <style:style style:name="T493" style:family="text">
      <style:text-properties fo:font-style="normal" fo:font-weight="normal" officeooo:rsid="0596dfb5" style:font-style-asian="normal" style:font-weight-asian="normal" style:font-style-complex="normal" style:font-weight-complex="normal"/>
    </style:style>
    <style:style style:name="T494" style:family="text">
      <style:text-properties fo:font-style="normal" fo:font-weight="normal" officeooo:rsid="05988930" style:font-style-asian="normal" style:font-weight-asian="normal" style:font-style-complex="normal" style:font-weight-complex="normal"/>
    </style:style>
    <style:style style:name="T495" style:family="text">
      <style:text-properties fo:font-style="normal" fo:font-weight="normal" officeooo:rsid="0598e4ce" style:font-style-asian="normal" style:font-weight-asian="normal" style:font-style-complex="normal" style:font-weight-complex="normal"/>
    </style:style>
    <style:style style:name="T496" style:family="text">
      <style:text-properties fo:font-style="normal" fo:font-weight="normal" officeooo:rsid="059ae342" style:font-style-asian="normal" style:font-weight-asian="normal" style:font-style-complex="normal" style:font-weight-complex="normal"/>
    </style:style>
    <style:style style:name="T497" style:family="text">
      <style:text-properties fo:font-style="normal" fo:font-weight="normal" officeooo:rsid="059bab01" style:font-style-asian="normal" style:font-weight-asian="normal" style:font-style-complex="normal" style:font-weight-complex="normal"/>
    </style:style>
    <style:style style:name="T498" style:family="text">
      <style:text-properties fo:font-style="normal" fo:font-weight="normal" officeooo:rsid="059c5aad" style:font-style-asian="normal" style:font-weight-asian="normal" style:font-style-complex="normal" style:font-weight-complex="normal"/>
    </style:style>
    <style:style style:name="T499" style:family="text">
      <style:text-properties fo:font-style="normal" fo:font-weight="normal" officeooo:rsid="059c61fd" style:font-style-asian="normal" style:font-weight-asian="normal" style:font-style-complex="normal" style:font-weight-complex="normal"/>
    </style:style>
    <style:style style:name="T500" style:family="text">
      <style:text-properties fo:font-style="normal" fo:font-weight="normal" officeooo:rsid="059d9366" style:font-style-asian="normal" style:font-weight-asian="normal" style:font-style-complex="normal" style:font-weight-complex="normal"/>
    </style:style>
    <style:style style:name="T501" style:family="text">
      <style:text-properties fo:font-style="normal" fo:font-weight="normal" officeooo:rsid="059e85aa" style:font-style-asian="normal" style:font-weight-asian="normal" style:font-style-complex="normal" style:font-weight-complex="normal"/>
    </style:style>
    <style:style style:name="T502" style:family="text">
      <style:text-properties fo:font-style="normal" fo:font-weight="normal" officeooo:rsid="059fe618" style:font-style-asian="normal" style:font-weight-asian="normal" style:font-style-complex="normal" style:font-weight-complex="normal"/>
    </style:style>
    <style:style style:name="T503" style:family="text">
      <style:text-properties fo:font-style="normal" fo:font-weight="normal" officeooo:rsid="05a1d830" style:font-style-asian="normal" style:font-weight-asian="normal" style:font-style-complex="normal" style:font-weight-complex="normal"/>
    </style:style>
    <style:style style:name="T504" style:family="text">
      <style:text-properties fo:font-style="normal" fo:font-weight="normal" officeooo:rsid="05a3a306" style:font-style-asian="normal" style:font-weight-asian="normal" style:font-style-complex="normal" style:font-weight-complex="normal"/>
    </style:style>
    <style:style style:name="T505" style:family="text">
      <style:text-properties fo:font-style="normal" fo:font-weight="normal" officeooo:rsid="05a4fa57" style:font-style-asian="normal" style:font-weight-asian="normal" style:font-style-complex="normal" style:font-weight-complex="normal"/>
    </style:style>
    <style:style style:name="T506" style:family="text">
      <style:text-properties fo:font-style="normal" fo:font-weight="normal" officeooo:rsid="05a60d79" style:font-style-asian="normal" style:font-weight-asian="normal" style:font-style-complex="normal" style:font-weight-complex="normal"/>
    </style:style>
    <style:style style:name="T507" style:family="text">
      <style:text-properties fo:font-style="normal" fo:font-weight="normal" officeooo:rsid="05a68c29" style:font-style-asian="normal" style:font-weight-asian="normal" style:font-style-complex="normal" style:font-weight-complex="normal"/>
    </style:style>
    <style:style style:name="T508" style:family="text">
      <style:text-properties fo:font-style="normal" fo:font-weight="normal" officeooo:rsid="05a821e1" style:font-style-asian="normal" style:font-weight-asian="normal" style:font-style-complex="normal" style:font-weight-complex="normal"/>
    </style:style>
    <style:style style:name="T509" style:family="text">
      <style:text-properties fo:font-style="normal" fo:font-weight="normal" officeooo:rsid="05a98e59" style:font-style-asian="normal" style:font-weight-asian="normal" style:font-style-complex="normal" style:font-weight-complex="normal"/>
    </style:style>
    <style:style style:name="T510" style:family="text">
      <style:text-properties fo:font-style="normal" fo:font-weight="normal" officeooo:rsid="05aa15eb" style:font-style-asian="normal" style:font-weight-asian="normal" style:font-style-complex="normal" style:font-weight-complex="normal"/>
    </style:style>
    <style:style style:name="T511" style:family="text">
      <style:text-properties fo:font-style="normal" fo:font-weight="normal" officeooo:rsid="05aa60df" style:font-style-asian="normal" style:font-weight-asian="normal" style:font-style-complex="normal" style:font-weight-complex="normal"/>
    </style:style>
    <style:style style:name="T512" style:family="text">
      <style:text-properties fo:font-style="normal" fo:font-weight="normal" officeooo:rsid="05ac2fa1" style:font-style-asian="normal" style:font-weight-asian="normal" style:font-style-complex="normal" style:font-weight-complex="normal"/>
    </style:style>
    <style:style style:name="T513" style:family="text">
      <style:text-properties fo:font-style="normal" fo:font-weight="normal" officeooo:rsid="05acf85a" style:font-style-asian="normal" style:font-weight-asian="normal" style:font-style-complex="normal" style:font-weight-complex="normal"/>
    </style:style>
    <style:style style:name="T514" style:family="text">
      <style:text-properties fo:font-style="normal" fo:font-weight="normal" officeooo:rsid="05ad2ec7" style:font-style-asian="normal" style:font-weight-asian="normal" style:font-style-complex="normal" style:font-weight-complex="normal"/>
    </style:style>
    <style:style style:name="T515" style:family="text">
      <style:text-properties fo:font-style="normal" fo:font-weight="normal" officeooo:rsid="05b07d43" style:font-style-asian="normal" style:font-weight-asian="normal" style:font-style-complex="normal" style:font-weight-complex="normal"/>
    </style:style>
    <style:style style:name="T516" style:family="text">
      <style:text-properties fo:font-style="normal" fo:font-weight="normal" officeooo:rsid="05b25670" style:font-style-asian="normal" style:font-weight-asian="normal" style:font-style-complex="normal" style:font-weight-complex="normal"/>
    </style:style>
    <style:style style:name="T517" style:family="text">
      <style:text-properties fo:font-style="normal" fo:font-weight="normal" officeooo:rsid="05b392db" style:font-style-asian="normal" style:font-weight-asian="normal" style:font-style-complex="normal" style:font-weight-complex="normal"/>
    </style:style>
    <style:style style:name="T518" style:family="text">
      <style:text-properties fo:font-style="normal" fo:font-weight="normal" officeooo:rsid="05b50cde" style:font-style-asian="normal" style:font-weight-asian="normal" style:font-style-complex="normal" style:font-weight-complex="normal"/>
    </style:style>
    <style:style style:name="T519" style:family="text">
      <style:text-properties fo:font-style="normal" fo:font-weight="normal" officeooo:rsid="05b57f61" style:font-style-asian="normal" style:font-weight-asian="normal" style:font-style-complex="normal" style:font-weight-complex="normal"/>
    </style:style>
    <style:style style:name="T520" style:family="text">
      <style:text-properties fo:font-style="normal" fo:font-weight="normal" officeooo:rsid="05b71957" style:font-style-asian="normal" style:font-weight-asian="normal" style:font-style-complex="normal" style:font-weight-complex="normal"/>
    </style:style>
    <style:style style:name="T521" style:family="text">
      <style:text-properties fo:font-style="normal" fo:font-weight="normal" officeooo:rsid="05b77da8" style:font-style-asian="normal" style:font-weight-asian="normal" style:font-style-complex="normal" style:font-weight-complex="normal"/>
    </style:style>
    <style:style style:name="T522" style:family="text">
      <style:text-properties fo:font-style="normal" fo:font-weight="normal" officeooo:rsid="05b91892" style:font-style-asian="normal" style:font-weight-asian="normal" style:font-style-complex="normal" style:font-weight-complex="normal"/>
    </style:style>
    <style:style style:name="T523" style:family="text">
      <style:text-properties fo:font-style="normal" fo:font-weight="normal" officeooo:rsid="05bb086d" style:font-style-asian="normal" style:font-weight-asian="normal" style:font-style-complex="normal" style:font-weight-complex="normal"/>
    </style:style>
    <style:style style:name="T524" style:family="text">
      <style:text-properties fo:font-style="normal" fo:font-weight="normal" officeooo:rsid="05bb579a" style:font-style-asian="normal" style:font-weight-asian="normal" style:font-style-complex="normal" style:font-weight-complex="normal"/>
    </style:style>
    <style:style style:name="T525" style:family="text">
      <style:text-properties fo:font-style="normal" fo:font-weight="normal" officeooo:rsid="05bc2f75" style:font-style-asian="normal" style:font-weight-asian="normal" style:font-style-complex="normal" style:font-weight-complex="normal"/>
    </style:style>
    <style:style style:name="T526" style:family="text">
      <style:text-properties fo:font-style="normal" fo:font-weight="normal" officeooo:rsid="05be0068" style:font-style-asian="normal" style:font-weight-asian="normal" style:font-style-complex="normal" style:font-weight-complex="normal"/>
    </style:style>
    <style:style style:name="T527" style:family="text">
      <style:text-properties fo:font-style="normal" fo:font-weight="normal" officeooo:rsid="05beefac" style:font-style-asian="normal" style:font-weight-asian="normal" style:font-style-complex="normal" style:font-weight-complex="normal"/>
    </style:style>
    <style:style style:name="T528" style:family="text">
      <style:text-properties fo:font-style="normal" fo:font-weight="normal" officeooo:rsid="05bfd164" style:font-style-asian="normal" style:font-weight-asian="normal" style:font-style-complex="normal" style:font-weight-complex="normal"/>
    </style:style>
    <style:style style:name="T529" style:family="text">
      <style:text-properties fo:font-style="normal" fo:font-weight="normal" officeooo:rsid="05c0ebca" style:font-style-asian="normal" style:font-weight-asian="normal" style:font-style-complex="normal" style:font-weight-complex="normal"/>
    </style:style>
    <style:style style:name="T530" style:family="text">
      <style:text-properties fo:font-style="normal" fo:font-weight="normal" officeooo:rsid="05c2e7b5" style:font-style-asian="normal" style:font-weight-asian="normal" style:font-style-complex="normal" style:font-weight-complex="normal"/>
    </style:style>
    <style:style style:name="T531" style:family="text">
      <style:text-properties fo:font-style="normal" fo:font-weight="normal" officeooo:rsid="05c5c1dd" style:font-style-asian="normal" style:font-weight-asian="normal" style:font-style-complex="normal" style:font-weight-complex="normal"/>
    </style:style>
    <style:style style:name="T532" style:family="text">
      <style:text-properties fo:font-style="normal" fo:font-weight="normal" officeooo:rsid="05c6b1b8" style:font-style-asian="normal" style:font-weight-asian="normal" style:font-style-complex="normal" style:font-weight-complex="normal"/>
    </style:style>
    <style:style style:name="T533" style:family="text">
      <style:text-properties fo:font-style="normal" fo:font-weight="normal" officeooo:rsid="05c8347d" style:font-style-asian="normal" style:font-weight-asian="normal" style:font-style-complex="normal" style:font-weight-complex="normal"/>
    </style:style>
    <style:style style:name="T534" style:family="text">
      <style:text-properties fo:font-style="normal" fo:font-weight="normal" officeooo:rsid="05c9e595" style:font-style-asian="normal" style:font-weight-asian="normal" style:font-style-complex="normal" style:font-weight-complex="normal"/>
    </style:style>
    <style:style style:name="T535" style:family="text">
      <style:text-properties fo:font-style="normal" fo:font-weight="normal" officeooo:rsid="05cb7fbc" style:font-style-asian="normal" style:font-weight-asian="normal" style:font-style-complex="normal" style:font-weight-complex="normal"/>
    </style:style>
    <style:style style:name="T536" style:family="text">
      <style:text-properties fo:font-style="normal" fo:font-weight="normal" officeooo:rsid="05cd25af" style:font-style-asian="normal" style:font-weight-asian="normal" style:font-style-complex="normal" style:font-weight-complex="normal"/>
    </style:style>
    <style:style style:name="T537" style:family="text">
      <style:text-properties fo:font-style="normal" fo:font-weight="normal" officeooo:rsid="05ce3a79" style:font-style-asian="normal" style:font-weight-asian="normal" style:font-style-complex="normal" style:font-weight-complex="normal"/>
    </style:style>
    <style:style style:name="T538" style:family="text">
      <style:text-properties fo:font-style="normal" fo:font-weight="normal" officeooo:rsid="05cfac45" style:font-style-asian="normal" style:font-weight-asian="normal" style:font-style-complex="normal" style:font-weight-complex="normal"/>
    </style:style>
    <style:style style:name="T539" style:family="text">
      <style:text-properties fo:font-style="normal" fo:font-weight="normal" officeooo:rsid="05d03b57" style:font-style-asian="normal" style:font-weight-asian="normal" style:font-style-complex="normal" style:font-weight-complex="normal"/>
    </style:style>
    <style:style style:name="T540" style:family="text">
      <style:text-properties fo:font-style="normal" fo:font-weight="normal" officeooo:rsid="05d14352" style:font-style-asian="normal" style:font-weight-asian="normal" style:font-style-complex="normal" style:font-weight-complex="normal"/>
    </style:style>
    <style:style style:name="T541" style:family="text">
      <style:text-properties fo:font-style="normal" fo:font-weight="normal" officeooo:rsid="05d206d7" style:font-style-asian="normal" style:font-weight-asian="normal" style:font-style-complex="normal" style:font-weight-complex="normal"/>
    </style:style>
    <style:style style:name="T542" style:family="text">
      <style:text-properties fo:font-style="normal" fo:font-weight="normal" officeooo:rsid="05d230bd" style:font-style-asian="normal" style:font-weight-asian="normal" style:font-style-complex="normal" style:font-weight-complex="normal"/>
    </style:style>
    <style:style style:name="T543" style:family="text">
      <style:text-properties fo:font-style="normal" fo:font-weight="normal" officeooo:rsid="05d27f06" style:font-style-asian="normal" style:font-weight-asian="normal" style:font-style-complex="normal" style:font-weight-complex="normal"/>
    </style:style>
    <style:style style:name="T544" style:family="text">
      <style:text-properties fo:font-style="normal" fo:font-weight="normal" officeooo:rsid="05d39741" style:font-style-asian="normal" style:font-weight-asian="normal" style:font-style-complex="normal" style:font-weight-complex="normal"/>
    </style:style>
    <style:style style:name="T545" style:family="text">
      <style:text-properties fo:font-style="normal" fo:font-weight="normal" officeooo:rsid="05d3f107" style:font-style-asian="normal" style:font-weight-asian="normal" style:font-style-complex="normal" style:font-weight-complex="normal"/>
    </style:style>
    <style:style style:name="T546" style:family="text">
      <style:text-properties fo:font-style="normal" fo:font-weight="normal" officeooo:rsid="05d59b87" style:font-style-asian="normal" style:font-weight-asian="normal" style:font-style-complex="normal" style:font-weight-complex="normal"/>
    </style:style>
    <style:style style:name="T547" style:family="text">
      <style:text-properties fo:font-style="normal" fo:font-weight="normal" officeooo:rsid="05d78468" style:font-style-asian="normal" style:font-weight-asian="normal" style:font-style-complex="normal" style:font-weight-complex="normal"/>
    </style:style>
    <style:style style:name="T548" style:family="text">
      <style:text-properties fo:font-style="normal" fo:font-weight="normal" officeooo:rsid="05d79d9b" style:font-style-asian="normal" style:font-weight-asian="normal" style:font-style-complex="normal" style:font-weight-complex="normal"/>
    </style:style>
    <style:style style:name="T549" style:family="text">
      <style:text-properties fo:font-style="normal" fo:font-weight="normal" officeooo:rsid="05d7bd98" style:font-style-asian="normal" style:font-weight-asian="normal" style:font-style-complex="normal" style:font-weight-complex="normal"/>
    </style:style>
    <style:style style:name="T550" style:family="text">
      <style:text-properties fo:font-style="normal" fo:font-weight="normal" officeooo:rsid="05d7c233" style:font-style-asian="normal" style:font-weight-asian="normal" style:font-style-complex="normal" style:font-weight-complex="normal"/>
    </style:style>
    <style:style style:name="T551" style:family="text">
      <style:text-properties fo:font-style="normal" fo:font-weight="normal" officeooo:rsid="05d8059d" style:font-style-asian="normal" style:font-weight-asian="normal" style:font-style-complex="normal" style:font-weight-complex="normal"/>
    </style:style>
    <style:style style:name="T552" style:family="text">
      <style:text-properties fo:font-style="normal" fo:font-weight="normal" officeooo:rsid="05d9cf1b" style:font-style-asian="normal" style:font-weight-asian="normal" style:font-style-complex="normal" style:font-weight-complex="normal"/>
    </style:style>
    <style:style style:name="T553" style:family="text">
      <style:text-properties fo:font-style="normal" fo:font-weight="normal" officeooo:rsid="05db9fae" style:font-style-asian="normal" style:font-weight-asian="normal" style:font-style-complex="normal" style:font-weight-complex="normal"/>
    </style:style>
    <style:style style:name="T554" style:family="text">
      <style:text-properties fo:font-style="normal" fo:font-weight="normal" officeooo:rsid="05dd0ba3" style:font-style-asian="normal" style:font-weight-asian="normal" style:font-style-complex="normal" style:font-weight-complex="normal"/>
    </style:style>
    <style:style style:name="T555" style:family="text">
      <style:text-properties fo:font-style="normal" fo:font-weight="normal" officeooo:rsid="05dd5fc4" style:font-style-asian="normal" style:font-weight-asian="normal" style:font-style-complex="normal" style:font-weight-complex="normal"/>
    </style:style>
    <style:style style:name="T556" style:family="text">
      <style:text-properties fo:font-style="normal" fo:font-weight="normal" officeooo:rsid="05dda710" style:font-style-asian="normal" style:font-weight-asian="normal" style:font-style-complex="normal" style:font-weight-complex="normal"/>
    </style:style>
    <style:style style:name="T557" style:family="text">
      <style:text-properties fo:font-style="normal" fo:font-weight="normal" officeooo:rsid="05de0a90" style:font-style-asian="normal" style:font-weight-asian="normal" style:font-style-complex="normal" style:font-weight-complex="normal"/>
    </style:style>
    <style:style style:name="T558" style:family="text">
      <style:text-properties fo:font-style="normal" fo:font-weight="normal" officeooo:rsid="05de88a6" style:font-style-asian="normal" style:font-weight-asian="normal" style:font-style-complex="normal" style:font-weight-complex="normal"/>
    </style:style>
    <style:style style:name="T559" style:family="text">
      <style:text-properties fo:font-style="normal" fo:font-weight="normal" officeooo:rsid="05dee6ff" style:font-style-asian="normal" style:font-weight-asian="normal" style:font-style-complex="normal" style:font-weight-complex="normal"/>
    </style:style>
    <style:style style:name="T560" style:family="text">
      <style:text-properties fo:font-style="normal" fo:font-weight="normal" officeooo:rsid="05e08dd1" style:font-style-asian="normal" style:font-weight-asian="normal" style:font-style-complex="normal" style:font-weight-complex="normal"/>
    </style:style>
    <style:style style:name="T561" style:family="text">
      <style:text-properties fo:font-style="normal" fo:font-weight="normal" officeooo:rsid="05e24560" style:font-style-asian="normal" style:font-weight-asian="normal" style:font-style-complex="normal" style:font-weight-complex="normal"/>
    </style:style>
    <style:style style:name="T562" style:family="text">
      <style:text-properties fo:font-style="normal" fo:font-weight="normal" officeooo:rsid="05e27d93" style:font-style-asian="normal" style:font-weight-asian="normal" style:font-style-complex="normal" style:font-weight-complex="normal"/>
    </style:style>
    <style:style style:name="T563" style:family="text">
      <style:text-properties fo:font-style="normal" fo:font-weight="normal" officeooo:rsid="05e40db5" style:font-style-asian="normal" style:font-weight-asian="normal" style:font-style-complex="normal" style:font-weight-complex="normal"/>
    </style:style>
    <style:style style:name="T564" style:family="text">
      <style:text-properties fo:font-style="normal" fo:font-weight="normal" officeooo:rsid="05e5c7fe" style:font-style-asian="normal" style:font-weight-asian="normal" style:font-style-complex="normal" style:font-weight-complex="normal"/>
    </style:style>
    <style:style style:name="T565" style:family="text">
      <style:text-properties fo:font-style="normal" fo:font-weight="normal" officeooo:rsid="05e67a2a" style:font-style-asian="normal" style:font-weight-asian="normal" style:font-style-complex="normal" style:font-weight-complex="normal"/>
    </style:style>
    <style:style style:name="T566" style:family="text">
      <style:text-properties fo:font-style="normal" fo:font-weight="normal" officeooo:rsid="05e6ce35" style:font-style-asian="normal" style:font-weight-asian="normal" style:font-style-complex="normal" style:font-weight-complex="normal"/>
    </style:style>
    <style:style style:name="T567" style:family="text">
      <style:text-properties fo:font-style="normal" fo:font-weight="normal" officeooo:rsid="05e739e0" style:font-style-asian="normal" style:font-weight-asian="normal" style:font-style-complex="normal" style:font-weight-complex="normal"/>
    </style:style>
    <style:style style:name="T568" style:family="text">
      <style:text-properties fo:font-style="normal" fo:font-weight="normal" officeooo:rsid="05e95cd4" style:font-style-asian="normal" style:font-weight-asian="normal" style:font-style-complex="normal" style:font-weight-complex="normal"/>
    </style:style>
    <style:style style:name="T569" style:family="text">
      <style:text-properties fo:font-style="normal" fo:font-weight="normal" officeooo:rsid="05eb1664" style:font-style-asian="normal" style:font-weight-asian="normal" style:font-style-complex="normal" style:font-weight-complex="normal"/>
    </style:style>
    <style:style style:name="T570" style:family="text">
      <style:text-properties fo:font-style="normal" fo:font-weight="normal" officeooo:rsid="05ec0c94" style:font-style-asian="normal" style:font-weight-asian="normal" style:font-style-complex="normal" style:font-weight-complex="normal"/>
    </style:style>
    <style:style style:name="T571" style:family="text">
      <style:text-properties fo:font-style="normal" fo:font-weight="normal" officeooo:rsid="05ec577c" style:font-style-asian="normal" style:font-weight-asian="normal" style:font-style-complex="normal" style:font-weight-complex="normal"/>
    </style:style>
    <style:style style:name="T572" style:family="text">
      <style:text-properties fo:font-style="normal" fo:font-weight="normal" officeooo:rsid="05ed40ad" style:font-style-asian="normal" style:font-weight-asian="normal" style:font-style-complex="normal" style:font-weight-complex="normal"/>
    </style:style>
    <style:style style:name="T573" style:family="text">
      <style:text-properties fo:font-style="normal" fo:font-weight="normal" officeooo:rsid="05eda016" style:font-style-asian="normal" style:font-weight-asian="normal" style:font-style-complex="normal" style:font-weight-complex="normal"/>
    </style:style>
    <style:style style:name="T574" style:family="text">
      <style:text-properties fo:font-style="normal" fo:font-weight="normal" officeooo:rsid="05ee3fd5" style:font-style-asian="normal" style:font-weight-asian="normal" style:font-style-complex="normal" style:font-weight-complex="normal"/>
    </style:style>
    <style:style style:name="T575" style:family="text">
      <style:text-properties fo:font-style="normal" fo:font-weight="normal" officeooo:rsid="05f01e6a" style:font-style-asian="normal" style:font-weight-asian="normal" style:font-style-complex="normal" style:font-weight-complex="normal"/>
    </style:style>
    <style:style style:name="T576" style:family="text">
      <style:text-properties fo:font-style="normal" fo:font-weight="normal" officeooo:rsid="05f08f4f" style:font-style-asian="normal" style:font-weight-asian="normal" style:font-style-complex="normal" style:font-weight-complex="normal"/>
    </style:style>
    <style:style style:name="T577" style:family="text">
      <style:text-properties fo:font-style="normal" fo:font-weight="normal" officeooo:rsid="05f2740f" style:font-style-asian="normal" style:font-weight-asian="normal" style:font-style-complex="normal" style:font-weight-complex="normal"/>
    </style:style>
    <style:style style:name="T578" style:family="text">
      <style:text-properties fo:font-style="normal" fo:font-weight="normal" officeooo:rsid="05f64f61" style:font-style-asian="normal" style:font-weight-asian="normal" style:font-style-complex="normal" style:font-weight-complex="normal"/>
    </style:style>
    <style:style style:name="T579" style:family="text">
      <style:text-properties fo:font-style="normal" fo:font-weight="normal" officeooo:rsid="05f702b1" style:font-style-asian="normal" style:font-weight-asian="normal" style:font-style-complex="normal" style:font-weight-complex="normal"/>
    </style:style>
    <style:style style:name="T580" style:family="text">
      <style:text-properties fo:font-style="normal" fo:font-weight="normal" officeooo:rsid="05f822a8" style:font-style-asian="normal" style:font-weight-asian="normal" style:font-style-complex="normal" style:font-weight-complex="normal"/>
    </style:style>
    <style:style style:name="T581" style:family="text">
      <style:text-properties fo:font-style="normal" fo:font-weight="normal" officeooo:rsid="05f8cd07" style:font-style-asian="normal" style:font-weight-asian="normal" style:font-style-complex="normal" style:font-weight-complex="normal"/>
    </style:style>
    <style:style style:name="T582" style:family="text">
      <style:text-properties fo:font-style="normal" fo:font-weight="normal" officeooo:rsid="05fa7b9d" style:font-style-asian="normal" style:font-weight-asian="normal" style:font-style-complex="normal" style:font-weight-complex="normal"/>
    </style:style>
    <style:style style:name="T583" style:family="text">
      <style:text-properties fo:font-style="normal" fo:font-weight="normal" officeooo:rsid="05fdc4b9" style:font-style-asian="normal" style:font-weight-asian="normal" style:font-style-complex="normal" style:font-weight-complex="normal"/>
    </style:style>
    <style:style style:name="T584" style:family="text">
      <style:text-properties fo:font-style="normal" fo:font-weight="normal" officeooo:rsid="05ff0d32" style:font-style-asian="normal" style:font-weight-asian="normal" style:font-style-complex="normal" style:font-weight-complex="normal"/>
    </style:style>
    <style:style style:name="T585" style:family="text">
      <style:text-properties fo:font-style="normal" fo:font-weight="normal" officeooo:rsid="0600a59f" style:font-style-asian="normal" style:font-weight-asian="normal" style:font-style-complex="normal" style:font-weight-complex="normal"/>
    </style:style>
    <style:style style:name="T586" style:family="text">
      <style:text-properties fo:font-style="normal" fo:font-weight="normal" officeooo:rsid="06017fda" style:font-style-asian="normal" style:font-weight-asian="normal" style:font-style-complex="normal" style:font-weight-complex="normal"/>
    </style:style>
    <style:style style:name="T587" style:family="text">
      <style:text-properties fo:font-style="normal" fo:font-weight="normal" officeooo:rsid="0602033d" style:font-style-asian="normal" style:font-weight-asian="normal" style:font-style-complex="normal" style:font-weight-complex="normal"/>
    </style:style>
    <style:style style:name="T588" style:family="text">
      <style:text-properties fo:font-style="normal" fo:font-weight="normal" officeooo:rsid="0603f4b4" style:font-style-asian="normal" style:font-weight-asian="normal" style:font-style-complex="normal" style:font-weight-complex="normal"/>
    </style:style>
    <style:style style:name="T589" style:family="text">
      <style:text-properties fo:font-style="normal" fo:font-weight="normal" officeooo:rsid="0604627e" style:font-style-asian="normal" style:font-weight-asian="normal" style:font-style-complex="normal" style:font-weight-complex="normal"/>
    </style:style>
    <style:style style:name="T590" style:family="text">
      <style:text-properties fo:font-style="normal" fo:font-weight="normal" officeooo:rsid="05fc577e" style:font-style-asian="normal" style:font-weight-asian="normal" style:font-style-complex="normal" style:font-weight-complex="normal"/>
    </style:style>
    <style:style style:name="T591" style:family="text">
      <style:text-properties fo:font-style="normal" fo:font-weight="normal" officeooo:rsid="06064674" style:font-style-asian="normal" style:font-weight-asian="normal" style:font-style-complex="normal" style:font-weight-complex="normal"/>
    </style:style>
    <style:style style:name="T592" style:family="text">
      <style:text-properties fo:font-style="normal" fo:font-weight="normal" officeooo:rsid="0607934c" style:font-style-asian="normal" style:font-weight-asian="normal" style:font-style-complex="normal" style:font-weight-complex="normal"/>
    </style:style>
    <style:style style:name="T593" style:family="text">
      <style:text-properties fo:font-style="normal" fo:font-weight="normal" officeooo:rsid="06091f04" style:font-style-asian="normal" style:font-weight-asian="normal" style:font-style-complex="normal" style:font-weight-complex="normal"/>
    </style:style>
    <style:style style:name="T594" style:family="text">
      <style:text-properties fo:font-style="normal" fo:font-weight="normal" officeooo:rsid="06099ae9" style:font-style-asian="normal" style:font-weight-asian="normal" style:font-style-complex="normal" style:font-weight-complex="normal"/>
    </style:style>
    <style:style style:name="T595" style:family="text">
      <style:text-properties fo:font-style="normal" fo:font-weight="normal" officeooo:rsid="060b09bf" style:font-style-asian="normal" style:font-weight-asian="normal" style:font-style-complex="normal" style:font-weight-complex="normal"/>
    </style:style>
    <style:style style:name="T596" style:family="text">
      <style:text-properties fo:font-style="normal" fo:font-weight="normal" officeooo:rsid="060c4596" style:font-style-asian="normal" style:font-weight-asian="normal" style:font-style-complex="normal" style:font-weight-complex="normal"/>
    </style:style>
    <style:style style:name="T597" style:family="text">
      <style:text-properties fo:font-style="normal" fo:font-weight="normal" officeooo:rsid="060d1cd4" style:font-style-asian="normal" style:font-weight-asian="normal" style:font-style-complex="normal" style:font-weight-complex="normal"/>
    </style:style>
    <style:style style:name="T598" style:family="text">
      <style:text-properties fo:font-style="normal" fo:font-weight="normal" officeooo:rsid="060dec83" style:font-style-asian="normal" style:font-weight-asian="normal" style:font-style-complex="normal" style:font-weight-complex="normal"/>
    </style:style>
    <style:style style:name="T599" style:family="text">
      <style:text-properties fo:font-style="normal" fo:font-weight="normal" officeooo:rsid="060df6f9" style:font-style-asian="normal" style:font-weight-asian="normal" style:font-style-complex="normal" style:font-weight-complex="normal"/>
    </style:style>
    <style:style style:name="T600" style:family="text">
      <style:text-properties fo:font-style="normal" fo:font-weight="normal" officeooo:rsid="06113d3c" style:font-style-asian="normal" style:font-weight-asian="normal" style:font-style-complex="normal" style:font-weight-complex="normal"/>
    </style:style>
    <style:style style:name="T601" style:family="text">
      <style:text-properties fo:font-style="normal" fo:font-weight="normal" officeooo:rsid="06123792" style:font-style-asian="normal" style:font-weight-asian="normal" style:font-style-complex="normal" style:font-weight-complex="normal"/>
    </style:style>
    <style:style style:name="T602" style:family="text">
      <style:text-properties fo:font-style="normal" fo:font-weight="normal" officeooo:rsid="0614523a" style:font-style-asian="normal" style:font-weight-asian="normal" style:font-style-complex="normal" style:font-weight-complex="normal"/>
    </style:style>
    <style:style style:name="T603" style:family="text">
      <style:text-properties fo:font-style="normal" fo:font-weight="normal" officeooo:rsid="0614a219" style:font-style-asian="normal" style:font-weight-asian="normal" style:font-style-complex="normal" style:font-weight-complex="normal"/>
    </style:style>
    <style:style style:name="T604" style:family="text">
      <style:text-properties fo:font-style="normal" fo:font-weight="normal" officeooo:rsid="06150c87" style:font-style-asian="normal" style:font-weight-asian="normal" style:font-style-complex="normal" style:font-weight-complex="normal"/>
    </style:style>
    <style:style style:name="T605" style:family="text">
      <style:text-properties fo:font-style="normal" fo:font-weight="normal" officeooo:rsid="06163226" style:font-style-asian="normal" style:font-weight-asian="normal" style:font-style-complex="normal" style:font-weight-complex="normal"/>
    </style:style>
    <style:style style:name="T606" style:family="text">
      <style:text-properties fo:font-style="normal" fo:font-weight="normal" officeooo:rsid="06180264" style:font-style-asian="normal" style:font-weight-asian="normal" style:font-style-complex="normal" style:font-weight-complex="normal"/>
    </style:style>
    <style:style style:name="T607" style:family="text">
      <style:text-properties fo:font-style="normal" fo:font-weight="normal" officeooo:rsid="0619ff0a" style:font-style-asian="normal" style:font-weight-asian="normal" style:font-style-complex="normal" style:font-weight-complex="normal"/>
    </style:style>
    <style:style style:name="T608" style:family="text">
      <style:text-properties fo:font-style="normal" fo:font-weight="normal" officeooo:rsid="061a95f6" style:font-style-asian="normal" style:font-weight-asian="normal" style:font-style-complex="normal" style:font-weight-complex="normal"/>
    </style:style>
    <style:style style:name="T609" style:family="text">
      <style:text-properties fo:font-style="normal" fo:font-weight="normal" officeooo:rsid="061bc975" style:font-style-asian="normal" style:font-weight-asian="normal" style:font-style-complex="normal" style:font-weight-complex="normal"/>
    </style:style>
    <style:style style:name="T610" style:family="text">
      <style:text-properties fo:font-style="normal" fo:font-weight="normal" officeooo:rsid="061dcbd6" style:font-style-asian="normal" style:font-weight-asian="normal" style:font-style-complex="normal" style:font-weight-complex="normal"/>
    </style:style>
    <style:style style:name="T611" style:family="text">
      <style:text-properties fo:font-style="normal" fo:font-weight="normal" officeooo:rsid="061f72c5" style:font-style-asian="normal" style:font-weight-asian="normal" style:font-style-complex="normal" style:font-weight-complex="normal"/>
    </style:style>
    <style:style style:name="T612" style:family="text">
      <style:text-properties fo:font-style="normal" fo:font-weight="normal" officeooo:rsid="0622da58" style:font-style-asian="normal" style:font-weight-asian="normal" style:font-style-complex="normal" style:font-weight-complex="normal"/>
    </style:style>
    <style:style style:name="T613" style:family="text">
      <style:text-properties fo:font-style="normal" fo:font-weight="normal" officeooo:rsid="062440fc" style:font-style-asian="normal" style:font-weight-asian="normal" style:font-style-complex="normal" style:font-weight-complex="normal"/>
    </style:style>
    <style:style style:name="T614" style:family="text">
      <style:text-properties fo:font-style="normal" fo:font-weight="normal" officeooo:rsid="0625432c" style:font-style-asian="normal" style:font-weight-asian="normal" style:font-style-complex="normal" style:font-weight-complex="normal"/>
    </style:style>
    <style:style style:name="T615" style:family="text">
      <style:text-properties fo:font-style="normal" fo:font-weight="normal" officeooo:rsid="06257847" style:font-style-asian="normal" style:font-weight-asian="normal" style:font-style-complex="normal" style:font-weight-complex="normal"/>
    </style:style>
    <style:style style:name="T616" style:family="text">
      <style:text-properties fo:font-style="normal" fo:font-weight="normal" officeooo:rsid="06273385" style:font-style-asian="normal" style:font-weight-asian="normal" style:font-style-complex="normal" style:font-weight-complex="normal"/>
    </style:style>
    <style:style style:name="T617" style:family="text">
      <style:text-properties fo:font-style="normal" fo:font-weight="normal" officeooo:rsid="0627750e" style:font-style-asian="normal" style:font-weight-asian="normal" style:font-style-complex="normal" style:font-weight-complex="normal"/>
    </style:style>
    <style:style style:name="T618" style:family="text">
      <style:text-properties fo:font-style="normal" fo:font-weight="normal" officeooo:rsid="065a5199" style:font-style-asian="normal" style:font-weight-asian="normal" style:font-style-complex="normal" style:font-weight-complex="normal"/>
    </style:style>
    <style:style style:name="T619" style:family="text">
      <style:text-properties officeooo:rsid="05137a33"/>
    </style:style>
    <style:style style:name="T620" style:family="text">
      <style:text-properties officeooo:rsid="05148638"/>
    </style:style>
    <style:style style:name="T621" style:family="text">
      <style:text-properties officeooo:rsid="05155d7b"/>
    </style:style>
    <style:style style:name="T622" style:family="text">
      <style:text-properties officeooo:rsid="0515f1a5"/>
    </style:style>
    <style:style style:name="T623" style:family="text">
      <style:text-properties officeooo:rsid="0516ca94"/>
    </style:style>
    <style:style style:name="T624" style:family="text">
      <style:text-properties officeooo:rsid="0518c2de"/>
    </style:style>
    <style:style style:name="T625" style:family="text">
      <style:text-properties officeooo:rsid="0519cb47"/>
    </style:style>
    <style:style style:name="T626" style:family="text">
      <style:text-properties officeooo:rsid="051a46c9"/>
    </style:style>
    <style:style style:name="T627" style:family="text">
      <style:text-properties officeooo:rsid="051bc855"/>
    </style:style>
    <style:style style:name="T628" style:family="text">
      <style:text-properties officeooo:rsid="051d1650"/>
    </style:style>
    <style:style style:name="T629" style:family="text">
      <style:text-properties officeooo:rsid="051eb624"/>
    </style:style>
    <style:style style:name="T630" style:family="text">
      <style:text-properties officeooo:rsid="051f52d5"/>
    </style:style>
    <style:style style:name="T631" style:family="text">
      <style:text-properties officeooo:rsid="051fc975"/>
    </style:style>
    <style:style style:name="T632" style:family="text">
      <style:text-properties officeooo:rsid="0521106d"/>
    </style:style>
    <style:style style:name="T633" style:family="text">
      <style:text-properties officeooo:rsid="05229e0e"/>
    </style:style>
    <style:style style:name="T634" style:family="text">
      <style:text-properties officeooo:rsid="0522f3e1"/>
    </style:style>
    <style:style style:name="T635" style:family="text">
      <style:text-properties officeooo:rsid="05230605"/>
    </style:style>
    <style:style style:name="T636" style:family="text">
      <style:text-properties officeooo:rsid="0524c0c4"/>
    </style:style>
    <style:style style:name="T637" style:family="text">
      <style:text-properties officeooo:rsid="0524dfd1"/>
    </style:style>
    <style:style style:name="T638" style:family="text">
      <style:text-properties officeooo:rsid="0525fbf9"/>
    </style:style>
    <style:style style:name="T639" style:family="text">
      <style:text-properties officeooo:rsid="05274e96"/>
    </style:style>
    <style:style style:name="T640" style:family="text">
      <style:text-properties officeooo:rsid="05284e62"/>
    </style:style>
    <style:style style:name="T641" style:family="text">
      <style:text-properties officeooo:rsid="05298822"/>
    </style:style>
    <style:style style:name="T642" style:family="text">
      <style:text-properties officeooo:rsid="052ac245"/>
    </style:style>
    <style:style style:name="T643" style:family="text">
      <style:text-properties officeooo:rsid="052bd68a"/>
    </style:style>
    <style:style style:name="T644" style:family="text">
      <style:text-properties officeooo:rsid="052c322f"/>
    </style:style>
    <style:style style:name="T645" style:family="text">
      <style:text-properties officeooo:rsid="052eaa47"/>
    </style:style>
    <style:style style:name="T646" style:family="text">
      <style:text-properties officeooo:rsid="052fe6fd"/>
    </style:style>
    <style:style style:name="T647" style:family="text">
      <style:text-properties officeooo:rsid="0530538a"/>
    </style:style>
    <style:style style:name="T648" style:family="text">
      <style:text-properties officeooo:rsid="05330462"/>
    </style:style>
    <style:style style:name="T649" style:family="text">
      <style:text-properties officeooo:rsid="0533730e"/>
    </style:style>
    <style:style style:name="T650" style:family="text">
      <style:text-properties officeooo:rsid="0534b314"/>
    </style:style>
    <style:style style:name="T651" style:family="text">
      <style:text-properties officeooo:rsid="0535b9a3"/>
    </style:style>
    <style:style style:name="T652" style:family="text">
      <style:text-properties officeooo:rsid="0535e26c"/>
    </style:style>
    <style:style style:name="T653" style:family="text">
      <style:text-properties officeooo:rsid="0535f825"/>
    </style:style>
    <style:style style:name="T654" style:family="text">
      <style:text-properties officeooo:rsid="0537a320"/>
    </style:style>
    <style:style style:name="T655" style:family="text">
      <style:text-properties officeooo:rsid="05386fb7"/>
    </style:style>
    <style:style style:name="T656" style:family="text">
      <style:text-properties officeooo:rsid="053b2e36"/>
    </style:style>
    <style:style style:name="T657" style:family="text">
      <style:text-properties officeooo:rsid="053c6eaf"/>
    </style:style>
    <style:style style:name="T658" style:family="text">
      <style:text-properties officeooo:rsid="053e12d5"/>
    </style:style>
    <style:style style:name="T659" style:family="text">
      <style:text-properties officeooo:rsid="053f2c07"/>
    </style:style>
    <style:style style:name="T660" style:family="text">
      <style:text-properties officeooo:rsid="05409765"/>
    </style:style>
    <style:style style:name="T661" style:family="text">
      <style:text-properties officeooo:rsid="0540a7d1"/>
    </style:style>
    <style:style style:name="T662" style:family="text">
      <style:text-properties officeooo:rsid="05426ac2"/>
    </style:style>
    <style:style style:name="T663" style:family="text">
      <style:text-properties officeooo:rsid="054284de"/>
    </style:style>
    <style:style style:name="T664" style:family="text">
      <style:text-properties officeooo:rsid="05437482"/>
    </style:style>
    <style:style style:name="T665" style:family="text">
      <style:text-properties officeooo:rsid="0543ecd1"/>
    </style:style>
    <style:style style:name="T666" style:family="text">
      <style:text-properties officeooo:rsid="05450bf8"/>
    </style:style>
    <style:style style:name="T667" style:family="text">
      <style:text-properties officeooo:rsid="0545d995"/>
    </style:style>
    <style:style style:name="T668" style:family="text">
      <style:text-properties officeooo:rsid="05469cdc"/>
    </style:style>
    <style:style style:name="T669" style:family="text">
      <style:text-properties officeooo:rsid="0547523b"/>
    </style:style>
    <style:style style:name="T670" style:family="text">
      <style:text-properties officeooo:rsid="05486055"/>
    </style:style>
    <style:style style:name="T671" style:family="text">
      <style:text-properties officeooo:rsid="05486369"/>
    </style:style>
    <style:style style:name="T672" style:family="text">
      <style:text-properties officeooo:rsid="0549a8fd"/>
    </style:style>
    <style:style style:name="T673" style:family="text">
      <style:text-properties officeooo:rsid="054a1e8f"/>
    </style:style>
    <style:style style:name="T674" style:family="text">
      <style:text-properties officeooo:rsid="054ad7da"/>
    </style:style>
    <style:style style:name="T675" style:family="text">
      <style:text-properties officeooo:rsid="054c2074"/>
    </style:style>
    <style:style style:name="T676" style:family="text">
      <style:text-properties officeooo:rsid="054e1932"/>
    </style:style>
    <style:style style:name="T677" style:family="text">
      <style:text-properties officeooo:rsid="054f3cef"/>
    </style:style>
    <style:style style:name="T678" style:family="text">
      <style:text-properties officeooo:rsid="05513a5b"/>
    </style:style>
    <style:style style:name="T679" style:family="text">
      <style:text-properties officeooo:rsid="0551f403"/>
    </style:style>
    <style:style style:name="T680" style:family="text">
      <style:text-properties officeooo:rsid="0552ff32"/>
    </style:style>
    <style:style style:name="T681" style:family="text">
      <style:text-properties officeooo:rsid="0553dcb2"/>
    </style:style>
    <style:style style:name="T682" style:family="text">
      <style:text-properties officeooo:rsid="0555a5de"/>
    </style:style>
    <style:style style:name="T683" style:family="text">
      <style:text-properties officeooo:rsid="0557016a"/>
    </style:style>
    <style:style style:name="T684" style:family="text">
      <style:text-properties officeooo:rsid="05582fb1"/>
    </style:style>
    <style:style style:name="T685" style:family="text">
      <style:text-properties officeooo:rsid="0558df1e"/>
    </style:style>
    <style:style style:name="T686" style:family="text">
      <style:text-properties officeooo:rsid="055aa59f"/>
    </style:style>
    <style:style style:name="T687" style:family="text">
      <style:text-properties officeooo:rsid="055ca199"/>
    </style:style>
    <style:style style:name="T688" style:family="text">
      <style:text-properties officeooo:rsid="055cb01d"/>
    </style:style>
    <style:style style:name="T689" style:family="text">
      <style:text-properties officeooo:rsid="055e636b"/>
    </style:style>
    <style:style style:name="T690" style:family="text">
      <style:text-properties officeooo:rsid="055f0ea8"/>
    </style:style>
    <style:style style:name="T691" style:family="text">
      <style:text-properties officeooo:rsid="055ffa69"/>
    </style:style>
    <style:style style:name="T692" style:family="text">
      <style:text-properties officeooo:rsid="05617c96"/>
    </style:style>
    <style:style style:name="T693" style:family="text">
      <style:text-properties officeooo:rsid="05642096"/>
    </style:style>
    <style:style style:name="T694" style:family="text">
      <style:text-properties officeooo:rsid="05645bf9"/>
    </style:style>
    <style:style style:name="T695" style:family="text">
      <style:text-properties officeooo:rsid="0565d738"/>
    </style:style>
    <style:style style:name="T696" style:family="text">
      <style:text-properties officeooo:rsid="0566db2b"/>
    </style:style>
    <style:style style:name="T697" style:family="text">
      <style:text-properties officeooo:rsid="05684967"/>
    </style:style>
    <style:style style:name="T698" style:family="text">
      <style:text-properties officeooo:rsid="05685321"/>
    </style:style>
    <style:style style:name="T699" style:family="text">
      <style:text-properties officeooo:rsid="0569488c"/>
    </style:style>
    <style:style style:name="T700" style:family="text">
      <style:text-properties officeooo:rsid="056b47a9"/>
    </style:style>
    <style:style style:name="T701" style:family="text">
      <style:text-properties fo:font-weight="normal" style:font-weight-asian="normal" style:font-weight-complex="normal"/>
    </style:style>
    <style:style style:name="T702" style:family="text">
      <style:text-properties fo:font-weight="normal" officeooo:rsid="058fa696" style:font-weight-asian="normal" style:font-weight-complex="normal"/>
    </style:style>
    <style:style style:name="T703" style:family="text">
      <style:text-properties fo:font-weight="normal" officeooo:rsid="05988930" style:font-weight-asian="normal" style:font-weight-complex="normal"/>
    </style:style>
    <style:style style:name="T704" style:family="text">
      <style:text-properties fo:font-weight="normal" officeooo:rsid="0592cc8a" style:font-weight-asian="normal" style:font-weight-complex="normal"/>
    </style:style>
    <style:style style:name="T705" style:family="text">
      <style:text-properties fo:font-weight="normal" officeooo:rsid="05a1d830" style:font-weight-asian="normal" style:font-weight-complex="normal"/>
    </style:style>
    <style:style style:name="T706" style:family="text">
      <style:text-properties fo:font-weight="normal" officeooo:rsid="05aa60df" style:font-weight-asian="normal" style:font-weight-complex="normal"/>
    </style:style>
    <style:style style:name="T707" style:family="text">
      <style:text-properties fo:font-weight="normal" officeooo:rsid="05d8059d" style:font-weight-asian="normal" style:font-weight-complex="normal"/>
    </style:style>
    <style:style style:name="T708" style:family="text">
      <style:text-properties fo:font-weight="normal" officeooo:rsid="05dd0ba3" style:font-weight-asian="normal" style:font-weight-complex="normal"/>
    </style:style>
    <style:style style:name="T709" style:family="text">
      <style:text-properties fo:font-weight="normal" officeooo:rsid="05f64f61" style:font-weight-asian="normal" style:font-weight-complex="normal"/>
    </style:style>
    <style:style style:name="T710" style:family="text">
      <style:text-properties fo:font-weight="normal" officeooo:rsid="06064674" style:font-weight-asian="normal" style:font-weight-complex="normal"/>
    </style:style>
    <style:style style:name="T711" style:family="text">
      <style:text-properties fo:font-weight="normal" officeooo:rsid="06091f04" style:font-weight-asian="normal" style:font-weight-complex="normal"/>
    </style:style>
    <style:style style:name="T712" style:family="text">
      <style:text-properties fo:font-weight="normal" officeooo:rsid="06113d3c" style:font-weight-asian="normal" style:font-weight-complex="normal"/>
    </style:style>
    <style:style style:name="T713" style:family="text">
      <style:text-properties fo:font-weight="normal" officeooo:rsid="05fdc4b9" style:font-weight-asian="normal" style:font-weight-complex="normal"/>
    </style:style>
    <style:style style:name="T714" style:family="text">
      <style:text-properties officeooo:rsid="056bec88"/>
    </style:style>
    <style:style style:name="T715" style:family="text">
      <style:text-properties officeooo:rsid="056cbd94"/>
    </style:style>
    <style:style style:name="T716" style:family="text">
      <style:text-properties officeooo:rsid="056ebcc6"/>
    </style:style>
    <style:style style:name="T717" style:family="text">
      <style:text-properties officeooo:rsid="0570155f"/>
    </style:style>
    <style:style style:name="T718" style:family="text">
      <style:text-properties officeooo:rsid="0570f5e1"/>
    </style:style>
    <style:style style:name="T719" style:family="text">
      <style:text-properties officeooo:rsid="05730419"/>
    </style:style>
    <style:style style:name="T720" style:family="text">
      <style:text-properties officeooo:rsid="05747bea"/>
    </style:style>
    <style:style style:name="T721" style:family="text">
      <style:text-properties officeooo:rsid="05763238"/>
    </style:style>
    <style:style style:name="T722" style:family="text">
      <style:text-properties officeooo:rsid="0577dea9"/>
    </style:style>
    <style:style style:name="T723" style:family="text">
      <style:text-properties officeooo:rsid="0577e1b5"/>
    </style:style>
    <style:style style:name="T724" style:family="text">
      <style:text-properties officeooo:rsid="0579a0d6"/>
    </style:style>
    <style:style style:name="T725" style:family="text">
      <style:text-properties officeooo:rsid="0579d752"/>
    </style:style>
    <style:style style:name="T726" style:family="text">
      <style:text-properties officeooo:rsid="0579fe42"/>
    </style:style>
    <style:style style:name="T727" style:family="text">
      <style:text-properties officeooo:rsid="057b5ec9"/>
    </style:style>
    <style:style style:name="T728" style:family="text">
      <style:text-properties officeooo:rsid="057ca4aa"/>
    </style:style>
    <style:style style:name="T729" style:family="text">
      <style:text-properties officeooo:rsid="057d77bb"/>
    </style:style>
    <style:style style:name="T730" style:family="text">
      <style:text-properties officeooo:rsid="057db732"/>
    </style:style>
    <style:style style:name="T731" style:family="text">
      <style:text-properties officeooo:rsid="057f71a0"/>
    </style:style>
    <style:style style:name="T732" style:family="text">
      <style:text-properties officeooo:rsid="058101e3"/>
    </style:style>
    <style:style style:name="T733" style:family="text">
      <style:text-properties officeooo:rsid="05818b83"/>
    </style:style>
    <style:style style:name="T734" style:family="text">
      <style:text-properties officeooo:rsid="05829fd9"/>
    </style:style>
    <style:style style:name="T735" style:family="text">
      <style:text-properties officeooo:rsid="05848633"/>
    </style:style>
    <style:style style:name="T736" style:family="text">
      <style:text-properties officeooo:rsid="05875fc3"/>
    </style:style>
    <style:style style:name="T737" style:family="text">
      <style:text-properties officeooo:rsid="058ca55e"/>
    </style:style>
    <style:style style:name="T738" style:family="text">
      <style:text-properties officeooo:rsid="058dcee0"/>
    </style:style>
    <style:style style:name="T739" style:family="text">
      <style:text-properties officeooo:rsid="058ed4fb"/>
    </style:style>
    <style:style style:name="T740" style:family="text">
      <style:text-properties officeooo:rsid="058f426d"/>
    </style:style>
    <style:style style:name="T741" style:family="text">
      <style:text-properties officeooo:rsid="058f5592"/>
    </style:style>
    <style:style style:name="T742" style:family="text">
      <style:text-properties officeooo:rsid="06163226"/>
    </style:style>
    <style:style style:name="T743" style:family="text">
      <style:text-properties officeooo:rsid="062af592"/>
    </style:style>
    <style:style style:name="T744" style:family="text">
      <style:text-properties officeooo:rsid="062b8fcf"/>
    </style:style>
    <style:style style:name="T745" style:family="text">
      <style:text-properties officeooo:rsid="062bff87"/>
    </style:style>
    <style:style style:name="T746" style:family="text">
      <style:text-properties officeooo:rsid="062d60ba"/>
    </style:style>
    <style:style style:name="T747" style:family="text">
      <style:text-properties officeooo:rsid="063094cd"/>
    </style:style>
    <style:style style:name="T748" style:family="text">
      <style:text-properties officeooo:rsid="063120bc"/>
    </style:style>
    <style:style style:name="T749" style:family="text">
      <style:text-properties officeooo:rsid="06312cb2"/>
    </style:style>
    <style:style style:name="T750" style:family="text">
      <style:text-properties officeooo:rsid="06315303"/>
    </style:style>
    <style:style style:name="T751" style:family="text">
      <style:text-properties officeooo:rsid="0633f68f"/>
    </style:style>
    <style:style style:name="T752" style:family="text">
      <style:text-properties officeooo:rsid="06349858"/>
    </style:style>
    <style:style style:name="T753" style:family="text">
      <style:text-properties officeooo:rsid="06368888"/>
    </style:style>
    <style:style style:name="T754" style:family="text">
      <style:text-properties officeooo:rsid="0636d089"/>
    </style:style>
    <style:style style:name="T755" style:family="text">
      <style:text-properties officeooo:rsid="0637ab42"/>
    </style:style>
    <style:style style:name="T756" style:family="text">
      <style:text-properties officeooo:rsid="06384750"/>
    </style:style>
    <style:style style:name="T757" style:family="text">
      <style:text-properties officeooo:rsid="0639fca9"/>
    </style:style>
    <style:style style:name="T758" style:family="text">
      <style:text-properties officeooo:rsid="063a53eb"/>
    </style:style>
    <style:style style:name="T759" style:family="text">
      <style:text-properties officeooo:rsid="063af2de"/>
    </style:style>
    <style:style style:name="T760" style:family="text">
      <style:text-properties officeooo:rsid="063b724e"/>
    </style:style>
    <style:style style:name="T761" style:family="text">
      <style:text-properties officeooo:rsid="063c5bc3"/>
    </style:style>
    <style:style style:name="T762" style:family="text">
      <style:text-properties officeooo:rsid="063d3998"/>
    </style:style>
    <style:style style:name="T763" style:family="text">
      <style:text-properties officeooo:rsid="063ef7af"/>
    </style:style>
    <style:style style:name="T764" style:family="text">
      <style:text-properties officeooo:rsid="063fc494"/>
    </style:style>
    <style:style style:name="T765" style:family="text">
      <style:text-properties officeooo:rsid="063fd00e"/>
    </style:style>
    <style:style style:name="T766" style:family="text">
      <style:text-properties officeooo:rsid="0641649f"/>
    </style:style>
    <style:style style:name="T767" style:family="text">
      <style:text-properties officeooo:rsid="0642267c"/>
    </style:style>
    <style:style style:name="T768" style:family="text">
      <style:text-properties officeooo:rsid="0642f774"/>
    </style:style>
    <style:style style:name="T769" style:family="text">
      <style:text-properties officeooo:rsid="064359f4"/>
    </style:style>
    <style:style style:name="T770" style:family="text">
      <style:text-properties officeooo:rsid="0644f8a7"/>
    </style:style>
    <style:style style:name="T771" style:family="text">
      <style:text-properties officeooo:rsid="064699b1"/>
    </style:style>
    <style:style style:name="T772" style:family="text">
      <style:text-properties officeooo:rsid="06483086"/>
    </style:style>
    <style:style style:name="T773" style:family="text">
      <style:text-properties officeooo:rsid="064a0580"/>
    </style:style>
    <style:style style:name="T774" style:family="text">
      <style:text-properties officeooo:rsid="064aae93"/>
    </style:style>
    <style:style style:name="T775" style:family="text">
      <style:text-properties officeooo:rsid="064b25da"/>
    </style:style>
    <style:style style:name="T776" style:family="text">
      <style:text-properties officeooo:rsid="064b9c1c"/>
    </style:style>
    <style:style style:name="T777" style:family="text">
      <style:text-properties officeooo:rsid="064bbe31"/>
    </style:style>
    <style:style style:name="T778" style:family="text">
      <style:text-properties officeooo:rsid="064c7501"/>
    </style:style>
    <style:style style:name="T779" style:family="text">
      <style:text-properties officeooo:rsid="064cc761"/>
    </style:style>
    <style:style style:name="T780" style:family="text">
      <style:text-properties officeooo:rsid="064e7eda"/>
    </style:style>
    <style:style style:name="T781" style:family="text">
      <style:text-properties officeooo:rsid="064fab90"/>
    </style:style>
    <style:style style:name="T782" style:family="text">
      <style:text-properties officeooo:rsid="0650438a"/>
    </style:style>
    <style:style style:name="T783" style:family="text">
      <style:text-properties officeooo:rsid="06514c25"/>
    </style:style>
    <style:style style:name="T784" style:family="text">
      <style:text-properties officeooo:rsid="0651f3f9"/>
    </style:style>
    <style:style style:name="T785" style:family="text">
      <style:text-properties officeooo:rsid="0652b691"/>
    </style:style>
    <style:style style:name="T786" style:family="text">
      <style:text-properties officeooo:rsid="0653bbf3"/>
    </style:style>
    <style:style style:name="T787" style:family="text">
      <style:text-properties officeooo:rsid="06544267"/>
    </style:style>
    <style:style style:name="T788" style:family="text">
      <style:text-properties officeooo:rsid="0655c953"/>
    </style:style>
    <style:style style:name="T789" style:family="text">
      <style:text-properties officeooo:rsid="06561c73"/>
    </style:style>
    <style:style style:name="T790" style:family="text">
      <style:text-properties officeooo:rsid="0656eb67"/>
    </style:style>
    <style:style style:name="T791" style:family="text">
      <style:text-properties officeooo:rsid="06576a31"/>
    </style:style>
    <style:style style:name="T792" style:family="text">
      <style:text-properties officeooo:rsid="065b7ee0"/>
    </style:style>
    <style:style style:name="T793" style:family="text">
      <style:text-properties officeooo:rsid="06759d0b"/>
    </style:style>
    <style:style style:name="T794" style:family="text">
      <style:text-properties officeooo:rsid="06811aff"/>
    </style:style>
    <style:style style:name="T795" style:family="text">
      <style:text-properties officeooo:rsid="06852fc5"/>
    </style:style>
    <style:style style:name="T796" style:family="text">
      <style:text-properties officeooo:rsid="06893cc2"/>
    </style:style>
    <style:style style:name="T797" style:family="text">
      <style:text-properties officeooo:rsid="068a67a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7"/>
      <text:p text:style-name="P2"><text:span text:style-name="T2"/></text:p>
      <text:p text:style-name="P2"><text:span text:style-name="T2"/></text:p>
      <text:p text:style-name="P2"><text:span text:style-name="T2"/></text:p>
      <text:p text:style-name="P3"><text:span text:style-name="T2"/></text:p>
      <text:p text:style-name="P3"><text:span text:style-name="T2"/></text:p>
      <text:p text:style-name="P3"><text:span text:style-name="T2"/></text:p>
      <text:p text:style-name="P3"><text:span text:style-name="T2"/></text:p>
      <text:p text:style-name="P3"><text:span text:style-name="T58">I</text:span><text:span text:style-name="T2"> </text:span><text:span text:style-name="T1">woke when Hannah got up to make coffee, drank that on the chair in the living room while playing Finch and Wordle. Hannah was doing a million things around the house, playing </text:span><text:span text:style-name="T49">Revolver</text:span><text:span text:style-name="T1"> on her phone. I suggested Wynn’s diner, and we drew up an order of operations for the day:</text:span></text:p>
      <text:p text:style-name="P3"><text:span text:style-name="T1"/></text:p>
      <text:p text:style-name="P18">1: Wynn’s Diner</text:p>
      <text:p text:style-name="P18">2: CVS for medication and printer ink</text:p>
      <text:p text:style-name="P19">3: Wells Fargo</text:p>
      <text:p text:style-name="P4"><text:span text:style-name="T3">4</text:span><text:span text:style-name="T1">: Post office to mail her mom a V-</text:span><text:span text:style-name="T3">D</text:span><text:span text:style-name="T1">ay gift.</text:span></text:p>
      <text:p text:style-name="P4"><text:span text:style-name="T3">5</text:span><text:span text:style-name="T1">: Pet store for cat food.</text:span></text:p>
      <text:p text:style-name="P4"><text:span text:style-name="T3">6</text:span><text:span text:style-name="T1">: Hike!</text:span></text:p>
      <text:p text:style-name="P4"><text:span text:style-name="T1"/></text:p>
      <text:p text:style-name="P5"><text:span text:style-name="T1">We got in the Camry, went down Florida, turned left at Patton and realized it made the most sense to </text:span><text:span text:style-name="T3">hit</text:span><text:span text:style-name="T1"> the bank first. We listened to </text:span><text:span text:style-name="T49">Let it Be</text:span><text:span text:style-name="T1"> on the way to Wynn’s, where </text:span><text:span text:style-name="T3">Hannah</text:span><text:span text:style-name="T1"> had never been. I </text:span><text:span text:style-name="T4">ate</text:span><text:span text:style-name="T1"> a sausage/egg/cheese sandwich w/ french fries.</text:span></text:p>
      <text:p text:style-name="P5"><text:span text:style-name="T1"><text:s text:c="3"/>We went to CVS, listened to </text:span><text:span text:style-name="T49">All My Friends</text:span><text:span text:style-name="T1"> on the way to the post office, drove to the Petco on Brevard, bought cat food, went toward Bent Creek. The Hard Times lot was full, so we doubled back to Rice Pinnacle, parked, started hiking. She kept announcing she was cranky, so we walked separately, but stopped to look for frogs and occasionnally wonder about directions.</text:span></text:p>
      <text:p text:style-name="P5"><text:span text:style-name="T1"><text:s text:c="3"/>We drove back to Downing, where I ate six grapes and procured a Starry from the fridge. She trimmed my mustache and I trimmed a bit more, then got in the car, drove to Meyers, parked on the street; one of Tony’s girls was occupying the driveway. I went inside, finished 2024 journal #3 and started 2025 journal #1.</text:span><text:span text:style-name="T60">311</text:span><text:span text:style-name="T1"> </text:span></text:p>
      <text:p text:style-name="P5"><text:soft-page-break/><text:span text:style-name="T1"><text:s text:c="3"/></text:span><text:span text:style-name="T5">I did quests on Axo and Hunder, ran through all my bank alts, did a princess run followed by ZF, then a Temple ST carry. Tokup killed hellboars and Hannah came over for a goodnight kiss.</text:span><text:span text:style-name="T61">903</text:span><text:span text:style-name="T5"> </text:span></text:p>
      <text:p text:style-name="P5"><text:span text:style-name="T5"><text:s text:c="3"/></text:span><text:span text:style-name="T6">She left and I logged </text:span><text:span text:style-name="T14">back in</text:span><text:span text:style-name="T6">. Having resolved to give up on the sword, I equipped a dagger/axe, leveled those around Tanaris. I </text:span><text:span text:style-name="T14">Zeribul</text:span><text:span text:style-name="T6">, joined his ZF group, finally won the sword. We finished the instance and I </text:span><text:span text:style-name="T14">got a</text:span><text:span text:style-name="T6"> crusader </text:span><text:span text:style-name="T14">enchant</text:span><text:span text:style-name="T6">, went and killed furbog, got the Winterspring flightpath.</text:span><text:span text:style-name="T62">105</text:span><text:span text:style-name="T7"> </text:span></text:p>
      <text:p text:style-name="P5"><text:span text:style-name="T7"/></text:p>
      <text:p text:style-name="P6"><text:span text:style-name="T7">I</text:span><text:span text:style-name="T1">I.VIII</text:span></text:p>
      <text:p text:style-name="P6"><text:span text:style-name="T1"/></text:p>
      <text:p text:style-name="P6"><text:span text:style-name="T1">I played Wordle (STEEP in five,) </text:span><text:span text:style-name="T8">popped on the kettle, turned on the coffee maker, grabbed a hop water out of the fridge.</text:span><text:span text:style-name="T63">759</text:span><text:span text:style-name="T8"> </text:span></text:p>
      <text:p text:style-name="P6"><text:span text:style-name="T8"><text:s text:c="3"/></text:span><text:span text:style-name="T9">Tokup killed mobs for his flask quest, ran Mara Princess, winning the ring. Kamaka started a Strat live, but when Hannah texted me after the third warlock death, I announced I had to split.</text:span><text:span text:style-name="T64">949</text:span><text:span text:style-name="T9"> </text:span></text:p>
      <text:p text:style-name="P6"><text:span text:style-name="T9"><text:s text:c="3"/></text:span><text:span text:style-name="T10">I got dressed, walked down to Downing, played Finch, drank coffee, did chess puzzles while Hannah read her comic book. We did crossword, read lines for her audition, talked about emotions, sat on the back stoop. I walked to Ingles for thingles (grapes, organic Halo, Cheez-It, bananas, sodium-free peas, one pack ramen,) popped into Bad Manners for a breakfast sammy.</text:span></text:p>
      <text:p text:style-name="P6"><text:span text:style-name="T10"><text:s text:c="3"/>They were sold out, so I got a double espresso, walked to Meyers, put my groceries away.</text:span><text:span text:style-name="T65">138</text:span><text:span text:style-name="T10"> </text:span><text:span text:style-name="T11">I went all over Azeroth turning in and acquiring quests, respecced to Fury, killed furbogs, joined a ZF group but got invited to watch a movie with Hannah, so I brushed my teeth.</text:span><text:span text:style-name="T66">803</text:span><text:span text:style-name="T11"> </text:span></text:p>
      <text:p text:style-name="P6"><text:span text:style-name="T11"><text:s text:c="3"/></text:span><text:span text:style-name="T12">I walked to Ingles while eating Cheez-It, bought grapes, hop water, sour worms, walked down to Downing, ate pizza, watched </text:span><text:span text:style-name="T50">Tampopo</text:span><text:span text:style-name="T12">, ate a few worms, told Hannah I was going to go home, reassured her everything was okay, walked up to Meyers, took off my bag and wrote.</text:span><text:span text:style-name="T67">1148</text:span><text:span text:style-name="T12"> </text:span></text:p>
      <text:p text:style-name="P6"><text:span text:style-name="T12"><text:s text:c="3"/></text:span><text:span text:style-name="T13">I was in-flight to Tanaris </text:span><text:span text:style-name="T14">when I logged in and got annoyed, so I</text:span><text:span text:style-name="T13"> ran to Un Goro, joined a ZF, got talked into running Mara, changed my mind, did ZF </text:span><text:soft-page-break/><text:span text:style-name="T13">instead, running and grabbing the mallet before Ghaz. I liked the oldschool style of the warrior and so said I would do Mara, </text:span><text:span text:style-name="T18">which was</text:span><text:span text:style-name="T13"> so slow. I hit 55 during the run but wiped the group on the croc because I pulled the boss without realizing </text:span><text:span text:style-name="T18">the</text:span><text:span text:style-name="T13"> group wasn’t behind me.</text:span></text:p>
      <text:p text:style-name="P6"><text:span text:style-name="T13"><text:s text:c="3"/>I hearthed to Org, checked my bank alts.</text:span><text:span text:style-name="T68">346</text:span><text:span text:style-name="T13"> </text:span></text:p>
      <text:p text:style-name="P6"><text:span text:style-name="T13"/></text:p>
      <text:p text:style-name="P7"><text:span text:style-name="T13">I</text:span><text:span text:style-name="T1">I.IX</text:span></text:p>
      <text:p text:style-name="P7"><text:span text:style-name="T1"/></text:p>
      <text:p text:style-name="P7"><text:span text:style-name="T1">I woke around nine, hopped straight onto WoW, flew to Splintertree, found the Azshara flight path, turned in a</text:span><text:span text:style-name="T18">n</text:span><text:span text:style-name="T1"> Un Goro </text:span><text:span text:style-name="T18">quest</text:span><text:span text:style-name="T1">, started dual wielding for no reason, loved it, killed furbog, hearthed, texted with Hannah, flew back to Felwood, redid my keybindings, killed more furbog, hearthed again.</text:span><text:span text:style-name="T60">1155</text:span><text:span text:style-name="T1"> </text:span></text:p>
      <text:p text:style-name="P7"><text:span text:style-name="T1"><text:s text:c="3"/></text:span><text:span text:style-name="T15">I laid in bed, played Wordle (BONUS in three,) took a bath, shaved, started brushing my teeth,</text:span><text:span text:style-name="T69">1240</text:span><text:span text:style-name="T15"> </text:span><text:span text:style-name="T16">walked to Hail Mary, running into Hannah along the way. She had a burger w/ carrots and I had a mortadello with fries. We went to Cloraphyll and I bought a jade pothos, said I would walk it home. I ran into Clay, Luke, Zaq, talked on the corner for ten minutes, walked to Meyers.</text:span><text:span text:style-name="T70">232</text:span><text:span text:style-name="T16"> </text:span></text:p>
      <text:p text:style-name="P7"><text:span text:style-name="T16"><text:s text:c="3"/></text:span><text:span text:style-name="T17">I killed furbogs mostly, then texted Hannah:</text:span></text:p>
      <text:p text:style-name="P7"><text:span text:style-name="T17"><text:s text:c="3"/>“</text:span><text:span text:style-name="T51">Did you find anything to get into? We could take a walk or something.</text:span><text:span text:style-name="T17">”</text:span></text:p>
      <text:p text:style-name="P7"><text:span text:style-name="T17"><text:s text:c="3"/>She said, “</text:span><text:span text:style-name="T51">I ended up diving into a nap! I was so tired. A walk is a good idea. Do you think if we start about 5 we’ll still have enough light?.</text:span><text:span text:style-name="T17">”</text:span></text:p>
      <text:p text:style-name="P7"><text:span text:style-name="T17"><text:s text:c="3"/>I said, “</text:span><text:span text:style-name="T51">I bet so!,</text:span><text:span text:style-name="T17">” brushed my teeth, stepped out of the house, followed the cat into Nina’s yard, had a nice chat with </text:span><text:span text:style-name="T18">them</text:span><text:span text:style-name="T17">, walked down to Downing. We walked to Battle Cat, where I ordered a latte, then popped over to the WALK, </text:span><text:span text:style-name="T18">watched</text:span><text:span text:style-name="T17"> the Super Bowl pre-kick show. I ate beef/vegetable soup and she had a salad with fries. We walked to </text:span><text:span text:style-name="T18">Downing</text:span><text:span text:style-name="T17">, watched the first two episodes of </text:span><text:span text:style-name="T51">Common Side Effects</text:span><text:span text:style-name="T17">, then </text:span><text:span text:style-name="T51">The Kingdom of Dreams and Madness.</text:span></text:p>
      <text:p text:style-name="P7"><text:span text:style-name="T51"><text:s text:c="3"/></text:span><text:span text:style-name="T17">We did two crosswords in bed, slept. </text:span><text:span text:style-name="T18">Hannah</text:span><text:span text:style-name="T17"> got up in the middle of the night to write a song.</text:span></text:p>
      <text:p text:style-name="P7"><text:span text:style-name="T17"/></text:p>
      <text:p text:style-name="P8"><text:span text:style-name="T1"/></text:p>
      <text:p text:style-name="P8"><text:soft-page-break/><text:span text:style-name="T1">II.X</text:span></text:p>
      <text:p text:style-name="P8"><text:span text:style-name="T1"/></text:p>
      <text:p text:style-name="P20">I woke to a text from Erica that read:</text:p>
      <text:p text:style-name="P8"><text:span text:style-name="T49"/></text:p>
      <text:p text:style-name="P142">I guess you might’ve seen it coming.</text:p>
      <text:p text:style-name="P142">I’m selling my house to rafael. He </text:p>
      <text:p text:style-name="P142">says rent will stay the same.</text:p>
      <text:p text:style-name="P142">I feel sad.</text:p>
      <text:p text:style-name="P8"><text:span text:style-name="T1"/></text:p>
      <text:p text:style-name="P8"><text:span text:style-name="T1"/></text:p>
      <text:p text:style-name="P8"><text:span text:style-name="T1"><text:s text:c="3"/>I played Wordle (GOODY in five,) cuddled with Hannah in the guest room, made coffee, made love, got dressed, talked to social services about food stamps, rode to Odd’s, ordered an Americano, walked to Meyers.</text:span><text:span text:style-name="T60">230</text:span></text:p>
      <text:p text:style-name="P8"><text:span text:style-name="T1"><text:s text:c="3"/></text:span><text:span text:style-name="T19">I killed Furbog until I was sick of it, then found two mages to help me with Summoning Shadra, ran to TM/UC to turn those quests in, got a portal to Org. I also got a text from Raphael, who asked for my email so he could send me a rental application.</text:span><text:span text:style-name="T71">509</text:span><text:span text:style-name="T20"> </text:span><text:span text:style-name="T21">I took a bath and made plain noodles,</text:span><text:span text:style-name="T72">552</text:span><text:span text:style-name="T21"> </text:span><text:span text:style-name="T22">killed a few furbog, hearthed, flossed, brushed,</text:span><text:span text:style-name="T73"> </text:span><text:span text:style-name="T23">got dressed,</text:span><text:span text:style-name="T74">636</text:span><text:span text:style-name="T23"> </text:span><text:span text:style-name="T24">organized bank alts.</text:span><text:span text:style-name="T75">643</text:span><text:span text:style-name="T24"> </text:span></text:p>
      <text:p text:style-name="P8"><text:span text:style-name="T49"><text:s text:c="3"/></text:span><text:span text:style-name="T25">I drove down to Downing, picked Hannah up, told her about the house saga, drove to Fairview Tavern, where Jason was hosting trivia. We came in third place, which paid for half our tab, chatted with Jason, drove back to Downing. I said I would stay the night at Meyers, kissed Hannah goodnight and drove.</text:span><text:span text:style-name="T76">958</text:span><text:span text:style-name="T25"> </text:span></text:p>
      <text:p text:style-name="P8"><text:span text:style-name="T25"><text:s text:c="3"/></text:span><text:span text:style-name="T26">I started flying to Felwood but joined a Mara group, which went very smoothly from Purple to princess. I took a dagger I won to Azshara and tried dual-wielding those, which was very fun, killing satyrs/farming felcloth. I hit 56, hearthed, trained, logged.</text:span><text:span text:style-name="T77">113</text:span><text:span text:style-name="T26"> </text:span></text:p>
      <text:p text:style-name="P8"><text:span text:style-name="T26"/></text:p>
      <text:p text:style-name="P9"><text:span text:style-name="T26">I</text:span><text:span text:style-name="T1">I.XI</text:span></text:p>
      <text:p text:style-name="P9"><text:span text:style-name="T1"/></text:p>
      <text:p text:style-name="P9"><text:span text:style-name="T1">I woke, played Wordle (SCORE in three,) heated water, turned on the coffeemaker, looked at my phone watched </text:span><text:span text:style-name="T49">5’7”</text:span><text:span text:style-name="T1">, made a cup of coffee.</text:span><text:span text:style-name="T60">1027</text:span><text:span text:style-name="T1"> </text:span><text:span text:style-name="T27">I went through bank alts, killed furbog on Tokup until I hit </text:span><text:soft-page-break/><text:span text:style-name="T27">neutral with Timbermaw, talked to Hannah on the phone, drank my coffee, disenchanted things on Kamaka, logged,</text:span><text:span text:style-name="T78">1202 </text:span><text:span text:style-name="T28">laid in bed, looked at my phone.</text:span><text:span text:style-name="T79">1237 </text:span></text:p>
      <text:p text:style-name="P9"><text:span text:style-name="T80"><text:s text:c="3"/></text:span><text:span text:style-name="T29">I poked around Timbermaw Hold, did one lap of the northern camp, laid in bed for a long time, ate a second banana and made a second cup of coffee.</text:span><text:span text:style-name="T81">305</text:span><text:span text:style-name="T29"> </text:span><text:span text:style-name="T30">I did a quest on Axo, a quest on Hunder, made Chamaka the shaman, did the first quests on him, switched to Tokup, flew to Felwood while looking at my phone, turned in all my Deadwod feathers, exited,</text:span><text:span text:style-name="T82">409</text:span><text:span text:style-name="T30"> </text:span><text:span text:style-name="T31">looked at my phone a lot more.</text:span><text:span text:style-name="T83">526</text:span><text:span text:style-name="T31"> </text:span></text:p>
      <text:p text:style-name="P10"><text:span text:style-name="T31"><text:s text:c="3"/></text:span><text:span text:style-name="T32">I logged into WoW but decided I should call Hannah. She said she had made spaghetti and asked if I wanted to come over, so I brushed my teeth, got dressed, drove down to Ingles for CheezIt, red grapes, hop water, arugula, clementines, went down to Downing. We watched the new episode of </text:span><text:span text:style-name="T52">Common Side Effects</text:span><text:span text:style-name="T32"> followed by the first three episodes of </text:span><text:span text:style-name="T52">White Lotus</text:span><text:span text:style-name="T32"> season one, then did a crossword in bed.</text:span></text:p>
      <text:p text:style-name="P21"><text:s text:c="3"/>I woke to a text at 2AM from Erica saying Rafael had given her 60 days to get her stuff out. My phone battery was at 2% and I had a hard time getting back to sleep.</text:p>
      <text:p text:style-name="P9"><text:span text:style-name="T32"/></text:p>
      <text:p text:style-name="P22">II.XII</text:p>
      <text:p text:style-name="P11"><text:span text:style-name="T1"/></text:p>
      <text:p text:style-name="P22">I woke upon hearing Hannah stir. She came to cuddled me and I told her I was worried about my living situation, but not about the 60 days. I checked my phone and saw that Erica had decided to back out of the sale, but my phone died before I could investigate the text thoroughly.</text:p>
      <text:p text:style-name="P11"><text:span text:style-name="T1"><text:s text:c="3"/>Hannah made coffee, which I drank on the couch while she got dressed. We cuddled for a moment and then went our separate ways. I drove up to Meyers, brought in my groceries, responded to Erica and wrote in my journal.</text:span><text:span text:style-name="T60">1100</text:span><text:span text:style-name="T1"> </text:span><text:span text:style-name="T33">I made mooncloth and killed Furbogs until Charlie arrived to play some chess.</text:span><text:span text:style-name="T84">1143</text:span><text:span text:style-name="T33"> </text:span></text:p>
      <text:p text:style-name="P11"><text:span text:style-name="T33"><text:s text:c="3"/></text:span><text:span text:style-name="T34">He won a close game over a cup of coffee and we talked about B-Sides as he left.</text:span><text:span text:style-name="T85">1251</text:span><text:span text:style-name="T34"> </text:span><text:span text:style-name="T35">I took a bath, shaved, talked with Tony about house stuff.</text:span><text:span text:style-name="T86">133</text:span><text:span text:style-name="T35"> </text:span><text:span text:style-name="T36">I killed Furbog until I was friendly with Timbermaw, got Tokup and Kamaka cultivating packets of seeds, </text:span><text:soft-page-break/><text:span text:style-name="T36">drank a cup of coffee.</text:span><text:span text:style-name="T87">428</text:span><text:span text:style-name="T36"> </text:span><text:span text:style-name="T37">I ran some errands on Tokup, got dressed,</text:span><text:span text:style-name="T88">520</text:span><text:span text:style-name="T37"> </text:span><text:span text:style-name="T38">drove down to Downing, picked up Hannah, drove to the Greagle. We said hello to Zaq, Laramie, Clay, Luke, Becca, ordered burgers, said hello to Vickie, Jane, Matt Drum, took our seats, said hey to Mitch &amp; Farah, watched Becca’s set. She started with </text:span><text:span text:style-name="T53">Tell Your Friends</text:span><text:span text:style-name="T38">.</text:span></text:p>
      <text:p text:style-name="P23"><text:s text:c="3"/>We left, drove downtown, parked in the garage, went to the Orange Peel, enjoyed an amazing two hours plus of music from Joy Oladakun, drove to Downing, looked at our phones on the couch, went to bed.</text:p>
      <text:p text:style-name="P11"><text:span text:style-name="T38"/></text:p>
      <text:p text:style-name="P24">II.XIII</text:p>
      <text:p text:style-name="P12"><text:span text:style-name="T1"/></text:p>
      <text:p text:style-name="P12"><text:span text:style-name="T1">I woke, looked at my phone, played Wordle (RUMBA in four,) cuddled with Hannah. </text:span><text:span text:style-name="T47">We</text:span><text:span text:style-name="T1"> went to Starbucks, used our gift cards. </text:span><text:span text:style-name="T47">I</text:span><text:span text:style-name="T1"> dropped her off, went to Ingles for bananas, ramen, coffee, peanut butter M&amp;Ms, drove to Meyers, went inside,</text:span><text:span text:style-name="T60">1030</text:span><text:span text:style-name="T39"> finished the Kahn quest, did some banking, loitered in Org, took a bath.</text:span><text:span text:style-name="T89">1237</text:span><text:span text:style-name="T39"> </text:span></text:p>
      <text:p text:style-name="P14"><text:span text:style-name="T39"><text:s text:c="3"/></text:span><text:span text:style-name="T1">I made Hannah’s valentine card, which read:</text:span></text:p>
      <text:p text:style-name="P13"><text:span text:style-name="T40"><text:s text:c="3"/>“</text:span><text:span text:style-name="T54">D</text:span><text:span text:style-name="T49">ear valentine,</text:span></text:p>
      <text:p text:style-name="P15"><text:span text:style-name="T55"/></text:p>
      <text:p text:style-name="P15"><text:span text:style-name="T59">B</text:span><text:span text:style-name="T55">eing able to spend our time together this way has brought such happiness and courage into my life: you by my side as we learn and grow. I know we will continue to show up for each other with focused love, </text:span><text:span text:style-name="T56">making</text:span><text:span text:style-name="T55"> us better prepared for </text:span><text:span text:style-name="T56">being</text:span><text:span text:style-name="T55"> in our community, passions, family, friends, careers.</text:span><text:span text:style-name="T1">”</text:span><text:span text:style-name="T90">150</text:span><text:span text:style-name="T40"> </text:span></text:p>
      <text:p text:style-name="P15"><text:span text:style-name="T40"/></text:p>
      <text:p text:style-name="P15"><text:span text:style-name="T40"><text:s text:c="3"/></text:span><text:span text:style-name="T41">Tokup ran DME, farmed in Azshara, hit 57, ran Strat Live, went back to Light’s Hope Chapel for the flightpath. Hunder joined Voyagers. Ross packed his bag, got dressed,</text:span><text:span text:style-name="T91">617</text:span><text:span text:style-name="T41"> </text:span><text:span text:style-name="T42">ate noodles, drove down to Downing, chatted with an excited Hannah, drove to FBRA, rehearsed with Shayne, Charlie, Juan </text:span><text:span text:style-name="T47">+</text:span><text:span text:style-name="T42"> a couple songs with Ashley. I drove back to Downing, ate rice, broccoli, peanut sauce, fixed the water filter, did a crossword in bed, slept.</text:span></text:p>
      <text:p text:style-name="P15"><text:span text:style-name="T42"/></text:p>
      <text:p text:style-name="P16"><text:soft-page-break/><text:span text:style-name="T1">II.XIV</text:span></text:p>
      <text:p text:style-name="P16"><text:span text:style-name="T1"/></text:p>
      <text:p text:style-name="P16"><text:span text:style-name="T1">I woke, busted Wordle (DITTY) due to a sloppy second guess, made coffee, did Finch, cuddled with Hannah, drove to Middlemont, heard that Tina was going to be very late, got gas from Brew Pump and Americano from Odd’s, plus a gluten-free chocolate chip cookie </text:span><text:span text:style-name="T48">for Hannah</text:span><text:span text:style-name="T1">. I rehearsed with Tina, Ryan, Melissa, drove up to Meyers, ate some grapes, peeled a banana,</text:span><text:span text:style-name="T60">108</text:span><text:span text:style-name="T1"> </text:span><text:span text:style-name="T43">grinded Tokup and checked bank alts.</text:span><text:span text:style-name="T92">243</text:span><text:span text:style-name="T43"> </text:span></text:p>
      <text:p text:style-name="P16"><text:span text:style-name="T43"><text:s text:c="3"/></text:span><text:span text:style-name="T44">I drove down to Downing, exchanged Valentine presents, hung on the couch, drove to One World West, loaded in/set up my drums. I told Hannah I was going to meet her at Hail Mary, but I was behind schedule, so she came and met me at the venue. We walked to the restaurant, enjoyed delicious burgers, walked back to the venue, did a crossword, chatted with Juan and Charlie.</text:span></text:p>
      <text:p text:style-name="P16"><text:span text:style-name="T44"><text:s text:c="3"/>We played a set that was interesting in the ways it usually is, ghosted Juan. I drove down to Downing, cuddled groggy Hannah in bed. I had the craziest dreams of being </text:span><text:span text:style-name="T48">i</text:span><text:span text:style-name="T44">mmersed in previews for a new </text:span><text:span text:style-name="T57">The Mask</text:span><text:span text:style-name="T44"> movie starring Ganamanon.</text:span></text:p>
      <text:p text:style-name="P16"><text:span text:style-name="T44"/></text:p>
      <text:p text:style-name="P25">II.XV</text:p>
      <text:p text:style-name="P17"><text:span text:style-name="T1"/></text:p>
      <text:p text:style-name="P17"><text:span text:style-name="T1">Woke when a mirror came crashing down, cuddled Hannah in the middle room, had more dreams, woke again when her alarm went off at 9:30, went to the big bed, checked my phone, dozed, cuddled Hannah, had a long lovemaking session, made coffee, drank it on the couch, gathered my belongings, said goodbye, drove up to Meyers, had a poop.</text:span><text:span text:style-name="T60">1222</text:span><text:span text:style-name="T1"> </text:span></text:p>
      <text:p text:style-name="P17"><text:span text:style-name="T1"><text:s text:c="3"/></text:span><text:span text:style-name="T45">I ran BRD, winning some legs, hopped into Tina’s car and drove us to the Fairfield Inn in Statesville, lounged in the lobby, took the elevator to 204, set up my computer,</text:span><text:span text:style-name="T93">450</text:span><text:span text:style-name="T45"> </text:span><text:span text:style-name="T46">got back in the car, </text:span><text:span text:style-name="T48">rode</text:span><text:span text:style-name="T46"> to the venue, loaded in, set up, ate snacks/pizza, checked sounds, grabbed a latte from Mountain Lake, played a fun set (if not slightly long.)</text:span></text:p>
      <text:p text:style-name="P17"><text:span text:style-name="T46"><text:s text:c="3"/>The gang was very slow to pack up, but we eventually got out of there; Martha and Tina had </text:span><text:soft-page-break/><text:span text:style-name="T46">been drinking wine, so, after packing up the car, I drove us back to the hotel, went to 204, called Hannah, talked while adjusting lighting and getting undressed.</text:span><text:span text:style-name="T94">1014</text:span><text:span text:style-name="T46"> </text:span></text:p>
      <text:p text:style-name="P26"><text:s text:c="3"/><text:span text:style-name="T95">I did two BRDs, which took til 4:30 in the morning, completing MC attunement, hitting level 58, winning a mainhand sword and two pairs of pants.</text:span></text:p>
      <text:p text:style-name="P26"/>
      <text:p text:style-name="P27">II.XVI</text:p>
      <text:p text:style-name="P27"/>
      <text:p text:style-name="P27">Woke close to nine after storms, made room coffee, dumped it out, got lobby coffee, dumped it out, went to an Ingles Starbucks, got grapes/Americano, drank in the car, played Wordle (SUAVE in five,) rode to exit 57, loaded in drums/computer, set up the Hog.<text:span text:style-name="T96">1121</text:span> </text:p>
      <text:p text:style-name="P27"><text:s text:c="3"/><text:span text:style-name="T357">I stood around Org, found nothing to do, took a long nap, woke up confused.</text:span><text:span text:style-name="T97">453</text:span><text:span text:style-name="T357"> </text:span><text:span text:style-name="T358">I drank coffee, finished some quests on Axo, hitting 13, set my hearth to the Sepulcher, loitered on other </text:span><text:span text:style-name="T622">toons</text:span><text:span text:style-name="T358">, talked to Hannah a couple times.</text:span><text:span text:style-name="T98">709</text:span></text:p>
      <text:p text:style-name="P27"><text:span text:style-name="T358"><text:s text:c="3"/></text:span><text:span text:style-name="T359">I drove down to Downing, waited for Hannah to arrive, put two pizzas in the oven and ate while watching </text:span><text:span text:style-name="T361">Kiki’s Delivery Service</text:span><text:span text:style-name="T359">, which was just the right movie for my mood. We cuddled a bit and went quickly to bed.</text:span></text:p>
      <text:p text:style-name="P27"/>
      <text:p text:style-name="P28">II.XVII</text:p>
      <text:p text:style-name="P28"/>
      <text:p text:style-name="P28">Woke when Hannah came to cuddle. She started making coffee/doing dishes. I made the bed, got dressed, drove to Ingles for citrus, ramen, peas, went into Bad Manners, ordered an Americano. Hannah texted while I was in line saying, “Emmylou wants to know how you are this morning.”</text:p>
      <text:p text:style-name="P28"><text:s text:c="3"/>I said, “I’m tired and cold but happy!,” drove to Meyers,<text:span text:style-name="T96">1141</text:span><text:span text:style-name="T382"> ran ST with Voyagers, BRD with Temple, turned in quests in Stonard, Kargath, Hinterlands,</text:span><text:span text:style-name="T99">404</text:span><text:span text:style-name="T382"> </text:span><text:span text:style-name="T383">edited, printed, pasted pages 4-7,</text:span><text:span text:style-name="T100">427</text:span><text:span text:style-name="T383"> </text:span><text:span text:style-name="T384">took a bath, flossed, talked to Hannah, brushed my teeth, leveled axes in Azshara.</text:span><text:span text:style-name="T101">535</text:span><text:span text:style-name="T384"> </text:span></text:p>
      <text:p text:style-name="P28"><text:s text:c="3"/><text:span text:style-name="T385">Hannah picked me up; we rode to South Slope, Well Played, and entered an Uno tournament, which was very fun, drinking a latte and eating a vegan egg </text:span><text:soft-page-break/><text:span text:style-name="T385">salad sandwich. We went back to Downing, cuddled on the couch, went to bed.</text:span></text:p>
      <text:p text:style-name="P28"/>
      <text:p text:style-name="P29">II.XVIII</text:p>
      <text:p text:style-name="P29"/>
      <text:p text:style-name="P29">Woke at seven, played Wordle, went back to sleep until Hannah came to cuddle at nine. She made coffees, which we drank on the couch while she read Tich Nacht Hahn. She made a couple calls, got dressed and eventually drove us to Odd’s, where I ordered a small Americano, walked briskly to Meyers.<text:span text:style-name="T96">1205</text:span> </text:p>
      <text:p text:style-name="P30"><text:s text:c="3"/><text:span text:style-name="T386">I ran Scholo, </text:span><text:span text:style-name="T387">winning T0 helm</text:span><text:span text:style-name="T386">, DMT, </text:span><text:span text:style-name="T387">winning a 2H sword</text:span><text:span text:style-name="T386">, joined another Scholo group which fell apart, ran another DMT, </text:span><text:span text:style-name="T387">hitting 59,</text:span><text:span text:style-name="T102">543</text:span><text:span text:style-name="T386"> </text:span><text:span text:style-name="T388">took a bath, laid in bed, looked at my phone,</text:span><text:span text:style-name="T103">621</text:span><text:span text:style-name="T389"> got dressed.</text:span></text:p>
      <text:p text:style-name="P30"><text:span text:style-name="T389"><text:s text:c="3"/>Hannah picked me up and drove us briefly down to Downing, </text:span><text:span text:style-name="T636">then</text:span><text:span text:style-name="T389"> Character Study, had the second ever Rejection </text:span><text:span text:style-name="T636">C</text:span><text:span text:style-name="T389">lub, where I read a bit of </text:span><text:span text:style-name="T362">On Quality</text:span><text:span text:style-name="T389"> and floated above people socializing. I drove us back down to Downing, and apparently we had a fight because Hannah </text:span><text:span text:style-name="T636">felt</text:span><text:span text:style-name="T389"> guilty about being social, and I got </text:span><text:span text:style-name="T636">a little </text:span><text:span text:style-name="T389">tired of reassuring her she was not a narcissist. </text:span></text:p>
      <text:p text:style-name="P29"><text:s text:c="3"/><text:span text:style-name="T389">We laid in bed while she cried, eventually slept.</text:span></text:p>
      <text:p text:style-name="P29"/>
      <text:p text:style-name="P31">II.XIX</text:p>
      <text:p text:style-name="P31"/>
      <text:p text:style-name="P31">I dreamt of flying all around Brooklyn, solving problems for friends like Cam Stack, Steve Okonski. I woke at seven, played Wordle (BALMY,) went to cuddle with Hannah, made coffees, drank them on the couch while she narrated her mind. After cuddling, I got dressed, walked in the snow to Ingles for citrus, grapes, CheezIt, ramen, peas, walked to Meyers.<text:span text:style-name="T96">1040</text:span> </text:p>
      <text:p text:style-name="P31"><text:s text:c="3"/><text:span text:style-name="T390">I grinded in WPL, ran DMW, UBRS, joined a BRD before the internet went haywire.</text:span><text:span text:style-name="T104">535</text:span><text:span text:style-name="T390"> </text:span><text:span text:style-name="T391">It stayed too laggy to play for several hours. Hannah called at ten, came over to cuddle for an hour. I logged back in, tanked LBRS with only spike</text:span><text:span text:style-name="T636">s</text:span><text:span text:style-name="T391"> of lag, ported to Org.</text:span><text:span text:style-name="T105">128</text:span><text:span text:style-name="T391"> </text:span></text:p>
      <text:p text:style-name="P31"><text:soft-page-break/><text:s text:c="3"/><text:span text:style-name="T392">Suddenly Erica’s Apple </text:span><text:span text:style-name="T637">Cinema D</text:span><text:span text:style-name="T392">isplay stopped working. I spent a while moving things around, diagnosing, decided to set up my old Acer monitor, had trouble remembering what cables to use, still couldn’t get it to turn on until after a reboot. I logged back into WoW to test, flirted with joining a Scholo group but decided to go to bed.</text:span><text:span text:style-name="T106">306</text:span><text:span text:style-name="T392"> </text:span></text:p>
      <text:p text:style-name="P31"><text:s text:c="3"/></text:p>
      <text:p text:style-name="P32">II.XX</text:p>
      <text:p text:style-name="P32"/>
      <text:p text:style-name="P32">I woke, turned on the coffee maker,<text:span text:style-name="T96">923</text:span><text:span text:style-name="T393"> grinded in WPL, hearthed, checked bank alts, turned in a Feralas quest, flew to Org, enchanted a weapon for Krix, went to WPL, grinded some more, hearthed, ran UBRS, hitting level 60, winning Draconian Deflector, Rend’s Eyepatch and some leather hit legs.</text:span><text:span text:style-name="T107">226</text:span><text:span text:style-name="T393"> </text:span></text:p>
      <text:p text:style-name="P32"><text:s text:c="3"/><text:span text:style-name="T394">I was very cold, laid under the covers, got some grapes, started a bath,</text:span><text:span text:style-name="T108">302</text:span><text:span text:style-name="T394"> </text:span><text:span text:style-name="T395">one of the hottest I’ve ever taken; I immediately started putting on my outer layers,</text:span><text:span text:style-name="T109">343</text:span><text:span text:style-name="T395"> </text:span><text:span text:style-name="T396">put things from all my toons on the auction house,</text:span><text:span text:style-name="T110">430</text:span><text:span text:style-name="T397"> got dressed, made another coffee.</text:span><text:span text:style-name="T111">509</text:span><text:span text:style-name="T397"> </text:span></text:p>
      <text:p text:style-name="P32"><text:s text:c="3"/><text:span text:style-name="T398">I drove to the WALK, sat in my car a few minutes, went inside, sat at a booth, ordered a Coke. Hannah </text:span><text:span text:style-name="T637">arrived</text:span><text:span text:style-name="T398"> and we ordered food, me a burger and she tacos. Evan Martin walked in, ordered a Pisgah Pale. Hannah and I ate, then him. I hit the head while Evan walked over to Harvest, then walked with Hannah. Steve played an amazing show with most of my friends present, many of whom I hadn’t seen in a long time, all agreeing that winter sucked.</text:span></text:p>
      <text:p text:style-name="P32"><text:s text:c="3"/><text:span text:style-name="T398">I drove to my house, grabbed my computer, drove down to Downing, decided to make an Ingles run, bought grapes, hop water, bananas, went back to Hannah’s, got undressed, hung with her on the couch, got in bed.</text:span></text:p>
      <text:p text:style-name="P32"/>
      <text:p text:style-name="P33">II.XXI</text:p>
      <text:p text:style-name="P33"/>
      <text:p text:style-name="P33">Woke when my alarm went off at seven, made coffee, ate grapes, sat on the couch, kissed Hannah goodbye, set up the Downing battle station.<text:span text:style-name="T96">753</text:span> </text:p>
      <text:p text:style-name="P34"><text:s text:c="3"/><text:span text:style-name="T399">I ran Strat Undead with Samples, BRD arena runs with Krix, LBRS with Wheaty, BRD with Wheaty, ran </text:span><text:soft-page-break/><text:span text:style-name="T399">around turning in quests, bought Tokup’s epic mount, stood outside AQ20, didn’t make the cut, ran BWL with KBN, came away empty-handed, ran UBRS with Temple, won </text:span><text:span text:style-name="T638">Truestrike</text:span><text:span text:style-name="T399"> sholders and a great sword + acquired </text:span><text:span text:style-name="T638">R</text:span><text:span text:style-name="T399">end head, did my first arcanite transmute and am probably forgetting a dungeon or two.</text:span><text:span text:style-name="T112">204</text:span><text:span text:style-name="T399"> </text:span></text:p>
      <text:p text:style-name="P34"/>
      <text:p text:style-name="P41">II.XXII</text:p>
      <text:p text:style-name="P34"/>
      <text:p text:style-name="P34"><text:span text:style-name="T400">I slept soundly, dreaming of collecting ores from the guild, woke </text:span><text:span text:style-name="T401">at nine, did the dishes, filled up the kettle.</text:span><text:span text:style-name="T113">912</text:span><text:span text:style-name="T401"> </text:span><text:span text:style-name="T402">I loitered around Org trying to sell things until, as I was logging off, someone wanted to buy 5x mooncloth. We haggled t</text:span><text:span text:style-name="T638">o</text:span><text:span text:style-name="T402">l 210</text:span><text:span text:style-name="T638">g</text:span><text:span text:style-name="T402">, which got me three arcane crystals and all the thorium bars I would need for Lionheart </text:span><text:span text:style-name="T638">H</text:span><text:span text:style-name="T402">elm.</text:span><text:span text:style-name="T114">1128</text:span><text:span text:style-name="T402"> </text:span></text:p>
      <text:p text:style-name="P34"><text:s text:c="3"/><text:span text:style-name="T403">I packed up the battle station, clothes, etc., drove to Meyers, reshuffled drums, turned on the coffee maker, attached my new license plate, put the registration in the glove compartment, took out the trash/recycling, ate some leftover grapes, set up the Meyers battle station with slightly improved cable management,</text:span><text:span text:style-name="T115">1235 </text:span><text:span text:style-name="T404">checked all my bank alts,</text:span><text:span text:style-name="T117"> </text:span><text:span text:style-name="T405">flossed, brushed, trimmed, made coffee.</text:span><text:span text:style-name="T117">116</text:span><text:span text:style-name="T116"> </text:span></text:p>
      <text:p text:style-name="P34"><text:span text:style-name="T404"><text:s text:c="3"/></text:span><text:span text:style-name="T406">I drove downtown, parked at the LaZoom Room, walked across the street to Mamacita’s, ordered a steak burrito + chips/salsa/Coke, ate outside, walked to High Five, ordered an Americano, started walking back, ran into Bob &amp; Beth; “Ross, Ross!” Beth screamed from behind me. I chatted with them, loaded my drums slowly onto the bus, played a frustrating set to some bored midwestern Yuker players.</text:span></text:p>
      <text:p text:style-name="P34"><text:s text:c="3"/><text:span text:style-name="T406">I had an Athletic at Highland with Charlie and Ryan. We drove through a totally destroyed Biltmore Village playing downer tunes, then had another Athletic at New Belgium, chatted with Cam, talked </text:span><text:span text:style-name="T638">with Ryan &amp; Charlie </text:span><text:span text:style-name="T406">about the genius of Eminem/Dave Chappelle. We shot Charlie down when he tried to lump in Musk, got on the bus, played back downtown. I packed my drums hurredly, took a pee, got in the car, drove to Meyers, parked on the street.</text:span><text:span text:style-name="T118">717</text:span><text:span text:style-name="T406"> </text:span></text:p>
      <text:p text:style-name="P34"><text:soft-page-break/><text:s text:c="3"/><text:span text:style-name="T407">I did some alt banking, bought blue sapphires, arcane crystals, joined a Temple BWL on Kamaka, won nothing but had fun. I hurried down to Hannah’s house after that, where we cuddled on the couch, slept.</text:span></text:p>
      <text:p text:style-name="P34"/>
      <text:p text:style-name="P35">II.XXIII</text:p>
      <text:p text:style-name="P35"/>
      <text:p text:style-name="P35">Woke at 9:30, played Wordle (OTTER in five,) made coffee, brushed my teeth, made love. We went to Meyers, grabbed my stack of gift cards, drove to Biscuit Head, ate in the sunny spot, sat around for a while; Hannah was filibustering. We went out to the car when the restaurant got busy and I had a ticket. She asked if we could go to the plant store, but I didn’t seem that enthused, so we made plans to hang out for dinner. I dropped her off and drove to Meyers.<text:span text:style-name="T96">140</text:span> </text:p>
      <text:p text:style-name="P35"><text:s text:c="3"/><text:span text:style-name="T408">I helped Shankz farm some bugs, tanked some of a Scholo run, did ZF, winning both melee rings, a cloak and two set tokens, had Daisy help me transmute a bar and did some alt banking,</text:span><text:span text:style-name="T119">626</text:span><text:span text:style-name="T408"> </text:span><text:span text:style-name="T409">took a bath.</text:span><text:span text:style-name="T120">708</text:span><text:span text:style-name="T409"> </text:span><text:span text:style-name="T410">I ran to Undercity, trained polearms, hearthed, ran back to Undercity, flew to Taren Mill, ran to Scholo, realized I was in the wrong spot, ran through WPL, turned in the deeds quest, zepped back to Org, did cooking on Kamaka.</text:span><text:span text:style-name="T121">829</text:span><text:span text:style-name="T410"> </text:span></text:p>
      <text:p text:style-name="P35"><text:s text:c="3"/><text:span text:style-name="T411">I drove down to Downing, ate chilli w/ baked potatoes, watched part of Waiting for Guffman, then Totoro, went to sleep.</text:span></text:p>
      <text:p text:style-name="P35"/>
      <text:p text:style-name="P36">II.XXIV</text:p>
      <text:p text:style-name="P36"/>
      <text:p text:style-name="P36">Woke at 7:30, made coffee, played Wordle, drank coffee on the couch, got dressed, drove Hannah to Boone, bought clementines at Walmart, sat in the car for an hour at Watauga, headed towards Mast General, sat in stopped traffic, had to turn the car around, waited at their offices for 90 mins while eating a box of Cheez-It. We drove to the Peddalin’ Pig, ate BBQ, drove to Downing. I dropped her off, drove to Meyers, cleaned out my car.<text:span text:style-name="T96">543</text:span> </text:p>
      <text:p text:style-name="P36"><text:soft-page-break/><text:s text:c="3"/><text:span text:style-name="T412">I loitered around Org for hours, watched the end of the AQ40 stream, bought seven arcane crystals from Lottiedottie, got all of my transmutes, ran Strat Live with Zokra, had Rax</text:span><text:span text:style-name="T639">th</text:span><text:span text:style-name="T412">ar make Lionheart helm, ran MC with Pughouse, winning </text:span><text:span text:style-name="T639">Brutality Blade</text:span><text:span text:style-name="T412"> and T1 breastplate.</text:span><text:span text:style-name="T122">130</text:span></text:p>
      <text:p text:style-name="P42"><text:s text:c="3"/></text:p>
      <text:p text:style-name="P37">II.XXV</text:p>
      <text:p text:style-name="P37"/>
      <text:p text:style-name="P37">I woke at Eight, played Wordle (DRYER in four,) fell back asleep until Hannah texted me at ten. I got up, <text:span text:style-name="T639">swapped</text:span> my blood orange hoodie for my green one, grabbed my bag and walked to Ingles, bought Charleston coffee, walked down to Downing, made two cups, sat on the stoop with Hannah and had great talks.</text:p>
      <text:p text:style-name="P37"><text:s text:c="3"/>She drove us to Taco Billy, where she was meating Lizzie to talk about marketing. I walked to the bank, deposited my LaZoom cheque, walked to High Five, ordered a drip, sat in the park, walked to Bee Thai, ordered pineapple fried rice, went over MC soft reserve items, pooped, walked back west.</text:p>
      <text:p text:style-name="P37"><text:s text:c="3"/>Hannah’s car was still at Taco Billy, so I walked in, gave her a head kiss, continued to Battle Cat, ordered a latte, walked to Meyers, kicked off my shoes, put a can of Coke in the fridge,<text:span text:style-name="T96">408</text:span> <text:span text:style-name="T413">painfully farmed two blood of heroes from all over EPL, finding a lot of herbs in the process.</text:span><text:span text:style-name="T123">625</text:span><text:span text:style-name="T413"> </text:span></text:p>
      <text:p text:style-name="P37"><text:s text:c="3"/><text:span text:style-name="T414">I took a bath, shaved,</text:span><text:span text:style-name="T124">648</text:span><text:span text:style-name="T414"> </text:span><text:span text:style-name="T415">turned in a libram to DM lib for </text:span><text:span text:style-name="T639">1% haste </text:span><text:span text:style-name="T415">head enchant, flew to BRM, raided MC with KBN, won Striker’s Mark/T1 legs, ran a LBRS with them too.</text:span><text:span text:style-name="T125">1246</text:span><text:span text:style-name="T415"> </text:span></text:p>
      <text:p text:style-name="P37"/>
      <text:p text:style-name="P38">II.XXXVI</text:p>
      <text:p text:style-name="P38"/>
      <text:p text:style-name="P38">I woke,<text:span text:style-name="T96">743</text:span> <text:span text:style-name="T416">turned in the worg pup quest, went back to bed, dozed, played Wordle (AWARD in four,) talked to Hannah on the phone, got dressed,</text:span><text:span text:style-name="T126">943</text:span><text:span text:style-name="T416"> </text:span><text:span text:style-name="T417">walked down to Downing, drank a coffee, walked back south, talking to Taylor with the clean shave/headphones, who had seen me at the Off Book show. I walked to Meyers and kicked off my flops,</text:span><text:span text:style-name="T127">1124</text:span><text:span text:style-name="T417"> </text:span><text:span text:style-name="T418">tanked the most painful LBRS ever.</text:span><text:span text:style-name="T128">211</text:span><text:span text:style-name="T418"> </text:span></text:p>
      <text:p text:style-name="P38"><text:soft-page-break/><text:s text:c="3"/><text:span text:style-name="T419">I walked to Jalisco, ordered a Starry, greeted Hannah, ordered food, ate, paid. We walked to Izzy’s, had free coffees thanks to dicy internet, walked back to the Space Bug, rode to Sand Hill. Hannah was off to book club. I asked her what her plans were for </text:span><text:span text:style-name="T642">later</text:span><text:span text:style-name="T419"> and she said she was going to try to hang out with Liz, but would I want to come over and watch a movie if not?</text:span></text:p>
      <text:p text:style-name="P38"><text:s text:c="3"/><text:span text:style-name="T419">I realized I didn’t want to be a backup plan and said we should just hang out in the morning, which she understood. I walked to Malvern Hills, sat in the park, felt kinda bad about setting that boundary. I enjoyed the sunshine, walked to Middlemont, had a bit of a drag rehearsal with Tina etc., walked to Meyers, took a can of Coke out of the fridge.</text:span><text:span text:style-name="T129">739</text:span><text:span text:style-name="T419"> </text:span></text:p>
      <text:p text:style-name="P37"><text:s text:c="3"/><text:span text:style-name="T420">I flew to Silithus, ran AQ20, winning some cool Fury pants and the higher battle shout rank, went to bed.</text:span></text:p>
      <text:p text:style-name="P37"/>
      <text:p text:style-name="P39">II.XXVII</text:p>
      <text:p text:style-name="P39"/>
      <text:p text:style-name="P39">Woke, played chess and Wordle (LODGE in five,) looked at my phone for a long time, including lots of Facebook.<text:span text:style-name="T96">1013</text:span> <text:span text:style-name="T421">I went down to Downing, made coffee for Hannah and I, drank it on the stoop, laid on the couch.</text:span></text:p>
      <text:p text:style-name="P39"><text:s text:c="3"/><text:span text:style-name="T421">We got ready to leave for a walk to Odd’s, but Ryan from Mast General called and eventually offered Hannah the job. We walked to the Hop, got free ice cream for Community Day, went to Odd’s, ordered coffees, looked at the Mountain Express. I said I would see her after improv class around 10:30, walked out and to Meyers.</text:span><text:span text:style-name="T130">216</text:span><text:span text:style-name="T421"> </text:span></text:p>
      <text:p text:style-name="P39"><text:s text:c="3"/><text:span text:style-name="T422">Kamaka &amp; Krix did ten BRD arena runs. Then Tokup did a full BRD with Invisigirl. There was a quick UBRS after that, mostly LtD. I ordered Dominos, found someone to buy Rend head for 2K, ran ZG with LtD, bought arcane crystals, found transmutes, walked down to Hannah’s and scared her by taking 20 minutes longer than I said I would. We watched Common Side Effects, an episode of the Great Pottery Throw Down, went to bed.</text:span></text:p>
      <text:p text:style-name="P40"><text:soft-page-break/>II.XXVIII</text:p>
      <text:p text:style-name="P40"/>
      <text:p text:style-name="P40">Woke, played Wordle (FUZZY in five,) drank coffee, ate grapes, brushed teeth, made love, got dressed, rode to Odd’s, ordered Americano, kissed Hannah goodbye, walked to Meyers.<text:span text:style-name="T96">1237</text:span> <text:span text:style-name="T423">I did arenas with Krix, found Rexxar, had Eury craft Titanic leggings, ran UBRS for eyeballs, found the dragon in Dustwallow.</text:span><text:span text:style-name="T131">557</text:span></text:p>
      <text:p text:style-name="P40"><text:span text:style-name="T131"/></text:p>
      <text:p text:style-name="P143">I left the house in time to get food, drove past Hail Mary, but didn’t see anywhere to park. I got on 26, took the exit for New Stock Rd., decided on the Ingles hot bar, realized it was too old an Ingles, drove to the Wag Bar, greeted by a bunch of dogs.</text:p>
      <text:p text:style-name="P143"><text:s text:c="3"/>I ordered burger sliders with rice and a Heinekin Zero, drove to Eda’s Hideaway, loaded in, set up, ate. We had a very laborious sound check; Tina &amp; Melissa didn’t like something about the sound but couldn’t put their fingers on <text:span text:style-name="T644">what</text:span>.</text:p>
      <text:p text:style-name="P143"><text:s text:c="3"/>We dug in for a very fun set to a full room, took a long break, played another, packed up, headed out. I laid in bed w/ Hannah and soon fell asleep.</text:p>
      <text:p text:style-name="P143"/>
      <text:p text:style-name="P143">III.I</text:p>
      <text:p text:style-name="P143"/>
      <text:p text:style-name="P143">Woke at eight, made coffee, laid around while Hannah slowly packed. We left around 11, stopped at the Chick-Fil-A parking lot. She said, “Would you ever be able to tell me if you were annoyed with me?” and I admitted I was because of how long it took to leave.</text:p>
      <text:p text:style-name="P143"><text:s text:c="3"/>The drive was full of talking and crying after that. We arrived in Columbia and Hannah hung w/ Rachel while she cooked. The latter three of us geared up for a walk. Hannah suggested at the last minute that I go to Drip.</text:p>
      <text:p text:style-name="P143"><text:s text:c="3"/>I walked down, ordered a latte, walked back. We drove to Ban Swaan, sat at the bar, had great food + conversation, came away with a couple books and a tactical cowbell. We went to Goats for desert, ate cake, listened to Bjork. John &amp; Rachel were gone when we arrived. I went straight to bed——9PM.</text:p>
      <text:p text:style-name="P143"/>
      <text:p text:style-name="P143"><text:soft-page-break/>III.II</text:p>
      <text:p text:style-name="P143"/>
      <text:p text:style-name="P143">Woke, walked to brunch at Julia &amp; Dan’s, back to John &amp; Rachel’s, got in the car, drove south, stopping at the Swimming Mermaid, Wendy’s, Starbuck’s, listening to a murder mystery. We arrived in ominious Ormond Beach, carried in our things, laid in bed a little until Hannah went to do her forced writing time.<text:span text:style-name="T96">926</text:span></text:p>
      <text:p text:style-name="P143"/>
      <text:p text:style-name="P43">III.I<text:span text:style-name="T424">II</text:span></text:p>
      <text:p text:style-name="P43"/>
      <text:p text:style-name="P43">Woke, went to Publix, visited the beach for a second, went back to the house. Hannah told me she felt like a manager had been looking at us as if I was homeless and gonna shoplift, which upset me because I felt like she was embarassed to be seen with me. We had a long talk about that on the couch w/ some crying. </text:p>
      <text:p text:style-name="P43"><text:s text:c="3"/>I eventually walked down to Granada Street, getting some more funny looks, went to Cafe Con Leche for a cafe con leche, drank it on the patio, walked across the street to Starbucks, used the restroom, ordered a cortado. Hannah met me somewhere on Halifax and we walked back to the house together. <text:span text:style-name="T424">I think this is when we went to see Grandpap, where we looked at photos, searched for her TV remote.</text:span></text:p>
      <text:p text:style-name="P43"><text:s text:c="3"/><text:span text:style-name="T424">We went back to the house and they made spaghetti while I took a bath. We ate, played Azul and 14. I was starting to feel really bad, had a headache and thought I might throw up, went to bed.</text:span></text:p>
      <text:p text:style-name="P43"/>
      <text:p text:style-name="P44">III.IV</text:p>
      <text:p text:style-name="P44"/>
      <text:p text:style-name="P44">Woke, drank OJ/coffee, went to the beach for a long time, went back to the house, napped, went to Ace, bought mulch and a universal remote, weeded, spread mulch. I took a bath, folded clothes and scrolled while Hannah took a nap. We drove to the Greek restaurant, ate with Grandpap, took her back to the home, watched Jeopardy!, went back to the house, played 14 then Azul.</text:p>
      <text:p text:style-name="P44"/>
      <text:p text:style-name="P44"><text:soft-page-break/>III.V</text:p>
      <text:p text:style-name="P44"/>
      <text:p text:style-name="P44">Woke, drank OJ, packed, drank coffee, got on the road, stopping at Buc-ee’s for gas/grapes. Hannah got coffee and electrolites. Our next stop was Five Guys. We then made it to the Swimming Mermaid but saw no cats. Hannah took over driving, made it to a Sonic for ice cream, then a Dunkin so I could get coffee and take over driving. I took us up the mountain, helped her unload her car, drove to Meyers.</text:p>
      <text:p text:style-name="P44"><text:s text:c="3"/>I broke my phone, ordered Dominos, ran AQ20 with KBN, winning the Manslayer + a tanking belt. I ordered a new phone with my Walmart gift card, <text:span text:style-name="T425">flew to Silithus, turned in a quest for a decent one-hander, </text:span>did a quick DMT with Temple and slept peacefully without my phone.</text:p>
      <text:p text:style-name="P44"/>
      <text:p text:style-name="P44">III.V</text:p>
      <text:p text:style-name="P44"/>
      <text:p text:style-name="P44">I woke, found two blood of heroes very easily, hearthed, mailed mats from bank alts, went back to sleep, woke again, went to Dire Maul, enchanted 1% attack speed to my Titanic Leggings, hearthed, <text:span text:style-name="T425">flew to ZG island, turned in a quest for a decent belt, joined a group for Test of Skulls but quickly decided I needed to focus on real life.</text:span></text:p>
      <text:p text:style-name="P44"><text:s text:c="3"/><text:span text:style-name="T425">I took a bath, shaved, started getting dressed, cleaned my sink, made coffee, finished getting dressed, made another coffee, drove to UJ, drank a Trail Pass while waiting for Hannah, ate a turkey pita w/ tots, walked around the market with her so she could buy chocolate, walked her to her car, kissed. I walked to my car, drove to Meyers transcribed some journal entries and then wrote new ones.</text:span><text:span text:style-name="T132">155</text:span><text:span text:style-name="T425"> </text:span></text:p>
      <text:p text:style-name="P44"><text:s text:c="3"/><text:span text:style-name="T426">I ran a somewhat sloggy but fun BRD that lasted 10 minutes past my hard out.</text:span><text:span text:style-name="T133">416</text:span><text:span text:style-name="T426"> </text:span><text:span text:style-name="T427">I got in the car, drove to the Purple Onion, loaded in, helped Charlie, checked </text:span><text:span text:style-name="T645">sounds </text:span><text:span text:style-name="T427">with h</text:span><text:span text:style-name="T645">im</text:span><text:span text:style-name="T427"> and Dulci. We ordered food as Ryan and Melissa were arriving, hung out, ate in the Grotto, played a janky set. Matt Drum asked if I was going to be at the April 10</text:span><text:span text:style-name="T134">th</text:span><text:span text:style-name="T427"> </text:span><text:soft-page-break/><text:span text:style-name="T427">Ever-Expanding Eulogy show, which I knew nothing about, so I sped home to see if I had any text messages regarding it, brushed my teeth,</text:span><text:span text:style-name="T134">1030 </text:span><text:span text:style-name="T428">checked my bank alts.</text:span><text:span text:style-name="T135">1042</text:span><text:span text:style-name="T428"> </text:span><text:span text:style-name="T429">I drove down to Downing, helped Hannah clean litter. We cuddled, made some set lists together, went to bed.</text:span></text:p>
      <text:p text:style-name="P44"/>
      <text:p text:style-name="P45">III.VII</text:p>
      <text:p text:style-name="P45"/>
      <text:p text:style-name="P45">I woke when Hannah left for Winston, struggled to get out of bed, eventually drove up to Meyers, grabbed a slice of pizza and started the coffee tools.<text:span text:style-name="T96">1046</text:span> <text:span text:style-name="T430">I stood around Org, tanked Test of Skulls with the guild, set up my new Pixel 7A, found Rexxar, flew to Org, took a bath,</text:span><text:span text:style-name="T136">222</text:span><text:span text:style-name="T430"> </text:span><text:span text:style-name="T431">got dressed, packed my bags,</text:span><text:span text:style-name="T137">250</text:span><text:span text:style-name="T431"> </text:span><text:span text:style-name="T432">drove down to Downing.</text:span><text:span text:style-name="T138">310</text:span><text:span text:style-name="T432"> </text:span></text:p>
      <text:p text:style-name="P45"><text:s text:c="3"/><text:span text:style-name="T433">I set up the computer on the coffee table and watched for groups with a bit of lag, which I figured because my phone was restoring backups. I eventually disconnected it from Wi-Fi and the lag continued, so I checked WAX and, sure enough, AT&amp;T was having issues again. I took a nap and, around 6:30, decided I would go play at Well Played. I drove to South Slope, paid for parking in a lot, set up in the cafe, ordered a vegan egg salad sandwich and a Trail Pass, ran to AQ20.</text:span></text:p>
      <text:p text:style-name="P45"><text:s text:c="3"/><text:span text:style-name="T433">I ran that with Temple, not winning much, then ZG, winning the belt piece, a warrior doll. It was very stressful because the group wanted to clear everything and the cafe was closing around me. We killed Hakkar at 12:05, so I packed up, drove back to Downing, set up again. Folks were still in Discord, so I eavesdropped on them, joined their UBRS group, ran that with a little lag, winning sholders of Valor and a hit belt, got Drakk’s head, ported to Org, flew to Feralas, found Rexxar, was attuned for Onyxia, hearthed to Org, went to sleep some time after 2:30AM.</text:span></text:p>
      <text:p text:style-name="P45"/>
      <text:p text:style-name="P46"/>
      <text:p text:style-name="P47">III.VIII</text:p>
      <text:p text:style-name="P46"/>
      <text:p text:style-name="P46">I woke from dreams <text:span text:style-name="T649">of </text:span>touring Greensboro College, peed, fed the cats, hit the water kettle, caught up on journal.<text:span text:style-name="T96">1115</text:span> <text:span text:style-name="T434">I took out the recycling, realized it was a very nice day, removed a hoodie and looked around for my Rainbows but could only find the new ones in my car. I packed my bag and set off for Battle Cat, but realized neither my hoodie game nor footware </text:span><text:span text:style-name="T649">were</text:span><text:span text:style-name="T434"> on point. I went back inside, swapped my bag for my jacket, my flops for my blue Lems and set off again.</text:span></text:p>
      <text:p text:style-name="P46"><text:s text:c="3"/><text:span text:style-name="T434">I walked up to Battle Cat, ordered a quad Americano, sat on the porch, thought about the impending spring and the state my life is in, walked back to Downing, saw my car and decided everything is on a right track of some sort.</text:span><text:span text:style-name="T139">1229</text:span><text:span text:style-name="T434"> </text:span></text:p>
      <text:p text:style-name="P46"><text:s text:c="3"/><text:span text:style-name="T435">I helped someone summon their lowbie to </text:span><text:span text:style-name="T649">Light’s Hope Chapel</text:span><text:span text:style-name="T435"> and </text:span><text:span text:style-name="T649">W</text:span><text:span text:style-name="T435">interspring </text:span><text:span text:style-name="T649">with Vita</text:span><text:span text:style-name="T435">, ran an UBRS with LTD, made a new enchanting alt, ran BWL w/ Temple, winning T2 bracers and boots, talked to Hannah on the phone.</text:span><text:span text:style-name="T140">1022</text:span><text:span text:style-name="T435"> </text:span></text:p>
      <text:p text:style-name="P46"><text:s text:c="3"/><text:span text:style-name="T436">I cleaned up, took a bath, got in bed, cuddled with Hannah upon her arrival, went to sleep.</text:span></text:p>
      <text:p text:style-name="P46"/>
      <text:p text:style-name="P48">III.IX</text:p>
      <text:p text:style-name="P48"/>
      <text:p text:style-name="P48">Woke, played Wordle (GREED in four,) went to the living room, looked at my phone, cuddled Hannah, made coffees, drank them on the couch, made love in bed, dozed, put my clothes bag in the car, walked with my compluter to Bad Manners, ordered an Americano and a biscuit, walked to Meyers, set up the battle station.<text:span text:style-name="T96">104</text:span> </text:p>
      <text:p text:style-name="P48"><text:s text:c="3"/><text:span text:style-name="T437">I got enchants from Tahakami, ran UBRS and then immediately hopped into a guild ZG, winning Sacraficial Gauntlets, an AP cloak and Zin’Rok, Destroyer of Worlds. Hannah called saying she had thrown her back out and so we would not be rehearsing.</text:span><text:span text:style-name="T141">622</text:span><text:span text:style-name="T437"> </text:span></text:p>
      <text:p text:style-name="P49"><text:s text:c="3"/><text:span text:style-name="T438">I walked to Ingles, bought TP, hummus, oat milk, a GF frozen pizza, carrots/broccoli, peanut butter, walked down to Downing, ate pizza, watched </text:span><text:span text:style-name="T363">Common </text:span><text:soft-page-break/><text:span text:style-name="T363">Side Effects </text:span><text:span text:style-name="T438">then two episodes of the pottery throwdown, stayed on the couch scrolling when Hannah went to bed, then </text:span><text:span text:style-name="T653">moved to the bed and scrolled</text:span><text:span text:style-name="T438"> until at least 2AM.</text:span></text:p>
      <text:p text:style-name="P49"/>
      <text:p text:style-name="P51">III.X</text:p>
      <text:p text:style-name="P50"/>
      <text:p text:style-name="P50">I woke, drank coffee made by Hannah, laid in bed while she wrote in the living room. She hollered to check on me and I informed her my Pixel 3a had been delivered to Meyers, so I set off on foot, went to Ingles, bought green grapes, two packs of ramen, a can of peas, walked over to Bad Manners, ordered an Americano, walked to Meyers, put away my groceries except for the grapes, which sat at my desk.<text:span text:style-name="T96">12</text:span> </text:p>
      <text:p text:style-name="P50"><text:s text:c="3"/><text:span text:style-name="T619">I killed worms in Silithus, picked up the recipe for desert dumplings on Kamaka, spent all day trying to get my Pixel 3a set up, finally succeeeded with some hackery, talked to Hannah on the phone.</text:span><text:span text:style-name="T142">610</text:span><text:span text:style-name="T619"> </text:span><text:span text:style-name="T620">She picked me up and we went to El Paraiso, talked about hanging out in the morning. She dropped me at Odd’s, where I ordered an Americano, walked to Meyers.</text:span><text:span text:style-name="T143">738</text:span><text:span text:style-name="T620"> </text:span></text:p>
      <text:p text:style-name="P50"><text:s text:c="3"/><text:span text:style-name="T621">I ran Strat Undead with Violate tanking, winning grippy gloves, killed Emmeriss with Temple, then ran MC w/ Pughouse, winning belt of Might and Obsiddian Edged Blade, which I enchanted with crusader.</text:span><text:span text:style-name="T144">135</text:span><text:span text:style-name="T621"> </text:span></text:p>
      <text:p text:style-name="P50"/>
      <text:p text:style-name="P52">III.XI</text:p>
      <text:p text:style-name="P52"/>
      <text:p text:style-name="P52">Woke, played Wordle (TRACK in four,) heard that Hannah wasn’t quite ready to get up, edited page 8 but failed to print upon realizing my printer hadn’t been plugged into anything since Erica’s computer monitor had broken. I went back to bed, scrolled on my phone, heard from Hannah, walked down to Downing, made two coffees, sat on the front porch, then the back.</text:p>
      <text:p text:style-name="P52"><text:s text:c="3"/>I laid in bed while she got ready. We walked to Odd’s, where I ordered an Americano, saw Tom Cornish, who had drawn on a skateboard, walked to Meyers,<text:span text:style-name="T96">117</text:span> <text:span text:style-name="T624">farmed Twilight mobs, </text:span><text:span text:style-name="T623">did a Strat Live w/ LTD and then a BRD with some noobs, which was fun.</text:span><text:span text:style-name="T145">500</text:span><text:span text:style-name="T623"> </text:span></text:p>
      <text:p text:style-name="P52"><text:soft-page-break/><text:s text:c="3"/><text:span text:style-name="T625">I walked to OLR, enjoyed the first day of their burger special returning, walked to the Greagle, talked to Matt Shepard, greeted Hannah, watched 4/6ths of Golden Folk, leaving after Dan. We watched the latest episode of </text:span><text:span text:style-name="T364">Common Side Effects</text:span><text:span text:style-name="T625"> and I drove to Ingles, bought grapes/CheezIt as they were closing, drove to Meyers.</text:span><text:span text:style-name="T146">1002</text:span><text:span text:style-name="T625"> </text:span><text:span text:style-name="T626">I stood around Org while everyone raided, killed Azuregos when Temple was done with Naxx, ran Strat Live with Invisigirl, winning an orb.</text:span></text:p>
      <text:p text:style-name="P52"/>
      <text:p text:style-name="P53">III.XII</text:p>
      <text:p text:style-name="P53"/>
      <text:p text:style-name="P53">I had a hard time waking up, hopped on wow, did some banking, ran a mostly guild UBRS,<text:span text:style-name="T96">1242</text:span> <text:span text:style-name="T627">took a bath, played Wordle (MANGO in three,) did Finch, walked to Odd’s, met Hannah, ordered a quad Americano, walked down to the BHT, back to Odd’s, ordered another Americano, said bye to </text:span><text:span text:style-name="T655">Sweet Pea</text:span><text:span text:style-name="T627">, sat at the Pump and chatted with Steve/France/Lamont/Leo, walked to Meyers, kicked off my flops,</text:span><text:span text:style-name="T147">437</text:span><text:span text:style-name="T627"> </text:span><text:span text:style-name="T628">did some alt banking, washed my sticky grapes, put them in a paper cup, put on my blue Lems,</text:span><text:span text:style-name="T148">459</text:span><text:span text:style-name="T628"> </text:span><text:span text:style-name="T629">brushed my hair.</text:span><text:span text:style-name="T149">504</text:span><text:span text:style-name="T629"> </text:span></text:p>
      <text:p text:style-name="P53"><text:s text:c="3"/><text:span text:style-name="T630">I walked to Battle Cat, ordered an Americano, walked down the Hill. Hannah said she was running late, so I sat at the bus stop for a while, walked across the bridge, got into her car as she drove by. We parked, walked into the Greagle, ordered burgers, ate outside, chatted with Ben Mackle and Mad Mike. The first set of musicians was terrible, but the second, her cohort, was amazing. The third was pretty good as well.</text:span></text:p>
      <text:p text:style-name="P53"><text:s text:c="3"/><text:span text:style-name="T630">We left after that, cuddled on the couch a bit, went to bed.</text:span></text:p>
      <text:p text:style-name="P53"/>
      <text:p text:style-name="P54">III.XIII</text:p>
      <text:p text:style-name="P54"/>
      <text:p text:style-name="P54">I woke, wiped the crud from my mouth, went to <text:span text:style-name="T655">Hannah’s</text:span> bed, cuddled. She made coffee and we went to Owl, where she got a gift card for Kathryn and I got a latte with a ham &amp; cheese croissant. We walked down to a guy’s art gallery in RAD, which was inspiring. She got food at Ultra after that and I <text:soft-page-break/>ordered an Americano, walked up the hill to Battle Cat, added two more shots, sat on the porch, walked to Meyers.<text:span text:style-name="T96">225</text:span> </text:p>
      <text:p text:style-name="P54"><text:s text:c="3"/><text:span text:style-name="T631">I stood around Org, took a nap, brushed my teeth,</text:span><text:span text:style-name="T150">446</text:span><text:span text:style-name="T631"> </text:span><text:span text:style-name="T632">packed the Pixel 7a,</text:span><text:span text:style-name="T151">450 </text:span><text:span text:style-name="T633">left it sitting on my desk as I drove to Vermont Ave. I walked to the Brew Pump, was disappointed to see Smashville, went inside, chatted with Michel, noticed they were finally selling cans of Athletic, so I got one of those, sat at the back of the yard, eventually drove to Country Club, where I ordered a burrito and another Athletic.</text:span></text:p>
      <text:p text:style-name="P54"><text:s text:c="3"/><text:span text:style-name="T633">I drove down to Downing, loaded/set up my drums, had a good rehearsal with Dulaney and Craige, tucked my drums away. We walked up to the Hop, ate ice cream on the bench. I think I saw T-Pain and, upon returning home, went down a rabbit hole upon his Instagram. Hannah was doing things around the house, came back, said, “I thought I lost you!” We watched an episode of </text:span><text:span text:style-name="T365">The Great Pottery Throwdown</text:span><text:span text:style-name="T633"> and went to bed.</text:span></text:p>
      <text:p text:style-name="P54"/>
      <text:p text:style-name="P55">III.XIV</text:p>
      <text:p text:style-name="P55"/>
      <text:p text:style-name="P55">Woke, flipped the kettle, went back to bed, played Wordle (PIECE in four,) did Finch. Hannah made coffee and, after a few sips, we made love. My pants were in the washing machine, so I stayed in bed while she did things around the house. I eventually decided there was surely a pair of sweatpants I could wear to get home, and there were, very cozy with zipper pockets.</text:p>
      <text:p text:style-name="P55"><text:s text:c="3"/>I drove to Downing, recycled mail, wrote in my journal, grabbed my Pixel 7a,<text:span text:style-name="T96">144</text:span> <text:span text:style-name="T634">drove down Brevard, Amboy, into Biltmore Village, realizing Swannanoa River Road was still closed. I went through Oakley to the Walmart, returned the Pixel 7a, found a USB hub, looked for a face razor, gave up. I drove east on 240, west on 40, went to Chick-Fil-A, then to Meyers. Tony had the front door, the door to the basement and possibly even his back door open. I think he’s discovered the magic of a cross breeze.</text:span><text:span text:style-name="T152">331</text:span><text:span text:style-name="T634"> </text:span></text:p>
      <text:p text:style-name="P55"><text:soft-page-break/><text:s text:c="3"/><text:span text:style-name="T635">I ate my food, failed to connect to WoW servers, set up </text:span><text:span text:style-name="T656">the</text:span><text:span text:style-name="T635"> USB hub, talked to Hannah on the phone, realized I’d plugged the </text:span><text:span text:style-name="T656">printer </text:span><text:span text:style-name="T635">cable into the wrong port again, finally printed page 8.</text:span><text:span text:style-name="T153">406</text:span><text:span text:style-name="T635"> </text:span><text:span text:style-name="T640">I did the same for 9-12, took a bath, page 13, cancelled my BWL reservation/soft reserve.</text:span><text:span text:style-name="T154">513</text:span><text:span text:style-name="T640"> </text:span></text:p>
      <text:p text:style-name="P55"><text:s text:c="3"/><text:span text:style-name="T641">I walked to Aldi, bought grapes, went to Izzy’s at six on the nose but was too late. I walked to Odd’s instead, ordered a latte, walked down Sand Hill to Middlemont, were some grilling was happening in the back yard. I hung with Devon, other neighbors, Hannah, Gary, Fox, Ryan, Melissa, Max, played music by a fire built by Hannah.</text:span></text:p>
      <text:p text:style-name="P55"><text:s text:c="3"/><text:span text:style-name="T641">She and I drove to Downing, laid on the couch together, cuddled, went to bed.</text:span></text:p>
      <text:p text:style-name="P55"/>
      <text:p text:style-name="P56">III.XV</text:p>
      <text:p text:style-name="P56"/>
      <text:p text:style-name="P56">Woke to Hannah sighing around nine AM, made her a cup of coffee, played Wordle/Finch. She dropped me off at the end of my street and I got back in bed, hoping the sun would come out soon. I had a very nice nap, got up to pee and write in my journal.<text:span text:style-name="T96">1223</text:span> </text:p>
      <text:p text:style-name="P56"><text:s text:c="3"/><text:span text:style-name="T643">I walked to Battle Cat, ordered an Americano, walked down to Bee Thai, called/texted Hannah with no response. I said I was going to eat at the Vault, but upon approaching/walking in, I started to realize it was St. Patty’s day, so they were obnoxiously slammed. I went to Wasabi instead, ordered steak udon, heard from Hannah that she was going to nap until four.</text:span></text:p>
      <text:p text:style-name="P56"><text:s text:c="3"/><text:span text:style-name="T643">I walked to Atomic, checked in, looked around, said hey to Scott and Seth. There was not much of a concert vibe and the only person there I knew was Amanda, so after a few laps, I walked across the street to High Five and ordered a latte. Hannah arrived at the same time as Leann, so we did some more laps, said hey to Ryan/Clay, eventually departed.</text:span></text:p>
      <text:p text:style-name="P57"><text:s text:c="3"/><text:span text:style-name="T643">We went to Downing, got cozy; I went up to Ingles, got a pizza, grapes, broccoli/carrots, hop water, back down to Downing. We watched some videos about critical discourse theory or some such lingo </text:span><text:soft-page-break/><text:span text:style-name="T643">in dating apps, then switched to Pottery Throwdown. After two episodes, we went to bed, enjoyed the thunderstorm.</text:span></text:p>
      <text:p text:style-name="P57"/>
      <text:p text:style-name="P59">III.XVI</text:p>
      <text:p text:style-name="P58"/>
      <text:p text:style-name="P58">I woke to a sunny day, played Wordle (STAMP in four,) brushed my teeth, cuddled Hannah, made coffee, drank it on the couch while she talked about teaching dreams/years. I walked up to Meyers, chatted with Amy/Dusty, went inside, kicked off my shoes and wrote.<text:span text:style-name="T96">1147</text:span> </text:p>
      <text:p text:style-name="P58"><text:s text:c="3"/><text:span text:style-name="T646">I got my grippy gloves enchanted, slept on the mailbox, laid in bed, heard from Hannah that she and Kathryn were going to Aldi.</text:span><text:span text:style-name="T155">151</text:span><text:span text:style-name="T646"> </text:span><text:span text:style-name="T647">I walked that way, talking to Juan outside Odd’s, then the girls in the library parking lot. I walked to </text:span><text:span text:style-name="T662">the grocery store</text:span><text:span text:style-name="T647"> but couldn’t find razors. </text:span><text:span text:style-name="T662">I</text:span><text:span text:style-name="T647"> got TP, red grapes, peas instead, walked to Meyers, wiped my butt,</text:span><text:span text:style-name="T156">310</text:span><text:span text:style-name="T647"> </text:span><text:span text:style-name="T648">stood around Org, laid in bed, started some peas n’ noodles, took out the trash.</text:span><text:span text:style-name="T157">429</text:span><text:span text:style-name="T648"> </text:span></text:p>
      <text:p text:style-name="P58"><text:s text:c="3"/><text:span text:style-name="T650">I ate, put my dish in the bathroom sink, walked to Haywood Famous, ordered a cafe con leche, walked down to Downing, had a good/chill rehearsal with Dulaney/Craige, ate some grapes, watched the last two episodes of Throwdown season two, went to bed and slept very contentedly.</text:span></text:p>
      <text:p text:style-name="P58"/>
      <text:p text:style-name="P60">III.XVII</text:p>
      <text:p text:style-name="P60"/>
      <text:p text:style-name="P60">I kept waking up, realizing I didn’t need to, <text:span text:style-name="T662">going back to</text:span> sleep cozily. I played Wordle (LASSO in three,) got a ride from Hannah to Meyers, kissed her goodbye, walked inside, shut my bedroom window.<text:span text:style-name="T96">1010</text:span> <text:span text:style-name="T651">I logged into WoW but took a long nap instead.</text:span><text:span text:style-name="T158">133</text:span><text:span text:style-name="T651"> </text:span><text:span text:style-name="T652">I stood around Orgrimmar eating grapes and eventually made a coffee.</text:span><text:span text:style-name="T159">338</text:span><text:span text:style-name="T652"> </text:span><text:span text:style-name="T654">I edited/printed page 20, installed my Hello The House lightswitch plate, made my move against JB in chess + did puzzles.</text:span><text:span text:style-name="T160">404</text:span><text:span text:style-name="T654"> </text:span></text:p>
      <text:p text:style-name="P60"><text:s text:c="3"/><text:span text:style-name="T657">I played more chess and did more printing, finally getting caught up on journal entries,</text:span><text:span text:style-name="T161">424</text:span><text:span text:style-name="T657"> </text:span><text:span text:style-name="T658">shaved my face </text:span><text:span text:style-name="T659">electric</text:span><text:span text:style-name="T658">,</text:span><text:span text:style-name="T162">436</text:span><text:span text:style-name="T658"> </text:span><text:span text:style-name="T659">took a bath, </text:span><text:span text:style-name="T662">used a </text:span><text:span text:style-name="T659">razor.</text:span><text:span text:style-name="T163">504</text:span><text:span text:style-name="T659"> </text:span></text:p>
      <text:p text:style-name="P60"><text:soft-page-break/><text:s text:c="3"/><text:span text:style-name="T660">I ran most of Strat Undead, ordered a pizza + pepperoni-stuffed breadsticks, ran Ony with Dragonfire, then MC with Pughouse, winning Gutgore Ripper, T1 helm and the 18-slot bag.</text:span></text:p>
      <text:p text:style-name="P60"/>
      <text:p text:style-name="P61">III.XVIII</text:p>
      <text:p text:style-name="P61"/>
      <text:p text:style-name="P61">I woke with a pizza hangover when Hannah texted me at 9AM. It took me 45 minutes to leave the house, but I walked to Ingles, bought coffee filters/green grapes, <text:span text:style-name="T663">went</text:span> down to Downing, made coffee. We took a circuitous route to Odd’s, meeting two cats, sat on the back porch for a few.</text:p>
      <text:p text:style-name="P61"><text:s text:c="3"/>I said goodbye, walked to the fancy toilet downtown, went into High Five, ordered a drip, drank most of it in the park, walked to FB<text:span text:style-name="T663">FC</text:span>, bought some Bronner’s sugar soap, went back to the fancy toilet, got relaxed enough to poop, realized the TP from before had gone missing, tried to walk into High Five, but they were closed.</text:p>
      <text:p text:style-name="P61"><text:s text:c="3"/>I went into the Vault, wiped, thought about getting a snack, noticed they had a burger slider w/ tots lunch special for like $8, ate that, walked out of downtown, ran into some Greagle people talking about plans for their ampitheatre, heard someone on Hilliard bumping <text:span text:style-name="T360">Sippin’ on 44s</text:span>, came to find it </text:p>
      <text:p text:style-name="P61">was Dane, who said he was going to Country Club.</text:p>
      <text:p text:style-name="P61"><text:s text:c="3"/>Beau pulled up right behind him, asked me if I was playing the Sticky Icky. I said I didn’t think so but couldn’t be positive. He said he had the schedule. I asked if he was going to Country Club. He asked if I wanted a ride. I hit the bowl in his car, bought an Athletic at the club, sat at a table in the sun, soon noticed Hannah across the street, called her.</text:p>
      <text:p text:style-name="P61"><text:s text:c="3"/>It was too chaotic, so I ghosted everyone, walked to her house. She got dressed for the Purple Planet and departed. I hung out on the couch, ate grapes, scooped kitty litter. She came back and we drove to South Slope, Well Played, met her improv friends Sarah &amp; Scott, had so much fun chatting we never played any games.</text:p>
      <text:p text:style-name="P61"><text:soft-page-break/><text:s text:c="3"/>We went back to Downing, watched the latest episode of <text:span text:style-name="T360">Common Side Effects</text:span>, then an episode of a chainsaw show, went to bed.</text:p>
      <text:p text:style-name="P61"/>
      <text:p text:style-name="P61">III.XIX</text:p>
      <text:p text:style-name="P61"/>
      <text:p text:style-name="P61">Hannah’s alarm went off at nine. We were sleeping very soundly. I made us coffee and we listened to birds on the back stoop, then Uncle Mountain/Mended Heart Sessions on the couch. She video-called her sister and we rode to Odd’s.</text:p>
      <text:p text:style-name="P61"><text:s text:c="3"/>I bought an Americano, said hi to Maria, walked to Middlemont. I put my blood orange hoodie over my head, laid in a hammock and got talked to by a crow. At 12:35, I asked the buds what was up with rehearsal. It had been scheduled to Monday at five, so I walked to Meyers, grabbed my pizza out of the fridge, wrote at the Hog,<text:span text:style-name="T96">123</text:span> <text:span text:style-name="T661">ran a tough DMW with some freshies.</text:span><text:span text:style-name="T164">358</text:span><text:span text:style-name="T661"> </text:span></text:p>
      <text:p text:style-name="P61"><text:s text:c="3"/><text:span text:style-name="T664">I watched a bit of Tonedeff’s IG live, </text:span><text:span text:style-name="T665">applied a screen protector, </text:span><text:span text:style-name="T664">took a bath, shaved, laid in bed,</text:span><text:span text:style-name="T165">537</text:span><text:span text:style-name="T664"> </text:span><text:span text:style-name="T666">did alt banking,</text:span><text:span text:style-name="T166">556</text:span><text:span text:style-name="T666"> </text:span><text:span text:style-name="T667">laid in bed some more, finally started packing.</text:span><text:span text:style-name="T167">638</text:span><text:span text:style-name="T667"> </text:span></text:p>
      <text:p text:style-name="P61"><text:s text:c="3"/><text:span text:style-name="T668">Hannah picked me up and we went to Downing, where I did laundry, watched Pottery Throwdown, ate cookies.</text:span></text:p>
      <text:p text:style-name="P61"/>
      <text:p text:style-name="P62">III.XX</text:p>
      <text:p text:style-name="P62"/>
      <text:p text:style-name="P62">Woke, made coffee, folded clothes, packed bags, loaded the Space Bug, drove to Hickory, got gas/Starbucks, drove to Elkin, the Reeves Theater, said hi to Martha Bassett, ate a sausage sandwich. I asked her if she had ever had Holy Ghost Tent Revival and she said no, but Stephen Murray would be <text:span text:style-name="T674">playing</text:span> soon.</text:p>
      <text:p text:style-name="P62"><text:s text:c="3"/>I loaded in my drums, set up in the far corner of the stage, soundchecked with my former housemate Jeff running sound. We <text:span text:style-name="T674">made sure we could get</text:span> into the Airbnb, ate food, got dressed in the green room, hung backstage, played three songs, took an intermission, <text:span text:style-name="T674">sat</text:span> backstage some more, played two more songs, then a superband encore. We loaded out, <text:soft-page-break/>making many trips to the Airbnb, went the opposite direction to Fruition, where I had a THC beverage and chatted with everyone about the show, realizing that Martha had played in the Moodswingers with Pete &amp; Neil.</text:p>
      <text:p text:style-name="P62"><text:s text:c="3"/>We went back to the apartment where I beat Jackson in a game of chess, got in bed, fiddled with the white noise machine, made love.</text:p>
      <text:p text:style-name="P62"/>
      <text:p text:style-name="P62">III.XXI</text:p>
      <text:p text:style-name="P62"/>
      <text:p text:style-name="P62">Woke, loaded out from the apartment, drove to River Roast Coffee, which had weird Christian vibes. Hannah ordered a <text:span text:style-name="T677">latte</text:span> and a smoothie, seemed to want to loiter for a while, played some solitaire while chatting with us.</text:p>
      <text:p text:style-name="P62"><text:s text:c="3"/>We eventually got on the road, went to First Carolina, saw Rachel, Dean, Adam, got a table, ate an Arlington. We went to the Walgreens on the corner of Spring Garden/Aycock, drove to a Starbucks about an hour east. Hannah took over driving and took us to the Wake Forest Listening Room. We loaded in, set up, sound checked, ate burgers from the fancier restaurant <text:span text:style-name="T677">(</text:span>which were not as good as the ones from the bowling alley.<text:span text:style-name="T677">)</text:span></text:p>
      <text:p text:style-name="P62"><text:s text:c="3"/>We played a fun couple sets to a good-sized attentive crowd including Brian Grovenstein and Monty Montsinger, broke down, loaded out, drove to Sarah &amp; Peter’s, were greeted by Sarah, got a quiet tour, went to bed.</text:p>
      <text:p text:style-name="P62"/>
      <text:p text:style-name="P62">III.XXII</text:p>
      <text:p text:style-name="P62"/>
      <text:p text:style-name="P62">Woke early, went downstairs, greeted Emmylou, ate pancakes/bacon, drank coffee. We took a walk to a fancy coffee shop where I got an Americano, sat on the gravel patio. We walked to a nearby bookstore sans Peter and I finally realized where I was, just outside of the <text:span text:style-name="T677">Artsplosure </text:span>park on Blount Street. We walked back to <text:span text:style-name="T677">the Borland</text:span> house, gathered our belongings, headed west <text:span text:style-name="T669">with crazy drivers, passing a horrible pileup just after it had happened.</text:span></text:p>
      <text:p text:style-name="P62"><text:soft-page-break/><text:s text:c="3"/><text:span text:style-name="T669">Hannah called Rachel, and, in the midsts of that conversation, realized she had left her wallet in Raleigh. I pulled over, but we realized we could</text:span><text:span text:style-name="T682">n’t</text:span><text:span text:style-name="T669"> go back due to the pileup anyway. We met Jack and Helen at Lindley Park Filling Station, </text:span><text:span text:style-name="T682">ate lunch, </text:span><text:span text:style-name="T669">got coffees from Tate Street, walked to the cool Magnolia, started heading towards the music building, saw two beautiful orange cats under a tree, walked back to the car.</text:span></text:p>
      <text:p text:style-name="P62"><text:s text:c="3"/><text:span text:style-name="T669">I drove us to Advance, where we reunited with Hannah’s wallet. She took over driving. We stopped at a Sheetz for gas/coffee/strawberries/gummy clusters, continued west. I had to pee near Old Fort, took over driving, drove us to Downing, brought in stuff from the car. Hannah made rice/veggies and I looked at my phone on the couch. We started to watch Pottery Throwdown and I got very shaky. I ate dinner and felt a little better, but my eyes were burning, so I went to bed.</text:span></text:p>
      <text:p text:style-name="P62"/>
      <text:p text:style-name="P63">III.XXIII</text:p>
      <text:p text:style-name="P63"/>
      <text:p text:style-name="P63">We woke early, got dressed quickly, went to Taco Billy, drank coffee with Kathryn and Tim. When Anne Marie and a friend arrived, we moved to the back yard, listened to jammy <text:span text:style-name="T682">jams</text:span>. Hannah and I drove to Downing, picked up her guitar, my basket of clothes, drove to Meyers, put my drums in the Corrolla, brought my things inside.<text:span text:style-name="T96">1213</text:span> </text:p>
      <text:p text:style-name="P63"><text:s text:c="3"/><text:span text:style-name="T670">I ran BRD with Temple, made mooncloth on Kamaka,</text:span><text:span text:style-name="T168">243</text:span><text:span text:style-name="T670"> </text:span><text:span text:style-name="T671">laid in bed, looked at my phone, came close to napping at a couple points, talked to Hannah twice, got dressed.</text:span><text:span text:style-name="T169">721</text:span><text:span text:style-name="T671"> </text:span><text:span text:style-name="T672">I walked to Ingles, bought pizza/grapes/hoppies, went down to Downing, made the pizza, watched two episodes of </text:span><text:span text:style-name="T366">Throwdown</text:span><text:span text:style-name="T672">, went to bed.</text:span></text:p>
      <text:p text:style-name="P63"/>
      <text:p text:style-name="P64"/>
      <text:p text:style-name="P65">III.XXIV</text:p>
      <text:p text:style-name="P64"/>
      <text:p text:style-name="P64">Woke when Hannah started running around, made coffee, ate vitamins, played Wordle (ANGLE in three,) got dressed, hopped in the Space Bug, rode to Meyers,<text:span text:style-name="T96">855</text:span> <text:span text:style-name="T673">took a bit of a nap, looked at my phone, got up, started the kettle and the coffee maker.</text:span><text:span text:style-name="T170">102</text:span><text:span text:style-name="T673"> </text:span><text:span text:style-name="T675">I loitered around Org, laid in bed, made a cenarion herb bag, sold it.</text:span><text:span text:style-name="T171">227</text:span><text:span text:style-name="T675"> </text:span></text:p>
      <text:p text:style-name="P64"><text:s text:c="3"/><text:span text:style-name="T676">I put on my brown coat, walked to Odd’s, ordered an Americano, drank some of it in front of the Brew Pump, walked to Izzy’s, ordered a latte, drank it at a table in the sun, walked down to The Malvern, ordered a burger special w/ an Untitled Art golden, chatted with bartender Jessie, sat in the park, walked to Middlemont.</text:span></text:p>
      <text:p text:style-name="P64"><text:s text:c="3"/><text:span text:style-name="T676">We had a farily fun/productive Moon &amp; You rehearsal w/ Dulci on synth. She said she knew she was playing at Eulogy w/ Scott but did not know who else + hadn’t heard about any rehearsals, but that maybe Slick was in town. I left on foot, talked to Hannah on the phone, got picked up outside the elementary school, rode to WALK, ordered a BLT w/ mac n’ cheese, heard about Hannah’s first day w/ Mast, drove us down to Downing.</text:span></text:p>
      <text:p text:style-name="P64"><text:s text:c="3"/><text:span text:style-name="T676">We watched the new episode of </text:span><text:span text:style-name="T367">Common Side Effects</text:span><text:span text:style-name="T676">, one of </text:span><text:span text:style-name="T367">Great Pottery Throwdown</text:span><text:span text:style-name="T676">, went to bed.</text:span></text:p>
      <text:p text:style-name="P64"/>
      <text:p text:style-name="P66">III.XXV</text:p>
      <text:p text:style-name="P66"/>
      <text:p text:style-name="P66">I woke horny, ate some grapes, started the kettle, cuddled with Hannah, made coffee, drank it on the couch, got a ride to the imaginary skating rink, walked to Meyers.<text:span text:style-name="T96">1002</text:span> <text:span text:style-name="T678">I went back and forth between Orgrimmar and bed, brushed my hair,</text:span><text:span text:style-name="T172">258</text:span><text:span text:style-name="T678"> </text:span><text:span text:style-name="T679">took a bath, felt like I had a solid idea for how to continue my writing, got dressed in an outfit designed for a warm but blustery day.</text:span><text:span text:style-name="T173">331</text:span><text:span text:style-name="T679"> </text:span></text:p>
      <text:p text:style-name="P66"><text:s text:c="3"/><text:span text:style-name="T680">I walked out of </text:span><text:span text:style-name="T689">the</text:span><text:span text:style-name="T680"> house, crossed Brevard to the side with the sidewalk, turned right, went up to the church parking lot, cut through, turned right at Haywood, called Edwin as I was approaching the 240 </text:span><text:soft-page-break/><text:span text:style-name="T680">bridge. He didn’t answer but texted back right away saying he was being quiet in a room with a massage.</text:span></text:p>
      <text:p text:style-name="P66"><text:s text:c="3"/><text:span text:style-name="T680">I said, “I had an idea for how I could use your help with a long-ongoing writing project! Your level of commitment could be very sliding scale depending on your interest and how things unfold. Wanna chat about it sometime? :D”</text:span></text:p>
      <text:p text:style-name="P66"><text:s text:c="3"/><text:span text:style-name="T680">He said, “Yes, please. Thanks for thinking of me.”</text:span></text:p>
      <text:p text:style-name="P66"><text:s text:c="3"/><text:span text:style-name="T680">I said he was very uniquely suited and that I was headed to Battle Cat if he was interested in joining me. He eeked and said he had stuff to finish before tennis. I walked inside, ordered an Americano, sat on the porch and wrote up an explanation.</text:span></text:p>
      <text:p text:style-name="P66"><text:s text:c="3"/><text:span text:style-name="T680">It said, “Well I’m assuming you DON’T want to write a comprehensive history of Holy Ghost Tent Revival and had the idea that I could sorta parody the John Lennon Rolling Stone interview. My initial idea is that we would get together and do a mach interview; I would fictionalize the reporter character and largely expand on the responses later, but that might give me a really good starting point for structuring the story.</text:span></text:p>
      <text:p text:style-name="P67"><text:s text:c="3"/>Of course I’d be down to entertain any ideas you might have of doing things differently!” The unhoused dude with the funny voice was sitting next to me. I had given him a dollar and someone else had bought him a coffee. He was rambling but I was trying my best to listen.</text:p>
      <text:p text:style-name="P67"><text:s text:c="3"/>I talked to Hannah on the phone, ordered a latte, sat in the sun, wrote a few lines of mach dialogue, walked to the intersection, ran into Richard Waddel, who was walking swiftly from Pizza Mind to his car. He peeked inside, turned back, saw me.</text:p>
      <text:p text:style-name="P67"><text:s text:c="3"/>“Forget your wallet?” I said. He said no, that he was paranoid about his parking brake after forgetting to put it on one day at Chai Pani. He had seen his car rolling and tried to stop it with his body. I said that’s what I would have done as well, walked down to RAD Brewing, checked out both food trucks, said hey to Ron, Kathy, <text:span text:style-name="T690">Masie, </text:span>used the restroom, ordered a sparkling Mango Devil’s Foot.</text:p>
      <text:p text:style-name="P67"><text:soft-page-break/><text:s text:c="3"/>I greeted Hannah, ate some popcorn, went to order tacos, <text:span text:style-name="T681">greeted Kate </text:span><text:span text:style-name="T693">Barber</text:span><text:span text:style-name="T681">, went back inside, ate. The first act was terrible and her husband was being a coked-out shitshow. Hannah played beautifully, followed by a singer/rapper named Lyra, then Christina Chandler. Hannah got a hand massage while I looked at my phone. We walked to her car, drove to </text:span><text:span text:style-name="T693">Downing</text:span><text:span text:style-name="T681">, ate leftovers, cuddled on the couch then bed.</text:span></text:p>
      <text:p text:style-name="P67"/>
      <text:p text:style-name="P68">III.XXVI</text:p>
      <text:p text:style-name="P68"/>
      <text:p text:style-name="P68">Woke when I heard Hannah groan, checked the time on my phone in the dining room, flipped on the kettle, cuddled while the water heated up, made a cup for Hannah, sat behind her in the bed. When she got up to get ready, I made my own cup, sat in the living room.</text:p>
      <text:p text:style-name="P68"><text:s text:c="3"/>I gathered my things, played Wordle (ELBOW in three,) hopped in the car, rode to Downing, got dropped off at the corner, walked inside, wrote,<text:span text:style-name="T96">924</text:span> <text:span text:style-name="T683">laid in bed, looked at my phone until the charge hit 100%, got dressed, walked to the end of my street, realized it was too cold, turned around, took a nap.</text:span><text:span text:style-name="T174">1232</text:span><text:span text:style-name="T683"> </text:span></text:p>
      <text:p text:style-name="P68"><text:s text:c="3"/><text:span text:style-name="T684">I got up, put on my shoes, left the house again, went to Izzy’s, ordered an Americano, went upstairs, discovered the upper deck was open, sat out there, wrote in my notebook about the developing writing ideas, was about to text Edwin but got a call from Amber. I couldn’t hear anything so I texted and asked if she </text:span><text:span text:style-name="T693">had </text:span><text:span text:style-name="T684">meant to call me. She said she was talking to her spider named Rust and that Siri </text:span><text:span text:style-name="T693">had done it</text:span><text:span text:style-name="T684">.</text:span></text:p>
      <text:p text:style-name="P69"><text:s text:c="3"/><text:span text:style-name="T684">I told her about my interview idea and she said she would be very interested. I wrote some more, walked into the library, got a call from Hannah, talked to her in front of the church, went back into the library, wrote:</text:span></text:p>
      <text:p text:style-name="P69"><text:s text:c="3"/><text:span text:style-name="T360">I decided to walk home, make some lunch, but, as I was passing the library, thought I should look for Lennon Remembers. Hannah called right as I went inside, so I went back out, sat in a sunny patch of </text:span><text:soft-page-break/><text:span text:style-name="T360">grass at the church, talked to her. She was going on a walk around downtown Hendersonville, finding dogs to pet.</text:span></text:p>
      <text:p text:style-name="P144"><text:s text:c="3"/>When I hung up, a guy drove by, hollered, “You’re doing it right!” I decided to go get a sandwich but first popped into the library to write in my journal.<text:span text:style-name="T177">219</text:span></text:p>
      <text:p text:style-name="P69"><text:span text:style-name="T684"><text:s text:c="3"/></text:span><text:span text:style-name="T685">I </text:span><text:span text:style-name="T684">walked to Jersey Mike’s, ordered a mini, ate, walked </text:span><text:span text:style-name="T695">to Meyers</text:span><text:span text:style-name="T684">,</text:span><text:span text:style-name="T175">307</text:span><text:span text:style-name="T684"> </text:span><text:span text:style-name="T686">typed, laid in bed, cleaned the tub, took a nice bath,</text:span><text:span text:style-name="T305">438</text:span><text:span text:style-name="T686"> </text:span><text:span text:style-name="T687">checked all my toons.</text:span><text:span text:style-name="T306">453</text:span><text:span text:style-name="T687"> </text:span></text:p>
      <text:p text:style-name="P69"><text:s text:c="3"/><text:span text:style-name="T688">I laid in bed while Hannah went to the gym, The Purple Planet. She picked me up around 7:30 and we went to Chipotle. She was stiff with a terrible headache, asked if I would be her manager. We went back to Downing, </text:span><text:span text:style-name="T695">where s</text:span><text:span text:style-name="T688">he took a bath while I laid on the couch. We went to the bedroom and made love, then watched an episode of Throwdown.</text:span></text:p>
      <text:p text:style-name="P69"/>
      <text:p text:style-name="P70">III.XXVII</text:p>
      <text:p text:style-name="P70"/>
      <text:p text:style-name="P70">She woke and went for a walk with Kathryn. I made coffee, got back in bed, looked at my phone, played Wordle (SHEET in six) until she got back in a rush. I made her coffee, got dressed, hopped in the Space Bug, got dropped off at the roller rink, walked with chilly hands to Meyers.<text:span text:style-name="T96">938</text:span> </text:p>
      <text:p text:style-name="P70"><text:s text:c="3"/><text:span text:style-name="T691">I went to log into WoW, but my subscription had expired, so I started the process of checking on what’s up with the IRS, laid in bed, looked at my phone,</text:span><text:span text:style-name="T307">1159</text:span><text:span text:style-name="T691"> </text:span><text:span text:style-name="T692">left the house, walked downtown, wrote in my notebook:</text:span></text:p>
      <text:p text:style-name="P70"><text:s text:c="3"/><text:span text:style-name="T368">I left the house, walked up Brevard, crossed through the church lot, got honked at by, I think, Cam &amp; James near the bridge, said hello to Harvest Mark in front of WALK, got hollered at from across the street by Cactus Kate in front of Battle Cat, had a little sit.</text:span></text:p>
      <text:p text:style-name="P70"><text:span text:style-name="T368"><text:s text:c="3"/>I walked to the future Greagle ampitheatre, had another sit, did chess puzzles, walked to the Med, ordered a sausage, egg, arugula, tomato, American cheese sandwich on a brioche bun w/ Coke, walked to High Five, got a drip, went to the park, had a sit, texted a man about a gig and wrote in my notebook.</text:span><text:span text:style-name="T309">211</text:span></text:p>
      <text:p text:style-name="P70"><text:soft-page-break/><text:span text:style-name="T368"><text:s text:c="3"/>I got up, felt tired, decided to walk to Trade &amp; Lore, but, as I went past AVL club, saw Sierra inside. I got a free latte and chatted about the goings ons of the last year </text:span><text:span text:style-name="T372">(</text:span><text:span text:style-name="T368">like AVL Fest, Thomas, hot milk, Greagle Ampitheatre, Outpost.</text:span><text:span text:style-name="T372">)</text:span><text:span text:style-name="T368"> Mr. Whiskers had gotten away from his owner, so we watched </text:span><text:span text:style-name="T370">the</text:span><text:span text:style-name="T368"> clumsy rescue from the sidewalk until some customers showed up, when I sat in the window, fielded a barrage of T&amp;HP texts, wrote in my </text:span><text:span text:style-name="T372">LHS </text:span><text:span text:style-name="T368">notebook.</text:span><text:span text:style-name="T309">335</text:span><text:span text:style-name="T368"> </text:span></text:p>
      <text:p text:style-name="P70"><text:s text:c="3"/><text:span text:style-name="T692">I walked back to Greagitheathre, sat, continued West, crossed over the bridge, sat at the bus stop, noticed it looked smoky on top of the hill, walked to Brew Pump, got an Athletic, sat with Travis/Brian, eventually moved out front with Lamont/Al</text:span><text:span text:style-name="T698">isha</text:span><text:span text:style-name="T692">(?), listened to Jadakiss/Mos Def, walked to Meyers.</text:span><text:span text:style-name="T311">626</text:span><text:span text:style-name="T692"> </text:span></text:p>
      <text:p text:style-name="P70"><text:s text:c="3"/><text:span text:style-name="T694">I talked to Hannah, </text:span><text:span text:style-name="T698">who</text:span><text:span text:style-name="T694"> said she wanted to practice her guitar before getting together, so I laid in bed and looked at my phone until she called again. I left the house on foot, met her at Ingles, bought grapes, two pizzas, vegan ranch. We walked down to </text:span><text:span text:style-name="T698">D</text:span><text:span text:style-name="T694">owning, started the oven, made pizzas, planned a 40</text:span><text:span text:style-name="T312">th</text:span><text:span text:style-name="T694"> birthday party for me at Malvern Hills Park, watched two episodes of </text:span><text:span text:style-name="T371">Throwdown</text:span><text:span text:style-name="T694">, slept.</text:span></text:p>
      <text:p text:style-name="P70"/>
      <text:p text:style-name="P71">III.XXVIII</text:p>
      <text:p text:style-name="P71"/>
      <text:p text:style-name="P71">Woke when Hannah came to cuddle. She mostly made coffee and I finished when she got distracted. She got flustered trying to get dressed, but we left her house, followed Kathryn up the hill, went to Meyers, put <text:span text:style-name="T699">the</text:span> Fursty kit in her car. I told her she’s a good lover even when she’s grumpy, kissed her goodbye, went inside.<text:span text:style-name="T96">924</text:span> <text:span text:style-name="T696">I laid in bed, looked at my phone, got dressed, brushed my teeth,</text:span><text:span text:style-name="T313">1105</text:span><text:span text:style-name="T696"> </text:span><text:span text:style-name="T697">walked to Mamacita’s, Farewell, wrote:</text:span></text:p>
      <text:p text:style-name="P71"><text:s text:c="3"/><text:span text:style-name="T369">I left the house, decided it was a perfect day, got passed up on Brevard by a fast walker blasting emo, overtook them at the Ingles bus stop, walked to the Hop distribution center, had a sit </text:span><text:span text:style-name="T372">in the grass</text:span><text:span text:style-name="T369">, heard from Molly that Dan was having his bday party on the 5</text:span><text:span text:style-name="T310">th</text:span><text:span text:style-name="T369"> but realized I would be in Statesville </text:span><text:soft-page-break/><text:span text:style-name="T369">with Hannah. I walked down to the roundabout, sat in the shade of the sign, talked </text:span><text:span text:style-name="T373">with Sweet Pea on the phone</text:span><text:span text:style-name="T369">. She said she would probably be getting lunch with coworkers. I did a chess puzzle, walked up </text:span><text:span text:style-name="T373">Clingman</text:span><text:span text:style-name="T369">, sat at the bus stop, upset a guy by “sitting like a baby,” walked to the Greagitheatre, had a </text:span><text:span text:style-name="T373">rest</text:span><text:span text:style-name="T369">, did a chess puzzle, peeked inside Bee Thai, decided it was too busy.</text:span></text:p>
      <text:p text:style-name="P71"><text:span text:style-name="T369"><text:s text:c="3"/>I </text:span><text:span text:style-name="T373">went</text:span><text:span text:style-name="T369"> into S&amp;W, didn’t see anything I liked, walked down Church Street to Mamacita’s, stood in line, ordered a very spicy burrito, ate it outside for a long time with chips &amp; Coke. I was curious to see if anyone interesting had liked Martha Bassett’s portrait post and, indeed, Stephen Murray Music had.</text:span></text:p>
      <text:p text:style-name="P71"><text:span text:style-name="T369"><text:s text:c="3"/>I walked down to Farewell for the first time, ordered an Americano, sat on the patio, wrote in my notebook,</text:span><text:span text:style-name="T310">215</text:span><text:span text:style-name="T369"> did </text:span><text:span text:style-name="T373">the day’s</text:span><text:span text:style-name="T369"> last chest puzzle, meandered through South Slope, found a cozy encampment, called Billy Keane, learned that his May 2</text:span><text:span text:style-name="T310">nd</text:span><text:span text:style-name="T369"> gig offer </text:span><text:span text:style-name="T373">would be</text:span><text:span text:style-name="T369"> at the Whitewater Center, agreed to do that, walked up to the corner of Hilliard and Ravenscroft, sat in the shade of a dogwood w/ petals falling on my head, texted Ryan </text:span><text:span text:style-name="T373">about Bat Book</text:span><text:span text:style-name="T369">, wrote.</text:span><text:span text:style-name="T310">251</text:span></text:p>
      <text:p text:style-name="P71"><text:span text:style-name="T369"><text:s text:c="3"/></text:span><text:span text:style-name="T697">I walked to Mast General, got car keys from Hannah, met </text:span><text:span text:style-name="T700">GM </text:span><text:span text:style-name="T697">Joey, talked about rudiments, went to the co-op, found some Bronner’s shaving soap and an NA cider, went to the Mast parking lot, drove Hannah’s car to Battery Park, </text:span><text:span text:style-name="T700">idled</text:span><text:span text:style-name="T697"> til 4:00, paid for parking until six, sat on a bench, listened to mid cello music, went to Trade &amp; Lore only to realize it </text:span><text:span text:style-name="T700">had become</text:span><text:span text:style-name="T697"> Rite Rite, only open til three, </text:span><text:span text:style-name="T700">so I </text:span><text:span text:style-name="T697">went to Summit, got an Americano.</text:span></text:p>
      <text:p text:style-name="P71"><text:s text:c="3"/><text:span text:style-name="T697">Their restroom was closed, but I managed to find the public one inside Battery Park. I walked to PNC, waited for Hurricane Ryan to arrive, set up my drum, played music, greeted Hannah, told her she was fine to sneak out and go home for a nap. Citizen and the Nola coffee shop were closed </text:span><text:span text:style-name="T700">by</text:span><text:span text:style-name="T697"> our break </text:span><text:span text:style-name="T700">time</text:span><text:span text:style-name="T697">, so we went and saw Sierra, got free espresso drinks, walked back, played our second set. Ryan got paid, but it was only 62.50 a person.</text:span></text:p>
      <text:p text:style-name="P71"><text:soft-page-break/><text:s text:c="3"/><text:span text:style-name="T697">He left and, since I was waiting for Hannah, I got a sparkling water and confirmed that the payment was correct. Homegirl had simply done wrong math, gave me an extra 25 in cash. I got in the Space Bug, drove to Liz’s house, where we hung out, ate chicken/zuccini/rice, chatted about Hannah’s first week. I learned my Purple Onion gig would be canceled due to fire. We drove to Downing and went straight to bed.</text:span></text:p>
      <text:p text:style-name="P71"/>
      <text:p text:style-name="P72">III.XXIX</text:p>
      <text:p text:style-name="P72"/>
      <text:p text:style-name="P72">Slept in til like 10, played Wordle (SORRY in three,) did Finch, made coffee, got dressed, drove to Meyers, put my drum away, grabbed my gift certificates, went to Biscuit Head, ate, mourned the ever-changing nature of life, made out in the street. I walked to Meyers, kicked off my shoes, wrote at the Hog.<text:span text:style-name="T96">1253</text:span> </text:p>
      <text:p text:style-name="P72"><text:s text:c="3"/>I left the house, walked to Bad Manners, ordered a latte, sat out front and drank it until it was time to walk to <text:span text:style-name="T714">Downing</text:span>. I cut across the Ingles parking lot, noticed the Space Bug, walked inside, saw Hannah on the paper product aisle, helped her carry ice etc., drove down to Downing. We packed gear into the car while she ate some frozen gruel, drove to Aubrey’s farm, loaded gear into the barn.</text:p>
      <text:p text:style-name="P74"><text:s text:c="3"/>I helped <text:span text:style-name="T714">get various thing</text:span>s <text:span text:style-name="T714">in</text:span> <text:span text:style-name="T714">order</text:span> while they checked sounds, then walked around the farm with Hannah, Goldie, Jason looking for cats/horses to pet. Farmhand Lucy unlocked a door <text:span text:style-name="T714">for us </text:span>and out came a beautiful <text:span text:style-name="T714">fluffy black </text:span>cat.</text:p>
      <text:p text:style-name="P74"><text:s text:c="3"/><text:span text:style-name="T714">We went inside as people started to arrive. </text:span>I sat on the floor while Hannah, Jane, Aubrey played a beautiful set of music, ate cake on the break, had a short bluegrass jam on a metal bucket, packed things up, drove to Downing, quickly went to bed.</text:p>
      <text:p text:style-name="P72"/>
      <text:p text:style-name="P72"/>
      <text:p text:style-name="P73">III.XXX</text:p>
      <text:p text:style-name="P72"/>
      <text:p text:style-name="P72">Woke around ten, cuddled with Hannah, made coffee, spent a long time drinking it and sharing calendar dates on the couch. Some of Kathryn’s friends came over to meet the cats, which turned into Suli playtime. Hannah said she was going to go to Ace for a drying rack. I volunteered to walk to Trader Joe’s, packed my bag, set off, ordered an Americano from Battle Cat, walked down the hill, up to downtown, through Montford, into TJ’s, bought GF English muffins and dried mango, ate a free sample of orange chicken, stepped outside, put on my rain coat.</text:p>
      <text:p text:style-name="P72"><text:s text:c="3"/>I walked to High Five, ordered a latte, sat for a minute, crossed Broadway, walked up Cherry street, sat for another minute, started to cross Montford Ave. bridge, heard three honks, looked down to 240, saw Charlie winking and pointing at me. I pulled out my phone to text him, but he beat me to it, saying, “Honk honk.” I said, “That was epic!!,” walked back to Downing, put away Hannah’s groceries, borrowed her laptop, wrote.<text:span text:style-name="T96">406</text:span></text:p>
      <text:p text:style-name="P72"><text:s text:c="3"/><text:span text:style-name="T374">I laid in the middle room while Hannah cleaned. We headed toward the car when she was done, but it started to rain. We didn’t think it would last long. She suggested we could wade in the water if it didn’t let up and I said we could just make out in the car. We drove up Florida/Dorchester, turned right onto Haywood, left at Sand Hill, down to the BHT, parked.</text:span></text:p>
      <text:p text:style-name="P145"><text:s text:c="3"/><text:span text:style-name="T715">It was drizzling a little so we made out. She said we should just go home but felt silly for driving out. I said it was okay because we’d gotten our priorities figured out. I drove us up Sand Hill, through the bank lot, through the Brew Pump lot, discussed going to Ingles, got in the turn lane, decided against it, went on, turned left at Dorchester, went down to Downing, parked, went inside, turned on the exhaust fan, fed the cats, made love.</text:span></text:p>
      <text:p text:style-name="P145"><text:s text:c="3"/><text:span text:style-name="T715">We laid naked for a while, eventually got dressed, walked up to Ingles, got grapes, sandwich </text:span><text:soft-page-break/><text:span text:style-name="T715">stuff for Hannah, pizza, walked back down, puttered about, watched the last two episodes of Throwdown. I was feeling tired and sunburnt, got into a stripped bed, looked at my phone, saw that Evan &amp; Kevin had been recording w/ Dan, got very jealous.</text:span></text:p>
      <text:p text:style-name="P145"/>
      <text:p text:style-name="P146">III.XXXI</text:p>
      <text:p text:style-name="P146"/>
      <text:p text:style-name="P146">My alarm went off at 6AM. Hannah was on the couch. I cuddled her, made coffee, got back in bed, tried to deal with my emotions, drove her to the Moose Cafe, severely annoyed by cars following close behind. We were early, sat in the parking lot, listened to a song that didn’t really hit. I kissed her goodbye when her boss arrived, embarassed her by asking if she needed random parts of her hammock because they were in the passenger footwell, rolled up my window, drove to Downing, went back to bed until 10:40. I got up, sat on the couch for a while, found a notebook to write in, wrote up to our lovemaking, made some coffee, wrote some more.<text:span text:style-name="T96">1135</text:span> </text:p>
      <text:p text:style-name="P146"><text:s text:c="3"/>I drank <text:span text:style-name="T724">the</text:span> coffee while checking my calendar, watching four reels from Jack, two from Hannah, maintaining my <text:span text:style-name="T724">birb</text:span>, chicking an email, playing Wordle (BOOTY in four,) writing.<text:span text:style-name="T96">1158 </text:span>I finished <text:span text:style-name="T724">the</text:span> coffee, checked the weather, opened the front windows, turned off the AC, hoped for more rain, laid down on the couch, received Neville cuddles, looked at my phone, felt happy.<text:span text:style-name="T96">1229</text:span></text:p>
      <text:p text:style-name="P146"><text:s text:c="3"/>I sat up, continued to look at things on my phone including Bashar content, thought about what I really wanted to be, had some crackers/grapes, had a small epiphany about what’s been bothering me and why I didn’t say anything about it to Hannah: if my fear of being a second-rate Evan——which I don’t want to be——is true, then that reinforces her fear of being a second-rate Amanda, which she also doesn’t want to be.<text:span text:style-name="T96">145</text:span> It still has not rained.</text:p>
      <text:p text:style-name="P146"><text:s text:c="3"/>It started raining immediately and I decided it was time for a walk. I put on Hannah’s rain coat, walked up Florida to Dorchester, turned right at Crown, heard a clap of thunder, remembered that lightning exists, turned around, walked back down to <text:soft-page-break/>Downing, took off my wet flops, jacket, pants, wrote.<text:span text:style-name="T96">231</text:span></text:p>
      <text:p text:style-name="P146"><text:s text:c="3"/>It really started to come down, so I opened the windows wide, laid on the couch, almost <text:span text:style-name="T732">dozed off</text:span>, looked at my phone.<text:span text:style-name="T96">337</text:span> I fell asleep hard on the couch with the cats, woke around 4:30 feeling great, got back into pants, raincoat, flops, walked to Odd’s, got a latte, went to Meyers, noticed that Tony’s friend had already moved into the clutter room, got some things out of there but couldn’t find the Fursty kit. I knocked on Tony’s door; he had moved it into the vacuum clost. I proofread and printed previous pages, packed up my computer, left the house, got a call from Hannah.</text:p>
      <text:p text:style-name="P75"><text:span text:style-name="T360"><text:s text:c="3"/>I talked to her while walking up Brevard, sat on the stoop of the Mason Lodge Jr., walked to Hail Mary, hugged Maria, ordered an orange soda, burger, fries, said hello to Michel, ate, paid in cash, walked to Haywood Famous, ordered a café con leche, watched some weird guy knock over the plant, realized the store was full of weird guys, went down to Downing, met Mave, opened the windows, wrote in one of Hannah’s notebooks.</text:span><text:span text:style-name="T308">724</text:span> <text:span text:style-name="T716">I looked at my phone a bit, transcribed from the notebook,</text:span><text:span text:style-name="T314">746</text:span><text:span text:style-name="T716"> </text:span><text:span text:style-name="T717">set up my laptop at the dining room table, made mooncloth, got Tokup to MC, Kamaka back to Org.</text:span><text:span text:style-name="T315">920</text:span><text:span text:style-name="T717"> </text:span></text:p>
      <text:p text:style-name="P75"><text:s text:c="3"/><text:span text:style-name="T718">I did a bit of BRD with Hemi, then MC with Pug House, winnings Aged Core Leather Gloves, some FR plate boots and a blue BOE dagger, which I enchanted with Firey.</text:span><text:span text:style-name="T316">132</text:span><text:span text:style-name="T718"> </text:span></text:p>
      <text:p text:style-name="P75"/>
      <text:p text:style-name="P76">IV.I</text:p>
      <text:p text:style-name="P76"/>
      <text:p text:style-name="P76">Woke, played Wordle (JEWEL in four,) scoured the internet for April Fools jokes, hit the kettle,<text:span text:style-name="T96">915</text:span> <text:span text:style-name="T719">stood around Org, drank coffee, looked at my phone, moving back and forth between the middle bed and the couch until server shutdown,</text:span><text:span text:style-name="T317">958</text:span><text:span text:style-name="T719"> </text:span><text:span text:style-name="T720">looked at my phone on the couch, finished my coffee.</text:span><text:span text:style-name="T318">1034</text:span><text:span text:style-name="T720"> </text:span></text:p>
      <text:p text:style-name="P76"><text:s text:c="3"/><text:span text:style-name="T721">I logged on, did a full Strat run that got pretty painful towards the end, but won an orb and the dance flute, then </text:span><text:span text:style-name="T732">put</text:span><text:span text:style-name="T721"> crusader on Gutgore Ripper, made the big bed, cleaned the kitty litter, fed </text:span><text:soft-page-break/><text:span text:style-name="T721">them, refilled their water bowls,</text:span><text:span text:style-name="T319">204</text:span><text:span text:style-name="T721"> </text:span><text:span text:style-name="T722">packed up my computer/random clothes, closed the windows, walked up to Meyers, set up the Air Hog.</text:span><text:span text:style-name="T320">240</text:span><text:span text:style-name="T722"> </text:span></text:p>
      <text:p text:style-name="P76"><text:s text:c="3"/><text:span text:style-name="T723">I felt the need to get out of the house in a hurry, so I changed from my black hoodie to my purple/green combo, walked contentedly to Battle Cat, ordered a delicious Americano, found a chair outside with the perfect balance of sun/shade, got a call from Hannah, who said she was on her way home.</text:span></text:p>
      <text:p text:style-name="P76"><text:s text:c="3"/><text:span text:style-name="T723">I said I would walk downtown for food and hoped she would join me for walking/sunshine.</text:span><text:span text:style-name="T321">330</text:span><text:span text:style-name="T723"> I decided on the Vault, ordered a burger w</text:span><text:span text:style-name="T733">ith</text:span><text:span text:style-name="T723"> tots/Coke, hopped over to AVL Club, got an Americano from Sierra, sat in front of the library for a minute, walked to Hummingbird Park, shared my location w/ Hannah, got a call from her, wrote.</text:span><text:span text:style-name="T321">532</text:span><text:span text:style-name="T723"> </text:span></text:p>
      <text:p text:style-name="P76"><text:s text:c="3"/><text:span text:style-name="T723">She pulled up and had to pee, so we </text:span><text:span text:style-name="T733">went</text:span><text:span text:style-name="T723"> to All Day Darling, where I got an Athletic. We </text:span><text:span text:style-name="T733">strolled</text:span><text:span text:style-name="T723"> around Montford, back to the Mast Prius, rode to Downing, looked at Airbnbs for the Roanoke trip, cuddled. She </text:span><text:span text:style-name="T733">started</text:span><text:span text:style-name="T723"> talking to Julia about her baby shower, so I went to the middle room and laid down, eventually got some more cuddles, went to sleep.</text:span></text:p>
      <text:p text:style-name="P76"/>
      <text:p text:style-name="P77">IV.II</text:p>
      <text:p text:style-name="P77"/>
      <text:p text:style-name="P77">Woke sleepily, played Wordle (CURSE in three,) got a ride to Haywood, walked to Odd’s, ordered a dark roast drip, walked to Meyers, recycled junk mail, kicked off my flops, wrote.<text:span text:style-name="T96">914</text:span> <text:span text:style-name="T725">I farmed Twilight, tanked Strat Live, winning nothing, ran BRD with Wheaty, got Core Leather Gloves enchanted with 15 agility.</text:span><text:span text:style-name="T322">316</text:span><text:span text:style-name="T725"> </text:span></text:p>
      <text:p text:style-name="P77"><text:s text:c="3"/><text:span text:style-name="T726">I took a bath, laid in bed, walked to the Brew Pump, seeing Tom Cornish along the way, ordered a bulgogi beef burrito and eight pork dumplings, got a call from Hannah who said she needed a nap, walked over to Odd’s, saw Aurora, chatted with her, walked back to the Pump, bought a tallboy of Coke and smallgirl of CheezIt, walked to Meyers, saw Big Adam along the way.</text:span><text:span text:style-name="T323">639</text:span><text:span text:style-name="T726"> </text:span></text:p>
      <text:p text:style-name="P77"><text:s text:c="3"/><text:span text:style-name="T727">I ran BWL with Temple, winning Drake Talon Pauldrons, did Strat Undead with Searchand/Destroy, </text:span><text:soft-page-break/><text:span text:style-name="T727">stood around Org, laid in bed, checked bank alts,</text:span><text:span text:style-name="T324">140</text:span><text:span text:style-name="T727"> </text:span><text:span text:style-name="T728">went to </text:span><text:span text:style-name="T737">sleep</text:span><text:span text:style-name="T728">, heard from Erica asking about two weeks of missing rent.</text:span></text:p>
      <text:p text:style-name="P77"/>
      <text:p text:style-name="P78">IV.III</text:p>
      <text:p text:style-name="P78"/>
      <text:p text:style-name="P78">Woke early, looked at my phone, played Wordle (SHEAR in four,) fell back asleep, talked to Hannah, looked at my phone some more, got up, turned on the desktop coffee heater, <text:span text:style-name="T729">farmed Twilight mobs, laid in bed, ran a funny Strat Dead and ended up mainly tanking by the end of it.</text:span><text:span text:style-name="T325">303</text:span><text:span text:style-name="T729"> </text:span></text:p>
      <text:p text:style-name="P78"><text:s text:c="3"/><text:span text:style-name="T730">I cleaned up a bit, ate cold dumplings, took a bath, drove to the LaZoom Room, set up on the bus with Tony, was joined by Sco</text:span><text:span text:style-name="T737">TT</text:span><text:span text:style-name="T730">, Kevin, Charlie, Dulci. We had a painful soundcheck but eventually loaded up the Fortners wedding party, headed out for Highland. We played </text:span><text:span text:style-name="T375">Stand by Me</text:span><text:span text:style-name="T730">, Bruno Mars, </text:span><text:span text:style-name="T375">What’s Up</text:span><text:span text:style-name="T730"> with Jillian riding in the first seat rocking out.</text:span></text:p>
      <text:p text:style-name="P78"><text:s text:c="3"/><text:span text:style-name="T730">Charlie and I went to the field, where he grabbed a beer and I grabbed a hotdog served by his cul-de-sac neighbor. We got back on the bus, reviewed songs, departed, played </text:span><text:span text:style-name="T375">Higher &amp; Higher</text:span><text:span text:style-name="T730">, </text:span><text:span text:style-name="T375">Valerie</text:span><text:span text:style-name="T730">, </text:span><text:span text:style-name="T375">Strawberry Wine</text:span><text:span text:style-name="T730"> while driving through the total destruction, </text:span><text:span text:style-name="T375">Heart of Glass</text:span><text:span text:style-name="T730">, </text:span><text:span text:style-name="T375">Sweet Sweet Baby</text:span><text:span text:style-name="T730">, arrived at New Belgium. </text:span><text:span text:style-name="T731">As </text:span><text:span text:style-name="T737">the bride</text:span><text:span text:style-name="T731"> was getting off the bus, </text:span><text:span text:style-name="T737">she</text:span><text:span text:style-name="T731"> approached Dulci, said, “I really like what you are doing but could you please play some 2010 rock music like The Killers or… I said so in the booking email.”</text:span></text:p>
      <text:p text:style-name="P78"><text:s text:c="3"/><text:span text:style-name="T731">Dulci was upset, which quickly spread to Kevin and eventually Charlie. We listened to a bunch of possibilities, worked on </text:span><text:span text:style-name="T376">Is This It</text:span><text:span text:style-name="T731"> before departing, which we played on the way to the original Wedge. I wanted to walk inside and get an Athletic, but the line was too daunting.</text:span></text:p>
      <text:p text:style-name="P78"><text:s text:c="3"/><text:span text:style-name="T731">We started the final leg with </text:span><text:span text:style-name="T375">Tubthumping</text:span><text:span text:style-name="T730">, </text:span><text:span text:style-name="T731">then turned the ti</text:span><text:span text:style-name="T737">d</text:span><text:span text:style-name="T731">es with </text:span><text:span text:style-name="T375">Pink Pony </text:span><text:span text:style-name="T376">Club.</text:span><text:span text:style-name="T731"> The bride really had her moment despite us thinking it might be too queer a song for the crowd. Thus, they were in the palm of Dulci’s hand for</text:span><text:span text:style-name="T375"> Livin’ on a Prayer.</text:span></text:p>
      <text:p text:style-name="P78"><text:soft-page-break/><text:span text:style-name="T375"><text:s text:c="3"/></text:span><text:span text:style-name="T731">I texted Hannah to say we had finished playing, unloaded my drums, chatted with fronds in the parking lot. Hannah texted me twice, saying, “Yay!!! You coming here?” then “How was it?” then “I pulled my car forward in case you want to park behind me.” I should have responded to something in this window of 30 minutes.</text:span></text:p>
      <text:p text:style-name="P78"><text:s text:c="3"/><text:span text:style-name="T731">She called me and I said I was talking to my friends in the parking lot. She told me not to rush. We chatted for a few more minutes and she said, “For some reason I thought you were gonna be home at 9. you said you’d be done at 9?” I got in the car and called her, but she was upset. I drove to her house where we talked about it while she cried. We eventually started a new season of Throwdown, went to bed.</text:span></text:p>
      <text:p text:style-name="P78"/>
      <text:p text:style-name="P79">IV.IV</text:p>
      <text:p text:style-name="P79"/>
      <text:p text:style-name="P79">Woke very tired, piggiebacked off Hannah’s pourover, got dressed, drove to the Brew Pump, got $10 of gas, drove to Meyers, wrote.<text:span text:style-name="T96">844</text:span> </text:p>
      <text:p text:style-name="P79"><text:s text:c="3"/><text:span text:style-name="T377">I thought about staying in bed or logging onto WoW but decided, despite my tiredness, I would walk. I traded plaid shirt for </text:span><text:span text:style-name="T378">p</text:span><text:span text:style-name="T377">urple hoodie, blue Lems for flops, stuffed notebook in my bag, got my LaZoom cheque out of the car, left the house.</text:span></text:p>
      <text:p text:style-name="P147"><text:s text:c="3"/><text:span text:style-name="T734">I turned right at Brevard, right at Haywood, left down the hill, noticing that’s where my negative thoughts spiral the most. I passed over the bridge, sat in the shade of the sign, finished Wordle (KRILL in six,) solved a chess puzzle, continued up Clingman Ave. I turned right at Hilliard, cut across and through the parking lot of the new apartments, through the grassy </text:span><text:span text:style-name="T738">lawn</text:span><text:span text:style-name="T734">, through downtown to Pack Square, where I sat on a bench and failed a puzzle miserably.</text:span></text:p>
      <text:p text:style-name="P147"><text:s text:c="3"/><text:span text:style-name="T734">I went to the bank, deposited $160, sat in front of some government buildings and wondered why I couldn’t feel that Greensboro feeling. I researched some lunch options but walked to High Five instead, ordered a drip with a supplemental Spindrift.</text:span></text:p>
      <text:p text:style-name="P147"><text:soft-page-break/><text:s text:c="3"/><text:span text:style-name="T734">Carroty asked if my name was Rocks, which got us talking about Nick at Night, how they were showing Friends/Big Bang Theory. I walked to the park, sat on the rocks, wrote in my LHS notebook.</text:span><text:span text:style-name="T178">1147</text:span><text:span text:style-name="T734"> </text:span></text:p>
      <text:p text:style-name="P147"><text:s text:c="3"/><text:span text:style-name="T734">I texted Hannah saying, “I’m sitting in Pritchard Park thinking about you and loving you. I walked downtown to deposit my lazoom check and about to head back west. I’m excited to get some car time with you today and glad to be spending time together this weekend!,” finished my coffee,</text:span><text:span text:style-name="T178">1210</text:span><text:span text:style-name="T734"> walked through downtown, sat at the Hatch bar, did a puzzle/Finch, got a sweet couple texts from Hannah,</text:span><text:span text:style-name="T178">1228</text:span><text:span text:style-name="T734"> walked across Hilliard, down Clingman, ran into Collin, who was unloading a moving truck.</text:span></text:p>
      <text:p text:style-name="P147"><text:s text:c="3"/><text:span text:style-name="T734">I sat at the bus stop, did a puzzle, wrote,</text:span><text:span text:style-name="T326">1250</text:span><text:span text:style-name="T734"> walked across the bridge, sat at the bus stop, rewrote the intro to LHS 1.3,</text:span><text:span text:style-name="T178">113</text:span><text:span text:style-name="T440"> </text:span><text:span text:style-name="T734">walked up the hill to WALK, sat at the bar, ordered a little cheeseburger w/ tots and no drink.</text:span><text:span text:style-name="T178">140</text:span></text:p>
      <text:p text:style-name="P147"><text:span text:style-name="T734"><text:s text:c="3"/>I ate, chatted with a British lady, paid $11, walked to Downing, said hello to the cats,</text:span><text:span text:style-name="T326">210</text:span><text:span text:style-name="T734"> went through all of LHS 1.3, made quick edits.</text:span><text:span text:style-name="T178">315</text:span><text:span text:style-name="T734"> </text:span></text:p>
      <text:p text:style-name="P147"><text:s text:c="3"/><text:span text:style-name="T441">I looked for the cats, found them cuddling in the kitchen cabinets, opened my baby Coke, drove up to Meyers, transcribed journal.</text:span><text:span text:style-name="T179">341</text:span><text:span text:style-name="T441"> </text:span></text:p>
      <text:p text:style-name="P147"><text:span text:style-name="T441"><text:s text:c="3"/></text:span><text:span text:style-name="T442">I drove to Hendersonville, parked in front of Mast General, watched a couple mini episodes of </text:span><text:span text:style-name="T735">Sixty Somethings</text:span><text:span text:style-name="T442">, went and sat at an outdoor table in my too-short shirt. I greeted Hannah and we shared popcorn/beverages, parked her car in a lot, drove to Mudpuppies, where we shared a basket of loaded fries. She drank a cider and I had a hazy Trail Pass.</text:span></text:p>
      <text:p text:style-name="P80"><text:s text:c="3"/>I looked at my phone in the green room, played a fine set with Charlie and Ryan, sat in the green room during break, played a slightly more fun set, rode with Ryan to Meyers. I was tired, laid in bed, soon turned out the lights. My new roommate was chattering a lot, possibly on the phone, but I think it lulled me to sleep.</text:p>
      <text:p text:style-name="P147"><text:span text:style-name="T442"/></text:p>
      <text:p text:style-name="P148"><text:span text:style-name="T439"/></text:p>
      <text:p text:style-name="P81">IV.V</text:p>
      <text:p text:style-name="P148"><text:span text:style-name="T439"/></text:p>
      <text:p text:style-name="P148"><text:span text:style-name="T439">Woke around nine, looked at my phone, played Wordle (FOAMY in three,) shaved electrically, took a bath, shaved more, cooled off, rinsed out the tub, trimmed mustache, cleaned the sink, looked at my phone, packed my mushroom bag, wrote at the computer,</text:span><text:span text:style-name="T176">1049</text:span><text:span text:style-name="T439"> </text:span><text:span text:style-name="T443">made mooncloth on Kamaka and checked arcane crystal prices on Tokup.</text:span><text:span text:style-name="T180">1055</text:span></text:p>
      <text:p text:style-name="P148"><text:span text:style-name="T443"><text:s text:c="3"/></text:span><text:span text:style-name="T736">I walked to Bad Manners, ordered a drip, sat outside, heard someone scream, “Where’d he go??” I looked up and a little dog was running toward me, just like my dream. I said, “He’s right here,” and the lady said, “God damn, I ain’t got no time for this fuckin’ dog, today.</text:span><text:span text:style-name="T181">1116</text:span><text:span text:style-name="T736">”</text:span></text:p>
      <text:p text:style-name="P148"><text:s text:c="3"/><text:span text:style-name="T736">I walked down to Downing, knocked on Hannah’s back door. She opened it and said, “I thought you were coming over at noon.” I said, “We said 11:30 last night!” I helped her staple packets while she took a shower, made a box fort for the cats, packed the car, drove to Chipotle, walked in the exit, got nasty stares.</text:span></text:p>
      <text:p text:style-name="P148"><text:s text:c="3"/><text:span text:style-name="T736">We ordered food, got in the car, drove to Night Secrets, got gas, went to Starbs. Hannah thought I seemed down, said she was afraid she had broken me. I assured her she hadn’t, ordered a coffee, used the restroom, let her take over driving, ate my burrito, drank coffee.</text:span></text:p>
      <text:p text:style-name="P148"><text:s text:c="3"/><text:span text:style-name="T736">We arrived in Statesville, parked the car, carried things into the old jail, set them down in the crowded green room. It felt good to be around so many musicians.</text:span></text:p>
      <text:p text:style-name="P148"><text:s text:c="3"/><text:span text:style-name="T736">Hannah hosted the most amazing cohort: Dani, Isaac, Justin “Clyde” and Tyler with Matt playing fiddle. I was so proud. We went to a coffee shop, where I got a latte and she got a chocolate smoothie, shared a donut as well.</text:span></text:p>
      <text:p text:style-name="P148"><text:s text:c="3"/><text:span text:style-name="T736">We drove to our hotel, checked in, went to the room. It smelled terrible, so Hannah got us a different </text:span><text:span text:style-name="T739">one</text:span><text:span text:style-name="T736">, which was even worse. She said she was sure to get a headache, which gave me one. We drove back downtown, went to the old jail, hung out in the green room with historian Rob, dobro Just</text:span><text:span text:style-name="T739">in</text:span><text:span text:style-name="T736"> </text:span><text:soft-page-break/><text:span text:style-name="T736">and Isaac. Hannah played in a cohort with Rob, Mike, Chase. The host was very stiff and boring. He soon admitted being drunk.</text:span></text:p>
      <text:p text:style-name="P148"><text:s text:c="3"/><text:span text:style-name="T736">It had gotten dark outside, which makes me remember how we had hung out in the sun after the earlier cohort where there was a cool vintage clothing truck and a living room under a tent.</text:span></text:p>
      <text:p text:style-name="P148"><text:s text:c="3"/><text:span text:style-name="T736">We sat together and watched another cohort with the Marine, the solo rambler, the straight-haired girl, the drunk host, Bryan on guitar in a recliner and bug-eyed whiskey Mark hosting.</text:span></text:p>
      <text:p text:style-name="P148"><text:s text:c="3"/><text:span text:style-name="T736">We were tired, but it was hard to leave as lots of people wanted to chat. Hannah had booked a room at the Microtel when we were in the green room, but we first drove to IHOP, where I ordered way too much food. There was only one server, and, after the table near us </text:span><text:span text:style-name="T740">had left</text:span><text:span text:style-name="T736">, we were the only </text:span><text:span text:style-name="T740">people remaining</text:span><text:span text:style-name="T736">.</text:span></text:p>
      <text:p text:style-name="P148"><text:s text:c="3"/><text:span text:style-name="T736">We tipped well, walked out, heard the door lock behind us, drove to the new hotel, checked in, went to our room, quickly went to bed. I woke at 5AM, extremely thirsty, tossed around for a long while, eventually fell back to sleep, had incredibly vivid dreams with a British man talking, a Holy Ghost/Rage song playing, a visit from Dulci. I knew all the while I was dreaming but leaned into experiencing rather than affecting.</text:span></text:p>
      <text:p text:style-name="P148"/>
      <text:p text:style-name="P149">IV.VI</text:p>
      <text:p text:style-name="P149"/>
      <text:p text:style-name="P149">Woke at 8:30, had a very orange pee, possibly from all the jelly beans, hopefully not kidney failure, brushed my teeth, cuddled Hannah. We made love, charged phones, packed up our things.</text:p>
      <text:p text:style-name="P149"><text:s text:c="3"/>We drove to the emergency CVS, parked downtown, walked to Lake Mountain Coffee. They didn’t have anything free of gluten, so I <text:span text:style-name="T740">sat outside, </text:span>looked up restaurants while Hannah waited for her latte. She said there would be brunch at the jail, so we went to check that out.</text:p>
      <text:p text:style-name="P149"><text:s text:c="3"/>We didn’t find anything, <text:span text:style-name="T740">watched</text:span> some of the documentary about boring Justin. Hannah went outside to prepare for her class. I went to the Space Bug, <text:soft-page-break/>grabbed her guitar, my green hoodie, the LHS notebook, walked back, helped carry things to the green room.</text:p>
      <text:p text:style-name="P149"><text:s text:c="3"/>We decided to <text:span text:style-name="T741">go</text:span> to the Bristol Cafe, which was a mad house, but with very interesting/unusual music. We decided to stick around and had food delivered just in time, her an omlette and me a parfait. A very attentive server asked if she wanted a box while she was in the restroom and I said no, deduced he was the owner. We talked about his restaurant and Asheville, walked out at 1PM, when her class was supposed to start.</text:p>
      <text:p text:style-name="P149"><text:s text:c="3"/>Dude was still talking about changing strings. I set up in the back of the room, wrote in my notebook while Hannah taught the sweetest class on <text:span text:style-name="T741">the logic of</text:span> songwriting. I forgot to say how she showed me her cheeseburger song before we got brunch, which I loved and she used as the guide rail for her course.</text:p>
      <text:p text:style-name="P149"><text:s text:c="3"/>Isaac and Victoria clearly got complete songs out of the experience.<text:span text:style-name="T176">211</text:span><text:span text:style-name="T439"> </text:span>Suddenly, I ended up writing a poem from words bouncing around the room:</text:p>
      <text:p text:style-name="P149"/>
      <text:p text:style-name="P167">Bone Fear</text:p>
      <text:p text:style-name="P167"><text:span text:style-name="T701"/></text:p>
      <text:p text:style-name="P149">Writing for class</text:p>
      <text:p text:style-name="P149">Hiding back under bleachers</text:p>
      <text:p text:style-name="P149">Looking to the right cliché</text:p>
      <text:p text:style-name="P149">I profess, profess</text:p>
      <text:p text:style-name="P149">A chorus of criticals</text:p>
      <text:p text:style-name="P149">Listening for why</text:p>
      <text:p text:style-name="P149">Demanding support from a bridge of individuals</text:p>
      <text:p text:style-name="P149">For them I fear my healing is selfish</text:p>
      <text:p text:style-name="P149">Like they make up a story where</text:p>
      <text:p text:style-name="P149">Their truth is something good</text:p>
      <text:p text:style-name="P167"><text:span text:style-name="T701">Being left on the bone </text:span><text:span text:style-name="T214">250</text:span></text:p>
      <text:p text:style-name="P167"><text:span text:style-name="T214"/></text:p>
      <text:p text:style-name="P167"><text:span text:style-name="T486">We hung outside, listened to Isaac’s new song and got an encore of his fishing number. Hannah played cheeseburger song and we went inside to eat brunch, listen to bluegrass, go upstairs to the green room, pet the dogs. We grabbed her belongings, said our goodbyes, drove on I-40 west, stopping at the exit-105 Starbucks, where I saw Emily Stewart, ordered a </text:span><text:soft-page-break/><text:span text:style-name="T486">cortado. We drove home, talked about possible plans for hanging out, decided to go our separate ways instead, kissed in the middle of a crowded Meyers Ave. I went inside, said hello, updated my raid status, transcribed and wrote at the Hog.</text:span><text:span text:style-name="T214">643</text:span><text:span text:style-name="T486"> </text:span></text:p>
      <text:p text:style-name="P167"><text:span text:style-name="T486"><text:s text:c="3"/></text:span><text:span text:style-name="T487">I ran MC with Temple, winning Drillborer Disk, T1 sholders, ran Ony, winning the 1H axe, ran UBRS with KBN, did some enchants for BCJ.</text:span><text:span text:style-name="T215">1117</text:span><text:span text:style-name="T487"> </text:span></text:p>
      <text:p text:style-name="P167"><text:span text:style-name="T487"/></text:p>
      <text:p text:style-name="P168"><text:span text:style-name="T487">I</text:span><text:span text:style-name="T486">V.VII</text:span></text:p>
      <text:p text:style-name="P168"><text:span text:style-name="T486"/></text:p>
      <text:p text:style-name="P168"><text:span text:style-name="T486">I slept so hard through the rain, woke up, looked at my phone, played Wordle (HAVEN in four,) looked at my phone some more, </text:span><text:span text:style-name="T488">typed/edited LHS 1.4, turned on the coffee maker and kettle.</text:span><text:span text:style-name="T216">1153</text:span><text:span text:style-name="T488"> </text:span><text:span text:style-name="T489">I logged into WoW, made coffee, edited/printed/pasted journal entries, looked around for a digital copy of </text:span><text:span text:style-name="T702">A Good Visit</text:span><text:span text:style-name="T489">, eventually found it on the iMac, emailed that to myself and downloaded it on the Air.</text:span><text:span text:style-name="T217">138</text:span><text:span text:style-name="T489"> </text:span></text:p>
      <text:p text:style-name="P169"><text:span text:style-name="T489"><text:s text:c="3"/></text:span><text:span text:style-name="T490">Lord knows what I did until 7PM, but that’s when Hannah picked me up. We went to Ingles, got grapes, hop water, CheezIt, fruit. She was upset I had fasted all day. We went down to Downing, made food, watched </text:span><text:span text:style-name="T704">Common Side Effects</text:span><text:span text:style-name="T490">, </text:span><text:span text:style-name="T704">Throw Down</text:span><text:span text:style-name="T490">, cuddled in bed, talked, slept.</text:span></text:p>
      <text:p text:style-name="P169"><text:span text:style-name="T490"/></text:p>
      <text:p text:style-name="P82">IV.VIII</text:p>
      <text:p text:style-name="P170"><text:span text:style-name="T486"/></text:p>
      <text:p text:style-name="P170"><text:span text:style-name="T486">Hannah brought me coffee in bed. I moved to the couch, drank it while she showered and got ready for Knoxville. I got out my laptop for WoW, but it was maintenance day, scheduled to be an eight-hour one at that. I ate grapes, pooped, looked at my phone, wondered what to do with myself,</text:span><text:span text:style-name="T214">1117</text:span><text:span text:style-name="T491"> derped around, did the dishes, ran DMT, stood around org, took out the recycling.</text:span><text:span text:style-name="T218">309 </text:span></text:p>
      <text:p text:style-name="P171"><text:span text:style-name="T486"><text:s text:c="3"/>I walked to </text:span><text:span text:style-name="T500">Meyers</text:span><text:span text:style-name="T486">, got homegirl to move her car, took out the trash, printed Visit 2.2, drove down to Downing, tore all the pages into stacks, stuck them under my keyboard to flatten out, drove to Chick-Fil-A, ate, drove to Kev’s new house in Canton, had a very fun rehearsal, toured upstairs, called Hannah, drove back, ran Strat Live, winning Flask of </text:span><text:soft-page-break/><text:span text:style-name="T501">Distilled</text:span><text:span text:style-name="T486"> Wisdom, </text:span><text:span text:style-name="T501">ran</text:span><text:span text:style-name="T486"> some of Strat Undead before Gork ninja AFKed.</text:span><text:span text:style-name="T214">202</text:span><text:span text:style-name="T486"> </text:span></text:p>
      <text:p text:style-name="P171"><text:span text:style-name="T486"/></text:p>
      <text:p text:style-name="P83">IV.IX</text:p>
      <text:p text:style-name="P172"><text:span text:style-name="T486"/></text:p>
      <text:p text:style-name="P173"><text:span text:style-name="T486">I woke at 9:30, tried to sell the flask recipe from bed, moved to the dining room, healed a rough DMT with Bosakas.</text:span><text:span text:style-name="T214">1222</text:span><text:span text:style-name="T486"> </text:span><text:span text:style-name="T492">I </text:span><text:span text:style-name="T493">put the still-not-flat Visit pages inside a manilla envelope, </text:span><text:span text:style-name="T492">walked to Ingles, bought a notebook, talked to Hannah on the phone from the grassy patch in the parking lot, walked to Jersey Mike’s, ate a #3 Mike’s way, went into Aldi, bought some crispy green grapes.</text:span></text:p>
      <text:p text:style-name="P173"><text:span text:style-name="T492"><text:s text:c="3"/></text:span><text:span text:style-name="T493">I </text:span><text:span text:style-name="T492">walked to Rowan for the first time, ordered a drip, sat outside, pasted/edited pages from Visit 2.2 into the notebook, went inside, got a refill, pasted/edited some more, walked to Downing the scenic way, brought in the mail, cleaned the liter, refilled the water bowls.</text:span><text:span text:style-name="T219">432</text:span><text:span text:style-name="T492"> </text:span></text:p>
      <text:p text:style-name="P173"><text:span text:style-name="T492"><text:s text:c="3"/></text:span><text:span text:style-name="T494">I got in the Camry, set off for Scott’s house, sat in traffic for an hour, still arrived before Steve. We had a fun pizza party on the deck of the shed: Scott, Dulci, Alyse, Becca, Clay, Matt, Leann, Myrtle and I, then played through several Dr. Dog songs in an acoustic fashion. Everybody was in good spirits afterward. Matt had left abruptly in the middle of rehearsl. Steve left first afterwards. Becca announced she was ready, and I was blocking her in, so I got in the car, backed down the driveway, called Hannah, drove to Downing, where we cuddled, looked at our screens, ate grapes, watched </text:span><text:span text:style-name="T703">Throw Down</text:span><text:span text:style-name="T494">.</text:span></text:p>
      <text:p text:style-name="P173"><text:span text:style-name="T494"/></text:p>
      <text:p text:style-name="P84">IV.X</text:p>
      <text:p text:style-name="P174"><text:span text:style-name="T486"/></text:p>
      <text:p text:style-name="P84">Woke to Hannah’s alarm at 7:30, hit the kettle, cuddled her and the cats for thirty minutes. I made coffee and she went on a walk with Kathryn. I drank coffee on the couch, looked at my phone. When she returned, she told me there was a dead squirrel in the driveway, so I threw it away. Kathryn was having a hard time, which we talked about in the yard, then with the cats.</text:p>
      <text:p text:style-name="P174"><text:soft-page-break/><text:span text:style-name="T486"><text:s text:c="3"/>Hannah and I got ready, walked out of the house, got in our separate cars. I drove to Meyers, moved a mirror into the bathroom, took a bath, shaved, got in bed, wrote on my laptop,</text:span><text:span text:style-name="T214">1038</text:span><text:span text:style-name="T495"> off-tanked a Strat UD,</text:span><text:span text:style-name="T220">154</text:span><text:span text:style-name="T495"> </text:span><text:span text:style-name="T496">laid down, almost fell asleep, ate a bunch of Mandies, made a coffee,</text:span><text:span text:style-name="T221">300</text:span><text:span text:style-name="T496"> </text:span><text:span text:style-name="T497">did bank alts.</text:span><text:span text:style-name="T222">311</text:span><text:span text:style-name="T497"> </text:span></text:p>
      <text:p text:style-name="P174"><text:span text:style-name="T497"><text:s text:c="3"/></text:span><text:span text:style-name="T498">I drove to Eulogy, helped Scott set up, did a stripped-down sound check, ate food with him, Matt, Clay, Becca. Steve showed up, then Ducli &amp; Alyse. Doors opened. I went down to the green room, made coffee, split a THC beverage with Scott. I went upstairs, watched Julie Odell from the back of the room with Charlie, Ryan, Melissa. Doc Aquatic played and Hannah showed up.</text:span></text:p>
      <text:p text:style-name="P174"><text:span text:style-name="T498"><text:s text:c="3"/>I went downstairs, got glittered, back up, set the stage, played Dr. Dog songs with Matt, Becca, Dulci, Alyse, Clay, Steve, Scott, </text:span><text:span text:style-name="T504">Slick, </text:span><text:span text:style-name="T498">hung around chatting with people afterwards, helped load out, </text:span><text:span text:style-name="T504">loitered</text:span><text:span text:style-name="T498"> with the band on the sidewalk. Hannah said she was going to bed, so I talked to her on the phone as I drove home, ran an LBRS, switching been tanking and DPS.</text:span></text:p>
      <text:p text:style-name="P174"><text:span text:style-name="T498"/></text:p>
      <text:p text:style-name="P85">IV.XI</text:p>
      <text:p text:style-name="P175"><text:span text:style-name="T498"/></text:p>
      <text:p text:style-name="P175"><text:span text:style-name="T486">I slept in hard, looked at video clips from the show, struggled with Wordle (ARROW in five,) got up, wrote.</text:span><text:span text:style-name="T214">1126</text:span><text:span text:style-name="T486"> </text:span><text:span text:style-name="T499">I idled on WoW from bed in laptop mode, ran Scholo, went back to laptop, did the first two/three bosses in LBRS like four times.</text:span><text:span text:style-name="T223">357</text:span><text:span text:style-name="T499"> </text:span><text:span text:style-name="T502">I laid in bed, decided to look at Travis’ Fossil problem, thought I solved it, second-guessed myself. Nonetheless, he said that </text:span><text:span text:style-name="T504">had </text:span><text:span text:style-name="T502">fixed it.</text:span><text:span text:style-name="T224">514</text:span><text:span text:style-name="T502"> </text:span></text:p>
      <text:p text:style-name="P175"><text:span text:style-name="T502"><text:s text:c="3"/></text:span><text:span text:style-name="T503">I drove to New Belgium, ordered gumbo from the dino cajun truck, walked inside, was delighted to see Charlie/Alex/Michael, ate my food, got offered a beer by Cam, drank an Athletic, then an NA Guinness, said aloha to Ryan/Melissa, got a call from Hannah as I was walking out to the car.</text:span></text:p>
      <text:p text:style-name="P175"><text:span text:style-name="T503"><text:s text:c="3"/>I drove to Downing, hung out with Kathryn, Mave, Suli, Theo for a while, went over to Hannah’s half, cuddled on the couch, watched an episode of </text:span><text:span text:style-name="T705">Throw Down</text:span><text:span text:style-name="T503">, went to bed.</text:span></text:p>
      <text:p text:style-name="P176"><text:soft-page-break/><text:span text:style-name="T486">IV.XII</text:span></text:p>
      <text:p text:style-name="P176"><text:span text:style-name="T486"/></text:p>
      <text:p text:style-name="P176"><text:span text:style-name="T486">Woke at nine, looked at my phone, played Wordle (NURSE in four,) got up, put water in the kettle, cuddled Hannah, made coffees, drank them on the couch, rode in the Space Bug to Walmart, bought velvet hangars and a greenish quilt, rode back to Downing, kissed Hannah goodbye, got in the Camry, drove to </text:span><text:span text:style-name="T516">Meyers</text:span><text:span text:style-name="T486">, spent about 90 mins cleaning my room and </text:span><text:span text:style-name="T516">felt</text:span><text:span text:style-name="T486"> great about it.</text:span><text:span text:style-name="T214">136</text:span><text:span text:style-name="T486"> </text:span></text:p>
      <text:p text:style-name="P176"><text:span text:style-name="T486"><text:s text:c="3"/></text:span><text:span text:style-name="T505">I </text:span><text:span text:style-name="T506">made a coffee, </text:span><text:span text:style-name="T505">ran UBRS with Voyagers/Thrll,</text:span><text:span text:style-name="T225">320</text:span><text:span text:style-name="T505"> </text:span><text:span text:style-name="T506">took a bath, shaved,</text:span><text:span text:style-name="T226">423</text:span><text:span text:style-name="T506"> </text:span><text:span text:style-name="T507">did bank alts, got dressed up,</text:span><text:span text:style-name="T227">509</text:span><text:span text:style-name="T507"> </text:span><text:span text:style-name="T508">drove to Ingles, bought hop water/smoothie fwuit, went down to Downing, picked up Hannah, went to Story Parlor, listened to Mackenzie’s poetry, tried to socialize, went to Ingles, bought popcorn, back to Downing, popped, ate, Thew Down.</text:span></text:p>
      <text:p text:style-name="P176"><text:span text:style-name="T508"/></text:p>
      <text:p text:style-name="P86">IV.XIII</text:p>
      <text:p text:style-name="P177"><text:span text:style-name="T486"/></text:p>
      <text:p text:style-name="P177"><text:span text:style-name="T486">The cats were up to six AM shenanegans, so I didn’t sleep very deeply after that. I played Wordle (LAUGH in three,) got up, quietly made coffee, folded my laundry. Hannah woke, cuddled me on the couch. I made her a coffee and we sat on the back stoop with Suli/Kathryn until I packed up my things, drove to Meyers,</text:span><text:span text:style-name="T214">1034</text:span><text:span text:style-name="T486"> </text:span><text:span text:style-name="T509">healed LBRS.</text:span><text:span text:style-name="T228">104</text:span><text:span text:style-name="T509"> </text:span></text:p>
      <text:p text:style-name="P177"><text:span text:style-name="T509"><text:s text:c="3"/></text:span><text:span text:style-name="T510">I walked to West Village Market, bought coffee filters + burrito, sat under the tree, ate, walked to Rowan, saw AB/Kristin, drank a coffee next to some rich people in the sun, walked to Meyers, laid in bed for a few minutes, turned on the coffee maker.</text:span><text:span text:style-name="T229">237</text:span><text:span text:style-name="T510"> </text:span></text:p>
      <text:p text:style-name="P177"><text:span text:style-name="T510"><text:s text:c="3"/></text:span><text:span text:style-name="T511">I made a coffee, got in the car, drove to Downing, waited for Hannah to get ready, drove to Petersburg listening to </text:span><text:span text:style-name="T706">Easy Beat</text:span><text:span text:style-name="T511">, saw Tina/Martha’s new house, snacked, helped </text:span><text:span text:style-name="T516">secure</text:span><text:span text:style-name="T511"> Martha’s tailgate topper, ate veggie burgers, socialized, drove back to Downing, talked, watched </text:span><text:span text:style-name="T706">Throw Down</text:span><text:span text:style-name="T511">, cuddled, made love.</text:span></text:p>
      <text:p text:style-name="P87">IV.XIV</text:p>
      <text:p text:style-name="P178"><text:span text:style-name="T486"/></text:p>
      <text:p text:style-name="P178"><text:span text:style-name="T486">Woke early, made coffee, played Wordle (CREST in three,) drove to Meyers, laid in bed, looked for a dungeon, fell practically asleep, got up, wrote,</text:span><text:span text:style-name="T214">1036</text:span><text:span text:style-name="T486"> </text:span><text:span text:style-name="T512">trimmed the stash, changed from blue outer hoodie to green.</text:span></text:p>
      <text:p text:style-name="P178"><text:span text:style-name="T512"><text:s text:c="3"/></text:span><text:span text:style-name="T513">I walked to Odd’s, ordered a dark roast, put on the live recording of the Expanding Dog show, walked to Malvern Hills, listening, sat on the bench, loving, walked to Middlemont, lay in a hammock, finished, went inside, set up, rehearsed with Ryan, Melissa, Tina, confirmed with Scott I would be dog sitting, got a picture of Hannah’s bangs.</text:span></text:p>
      <text:p text:style-name="P178"><text:span text:style-name="T513"><text:s text:c="3"/>I walked to Aldi, listening to Purple Dress, bought nothing, went to Jersey Mike’s, ate a mini #3, Michael’s </text:span><text:span text:style-name="T543">w</text:span><text:span text:style-name="T513">ay, went to Rowan, ordered a drip, edited to page 50 of AGV, put on the </text:span><text:span text:style-name="T543">Eulogy </text:span><text:span text:style-name="T513">show again, went to Ingles, bought two packs of ramen, walked to Meyers, checked the mail, put grapes in the fridge, took off my bag.</text:span><text:span text:style-name="T230">411</text:span><text:span text:style-name="T513"> </text:span></text:p>
      <text:p text:style-name="P178"><text:span text:style-name="T513"><text:s text:c="3"/></text:span><text:span text:style-name="T514">I ran BRD, killed some </text:span><text:span text:style-name="T543">s</text:span><text:span text:style-name="T514">atyr, ran DMT, BWL (winning Helm of Endless Rage,) MC, Scholo, got disconnected.</text:span><text:span text:style-name="T231">137</text:span><text:span text:style-name="T514"> </text:span></text:p>
      <text:p text:style-name="P178"><text:span text:style-name="T514"/></text:p>
      <text:p text:style-name="P179"><text:span text:style-name="T514">I</text:span><text:span text:style-name="T486">V.XV</text:span></text:p>
      <text:p text:style-name="P179"><text:span text:style-name="T486"/></text:p>
      <text:p text:style-name="P179"><text:span text:style-name="T486">I felt very tired when I woke, ate grapes, logged onto WoW one minute before maintenance. I got a call from Hannah asking if I wanted to walk downtown for Mamacita’s.</text:span><text:span text:style-name="T214">1012</text:span><text:span text:style-name="T486"> </text:span></text:p>
      <text:p text:style-name="P179"><text:span text:style-name="T486"><text:s text:c="3"/></text:span><text:span text:style-name="T515">I got dressed, walked to Battle Cat, ordered a latte, drank some of it in front of the Double Crown, walked down the hill, ‘bout got blown off the bridge, sat next to the sign, made </text:span><text:span text:style-name="T589">a</text:span><text:span text:style-name="T515"> move against Charlie, walked downtown, realized I had time to go to High Five, ordered a drip, walked to the rear entrance of Mast General.</text:span></text:p>
      <text:p text:style-name="P179"><text:span text:style-name="T515"><text:s text:c="3"/>I went inside, </text:span><text:span text:style-name="T543">upstairs,</text:span><text:span text:style-name="T515"> waited for Hannah, walked with her to Mamacita’s, where I ordered an unusually spicy fried chicken burrito. We walked to SECU and the Wells Fargo ATM, back to Mast, got in the Electric Bug, rode do the Brew Pump. I kissed </text:span><text:soft-page-break/><text:span text:style-name="T515">Hannah goodbye, went to Odd’s, got a dark roast, back to the Pump, kissed Hannah again, walked to Meyers, checked the mail, kicked off my flops, wrote.</text:span><text:span text:style-name="T232">154</text:span><text:span text:style-name="T515"> </text:span></text:p>
      <text:p text:style-name="P179"><text:span text:style-name="T515"><text:s text:c="3"/></text:span><text:span text:style-name="T517">I packed my computer, drove to Downing, farmed in Azshara, ran DMT (winning Mugger’s Belt,) stood around Org, sold three Mooncloth to Kager and made 20 mana oils for Temple, fell asleep, woke suddenly with a tummy ache, confused about where I was, talked to Hannah on the phone, who was also feeling adrift, moved my computer back to the kitchen,</text:span><text:span text:style-name="T233">546</text:span><text:span text:style-name="T517"> </text:span><text:span text:style-name="T518">farmed Twilight,</text:span><text:span text:style-name="T234">627</text:span><text:span text:style-name="T518"> </text:span><text:span text:style-name="T519">brushed my teeth.</text:span></text:p>
      <text:p text:style-name="P179"><text:span text:style-name="T519"><text:s text:c="3"/></text:span><text:span text:style-name="T520">I drove to Canton, had a fun rehearsal with Kevin, Dulci, Charlie, talked to Hannah on my way back to Downing, ran ZG, winning nothing, turning 40.</text:span><text:span text:style-name="T235">143</text:span></text:p>
      <text:p text:style-name="P179"><text:span text:style-name="T235"/></text:p>
      <text:p text:style-name="P180"><text:span text:style-name="T520">I</text:span><text:span text:style-name="T486">V.XVI</text:span></text:p>
      <text:p text:style-name="P180"><text:span text:style-name="T486"/></text:p>
      <text:p text:style-name="P88">I woke at eight to a text from my mom that said, “<text:span text:style-name="T360">USPS package <text:s/>coming to your house today</text:span>”</text:p>
      <text:p text:style-name="P180"><text:span text:style-name="T486"><text:s text:c="3"/>I put my laptop in bed, eventually moved to the kitchen, ran a DMT with Temple but accidentally brought my druid when I was supposed to DPS. I also made coffee.</text:span><text:span text:style-name="T214">1106</text:span><text:span text:style-name="T486"> </text:span></text:p>
      <text:p text:style-name="P180"><text:span text:style-name="T486"><text:s text:c="3"/></text:span><text:span text:style-name="T521">I opened a new Durham Bulls ha</text:span><text:span text:style-name="T546">t</text:span><text:span text:style-name="T521"> from my mom and </text:span><text:span text:style-name="T589">the</text:span><text:span text:style-name="T521"> framed tomato frog from Hannah, walked to Bad Manners, who aren’t usually open on Wednesdays, asked if it was because of my 40</text:span><text:span text:style-name="T236">th</text:span><text:span text:style-name="T521"> birthday, walked out with a free drip, went to Meyers, opened some baked goods from my mom, ate grapes on the back deck, decided I would walk downtown but felt like the wind in my face was too chilly, went to Downing instead.</text:span><text:span text:style-name="T236">1216</text:span><text:span text:style-name="T521"> </text:span></text:p>
      <text:p text:style-name="P180"><text:span text:style-name="T521"><text:s text:c="3"/></text:span><text:span text:style-name="T522">I napped for a while, walked to the WALK, ate a little burger w/ tots, went over to Battle Cat, drank a dark roast outside, talked to Hannah, walked back to Downing, loaded up the Camry.</text:span><text:span text:style-name="T237">504</text:span></text:p>
      <text:p text:style-name="P180"><text:span text:style-name="T237"><text:s text:c="3"/></text:span><text:span text:style-name="T523">Hannah arrived and was quickly ready to go. We drove to Middlemont, </text:span><text:span text:style-name="T546">decided against grabbing</text:span><text:span text:style-name="T523"> the </text:span><text:span text:style-name="T589">Hymanberg</text:span><text:span text:style-name="T523"> cooler, drove to the park instead. </text:span><text:span text:style-name="T546">Hannah</text:span><text:span text:style-name="T523"> was very stressed about being five minutes late. Gary, Fox, Darwin, Zelda, Tina, Martha, Dulaney, </text:span><text:soft-page-break/><text:span text:style-name="T523">Thomas and Mackenzie were already there. Hannah decided to go get more things. Charlie, Alex, Ashley, Liz, Eliza, August, Scott, Leann, Myrtle, Tim, Kathryn, Suli, Steve, Marissa, Ellis, Ben/girlfriend, Alex Krueg, Laura Boswell showed up soon afterwards. Martha </text:span><text:span text:style-name="T548">grilled</text:span><text:span text:style-name="T523"> dogs. We ate cake. Everyone enjoyed themselves. Eventually, Dulci arrived, then Kevin. We did a double-sided sparkle dog, carried things to the car, talked in the street while Kev n’ Dulce did bits.</text:span></text:p>
      <text:p text:style-name="P89"><text:s text:c="3"/>Hannah and I were very tired. We drove to Downing, loaded things in, lay on the couch together, went to separate beds.</text:p>
      <text:p text:style-name="P180"><text:span text:style-name="T523"/></text:p>
      <text:p text:style-name="P90">IV.XVII</text:p>
      <text:p text:style-name="P181"><text:span text:style-name="T486"/></text:p>
      <text:p text:style-name="P90">Hannah’s alarm went off close to six. She told me to stay in bed, but I was stressed about having to get all the things I would need for time at Scott’s, Roanoke, gigs etc without leaving Myrtle too long. My dream about the tree crew being hundreds of people didn’t help either.</text:p>
      <text:p text:style-name="P181"><text:span text:style-name="T486"><text:s text:c="3"/>I made Hannah a coffee, got dressed, gathered bags, got in the Camry, drove to Meyers, packed my duffel, started heading to Scott’s, realized I’d forgot my toiletries, stopped </text:span><text:span text:style-name="T548">at Downing</text:span><text:span text:style-name="T486">, grabbed floss, brush, paste, scissors, continued toward </text:span><text:span text:style-name="T548">Hillcrest</text:span><text:span text:style-name="T486">, got on the interstate, realized I had forgotten gig shirts.</text:span></text:p>
      <text:p text:style-name="P90"><text:s text:c="3"/>I parked on the upper driveway, grabbed my messenger bag/blue blanket, walked into Myrtle’s Expanse, got the key from under the square rock, went inside, let Myrtle pee, took a look around, got on the day bed, napped deeply to the sound of chainsaws until 11:30.</text:p>
      <text:p text:style-name="P181"><text:span text:style-name="T486"><text:s text:c="3"/>I got up, ate a banana, apple, looked around, played Wordle (STOOD in four,) eventually made coffee, set up my computer at the dining room table, wrote.</text:span><text:span text:style-name="T214">1226</text:span><text:span text:style-name="T486"> </text:span><text:span text:style-name="T524">I logged into WoW, talked to Hannah on the phone, drank coffee, ate crackers,</text:span><text:span text:style-name="T238">103</text:span><text:span text:style-name="T524"> </text:span><text:span text:style-name="T525">sat around a bunch, looked at my phone, eventually hopped on the treadmill and got up to a speed of 1.2 while continuing to drink coffee.</text:span><text:span text:style-name="T239">307</text:span></text:p>
      <text:p text:style-name="P181"><text:soft-page-break/><text:span text:style-name="T239"><text:s text:c="3"/></text:span><text:span text:style-name="T526">I asked a tree person to move a couple cars, got in the Camry, called UJ, drove to West Asheville, parked on Vermont, went in, picked up a turkey pita w/ tots, drove to Meyers, got my letters from the Bourlands + my show shirts, drove to Black Mountain, loaded in drums, starting with snare, which I used as a table. </text:span></text:p>
      <text:p text:style-name="P181"><text:span text:style-name="T526"><text:s text:c="3"/>We set up, checked sounds, hung in the green room, played a fun set, took a break in which Dulci did an interview, played another fun short set, packed up. I had a text from Hannah saying she had just gotten in the car, which I did as well. I talked to her on the drive to Hillcrest, sat in a comfy chair, got some blueberries out of the fridge, wrote.</text:span><text:span text:style-name="T240">936</text:span><text:span text:style-name="T526"> </text:span><text:span text:style-name="T527">I ran a Strat Live, won an orb, talked to Hannah on the phone, ran Onyxia in two tries, losing a roll on </text:span><text:span text:style-name="T553">her</text:span><text:span text:style-name="T527"> head.</text:span></text:p>
      <text:p text:style-name="P181"><text:span text:style-name="T527"/></text:p>
      <text:p text:style-name="P91">IV.XVIII</text:p>
      <text:p text:style-name="P182"><text:span text:style-name="T486"/></text:p>
      <text:p text:style-name="P182"><text:span text:style-name="T486">My phone was disconnected. I didn’t really want to get up, had a lot of dreams and an email from Erica about asking Tony to be out at the end of the month. Scott asked about what trees had been taken down, so I got up, made coffee, took a picture, wrote.</text:span><text:span text:style-name="T214">1201</text:span><text:span text:style-name="T486"> </text:span></text:p>
      <text:p text:style-name="P182"><text:span text:style-name="T486"><text:s text:c="3"/></text:span><text:span text:style-name="T528">I went to my car for flops, got out of my show clothes, sold herbs to Xoop, got paid from Dulci, resumed my phone service, felt a load off, opened my cards from Emmylou, met some people who said they were planting a magnolia.</text:span><text:span text:style-name="T241">102</text:span><text:span text:style-name="T528"> </text:span></text:p>
      <text:p text:style-name="P182"><text:span text:style-name="T528"><text:s text:c="3"/></text:span><text:span text:style-name="T529">I ran LBRS with Odoyle, took a bath, ran a tougher LBRS with Tonyapples,</text:span><text:span text:style-name="T242">559 </text:span><text:span text:style-name="T530">drove to Eda’s Hideaway, kissed Hannah in the larking pot, helped her carry in merch box, enjoyed a fun and weird set of songwriters (Joshua Singleton and Laura Blackley) to a small cast of special characters, slapped Jenni Lou in the face with a hotdog.</text:span></text:p>
      <text:p text:style-name="P182"><text:span text:style-name="T530"><text:s text:c="3"/>Hannah and I carpooled to Hillcrest, cuddled with an excited Myrtle. Hannah left and I ran Strat UD with Jood, winning Orb of Deception and selling it to a party member for 200g. I almost tagged along for another but decided to log.</text:span><text:span text:style-name="T243">155</text:span><text:span text:style-name="T530"> </text:span></text:p>
      <text:p text:style-name="P183"><text:span text:style-name="T530">I</text:span><text:span text:style-name="T486">V.XIX</text:span></text:p>
      <text:p text:style-name="P184"><text:span text:style-name="T486"/></text:p>
      <text:p text:style-name="P92">I woke, cleaned litter, drank coffee peacefully, missed three calls from Hannah. She said a cat had scratched her nose in her sleep and she was running behind. We loaded the Camry when she showed up, took Myrtle to Irina’s, got on 26 West, stopped soon for gas. I warned I was riding it close to the line money-wise and she was appreciative of that. I put $40 in the tank and she sent me 10 to repay me for supposedly having bought a ticket to her Eda’s show.</text:p>
      <text:p text:style-name="P184"><text:span text:style-name="T486"><text:s text:c="3"/>We drove north on familiar highways listening to </text:span><text:span text:style-name="T701">The Telepathy Tapes</text:span><text:span text:style-name="T486">, which we loved, arrived in Roanoke, went to the venue, loaded in, checked sounds, hung in the green room, ate Thai food, took a longish walk downtown to a coffee shop with Ryan, Melissa, Max, Tina, swung by Mast on the way back, hung in the green room some more, got dressed.</text:span></text:p>
      <text:p text:style-name="P184"><text:span text:style-name="T486"><text:s text:c="3"/>We played a fun show, spent a while gathering our things, drove to the Bnb. The upstairs was too hot for Hannah, so we moved a mattress to the living room, shared a weed gummy, consumed random strange things from the refrigerator, had a fun, slightly </text:span><text:span text:style-name="T560">awkward</text:span><text:span text:style-name="T486"> hang in the living room.</text:span></text:p>
      <text:p text:style-name="P184"><text:span text:style-name="T486"/></text:p>
      <text:p text:style-name="P92">IV.XX</text:p>
      <text:p text:style-name="P184"><text:span text:style-name="T486"/></text:p>
      <text:p text:style-name="P184"><text:span text:style-name="T486">Tina made pourovers for everybody. I had to hurry the </text:span><text:span text:style-name="T560">departure</text:span><text:span text:style-name="T486"> train a bit because I wanted to leave by nine and everyone was blocking me in. We said our goodbyes, got on the road, listened to more </text:span><text:span text:style-name="T701">Telepathy</text:span><text:span text:style-name="T486">, stopped at a McDonald’s, where I got a McMuffin/hashbrown, drove to Irina’s, picked Myrtle up 40 minutes late. She said, “Myrtle is amazing. I will miss her so much!”</text:span></text:p>
      <text:p text:style-name="P92"><text:s text:c="3"/>We drove to Hillcrest, said hello to the cats, sat on the porch a bit. Hannah left and I hopped into an LBRS, killed stuff in Silithus, ran AQ20 with LtD, winning Sacrificial Dagger + Sandstorm Cloak, did ZG, winning a hit cloak but passing it to Illis——and also Fang of the Faceless.</text:p>
      <text:p text:style-name="P184"><text:span text:style-name="T486"><text:s text:c="3"/>I enchanted both my daggers, ran BRD with Dysil, talked to Hannah on the phone, ran BWL with </text:span><text:soft-page-break/><text:span text:style-name="T486">Pughouse, winning Cloak of Firemaw, had Ido enchant both cloaks, ran Strat Live, very tired, winning nothing.</text:span></text:p>
      <text:p text:style-name="P184"><text:span text:style-name="T486"/></text:p>
      <text:p text:style-name="P92">IV.XXI</text:p>
      <text:p text:style-name="P184"><text:span text:style-name="T486"/></text:p>
      <text:p text:style-name="P184"><text:span text:style-name="T486">Woke, very sleepy, let Myrtle out, made coffee,</text:span><text:span text:style-name="T214">1004 </text:span><text:span text:style-name="T531">started a rogue, did a loooong BRD with some lowbies, gave up in the torch room,</text:span><text:span text:style-name="T244">320</text:span><text:span text:style-name="T531"> </text:span><text:span text:style-name="T532">drove to Montford Deli for the first time, ordered a chopped cheesie to stay and a croissant club to go, ate my cheesie with fries/Coke, drove back to Hillcrest.</text:span><text:span text:style-name="T245">412</text:span><text:span text:style-name="T532"> </text:span></text:p>
      <text:p text:style-name="P184"><text:span text:style-name="T532"><text:s text:c="3"/></text:span><text:span text:style-name="T533">I did some quests on Rogup, trained his professions,</text:span><text:span text:style-name="T246">513</text:span><text:span text:style-name="T533"> </text:span><text:span text:style-name="T534">talked to Hannah on the phone, healed a Strat Live, winning an orb, moved Axo to the Crossroads, then Ratchet, dropped Rog’s herbalism for enchanting, made mooncloth, did MC with Pughouse, winning nothing, did some arena runs with Tony/Gingerload. Healinu got locked out for our fifth/full run, so we switched to a new healer. I realized Ginger was very drunk. Things got difficult. It was like 3:30 in the morning and I still snuck around on Rogup killing a few mobs, tapping a few nodes.</text:span></text:p>
      <text:p text:style-name="P184"><text:span text:style-name="T534"/></text:p>
      <text:p text:style-name="P93">IV.XXII</text:p>
      <text:p text:style-name="P185"><text:span text:style-name="T486"/></text:p>
      <text:p text:style-name="P185"><text:span text:style-name="T486">There had been a short but amazing thunderstorm. I woke, looked at my phone, wrote,</text:span><text:span text:style-name="T214">1019</text:span><text:span text:style-name="T486"> </text:span><text:span text:style-name="T535">tried to log in, realized it was Tuesday. </text:span><text:span text:style-name="T536">I made coffee, moved bags/clothes to the car, cans to the recycling, fed the critters, filled their water bowls, let Myrtle out.</text:span><text:span text:style-name="T247">1043</text:span><text:span text:style-name="T536"> </text:span></text:p>
      <text:p text:style-name="P185"><text:span text:style-name="T536"><text:s text:c="3"/></text:span><text:span text:style-name="T537">I did quests on Rog, hitting level 10, ran Axo to Thunder Bluff, packed up my belongings,</text:span><text:span text:style-name="T248">131</text:span><text:span text:style-name="T537"> </text:span><text:span text:style-name="T538">drove to Meyers, talked to Hannah most of the way, sat in front of the house talking about meditation and telepathy, went inside.</text:span><text:span text:style-name="T249">223</text:span><text:span text:style-name="T538"> </text:span><text:span text:style-name="T539">I healed a breezy LBRS, saved the end of a rough Strat Live, winning an orb, did quests on Rog, hitting 11, doled out bags to bank alts, talked to Hannah on the phone.</text:span><text:span text:style-name="T250">747</text:span><text:span text:style-name="T539"> </text:span></text:p>
      <text:p text:style-name="P185"><text:span text:style-name="T539"><text:s text:c="3"/></text:span><text:span text:style-name="T540">I walked down Brevard, called UJ, ordered a turkey pita w/ tots, ate half of it at the bar, </text:span><text:soft-page-break/><text:span text:style-name="T540">headed east on Haywood, ran into Hannah outside of Ingles, went in, bought grapes, walked down to Downing, ate the rest of my sandwich, cuddled, watched the Dr. Dre halftime show, went to bed very early.</text:span></text:p>
      <text:p text:style-name="P185"><text:span text:style-name="T540"/></text:p>
      <text:p text:style-name="P94">IV.XXIII</text:p>
      <text:p text:style-name="P186"><text:span text:style-name="T486"/></text:p>
      <text:p text:style-name="P186"><text:span text:style-name="T486">Woke, ate grapes, got dressed, played Wordle (OZONE in five,) got in the Electric Bug, rode to Meyers, went inside, took off my canvas boots, wrote,</text:span><text:span text:style-name="T214">923</text:span><text:span text:style-name="T486"> </text:span><text:span text:style-name="T541">did quests on Rog, hitting level 12.</text:span><text:span text:style-name="T251">1034</text:span><text:span text:style-name="T541"> </text:span><text:span text:style-name="T542">I walked to Odd’s, ordered a dark roast + a bubbly water, returned to meyers, indeed noticed a slight sewage smell.</text:span><text:span text:style-name="T252">1113</text:span><text:span text:style-name="T542"> </text:span></text:p>
      <text:p text:style-name="P186"><text:span text:style-name="T542"><text:s text:c="3"/></text:span><text:span text:style-name="T544">I ran BRD with some randos, flew to EPL, hunted down two blood of heroes, flew to Feralas, did quests on Rog. I ran BRD with Bokasaas, wining Hand of Justice, talked to Hannah on the phone, who wasn’t feeling well, </text:span><text:span text:style-name="T545">got an arcanum of rapidity, </text:span><text:span text:style-name="T544">finished a couple quests on Rogup, </text:span><text:span text:style-name="T546">hitting level 13</text:span><text:span text:style-name="T544">.</text:span><text:span text:style-name="T253">518</text:span></text:p>
      <text:p text:style-name="P186"><text:span text:style-name="T544"><text:s text:c="3"/></text:span><text:span text:style-name="T547">I walked to the Brew Pump, ordered bimbambap + an Athletic, said hello to the regulars, then Chuck &amp; Annelise, sat with them for a moment, got my food, said hey to Francis, ate, felt like I didn’t want to be there. Hannah called, having woken from her nap. I met her at Ingles, where we got grapes, CheezIt, frozen pizza, walked to Downing, talked to Kathryn, watched two episodes of Throwdown, went to bed.</text:span></text:p>
      <text:p text:style-name="P186"><text:span text:style-name="T547"/></text:p>
      <text:p text:style-name="P95">IV.XXIV</text:p>
      <text:p text:style-name="P187"><text:span text:style-name="T486"/></text:p>
      <text:p text:style-name="P187"><text:span text:style-name="T486">Woke tired from dreams, ate grapes, made two coffees, gathered belongings, hopped in the Electric Bug, rode to Meyers, start</text:span><text:span text:style-name="T589">l</text:span><text:span text:style-name="T486">ed the bird outside my window, went inside with tomato frog, CheezIt, gummy clusters, coffee, new sweatpants, two guitars.</text:span><text:span text:style-name="T214">913</text:span><text:span text:style-name="T486"> </text:span></text:p>
      <text:p text:style-name="P187"><text:span text:style-name="T549"><text:s text:c="3"/>I played Wordle (GENIE in five,) did Finch, killed a mob on Rogup after like five attempts, ran him to Org, swapped to Tokup, ran Scholo with a fresh tank, had fun,</text:span><text:span text:style-name="T254">147</text:span><text:span text:style-name="T549"> </text:span><text:span text:style-name="T550">took a bath,</text:span><text:span text:style-name="T255">208</text:span><text:span text:style-name="T550"> </text:span><text:span text:style-name="T551">got dressed, drove to Moe’s BBQ, ate a sammich w/ double mac, </text:span><text:soft-page-break/><text:span text:style-name="T551">went to </text:span><text:span text:style-name="T707">Get Roasted</text:span><text:span text:style-name="T551">, ordered a small coffee, went to Hillcrest, where Dulci and Scott were setting up.</text:span></text:p>
      <text:p text:style-name="P187"><text:span text:style-name="T551"><text:s text:c="3"/>We had a great session recording </text:span><text:span text:style-name="T707">Only Takes a Minute</text:span><text:span text:style-name="T551"> with Ryan, Melissa, Kevin, Alyse, Charlie, got done around 10:30. I drove to Downing, where Hannah &amp; Laura were hanging out, showed them the song, listned to the two Hannah tunes we had done in the shed, and then </text:span><text:span text:style-name="T707">Bad Self Portraits</text:span><text:span text:style-name="T551"> from Pickathon before going to bed.</text:span></text:p>
      <text:p text:style-name="P187"><text:span text:style-name="T551"/></text:p>
      <text:p text:style-name="P96">IV.XXV</text:p>
      <text:p text:style-name="P188"><text:span text:style-name="T486"/></text:p>
      <text:p text:style-name="P188"><text:span text:style-name="T486">Woke after busy dreams, made coffee for Hannah, then myself. We hugged outside and, after telling her her overall strap was twisted, she knocked the coffee out of my hands, which I think upset her more than me. I went to Brew Pump, got $30 of gas, drove to Hillcrest, turned on the coffee maker and the kettle, laid in bed for a minute.</text:span><text:span text:style-name="T214">932</text:span><text:span text:style-name="T486"> </text:span></text:p>
      <text:p text:style-name="P188"><text:span text:style-name="T486"><text:s text:c="3"/></text:span><text:span text:style-name="T552">I did Barrens quests on Rogup, hitting 14, ran a Strat Live on Tokup, winning nothing, did more Rog quests, hitting 15, all while drinking a coffee, eating CheezIt + a pretzel dog.</text:span><text:span text:style-name="T256">152</text:span><text:span text:style-name="T552"> </text:span><text:span text:style-name="T554">I ate another dog, got dressed, drove to Biltmore, told the gate attendent I was playing music at the gazebo. He said, “Oh, I’ve seen you before! Go on through!”</text:span></text:p>
      <text:p text:style-name="P189"><text:span text:style-name="T554"><text:s text:c="3"/>I turned right, turned up </text:span><text:span text:style-name="T708">The Breeze</text:span><text:span text:style-name="T554"> live, admired the beauty, had my four-leaf clover blown away, parked, carried gear, set up, moved my car, played a fun set with Kevin, Ryan, Dulci, took a break, drank a pineapple water, played another set, took a break, said hello to Chuck/Annelise, played another set.</text:span></text:p>
      <text:p text:style-name="P189"><text:span text:style-name="T554"><text:s text:c="3"/>Kev and I walked toward his car, but he had forgotten his keys, so we drank some cold brew instead, came up with the business name </text:span><text:span text:style-name="T708">Cold Brew Hot Bud. </text:span><text:span text:style-name="T554">We played another set, took another break, all got high in Dulci’s car, played </text:span><text:span text:style-name="T708">Only Takes a Minute</text:span><text:span text:style-name="T554"> for 15 minutes, finished our final set, moved cars, packed up, said we’d enjoyed ourselves. Kevin had impulse-bought an El Capistan, which sounded amazing.</text:span></text:p>
      <text:p text:style-name="P189"><text:soft-page-break/><text:span text:style-name="T554"><text:s text:c="3"/>I drove to Downing, ate a slice of pizza, looked at my phone on the couch, moved to the bed with Hannah, made love, went to sleep.</text:span></text:p>
      <text:p text:style-name="P189"><text:span text:style-name="T554"/></text:p>
      <text:p text:style-name="P97">IV.XXIV</text:p>
      <text:p text:style-name="P190"><text:span text:style-name="T486"/></text:p>
      <text:p text:style-name="P190"><text:span text:style-name="T486">Woke early, got laundry out of the dryer, put it on my body, made a deliciously strong coffee, kissed Hannah goodbye, drove up to Meyers.</text:span><text:span text:style-name="T214">654</text:span><text:span text:style-name="T486"> </text:span><text:span text:style-name="T555">I did quests on Rog, hitting 16, ran BRD with Dysyl and three other warriors, switched back to Rog, turned in so many quests, hearthed to the Sepulcher.</text:span><text:span text:style-name="T257">1123</text:span><text:span text:style-name="T555"> </text:span></text:p>
      <text:p text:style-name="P190"><text:span text:style-name="T555"><text:s text:c="3"/></text:span><text:span text:style-name="T556">I made a coffee, drove to Sierra Nevada, loaded my drums onto the golf cart, went through the kitchen, found Pink Bed Jackson, rode with him to the stage, set up, chilled while Ryan, Melissa, Dulci arrived, checked sounds, ate pork/rice, played a fun but rough set, had a nice break, played a better set, packed up, socialized in the parking lot, rolled out, arrived at Meyers, talked to my mom on the phone and agreed to pick her up at 7.</text:span><text:span text:style-name="T258">610</text:span><text:span text:style-name="T556"> </text:span></text:p>
      <text:p text:style-name="P190"><text:span text:style-name="T556"><text:s text:c="3"/></text:span><text:span text:style-name="T557">I did blacksmithing on Axo, killed some pirates, died after killing Baron Longshore, decided Ratchet wasn’t the best home for her after all, flew back to Crossroads, trained blacksmithing, logged.</text:span><text:span text:style-name="T259">640</text:span><text:span text:style-name="T557"> </text:span><text:span text:style-name="T558">I drove to the Holiday Inn, picked up my mom, ended up on Sand Hill, took it all the way to Haywood, pulled into Haywood Common, walked inside, hated the vibe, said, “Mom, can we go somewhere else?”</text:span></text:p>
      <text:p text:style-name="P98"><text:s text:c="3"/>I drove us by the WALK, but there was nowhere to park, so we went to Taco Billy and had a very pleasant meal, drove downtown to Soverign Kava, listened to Hannah play music with Melissa/Kate, sets by each of them and another encore at the end. I drove my mom back to her hotel, went to Downing, got in bed, slept next to Hannah.</text:p>
      <text:p text:style-name="P190"><text:span text:style-name="T558"/></text:p>
      <text:p text:style-name="P99"/>
      <text:p text:style-name="P100">IV.XXVII</text:p>
      <text:p text:style-name="P191"><text:span text:style-name="T486"/></text:p>
      <text:p text:style-name="P191"><text:span text:style-name="T486">Woke to alarms at 9:15, played Wordle (WEEDY in four,) ate grapes, drove us to Taco Billy, met my mom, had a pleasant breakfast, drove Hannah to Downing, gave her a six-second kiss, grabbed a Cherry Coke, drove to Meyers, said hi to Allison/Ina, went inside, typed.</text:span><text:span text:style-name="T214">1129</text:span><text:span text:style-name="T486"> </text:span></text:p>
      <text:p text:style-name="P191"><text:span text:style-name="T486"><text:s text:c="3"/></text:span><text:span text:style-name="T559">I </text:span><text:span text:style-name="T561">ran UBRS on Tokup, di</text:span><text:span text:style-name="T559">d a Silverpine quest on Rogup collecting Dalaran tokens, went to Barrens, did a rogue quest opening boxes, killed pirates, laid down for a spell, checked all my bank alts, decided to pack up my computer.</text:span><text:span text:style-name="T260">203</text:span><text:span text:style-name="T559"> </text:span></text:p>
      <text:p text:style-name="P191"><text:span text:style-name="T559"><text:s text:c="3"/></text:span><text:span text:style-name="T561">I drove to the Peace Gardens, which was bumping. Big Blue was on stage. After sussing out Kevin, I spent a half hour loading drums to the side of the stage, sat, watched the rest of their set, set up, played with Juan as the Untouchable Space Lizards, moved my car closer, put the drums back in, drove to Downing, used the restroom, grabbed a Trail Pass, walked back to the gardens, caught the end of the parade.</text:span></text:p>
      <text:p text:style-name="P101"><text:s text:c="3"/>The dude playing marching snare was seeming to get bored, so when he put his drum down, I asked if I could play and he said yes, which I did for about three more songs in the street. I helped Hannah gather plants, walked back to Downing, laid on the couch. We drove to La Rhumba, ate with Liz, went to her house, hung with Olive, grabbed a couple tools, went back to Downing. She fixed the trim in her bathroom while I lay on the couch. I was very tired and soon went to bed.</text:p>
      <text:p text:style-name="P191"><text:span text:style-name="T561"/></text:p>
      <text:p text:style-name="P102">IV.XXVIII</text:p>
      <text:p text:style-name="P192"><text:span text:style-name="T486"/></text:p>
      <text:p text:style-name="P192"><text:span text:style-name="T486">Woke to Hannah’s alarm, realized it was my mom’s birthday, got up, made Hannah coffee, listened to 14 Billy Keane songs on the couch, took notes, kissed Hannah goodbye, ran out of battery, made coffee, moved to the middle bed, listened to 12 more songs, looked at Instagram, set up my computer, wrote.</text:span><text:span text:style-name="T214">1120</text:span><text:span text:style-name="T486"> </text:span></text:p>
      <text:p text:style-name="P192"><text:span text:style-name="T486"><text:s text:c="3"/></text:span><text:span text:style-name="T562">I ran around on Rog, healed an UBRS, did quests on Rogup, hitting level 18, flew to Org, </text:span><text:soft-page-break/><text:span text:style-name="T562">trained/leveled enchanting,</text:span><text:span text:style-name="T261">259</text:span><text:span text:style-name="T562"> </text:span><text:span text:style-name="T563">walked to Odd’s, ordered a cold brew + noodle salad, ate, walked to Aldi, bought red grapes, went into Jersey Mikes, ordered a giant #3, back to Odd’s for a dark roast, cut diagonally down to Downing.</text:span><text:span text:style-name="T262">437</text:span><text:span text:style-name="T563"> </text:span></text:p>
      <text:p text:style-name="P192"><text:span text:style-name="T563"><text:s text:c="3"/></text:span><text:span text:style-name="T564">I killed pirates on Axo, parked Tokup in front of MC, killed a few more pirates,</text:span><text:span text:style-name="T263">547</text:span><text:span text:style-name="T564"> </text:span><text:span text:style-name="T565">took a bath,</text:span><text:span text:style-name="T264">608</text:span><text:span text:style-name="T565"> </text:span><text:span text:style-name="T566">killed mutant turtles on Rogup, flew to TB, hearthed to Sepulcher, back to Org, switched to Axo, did blacksmithing, crafting two new daggers.</text:span><text:span text:style-name="T265">647</text:span><text:span text:style-name="T566"> </text:span></text:p>
      <text:p text:style-name="P192"><text:span text:style-name="T566"><text:s text:c="3"/></text:span><text:span text:style-name="T567">I drove to Kardon’s rehearsal space, had a fun rehearsal with him, Mary, Billy Keane, ran through 14 songs, hurried back to Downing, ran MC with Pughouse, winning nothing, swapped to Rogup, did some quests, ran a DMT with Mutant.</text:span><text:span text:style-name="T266">149</text:span><text:span text:style-name="T567"> </text:span></text:p>
      <text:p text:style-name="P192"><text:span text:style-name="T567"/></text:p>
      <text:p text:style-name="P193"><text:span text:style-name="T567">I</text:span><text:span text:style-name="T486">V.XXIX</text:span></text:p>
      <text:p text:style-name="P193"><text:span text:style-name="T486"/></text:p>
      <text:p text:style-name="P193"><text:span text:style-name="T486">I got up early,</text:span><text:span text:style-name="T214">652</text:span><text:span text:style-name="T486"> </text:span><text:span text:style-name="T568">did quests on Rogup, hitting 19,</text:span><text:span text:style-name="T267">818</text:span><text:span text:style-name="T568"> </text:span><text:span text:style-name="T569">flew around, trained first aid + enchanting in Thunder Bluff,</text:span><text:span text:style-name="T268">851</text:span><text:span text:style-name="T569"> </text:span><text:span text:style-name="T570">walked to Battle Cat, ordered an Americano, went downtown to SECU, deposted $200 from Billy Keane rehearsal, popped over to High Five, got a drip, sat in the park, texted about flubbles with the Ever-Expanding, headed west to the WALK, ordered a little cheeseburger/tots to go, went down to Downing.</text:span><text:span text:style-name="T269">1205</text:span><text:span text:style-name="T570"> </text:span></text:p>
      <text:p text:style-name="P193"><text:span text:style-name="T570"><text:s text:c="3"/></text:span><text:span text:style-name="T571">I killed Quilboar on Tokup, ran DMT on Kamaka, killed so many more Quilboar, hit level 20, flew to Org, trained, flew back to Crossroads,</text:span><text:span text:style-name="T270">317</text:span><text:span text:style-name="T571"> </text:span><text:span text:style-name="T572">took a little nap,</text:span><text:span text:style-name="T271">355</text:span><text:span text:style-name="T572"> </text:span><text:span text:style-name="T573">did a couple Barrens quests, ported to Silverpine, ran to Tarren Mill, flew to Undercity, folded laundry, zepped to Org, talked to Hannah on the phone, made dinner plans, flew to Ashenvalle, logged off,</text:span><text:span text:style-name="T272">516</text:span><text:span text:style-name="T573"> </text:span><text:span text:style-name="T574">did the dishes, took out the trash, cleaned the litter.</text:span><text:span text:style-name="T273">530</text:span><text:span text:style-name="T574"> </text:span></text:p>
      <text:p text:style-name="P193"><text:span text:style-name="T574"><text:s text:c="3"/></text:span><text:span text:style-name="T575">I walked to Ingles, bought grapes, hot dogs, broccoli, shredded cheese, hop water, returned to Downing, laid the broccoli out on a pan. I felt anxious, so I sat on the couch, looked at my phone. Hannah got back and I started dinner, which turned out yummy: roasted broccoli, microwaved potato, seared hot dog.</text:span></text:p>
      <text:p text:style-name="P103"><text:soft-page-break/><text:s text:c="3"/>We laid around and didn’t do much but cuddle and talk about the nature of the universe. Hannah went next door to see what Kathryn was up to. I laid on the couch. She said she was worried about how tired I seemed.</text:p>
      <text:p text:style-name="P104">IV.XXX</text:p>
      <text:p text:style-name="P194"><text:span text:style-name="T486"/></text:p>
      <text:p text:style-name="P194"><text:span text:style-name="T486">I woke to the sounds of Hannah walking around, stayed in bed a while, got up, ate grapes, made coffee, grabbed my bags, left my car behind, walked to Odd’s, ordered a dark roast, continued on to Meyers, laid on my bed, typed on my laptop.</text:span><text:span text:style-name="T214">940</text:span><text:span text:style-name="T486"> </text:span></text:p>
      <text:p text:style-name="P194"><text:span text:style-name="T486"><text:s text:c="3"/></text:span><text:span text:style-name="T576">I ran Shadowfang Keep, nabbed a couple items, trained swords, flew to Org, enchanted a mace for Fleshrender, swapped back to Rogup, trained enchanting, flew to Splintertree.</text:span><text:span text:style-name="T274">1257</text:span><text:span text:style-name="T576"> </text:span><text:span text:style-name="T577">I started to run to Zoram Gar but did DPS for DMT instead, continued to run but healed UD Strat instead, finished my run, flew to Barrens, did Wailing Caverns, then AQ20 with KBN, ran around a bit more on Rogup, talked to Hannah on the phone.</text:span><text:span text:style-name="T275">1129</text:span><text:span text:style-name="T577"> </text:span></text:p>
      <text:p text:style-name="P194"><text:span text:style-name="T577"/></text:p>
      <text:p text:style-name="P195"><text:span text:style-name="T577">V.</text:span><text:span text:style-name="T486">I</text:span></text:p>
      <text:p text:style-name="P195"><text:span text:style-name="T486"/></text:p>
      <text:p text:style-name="P195"><text:span text:style-name="T486">Woke to a text from Erica, “</text:span><text:span text:style-name="T701">Tony is now squatting and has put a pile of my stuff outside. I won’t hold it against you if you want to move out. I mean, wtf. Im sorry this is happening.</text:span><text:span text:style-name="T486">”</text:span></text:p>
      <text:p text:style-name="P195"><text:span text:style-name="T486"><text:s text:c="3"/>I brushed my teeth, got dressed, walked down to Downing, kissed Hannah, made two cups of coffee, got in the Camry, drove to Isothermal Community College, adjusted drums, checked sounds with Ryan, Melissa, Dulci, played</text:span><text:span text:style-name="T701"> Asteroids, Driftin’, Somebody Else, Rex </text:span><text:span text:style-name="T486">on WNCW with Martin Anderson, Studio B, got in the Camry, drove up the mountain to Meyers.</text:span></text:p>
      <text:p text:style-name="P195"><text:span text:style-name="T486"><text:s text:c="3"/>I took a peek from the back porch to see what was going on downstairs. It seems like the stuff of Erica’s that ha</text:span><text:span text:style-name="T589">d</text:span><text:span text:style-name="T486"> been placed outside </text:span><text:span text:style-name="T589">was</text:span><text:span text:style-name="T486"> what she wanted to be shipped, covered and protected from the rain.</text:span><text:span text:style-name="T214">120</text:span><text:span text:style-name="T486"> </text:span></text:p>
      <text:p text:style-name="P195"><text:span text:style-name="T486"><text:s text:c="3"/></text:span><text:span text:style-name="T578">I killed naga at Zoram Strand, hit 23, spent three talent points, did </text:span><text:span text:style-name="T709">Counterattack!</text:span><text:span text:style-name="T578">, killed a thunder lizard, some Stonetalon quests, flew to </text:span><text:soft-page-break/><text:span text:style-name="T578">Ratchet, did </text:span><text:span text:style-name="T709">Guns of the Northwatch</text:span><text:span text:style-name="T578">, went to Thunder Bluff, turned some quests in, hearthed to Silverpine, flew to Tarren Mill and back. I also made bank alts Bagmarka and Libary,</text:span><text:span text:style-name="T276">417</text:span><text:span text:style-name="T578"> </text:span><text:span text:style-name="T579">laid in bed a bit, thinking about what to eat.</text:span><text:span text:style-name="T277">442</text:span><text:span text:style-name="T579"> </text:span></text:p>
      <text:p text:style-name="P195"><text:span text:style-name="T579"><text:s text:c="3"/></text:span><text:span text:style-name="T580">I played a touch more WoW, drove to Baby Bull, ate a burger, drank some Coke, drove up the hill, couldn’t decide where to park, ended up at Ingles. I walked to Haywood Famous, ordered a cafe con leche, back to my car, drove a couple hundred feet to Zack’s studio, loaded in, had a good rehearsal with him, Mary, Billy, packed up, drove down to Downing. Hannah was tired. We talked and cuddled until she moved to the other room.</text:span></text:p>
      <text:p text:style-name="P195"><text:span text:style-name="T580"/></text:p>
      <text:p text:style-name="P105">V.II</text:p>
      <text:p text:style-name="P196"><text:span text:style-name="T486"/></text:p>
      <text:p text:style-name="P105">Had difficulty waking up. I eventually made a coffee for Hannah while she informed me I sometimes stink and that that bothers people. I sat on a dining room chair, looked at my phone, but she was at her desk working, bothered by me being behind her. I went and laid on the middle bed. She asked if I needed coffee, and I said yes, so she heated up some water for me and let me know when it was done.</text:p>
      <text:p text:style-name="P196"><text:span text:style-name="T486"><text:s text:c="3"/>I went into the kitchen to make it but realized I didn’t have my travel mug and wanted to drink coffee at my house, so I kissed her goodbye, got in the Camry, drove to Meyers. The front door was open and the hallway lights were on upstairs.</text:span><text:span text:style-name="T214">956</text:span><text:span text:style-name="T486"> </text:span></text:p>
      <text:p text:style-name="P196"><text:span text:style-name="T486"><text:s text:c="3"/></text:span><text:span text:style-name="T581">I ran around Stonetalon doing quests on Rogup, hit 24, hearthed to Silverpine, made my way back to Org, trained, turned in quests in Ratchet/Stonetalon, did alt banking, switched to Axo, killed pirates.</text:span><text:span text:style-name="T278">136</text:span></text:p>
      <text:p text:style-name="P196"><text:span text:style-name="T581"><text:s text:c="3"/></text:span><text:span text:style-name="T582">I hopped in Billy’s van, rode to Gastonia, got coffee at a QT, continued on to the Whitewater center, set up, sound checked, ate dinner, played a 75-minute set, took a 30 minute break, played a rockin’ 60-minute set with him, Zack, Mary, packed up, got back in the van, drove to Circle K, found nothing good, rode up the mountain listening to Doug </text:span><text:soft-page-break/><text:span text:style-name="T582">Paisley, SG Goodman, walked up to an eviction notice for Tony on the porch.</text:span></text:p>
      <text:p text:style-name="P197"><text:span text:style-name="T582"><text:s text:c="3"/>I opened a stale Nerd Rope, sat at the computer, wrote,</text:span><text:span text:style-name="T279">1223</text:span><text:span text:style-name="T582"> </text:span><text:span text:style-name="T605">eventually ate two more.</text:span></text:p>
      <text:p text:style-name="P197"><text:span text:style-name="T582"/></text:p>
      <text:p text:style-name="P197"><text:span text:style-name="T582">V.</text:span><text:span text:style-name="T590">III</text:span></text:p>
      <text:p text:style-name="P198"><text:span text:style-name="T486"/></text:p>
      <text:p text:style-name="P106">I woke early, played Rogup, got in the Camry, drove to Downing, helped Hannah load, drove to some random coffee shop <text:span text:style-name="T742">(Third Space</text:span>,<text:span text:style-name="T742">)</text:span> got granola and an Americano. Hannah came out of the bathroom overwhelmed by anxiety/headache, had a meltdown in the car about everything. She got better by the time I found a Starbucks, where I ordered a dark roast, <text:span text:style-name="T742">continued</text:span> to Columbia.</text:p>
      <text:p text:style-name="P106"><text:s text:c="3"/>We went to Dan &amp; Julia’s, walked to Five Points, ate at a restaurant I’ll soon remember the name of <text:span text:style-name="T742">(Publico</text:span>,<text:span text:style-name="T742">)</text:span> back to the Speizer household, where Hannah napped and I laid on the couch. We went to John’s birthday party, socialized, back to Joshua, where I immediately went to bed.</text:p>
      <text:p text:style-name="P198"><text:span text:style-name="T486"/></text:p>
      <text:p text:style-name="P106">V.IV</text:p>
      <text:p text:style-name="P198"><text:span text:style-name="T486"/></text:p>
      <text:p text:style-name="P198"><text:span text:style-name="T486">I woke a few minutes before my 8:15 alarm from marching band dreams, woke Hannah, went upstairs, made coffee, let Lily out, drank on the couch, tried some shirts from Dan, loaded the car, drove to Asheville, stopping once for Starbucks and a cortado. We listened to Fate and then meaningful Hannah songs along the way. I dropped her off at Downing, helped her load in, drove to Meyers, where Amy was doing some gardening.</text:span><text:span text:style-name="T214">1229</text:span><text:span text:style-name="T486"> </text:span></text:p>
      <text:p text:style-name="P198"><text:span text:style-name="T486"><text:s text:c="3"/></text:span><text:span text:style-name="T583">I put on my khaki shorts, drove to Drip Sauna, chatted with Katie Richter, Charlie, walked up the hill, sat by the fire, chatted with Stephanie Morgan, got in </text:span><text:span text:style-name="T605">and out of </text:span><text:span text:style-name="T583">the sauna with Charlie, beat him in a game of chess, poured a coffee, got </text:span><text:span text:style-name="T605">back</text:span><text:span text:style-name="T583"> in the sauna with Juan etc., said my goodbyes, drove downtown, changed into </text:span><text:span text:style-name="T605">date clothes</text:span><text:span text:style-name="T583">, met Hannah in front of the </text:span><text:span text:style-name="T605">Asheville </text:span><text:span text:style-name="T583">Community Theatre.</text:span></text:p>
      <text:p text:style-name="P199"><text:span text:style-name="T583"><text:s text:c="3"/>We watched </text:span><text:span text:style-name="T713">Into The Woods</text:span><text:span text:style-name="T583">, moving her car on intermission, went to Mellow Mushroom. She </text:span><text:span text:style-name="T606">ate</text:span><text:span text:style-name="T583"> a GF </text:span><text:soft-page-break/><text:span text:style-name="T583">pizza and I </text:span><text:span text:style-name="T606">had</text:span><text:span text:style-name="T583"> an Italian hoagie. We drove to Downing, made love, fell asleep early.</text:span></text:p>
      <text:p text:style-name="P199"><text:span text:style-name="T583"/></text:p>
      <text:p text:style-name="P108">V.V</text:p>
      <text:p text:style-name="P200"><text:span text:style-name="T486"/></text:p>
      <text:p text:style-name="P200"><text:span text:style-name="T486">Woke slowly, made myself a coffee, drank it on the couch, lint-rolled Hannah, got in the Camry, drove to Meyers, emptied my car, moved drums into it, tidied my room.</text:span><text:span text:style-name="T214">1002</text:span><text:span text:style-name="T486"> </text:span></text:p>
      <text:p text:style-name="P200"><text:span text:style-name="T486"><text:s text:c="3"/></text:span><text:span text:style-name="T584">I killed mobs on Axo, did Guns of Northwatch with a dualboxer, killed Furbugs on Rogup, switched to Tokup, did a very long and nooby LBRS until getting suddenly disconnected.</text:span><text:span text:style-name="T280">124</text:span><text:span text:style-name="T584"> </text:span><text:span text:style-name="T585">I hopped back in the group, finished, took a bath, did quests on Rogup, BRD arena spam, laid in bed, dozed a bit until I talked to Hannah.</text:span><text:span text:style-name="T281">634</text:span><text:span text:style-name="T585"> </text:span></text:p>
      <text:p text:style-name="P200"><text:span text:style-name="T585"><text:s text:c="3"/></text:span><text:span text:style-name="T586">I did quests on Rogup, mostly the ones with the little base in Southern Barrens, took another bath, ran to Dustwallow, bought first aid books, flew to Thunder Bluff, ran out of money, switched to Hunder, went to Silverpine, ran to Tarren Mill, wanted to train a bear but needed two more levels, picked a level-11 instead, killed random things, switched to Tokup, ran MC with Pughouse, talking to Hannah again, winning nothing.</text:span></text:p>
      <text:p text:style-name="P109"><text:s text:c="3"/>I fell asleep, finally feeling warm but was woken at 4AM by Haden and a friend arriving, creeping around the house for two hours.</text:p>
      <text:p text:style-name="P200"><text:span text:style-name="T586"/></text:p>
      <text:p text:style-name="P110">V.VI</text:p>
      <text:p text:style-name="P201"><text:span text:style-name="T486"/></text:p>
      <text:p text:style-name="P201"><text:span text:style-name="T486">Woke, made coffee, watched a video from Hannah.</text:span><text:span text:style-name="T214">925</text:span><text:span text:style-name="T486"> </text:span><text:span text:style-name="T587">I logged in and flew Rogup to Zoram Gar, ran to Thistlefur Villiage, but it was empty. I posted in guild chat, mentioning that and the fact that I couldn’t stealth, was shortly disconnected.</text:span><text:span text:style-name="T282">943</text:span><text:span text:style-name="T587"> </text:span><text:span text:style-name="T588">I printed journal pages to edit, logged back in, was in Zoram Gar, ran back to the village, pickpocketed two furbog, exited.</text:span><text:span text:style-name="T283">954</text:span><text:span text:style-name="T588"> </text:span></text:p>
      <text:p text:style-name="P201"><text:span text:style-name="T588"><text:s text:c="3"/></text:span><text:span text:style-name="T591">I printed a backlog of journal entries, got dressed, walked out of the house, eventually wrote in a scratch notebook: </text:span><text:span text:style-name="T710">I walked to the shady spot next to the sign, meditated, played Wordle (SUITE in </text:span><text:soft-page-break/><text:span text:style-name="T710">three,) went to SECU, felt calm, deposited $150 from the Untouchable Space Lizards gig at Peace Gardens, paid rent, texted Ryan/Melissa, Hannah, walked to High Five, edited 13 pages of journals w/ a drip coffee + lemon Spindrift.</text:span><text:span text:style-name="T284">1226</text:span></text:p>
      <text:p text:style-name="P201"><text:span text:style-name="T591"><text:s text:c="3"/>I got another coffee, walked west, got jumpscared by Taylor Martin outside of Pizza Mind, said whatsup to Lamon</text:span><text:span text:style-name="T606">t</text:span><text:span text:style-name="T591"> outside of Weirdo Central, waved at Cam, went to Ingles, bought muscadine juice, amino acids, coffee, a can of peas and a card for my mom, went to Bad Manners, bought a ham/cheese croissant, went to Meyers, brought in the mail, put away groceries, talked to Haden. I asked her about the salt; she said she didn’t know who did it, pointed out pentagrams above her doorframe.</text:span></text:p>
      <text:p text:style-name="P201"><text:span text:style-name="T591"><text:s text:c="3"/>I typed up journal edits, printed, wrote while eating croissant,</text:span><text:span text:style-name="T284">226</text:span><text:span text:style-name="T591"> </text:span><text:span text:style-name="T592">gathered troll charms, killed furbog, hit 26, hearthed to Silverpine, trained in UC, turned in a quest in TM, traveled to Org, Zoram Gar, turned in a quest, flew to TB, turned in another, flew to Sun Rock, positioned myself in the inn, took a bath.</text:span><text:span text:style-name="T285">425</text:span><text:span text:style-name="T592"> </text:span></text:p>
      <text:p text:style-name="P201"><text:span text:style-name="T592"><text:s text:c="3"/></text:span><text:span text:style-name="T593">I got dressed, made a coffee, left the house, walked up Brevard, turned left at Olney, left at Sand Hill, walked to the bottom, got picked up by Ryan, rode to Middlemont, set up drums, drank more coffee, ran through </text:span><text:span text:style-name="T711">Mar y Cielo, Rex, Somebody Else, Glow</text:span><text:span text:style-name="T593">. It was a short/fun rehearsal. I left their house, called Hannah, walked to Ingles, bought pizza, grapes, Blue Machine, continued down to Downing, pasted journal pages while she sent emails, ate dinner, watched two episodes of Throw </text:span><text:span text:style-name="T606">D</text:span><text:span text:style-name="T593">own, looked at our phones, went to bed.</text:span></text:p>
      <text:p text:style-name="P201"><text:span text:style-name="T593"/></text:p>
      <text:p text:style-name="P111">V.VII</text:p>
      <text:p text:style-name="P202"><text:span text:style-name="T486"/></text:p>
      <text:p text:style-name="P202"><text:span text:style-name="T486">Woke early, played Wordle (MACHO in four,) made coffee for Hannah, cuddled in bed, walked up to Bad Manners, ordered a drip, continued on to Meyers, </text:span><text:span text:style-name="T594">installed Questie,</text:span><text:span text:style-name="T286">921</text:span><text:span text:style-name="T594"> </text:span><text:span text:style-name="T595">did a Stonetalon quest, the poison quest, which finished in Hillsbrad, found the secret rogue lodge, killed bears/spiders, traveled to Ashenvale, did an escort quest, collected BFD </text:span><text:soft-page-break/><text:span text:style-name="T595">essences,</text:span><text:span text:style-name="T287">1148</text:span><text:span text:style-name="T595"> </text:span><text:span text:style-name="T596">flew to TB, turned in a quest, trained mining, got disconnected again.</text:span><text:span text:style-name="T288">1220</text:span><text:span text:style-name="T596"> </text:span></text:p>
      <text:p text:style-name="P202"><text:span text:style-name="T596"><text:s text:c="3"/></text:span><text:span text:style-name="T597">I did quests all day all over, hitting 27/28, talked to Hannah, agreed to meet at WALK,</text:span><text:span text:style-name="T289">637</text:span><text:span text:style-name="T598"> walked down, getting scooped at the last minute. We chatted with Doss, ate burger/soup, drove down to Downing, where Hannah wrote emails and I looked at my phone. We eventually started a new season of Throw Down </text:span><text:span text:style-name="T606">while</text:span><text:span text:style-name="T598"> I ate carrot cake from John’s birthday. I was very tired and went to bed.</text:span></text:p>
      <text:p text:style-name="P202"><text:span text:style-name="T598"/></text:p>
      <text:p text:style-name="P112">V.VIII</text:p>
      <text:p text:style-name="P203"><text:span text:style-name="T486"/></text:p>
      <text:p text:style-name="P203"><text:span text:style-name="T486">I had lots of mundane tiring dreams, woke feeling confuzzled. Hannah got in the shower and I made us coffee to share, which I drank at the table, then in the Space Bug as I rode to </text:span><text:span text:style-name="T606">Myers</text:span><text:span text:style-name="T486">, where I checked mail and saw another letter to Tony posted on the door.</text:span><text:span text:style-name="T214">938</text:span></text:p>
      <text:p text:style-name="P203"><text:span text:style-name="T214"><text:s text:c="3"/></text:span><text:span text:style-name="T599">I did blacksmithing on Axo, flew to to Org to train but need</text:span><text:span text:style-name="T606">ed</text:span><text:span text:style-name="T599"> level 20, took a bath, shaved, switched to Rogup, traveled from UC to Org, trained, flew to 1KN, killed centuar, grabbed a couple other quests, hearthed to Silverpine, flew to TM, checked bank alts, got dressed, put new registration in/on the Camry, made a cup of coffee to go.</text:span><text:span text:style-name="T290">1155</text:span><text:span text:style-name="T599"> </text:span></text:p>
      <text:p text:style-name="P203"><text:span text:style-name="T599"><text:s text:c="3"/></text:span><text:span text:style-name="T600">I drove down 26, got off at exit 1 in Landrum aka Ethernet Percussion, drove 11 miles, turned left at Jordan, went two more miles to Albino Skunk </text:span><text:span text:style-name="T606">F</text:span><text:span text:style-name="T600">est for the first time in 16 years, told the gate at</text:span><text:span text:style-name="T618">t</text:span><text:span text:style-name="T600">endant I was an artist, parked in a special spot, got escorted to the stage, had a sandwich, got startled by Eisenbrown, walked back to the car, was met by the equipment carrier as Dulci, Jodie, Ryan, Melissa pull</text:span><text:span text:style-name="T618">ed</text:span><text:span text:style-name="T600"> up, loaded the cart wagon, </text:span><text:span text:style-name="T606">went backstage</text:span><text:span text:style-name="T600">.</text:span></text:p>
      <text:p text:style-name="P203"><text:span text:style-name="T600"><text:s text:c="3"/>I set up my ‘brass’ while the previous act was checking, went to the green room, sat on the deck behind the stage, got on, line checked, played a very fun Moon &amp; You set, got told to play </text:span><text:span text:style-name="T712">County Line</text:span><text:span text:style-name="T600"> by the founder, got off stage, loaded the cart, rode to the car, smoked a bowl, talked about Asheville with Jodie, said my goodbyes, drove, eventually through the worst hail then rain I had </text:span><text:soft-page-break/><text:span text:style-name="T600">ever seen. I went into the sunlight, pulled into the driveway at Meyers, called Hannah, decided I would stay home, hung up, wrote.</text:span><text:span text:style-name="T291">700</text:span><text:span text:style-name="T600"> </text:span></text:p>
      <text:p text:style-name="P203"><text:span text:style-name="T600"><text:s text:c="3"/></text:span><text:span text:style-name="T601">I made mooncloth, did smelting on Axo, switched to Rogup, ran to MC, won gloves of Might, got a slightly surprising visit from Hannah, who didn’t want to stay around video games for long. I finished MC, ran AQ20, winning Thick Silithid Chestguard and Bracers of Brutality, ran Ony, winning the head, switched to Rogup, did quests in Hillsbrad, traveled to 1KN, did more quests, hit 29, hearthed to Silverpine, flew to TM.</text:span><text:span text:style-name="T292">110</text:span></text:p>
      <text:p text:style-name="P203"><text:span text:style-name="T292"/></text:p>
      <text:p text:style-name="P204"><text:span text:style-name="T601">V.</text:span><text:span text:style-name="T486">IX</text:span></text:p>
      <text:p text:style-name="P204"><text:span text:style-name="T486"/></text:p>
      <text:p text:style-name="P204"><text:span text:style-name="T486">I woke around seven, did a Rogup quest in Hillsbrad, traveled to Splintertree, moved Kamaka from Moonglade to Org, fell back asleep.</text:span><text:span text:style-name="T214">926</text:span><text:span text:style-name="T486"> </text:span><text:span text:style-name="T602">I got dressed, made a coffee, walked to Battle Cat, ordered an espresso, heard from Hannah that her morning meeting had been canceled, walked to Taco Billy, edited a few pages of journals, greeted Hannah, ordered tacos/OJ, got in the Space Bug, rode to Meyers, kissed Hannah goodbye in the street.</text:span><text:span text:style-name="T293">1129</text:span><text:span text:style-name="T602"> </text:span></text:p>
      <text:p text:style-name="P204"><text:span text:style-name="T602"><text:s text:c="3"/></text:span><text:span text:style-name="T603">I collected Satyr horns on Rogup, did King of the Furbogs, ran to Splintertree, flew to ZG, Sun Rock,</text:span><text:span text:style-name="T294">1233</text:span><text:span text:style-name="T603"> </text:span><text:span text:style-name="T604">wrote 112 Hillcrest on my mom’s belated bday package, put it in my blue bag, walked to the post office, sent it away, went up to Aldi, bought green grapes/CheezIt, walked to Meyers eating grapes, fist-bumping Lamont in both directions.</text:span><text:span text:style-name="T295">147</text:span><text:span text:style-name="T607"> </text:span></text:p>
      <text:p text:style-name="P204"><text:span text:style-name="T607"><text:s text:c="3"/>I finished Stonetalon quests, went to TM, jumped into an SFK carry instead, turned in quests, ran RFC on Axo, hitting level 18, turned in quests, trained, laid in bed,</text:span><text:span text:style-name="T296">533</text:span><text:span text:style-name="T607"> </text:span><text:span text:style-name="T608">took a bath.</text:span><text:span text:style-name="T297">552</text:span><text:span text:style-name="T608"> </text:span><text:span text:style-name="T609">I did many quests, hitting 30, talked to Hannah on the phone, did three more, decided it was time for bed.</text:span><text:span text:style-name="T298">1059</text:span><text:span text:style-name="T609"> </text:span></text:p>
      <text:p text:style-name="P204"><text:span text:style-name="T609"/></text:p>
      <text:p text:style-name="P205"><text:span text:style-name="T609"/></text:p>
      <text:p text:style-name="P206"><text:span text:style-name="T609">V.</text:span><text:span text:style-name="T486">X</text:span></text:p>
      <text:p text:style-name="P205"><text:span text:style-name="T486"/></text:p>
      <text:p text:style-name="P205"><text:span text:style-name="T486">Woke from having slept soundly, felt a small but long earthquake, played Wordle (YEAST in five,) got comfy-dressed, walked to Ingles, bought coffee/soy milk, down to Downing, made two coffees, drank, teased, cuddled on the couch, looked at my phone while Hannah took a shower, snagged a cherry Coke, announced I was headed to UJ, got turkey pita/tots, left just as the chorus to </text:span><text:span text:style-name="T701">Lovely Day </text:span><text:span text:style-name="T486">was dropping, walked to Meyers.</text:span><text:span text:style-name="T214">1225</text:span><text:span text:style-name="T486"> </text:span></text:p>
      <text:p text:style-name="P205"><text:span text:style-name="T486"><text:s text:c="3"/></text:span><text:span text:style-name="T610">I grinded out rest on Axo, did quests on Rogup in Ashenvale/1KN, hit 31, got dressed, brushed my teeth, put on a tie, turned on the coffee maker,</text:span><text:span text:style-name="T299">247</text:span><text:span text:style-name="T610"> </text:span><text:span text:style-name="T611">got in the Camry, drove to Biltmore, set up drums, was surprised to see Wyndham, played music with him, Kevin, Dulci, packed up quickly, drove to Meyers, raided BWL with LtD, winning feral sholders/ring, laid in bed, talked to Hannah on the phone, did a quick quest on Rogup, hearthed.</text:span><text:span text:style-name="T300">1211</text:span><text:span text:style-name="T611"> </text:span></text:p>
      <text:p text:style-name="P205"><text:span text:style-name="T611"/></text:p>
      <text:p text:style-name="P207"><text:span text:style-name="T611">V.</text:span><text:span text:style-name="T486">XI</text:span></text:p>
      <text:p text:style-name="P207"><text:span text:style-name="T486"/></text:p>
      <text:p text:style-name="P207"><text:span text:style-name="T486">I woke, cracked my window, turned on coffee, logged onto Rogup, killed naga/murloc, hearthed, sent mats from Herbaka to Tokup for a strong troll’s blood potion.</text:span><text:span text:style-name="T214">753</text:span><text:span text:style-name="T486"> </text:span><text:span text:style-name="T612">I went back to bed, got up, made the potion, mailed it, ran Rogup from Sun Rock to Desolace, picked up a quest, ran to Shadowprey, flew to TB, grabbed a quest, flew to Freewind, took a bath, attempted Test of Endurance, got overwhelmed and logged out stealth.</text:span><text:span text:style-name="T301">107</text:span><text:span text:style-name="T612"> </text:span></text:p>
      <text:p text:style-name="P207"><text:span text:style-name="T612"><text:s text:c="3"/></text:span><text:span text:style-name="T613">I made a coffee, walked down to Downing, ate peas/rice/edamame with Hannah, made love, cuddled, agreed to reconvene for dinner, walked back up to Meyers.</text:span><text:span text:style-name="T302">321</text:span><text:span text:style-name="T613"> </text:span><text:span text:style-name="T614">I called in Tokup for help with harpies, ran around 1KN doing quests, turned one in in Thunderbluff, moved to Shimmering Flats, killed turtles, scorpions, buzzards, picked up car parts, hitting 32 and acquiring hemmorage.</text:span><text:span text:style-name="T303">749</text:span><text:span text:style-name="T614"> </text:span></text:p>
      <text:p text:style-name="P207"><text:span text:style-name="T614"><text:s text:c="3"/></text:span><text:span text:style-name="T615">I put on my blue Lems, walked to Oyster House, checked inside for Hannah, popped back out, skipped down the street to meet her. We had NA bevvies, two </text:span><text:soft-page-break/><text:span text:style-name="T615">baskets of potatoes, her, clam chowder and me a catfish po’boy. We went to Ingles, bought chocloate, walked down to Downing, each assembled one automatic cat feeder, watched one episode of Throw Down. I was tired and let her know I would get cranky if I didn’t go to sleep, la</text:span><text:span text:style-name="T618">id</text:span><text:span text:style-name="T615"> on the middle bed with no sheet/pillowcases, dreamt I was recording a song in my parents’ newer than new house until injured Trump and an aide came to check on things.</text:span></text:p>
      <text:p text:style-name="P207"><text:span text:style-name="T615"/></text:p>
      <text:p text:style-name="P113">V.XII</text:p>
      <text:p text:style-name="P208"><text:span text:style-name="T486"/></text:p>
      <text:p text:style-name="P208"><text:span text:style-name="T486">Woke to a text from Erica asking if I would save some of her belongings in exchange for a week of rent. I said, “Ok.”, played Wordle (BICEP in four,) brushed my teeth, got dressed, kissed Hannah goodbye, walked to Bad Manners for a drip, continued on to Myers in a lovely light rain.</text:span><text:span text:style-name="T214">1006</text:span><text:span text:style-name="T486"> </text:span></text:p>
      <text:p text:style-name="P208"><text:span text:style-name="T486"><text:s text:c="3"/></text:span><text:span text:style-name="T616">I did Scholo + side quests on Tok, quests on Rog, ZG on Tok, quests on Rog, talked to Hannah on the phone, BWL on Tok, winning Chromatic Boots and T2 sholders, switched to Rog, talked to Hannah on the phone, switched back to Tok for Ony, was locked out, switched back to Rog, killed ogres, hit 33, did two RFCs on Axo with Temple alts, switched to Rog, killed Dalaran</text:span><text:span text:style-name="T618">ian</text:span><text:span text:style-name="T616">s for stones, ran Strat UD on Tok, switched back to Rog, finished the quest.</text:span><text:span text:style-name="T304">206</text:span><text:span text:style-name="T617"> </text:span></text:p>
      <text:p text:style-name="P114"/>
      <text:p text:style-name="P115">V.XIII</text:p>
      <text:p text:style-name="P115"/>
      <text:p text:style-name="P115">I woke a couple times, did bank alts right before server shutdown, packed my bag,<text:span text:style-name="T96">1003</text:span> <text:span text:style-name="T743">walked to Mad Banners, ordered a drip, continued to the bus stop by Taco Billy, sat, played Wordle (AWARE in four,) walked to Rite Rite, which was gutted, went into AVL Club, got an iced latte from Sierra, sat in the park, met Hannah, went to The Med, had a yummy breakfast, took a circuitous route to the LaZroom room, had procrastination sodas, talked with Rachelle.</text:span></text:p>
      <text:p text:style-name="P115"><text:s text:c="3"/><text:span text:style-name="T743">I walked Hannah back to Mast, got a text from Tony about getting stuff, walked to the Greagle, had a pee/outdoor sit, went up the hill, into Ingles, </text:span><text:soft-page-break/><text:span text:style-name="T743">bought grapes, CheezIt, bologna, peas, ramen, walked to Meyers, went around back, cut open a cardboard box, extracted wooden flutes, sent a pic to Erica.</text:span><text:span text:style-name="T327">250</text:span><text:span text:style-name="T743"> </text:span></text:p>
      <text:p text:style-name="P115"><text:s text:c="3"/><text:span text:style-name="T744">I did quests on Rogup, ran a timid but fun Strat </text:span><text:span text:style-name="T792">L</text:span><text:span text:style-name="T744">ive, more Rog, did Undead with Porter, Desil, Lucrylla, some shammy </text:span><text:span text:style-name="T796">(Slamsomeclam</text:span><text:span text:style-name="T744">,</text:span><text:span text:style-name="T796">)</text:span><text:span text:style-name="T744"> more Rog, </text:span><text:span text:style-name="T745">took a bath, </text:span><text:span text:style-name="T744">MC with KBN, finally winning Core Hound Tooth, got it enchanted, had the game crash twice.</text:span><text:span text:style-name="T328">1055</text:span><text:span text:style-name="T744"> </text:span><text:span text:style-name="T746">I rebooted, tried to run ZG with Pughouse but was locked, switched to Kamaka</text:span><text:span text:style-name="T744"> </text:span><text:span text:style-name="T746">instead, won nothing, ported to Org.</text:span></text:p>
      <text:p text:style-name="P115"><text:s text:c="3"/><text:span text:style-name="T746">I switched to Rogup, found the mobs for his next quest, saw that Buggasugga was online for the first time in a while. He said he missed and loved us. I said my warrior was coming along nicely. He said, “Are you in Org?” I swapped to Tokup, hearthed. He admired my gear, insisted we duel. I beat him the third time. He said I needed ZG chest, bought me a bunch of bijous, followed me to YJ island, gave me a ton of consumables, 100 gold, insisted we go farm libram of voracity in Felwood, which we did until nearly 3AM.</text:span></text:p>
      <text:p text:style-name="P115"><text:s text:c="3"/><text:span text:style-name="T746">I said I had to hit the sack and he did too. I switched to Rogup, finished his quest, hitting level 34, hearthed to Silverpine, got in bed, switched to Dustmarka, sent Tokup the mats for +4 stats to chest, slept, dreamt about getting feelings for Olivia, writing a letter.</text:span></text:p>
      <text:p text:style-name="P115"/>
      <text:p text:style-name="P116">V.XIV</text:p>
      <text:p text:style-name="P116"/>
      <text:p text:style-name="P116">I had a difficult time getting up, farted around on Rogup, trained spells/poisons, ran RFC on Axo, back to Rogup, killed panthers/tigers/raptors, did Strat Live on Tokup w/ Snakex, winning nothing but making good gold, helped Amy get Erica’s truck out of the driveway, went back to Rogup, did quests in Desolace/1KN, hearthed to Silverpine, flew to Hammerfall, took a bath, smelted, talked to Hannah.<text:span text:style-name="T96">636</text:span></text:p>
      <text:p text:style-name="P116"><text:s text:c="3"/><text:span text:style-name="T747">I walked to Downing, greeted her excitedly. We </text:span><text:span text:style-name="T796">went</text:span><text:span text:style-name="T747"> to El Paraiso, ate, walked back to Downing, talking about our shared sadnesses. She took a bath </text:span><text:soft-page-break/><text:span text:style-name="T747">and I laid on the couch. We talked about watching something but decided to go to bed. We laid in the big room, cuddled while she read. She eventually moved to the middle room and I woke up for a long while at four or five.</text:span></text:p>
      <text:p text:style-name="P116"/>
      <text:p text:style-name="P117">V.XV</text:p>
      <text:p text:style-name="P117"/>
      <text:p text:style-name="P117">Woke with instructions to call the plumber, was thrilled to have slept a little, gathered my things, rode in the Prius to Meyers, went inside, turned off lights.<text:span text:style-name="T96">938 </text:span><text:span text:style-name="T748">I did quests on Rogup, ran a DMT on Tokup, did the Hillsbrad elite quests with a fun foursome, hit level 35, ran Strat Undead, switched to Axo, grinded around, finally hit 20, did a bunch of blacksmithing, ran out of money, sent 100g from the bank.</text:span><text:span text:style-name="T329">436</text:span><text:span text:style-name="T748"> </text:span></text:p>
      <text:p text:style-name="P117"><text:s text:c="3"/><text:span text:style-name="T749">I walked to Odd’s, bought an iced latte, down to the Malvern, ordered a burger/fries, had a nice talk with the bartender who tried to show me Durand Jones, walked to Middlemont, had a fun and surprisingly long hang/jam with Ryan, Dulci, Charlie, talked to Hannah on the phone, walked up Sand Hill, Olney, turned right at Brevard, realized I needed to poop, went to the Brew Pump, passing/chatting with Alex Travers, took a poop, ordered an Athletic, chatted with Michel, Maria, Shane, Chad, Jackie, Jake, walked to Meyers.</text:span><text:span text:style-name="T330">1015</text:span><text:span text:style-name="T749"> </text:span></text:p>
      <text:p text:style-name="P117"><text:s text:c="3"/><text:span text:style-name="T750">I did lots of blacksmithing on Axo, ran Strat Live on Tokup, winning an orb, went back to Axo, did lots more blacksmithing, some AH shopping, went and killed Bristlebacks feeling much more powerful than before. I set hearth to Camp T, made bags on Kamaka.</text:span><text:span text:style-name="T331">114</text:span></text:p>
      <text:p text:style-name="P117"><text:span text:style-name="T331"/></text:p>
      <text:p text:style-name="P150">V.XVI</text:p>
      <text:p text:style-name="P150"><text:span text:style-name="T360"/></text:p>
      <text:p text:style-name="P150">I slept through my 7am alarm, woke close to 7:30, packed a daytime walking around bag (actually, that was already packed,) and a nighttime show bag. I bounced around bank alts, made bags on Kamaka, got in the Prius shortly after eight.</text:p>
      <text:p text:style-name="P150"><text:soft-page-break/><text:s text:c="3"/>We got on 26 with a scary merge, immediately got off at 191, got coffee from Raz’s Drive Thru, continued south, arrived in Greenville. Hannah ping-ponged around Upstate Forever indecisively, eventually parked to put on makeup. I kissed her goodbye, walked west on Washington, sat on a bench at the corner of Main Street.<text:span text:style-name="T96">1005</text:span></text:p>
      <text:p text:style-name="P150"><text:s text:c="3"/>I turned left, went down into Flying Fox, used the restroom, ordered a single shot while listening to George Harrison deep cuts,<text:span text:style-name="T96">1012</text:span> chatted with the barista about concerts. I continued south to the visitors center, realized I was hungry, looked at Maps, decided to head north to Underground Coffee, where I ordered an everything bagel w/ egg whites, provalone, Canadian bacon, spinach, sat on a funky couch.<text:span text:style-name="T96">1036</text:span></text:p>
      <text:p text:style-name="P150"><text:s text:c="3"/>I listened to a kid succinctly explain the differences between x86/ARM architecture, got my food, went into the other room, ate, listened to a much less interesting conversation about a guy’s extroverted girlfriend.</text:p>
      <text:p text:style-name="P150"><text:s text:c="3"/>I walked south, found the park, crossed the bridge, followed the sounds of a pennywhistle, settled into a Pritchard-like ampitheatre,<text:span text:style-name="T96">1106</text:span> walked down to ground level along the river, into the woods, found a private area that smelled like pee, moved to a nearby stone terrace, played Wordle (FIFTH in six.)<text:span text:style-name="T96">1124</text:span></text:p>
      <text:p text:style-name="P150"><text:s text:c="3"/>I explored some more, found a picturesque spot w/ ducks, got a call from Hannah, walked quickly to Crust &amp; Craft, drank NA Stella while she ate pizza. We shared bacon cheese fries before that. We wealked to Mast; she went inside to stow her pizza. I went around back, sat in a rocking chair.<text:span text:style-name="T96">107</text:span></text:p>
      <text:p text:style-name="P150"><text:s text:c="3"/>I realized there might be another rear exit and so flanked out further away for better visibility. We walked to the parking garage, kissed. I told her not to rush. I went to a juice shop, got a shot, peed in the art gallery again, walked back to the park, continued past my previous spot, sat on a rock under a tree by a roaring waterfall, did Finch, heard from Scott that we were good to jam.<text:span text:style-name="T96">149</text:span></text:p>
      <text:p text:style-name="P150"><text:soft-page-break/><text:s text:c="3"/>I had to pee again, so I crossed over the river to where I had seen public restrooms. Both access points I checked required using an elevator, so I realized I’d need to move through a restaurant patio. I did that, continued up the western branch of the river, found a little zen garden.<text:span text:style-name="T96">218</text:span></text:p>
      <text:p text:style-name="P150"><text:s text:c="3"/>I walked back to the central join area, saw a heron, walked down to the rocks, sat until my tailbone hurt, went back up a level, sat on a bench, heard from Hannah, researched axes, heard from Hannah again, walked to M. Judson, ordered an Americano, <text:span text:style-name="T751">sat with her pasted/edited pages while she did things on her laptop, then wrote in my scratch journal.</text:span><text:span text:style-name="T332">402</text:span></text:p>
      <text:p text:style-name="P118"/>
      <text:p text:style-name="P121">I said I was going outside, went to a stone bench, sat with my eyes closed in the sun until she joined me. I asked if she wanted to see a waterfall, so we went back to the one by Grand Bohemian, which is where the/a heron was standing. We laid on the rocks, cuddled, eventually walked to the parking garage, drove to a dojo, where Darby &amp; Cassie were setting up a PA.</text:p>
      <text:p text:style-name="P118"><text:s text:c="3"/><text:span text:style-name="T751">I loitered around hungrily while she, T. Walker, Jesse Fox checked sounds, got dressed into my nighttime clothes after doors opened, watched three great sets, packed up, drove down the street to Home Team BBQ, ate an amazing burger with Jesse, Alex, Hannah, Darby, Cassie, Lolly, drank a Coke, used the restroom, got in the Prius. We drove up 26 until it was closed in Hendersonville, where we followed a semi truck on back roads. Hannah started to get very tired. I was glad to arrive safely to Meyers at 1AM, </text:span><text:span text:style-name="T752">grinded bristlebacks on Axo until </text:span><text:span text:style-name="T796">death</text:span><text:span text:style-name="T752">, feeling very powerful, flew to Thunder Bluff, bought another axe, trained first aid,</text:span><text:span text:style-name="T751"> slept hard through an amazing thunderstorm.</text:span></text:p>
      <text:p text:style-name="P118"/>
      <text:p text:style-name="P119"/>
      <text:p text:style-name="P120">V.XVII</text:p>
      <text:p text:style-name="P119"/>
      <text:p text:style-name="P119">Woke slowly, turned on the coffee machine, transcribed my scratch journal, added onto it,<text:span text:style-name="T96">844</text:span> <text:s/><text:span text:style-name="T753">made coffee, logged onto Rogup, did quests in Hillsbrad, Arathi, Stranglethorn, </text:span><text:span text:style-name="T754">made another coffee, </text:span><text:span text:style-name="T753">departed for Desolace, played Wordle (GROWN in two.)</text:span><text:span text:style-name="T333">1151</text:span><text:span text:style-name="T753"> </text:span></text:p>
      <text:p text:style-name="P119"><text:s text:c="3"/><text:span text:style-name="T755">I did Desolace quests on Rogup, hit 36, flew to Org, trained, flew back to Desolace, played around with the Armory addon,</text:span><text:span text:style-name="T334">139</text:span><text:span text:style-name="T755"> </text:span><text:span text:style-name="T756">walked to Jersey Mike’s, had a mini #3 Michael’s way on the patio, went into Aldi, bought grapes, CheezIt, bagels, honey ham, back to Meyers.</text:span><text:span text:style-name="T335">300</text:span><text:span text:style-name="T756"> </text:span></text:p>
      <text:p text:style-name="P119"><text:s text:c="3"/><text:span text:style-name="T757">I killed bristlebacks on Axo, hit 21, flew to Thunder Bluff, managed bags, got two final WC quests, killed raptors, switched to Tokup, ran BRD with Dysil/Hulan, managed bank alts.</text:span><text:span text:style-name="T336">644</text:span><text:span text:style-name="T757"> </text:span></text:p>
      <text:p text:style-name="P119"><text:s text:c="3"/><text:span text:style-name="T758">I left the house, walked up Brevard/Olney, got to Vermont, checked my phone, saw that Hannah was walking to the Wells Fargo. I didn’t see her, so I walked to Character Study, thinking she was taking longer than she’d anticipated, but missed her, walked back. She said she was surprised I was on time, thought I’d be caught up playing video games, said she thought having more alone time might be a good plan for the evening but a walk would be nice.</text:span></text:p>
      <text:p text:style-name="P119"><text:s text:c="3"/><text:span text:style-name="T758">We went to the Hop, got ice cream, decided to walk east. Her tummy felt funny, so we went into Ingles, bought his and her hop waters, walked down to Downing, took a co-bath, made love. I dozed off while she started dinner, plated everything while she folded laundry. We watched Throw Down and then I was ready for bed.</text:span></text:p>
      <text:p text:style-name="P119"/>
      <text:p text:style-name="P122">V.XVIII</text:p>
      <text:p text:style-name="P122"/>
      <text:p text:style-name="P122">Woke from deep sleep. Hannah made me coffee. I drank that, made the bed, moved to the living room while she did homework. I looked at my phone for a long time <text:span text:style-name="T796">until we</text:span> eventually left the house, drove to Riverside Rhapsody, ate BBQ, went to open house at the Tool Library, then Meyers.<text:span text:style-name="T96">151</text:span> </text:p>
      <text:p text:style-name="P122"><text:soft-page-break/><text:s text:c="3"/><text:span text:style-name="T759">I logged onto Tokup, got the mats for AQ20 ring, flew to Silithus, turned in the quest, killed sandworms/Twilight, ran ZG with Temple, winning an interesting dagger I didn’t know about, then Ony. I made a coffee, nearly napped, talked to Hannah, drove to Hillcrest, recorded three Kev songs w/ Scott, Steve, Dulci, ending with </text:span><text:span text:style-name="T381">Queen of the Night</text:span><text:span text:style-name="T759">. I called Hannah, drove to Meyers.</text:span><text:span text:style-name="T337">1250</text:span><text:span text:style-name="T759"> </text:span><text:span text:style-name="T760">I think I ran WC on Axo.</text:span></text:p>
      <text:p text:style-name="P122"/>
      <text:p text:style-name="P123">V.X<text:span text:style-name="T761">I</text:span>X</text:p>
      <text:p text:style-name="P123"/>
      <text:p text:style-name="P123">Erica texted saying the plumbers wouldn’t be coming, so I packed up my computer, walked up Brevard, checked my phone, had missed calls from two different numbers, both plumbers trying to get the dispatch. I ran into Brody, walked back to Meyers, hung on the porch while they <text:span text:style-name="T796">excavated</text:span> two giant handfuls of wet wipes. The whole house smelled awful.</text:p>
      <text:p text:style-name="P123"><text:s text:c="3"/>I walked down to Meyers and played WoW. Axo hit 23 after a WC and two Deadmines. Kamaka healed an UBRS. Tokup tanked a BRD. Rogup hit 37. Tokup went to MC, but was locked, so Kamaka healed an LBRS with Mutant Junior. Tokup ran an UBRS with <text:span text:style-name="T796">Mutant +</text:span> other LtD. Rogup flew to STV and it was time for bed. But Axo ran errands in Thunder Bluff first.<text:span text:style-name="T96">237</text:span> </text:p>
      <text:p text:style-name="P123"/>
      <text:p text:style-name="P124">V.XX</text:p>
      <text:p text:style-name="P124"/>
      <text:p text:style-name="P124">I woke around ten, made coffee, started laundry, focused on Rogup quests, eventually hitting 38, folded clothes, cleaned litter, swept, took out the trash, logged onto Axo, talked to Hannah on the phone, did some alt banking.<text:span text:style-name="T96">356</text:span> <text:span text:style-name="T762">I packed up my computer, walked to Ingles, bought Canadian bacon, continued to Meyers, made a coffee, laid in bed, drove to Taco Billy, ordered food to go, went back to Downing, ate with Hannah, hung on the couch, drove to Canton, played through a syn</text:span><text:span text:style-name="T796">th</text:span><text:span text:style-name="T762">y </text:span><text:span text:style-name="T379">Sparkling Water, Birds of a Feather, </text:span><text:span text:style-name="T762">a first learning of </text:span><text:span text:style-name="T379">Alligator </text:span><text:span text:style-name="T762">Sun, a second playing of </text:span><text:span text:style-name="T379">Infinite </text:span><text:span text:style-name="T762">with Dulci, Ryan, Charlie, Kevin.</text:span></text:p>
      <text:p text:style-name="P124"><text:soft-page-break/><text:s text:c="3"/><text:span text:style-name="T762">I got in the Camry, talked to Hannah on the phone, drove to Downing, got my clothes thrown in the wash, took a bath, went to sleep.</text:span></text:p>
      <text:p text:style-name="P124"/>
      <text:p text:style-name="P125">V.XXI</text:p>
      <text:p text:style-name="P125"/>
      <text:p text:style-name="P125">Woke around 9:30, made two coffees, drank on the back stoop, took a walk around the neighborhood, gathered groceries, drove to Meyers, parked on the street, set up my computer.<text:span text:style-name="T96">1132</text:span> <text:span text:style-name="T763">I did three green dragons with Temple, encountered some lag, swapped to Rogup, did easy quests + collecting, RFK a little too late, got a call from Hannah, turned on the coffee maker, kissed in the front yard.</text:span><text:span text:style-name="T338">704</text:span><text:span text:style-name="T763"> </text:span></text:p>
      <text:p text:style-name="P125"><text:s text:c="3"/><text:span text:style-name="T764">I struggled with internet, </text:span><text:span text:style-name="T765">did a laggy RFK, </text:span><text:span text:style-name="T764">eventually realized I had a photo of the router on my phone, used that passcode to log in, create a private network for myself, which bypassed the connection issues. I ran ZG on Tokup, swapped to Rogup, did quests, hit 39.</text:span><text:span text:style-name="T339">1259</text:span><text:span text:style-name="T764"> </text:span></text:p>
      <text:p text:style-name="P125"/>
      <text:p text:style-name="P126">V.XXII</text:p>
      <text:p text:style-name="P126"/>
      <text:p text:style-name="P126">I woke with a bit of a sore throat and two missed calls from Hannah. I tried calling back, made coffee once I heard Steve stirring, killed ogres on Rogup, ran SFK on Axo, hitting level 24, did blacksmithing, turned in quests, switched back to Rogup, got a goblin schematic, started killing headhunters. I also had a challenging time with Wordle (FOLIO in four.)<text:span text:style-name="T96">112</text:span> </text:p>
      <text:p text:style-name="P126"><text:s text:c="3"/><text:span text:style-name="T766">I walked to Aldi, found grapes, clementines, spilled an already open bag all over the floor, got help from a kind employee with a booger, bought mini bagels, classic chicken noodle soup, walked back to Meyers, </text:span><text:span text:style-name="T767">put soup on the stove</text:span><text:span text:style-name="T766">.</text:span><text:span text:style-name="T340">223</text:span><text:span text:style-name="T766"> </text:span><text:span text:style-name="T768">I ate, did quests on Rogup, blacksmithing on Axo, took a bath, did a few more quests.</text:span><text:span text:style-name="T341">641</text:span><text:span text:style-name="T768"> </text:span></text:p>
      <text:p text:style-name="P126"><text:s text:c="3"/><text:span text:style-name="T769">I drove to FBRA, had a way-too-long rehearsal with Juan, Charlie, Shayne, went to Hannah’s, ate spaghetti, was worried about getting her sick, drove to Meyers, got delivered a package that my roommates had opened.</text:span><text:span text:style-name="T342">1130</text:span><text:span text:style-name="T769"> </text:span><text:span text:style-name="T770">I turned in one quest and slept.</text:span></text:p>
      <text:p text:style-name="P127">V.XXIII</text:p>
      <text:p text:style-name="P128"/>
      <text:p text:style-name="P128">I had fever dreams of needing to move my car, woke to the sounds of banging around at 4AM, turned off the porch light, slept hard, moved my car, turned on the coffee maker, got grapes out of the fridge.<text:span text:style-name="T96">957</text:span> <text:span text:style-name="T771">I did quests, played Wordle (SHUCK in four,) ate fruit, hit 40, bought Rogup’s mount, flew to Tarren Mill, took a little near-nap,</text:span><text:span text:style-name="T343">1244</text:span><text:span text:style-name="T771"> </text:span><text:span text:style-name="T772">had a bath/shave,</text:span><text:span text:style-name="T344">122</text:span><text:span text:style-name="T772"> </text:span><text:span text:style-name="T773">checked my BMI account to find I’d been awarded $5.50. </text:span></text:p>
      <text:p text:style-name="P128"><text:s text:c="3"/><text:span text:style-name="T774">I sloppily tanked a Strat Live, winning an orb, switched to Axo, did blacksmithing, switched to Rogup, did a couple Alterac quests, got a text from Hannah asking about a walk, ran to Tarren Mill,</text:span><text:span text:style-name="T345">317</text:span><text:span text:style-name="T774"> </text:span><text:span text:style-name="T775">got dressed, brushed my teeth, mailed Tokup the recipe for frost oil.</text:span><text:span text:style-name="T346">325 </text:span></text:p>
      <text:p text:style-name="P128"><text:span text:style-name="T346"><text:s text:c="3"/></text:span><text:span text:style-name="T776">I walked most of the way to Hannah’s house, met up with her. We walked to the library, dropped off compost, went into Izzy’s, where I ordered an Americano. We sat outside the library for a while, went to West Village, bought gingerales, kissed each other on the cheeks, parted ways. I walked down Brevard to Meyers, </text:span><text:span text:style-name="T777">restarted the modem</text:span><text:span text:style-name="T776">.</text:span><text:span text:style-name="T347">501</text:span></text:p>
      <text:p text:style-name="P128"><text:span text:style-name="T347"><text:s text:c="3"/></text:span><text:span text:style-name="T778">Tokup did quests in Silithus, ran ZG, winning reel &amp; sack, ran BWL with KBN, winning Wrath breastplate and Nef head, talked to Hannah on the phone, ran Strat Undead in just under 45 minutes. I did some sleepy questing on Rogup and decided it was time for real </text:span><text:span text:style-name="T796">slumber</text:span><text:span text:style-name="T778">.</text:span><text:span text:style-name="T348">201</text:span><text:span text:style-name="T778"> </text:span></text:p>
      <text:p text:style-name="P128"/>
      <text:p text:style-name="P129">V.XXIV</text:p>
      <text:p text:style-name="P129"/>
      <text:p text:style-name="P129">I woke, made coffee, did quests on Rogup, switched to Tokup, did quests in Silithus, ran AQ with Temple, wining Buru’s shield, worked on building the Honeycrisp, eventually realized I need either a special daughterboard or a custom cable, ran a DMT tribute, made a sandwhich + a coffee.<text:span text:style-name="T96">550 </text:span></text:p>
      <text:p text:style-name="P129"><text:s text:c="3"/><text:span text:style-name="T779">I drove to Downing, picked up Hannah, continued to Thomas’ crawfish boil in Canton, which was very fun despite a lot of people being grossed out by the </text:span><text:span text:style-name="T796">cuisine</text:span><text:span text:style-name="T779">. We started to pick as the sun went down. I </text:span><text:soft-page-break/><text:span text:style-name="T779">was a bit disappointed when, after a while, Hannah said she was ready to go. We stayed a little longer, got in the car. I soon realized she was heading toward a meltdown. We drove back to Downing and she cried. We cuddled on and off as we moved from bed to bed.</text:span></text:p>
      <text:p text:style-name="P129"/>
      <text:p text:style-name="P130">V.XXV</text:p>
      <text:p text:style-name="P130"/>
      <text:p text:style-name="P131">I woke at eight, looked at my phone, eventually checked on Hannah, who was sleeping on the couch. I went back to bed, looked at my phone some more, went to the living room, lay on top of her, went back to bed, looked at my phone, went back to the living room, announced I had to get ready for my gig. I helped her up, did some chiropractory, ate grapes, drove to the Brew Pump, got $20 of gas, drove to Meyers, turned on the coffee maker, ate an orange.<text:span text:style-name="T96">1020</text:span></text:p>
      <text:p text:style-name="P131"><text:s text:c="3"/><text:span text:style-name="T780">I did little errands on Rogup, Axo, Tokup, tried to kill a guy in a cave in Silithus, bit off more than I could chew, logged off, saw that </text:span><text:span text:style-name="T796">Juan</text:span><text:span text:style-name="T780"> had texted me a half-hour earlier saying, “Come to Snoozefest bro.” I drove, set up my cymbals/snare, checked sounds, laid in a hammock for two hours, ate Indian food, played a shaky but fun set, moved to a bean bag, watched Pink Mercury + Boat Command, both very good, sat between Allison Etzel &amp; Rebekah Todd.</text:span></text:p>
      <text:p text:style-name="P131"><text:s text:c="3"/><text:span text:style-name="T780">I had some texts from Hannah that said, “</text:span><text:span text:style-name="T380">Do you think he looks like the suncreen brand Panama Jack?</text:span></text:p>
      <text:p text:style-name="P151"><text:s text:c="3"/>Every time I’ve seen her with a band, it is amazing. I think she’s awesome.</text:p>
      <text:p text:style-name="P151"><text:s text:c="3"/>Ive been real tender and teary today again, but hopefully on the mend. I made an appointment with my counselor to try to process some of my worry about the future. Maybe after I talk to her, we can process some more? I guess I need to get a little bit clearer on what I am trying to process.</text:p>
      <text:p text:style-name="P151"><text:s text:c="3"/>In the meantime, I think I might make a frozen pizza tonight, if you want to come over and watch pottery. I am going on a walk with my friend Erin, but I will be back later.</text:p>
      <text:p text:style-name="P131"><text:soft-page-break/><text:span text:style-name="T380"><text:s text:c="3"/>Also, we are going to be over by the Arboretum, which has terrible cell reception so I will check back in after!</text:span><text:span text:style-name="T780">”</text:span></text:p>
      <text:p text:style-name="P131"><text:s text:c="3"/><text:span text:style-name="T780">I said, “</text:span><text:span text:style-name="T380">Haha he does look like Panama Jack! Pizza and pottery sounds good to me,”</text:span><text:span text:style-name="T780"> and then an hour later, “</text:span><text:span text:style-name="T380">I’m leavin the festy now</text:span><text:span text:style-name="T780">”</text:span></text:p>
      <text:p text:style-name="P131"><text:s text:c="3"/><text:span text:style-name="T780">I grabbed my things, walked to the Camry, drove to West Asheville. Haywood Road was bumpin’. I thought about how nice some beers would be, went to Meyers, opened a Cherry Coke, laid on the bed, made a mini bagel, ate, wrote.</text:span><text:span text:style-name="T349">548</text:span><text:span text:style-name="T780"> </text:span></text:p>
      <text:p text:style-name="P131"><text:s text:c="3"/><text:span text:style-name="T781">I retried the Twilight Run quest, hearthed, flew back, turned it in, made a cup of coffee, got picked up by Hannah, went to Ingles, bought grapes while she bought hop waters, went down to Downing, made frozen pizza/peas, ate, watched Throw Down, had a long scroll session on the couch while she worked on the computer, went to sleep.</text:span></text:p>
      <text:p text:style-name="P131"/>
      <text:p text:style-name="P132">V.XXVI</text:p>
      <text:p text:style-name="P132"/>
      <text:p text:style-name="P132">Woke from a crazy dream about being abducted and forced to go to the hospital after watching Ryan’s car roll away and Hannah’s guitar get stolen. I ate grapes, made two coffees, sat on the couch, caught a ride to Brevard. Haden had a massive Suburban in the driveway; she said she’d be unloading things into the middle room, returning the ‘truck.’<text:span text:style-name="T96">944</text:span> </text:p>
      <text:p text:style-name="P132"><text:s text:c="3"/><text:span text:style-name="T782">I did Desolace quests on Rogup, ported to Booty Bay, partnered up for Panther Mastery, flew to Badlands, switched to Tokup, ran Strat Undead with Minti, made another coffee, Live side, talked to Hannah on the phone, loitered around Org, switched back to Rogup, killed rock elementals.</text:span><text:span text:style-name="T350">314</text:span><text:span text:style-name="T782"> </text:span><text:span text:style-name="T783">I walked to Ingles, bought arugula, Canadian bacon, big ol’ box of CheezIt, walked back to Meyers in the faintest of drizzles.</text:span><text:span text:style-name="T351">346</text:span></text:p>
      <text:p text:style-name="P132"><text:span text:style-name="T351"><text:s text:c="3"/></text:span><text:span text:style-name="T784">I did Badlands quests on Rogup, went to Shimmering Flats, turned in more quests, took a bath, talked to Hannah on the phone twice.</text:span><text:span text:style-name="T352">525</text:span><text:span text:style-name="T784"> </text:span><text:span text:style-name="T785">I drove down to </text:span><text:span text:style-name="T796">Downing</text:span><text:span text:style-name="T785">, hurridly roasted broccoli w/ potatoes &amp; nuggies, packed the Camry, drove to Trammell, arrived 20 minutes late. As predicted, Jackson was </text:span><text:soft-page-break/><text:span text:style-name="T785">still setting up. We had a very fun rehearsal with him/Kevin, got tired, drove back to Downing, fiddled with </text:span><text:span text:style-name="T796">the</text:span><text:span text:style-name="T785"> dome light, went to sleep.</text:span></text:p>
      <text:p text:style-name="P132"/>
      <text:p text:style-name="P133">V.XXVII</text:p>
      <text:p text:style-name="P133"/>
      <text:p text:style-name="P133">Woke, laid in bed, looked at my phone, made a coffee for Hannah, did the dishes, wondered why it had been so long since a simple, warm day, drove up to Meyers, turned off lights, switched on the coffee maker.<text:span text:style-name="T96">1003</text:span> <text:span text:style-name="T786">I was surprised by maintenance day, which lasted longer than expected, spent a while trying to get in, did quests on Rogup, accomplished the JST cable fix, helped kill Val on Tokup, </text:span><text:span text:style-name="T787">turned in AD rep stuff and a quest head</text:span><text:span text:style-name="T786">, made another coffee, went back to pirate quests.</text:span><text:span text:style-name="T353">309</text:span><text:span text:style-name="T786"> </text:span></text:p>
      <text:p text:style-name="P133"><text:s text:c="3"/><text:span text:style-name="T788">I did quests in Stonard, got invited to SM, ran Library, Armory, Cathedral, Cathedral again, hitting 42, turned in quests, took pictures of Erica’s legal paperwork, trained spells, took off for Stonard,</text:span><text:span text:style-name="T354">704</text:span><text:span text:style-name="T788"> </text:span><text:span text:style-name="T797">numbered</text:span><text:span text:style-name="T789">, zipped, uploaded the 34 pages of Raf’s suit,</text:span><text:span text:style-name="T355">721</text:span><text:span text:style-name="T789"> </text:span><text:span text:style-name="T790">rebooted the computer, got some beans/rice made by Haden.</text:span></text:p>
      <text:p text:style-name="P133"><text:s text:c="3"/><text:span text:style-name="T791">I ran Tokup to MC, did quests on Rogup, MC on Tokup, winning Onslaught Girdle, talked to Hannah on the phone, did a couple more quests on Rogup, hearthed to Booty Bay.</text:span><text:span text:style-name="T356">1156</text:span></text:p>
      <text:p text:style-name="P133"><text:span text:style-name="T356"/></text:p>
      <text:p text:style-name="P134">V.XXVIII</text:p>
      <text:p text:style-name="P134"/>
      <text:p text:style-name="P134">I woke to texts from Erica: “<text:span text:style-name="T360">Looks like he's suing me fol 25000. Not sure how that value could have meaning. <text:s/>I can't afford it in any case.</text:span></text:p>
      <text:p text:style-name="P152">Waiting to hear from my lawyer.</text:p>
      <text:p text:style-name="P152">I can't imagine that I'm getting out of this.<text:span text:style-name="T439">”</text:span></text:p>
      <text:p text:style-name="P152"><text:span text:style-name="T439"><text:s text:c="3"/>I rotted in bed a while, went through all my bank alts.</text:span><text:span text:style-name="T176">827 </text:span><text:span text:style-name="T444">I got back under the covers, wondered what I was going to do, typed up journal edits, printed pages.</text:span><text:span text:style-name="T182">858</text:span><text:span text:style-name="T444"> </text:span><text:span text:style-name="T445">I left the house for downtown, but, passing Oyster House, decided to call Hannah, who was just waking up. I asked if she wanted me to make her some coffee and she said sure, so I walked down to Downing.</text:span></text:p>
      <text:p text:style-name="P152"><text:soft-page-break/><text:span text:style-name="T445"><text:s text:c="3"/>She was in the kitchen when I arrived, suggested we walk to Battle Cat, but when we got there, suggested Taco Billy. We each got a coffee/taco, talked openly about my housing situation and my desire to incorporate more abundance into my life. I walked her home, went up to Bad Manners, ordered a drip, saw Emily and Dolly outside Revolve, asked if she was looking for employees. She said she had just hired someone but would let me know if it didn’t work out. I walked up Brevard and decided I wasn’t quite ready for a radical change.</text:span><text:span text:style-name="T183">1116</text:span><text:span text:style-name="T445"> </text:span></text:p>
      <text:p text:style-name="P152"><text:span text:style-name="T445"><text:s text:c="3"/></text:span><text:span text:style-name="T446">I respecced Tokup to fury prot, started soldering the Honeycrisp, ran a Strat Undead, finished the keyboard build, ran a DMT with Lucrylla, Lottiedottie, Pice, Camtoe, pasted pages in my journal.</text:span><text:span text:style-name="T184">349</text:span><text:span text:style-name="T446"> </text:span><text:span text:style-name="T447">I left the house, walked to Battle Cat, ate a bowl of vegan chilli, went into Harvest, Asheville Guitar Pedals, The Bottle Shop asking about jobs with no luck </text:span><text:span text:style-name="T448">(and purchasing a Go Brewing Salty AF Chelada</text:span><text:span text:style-name="T447">,</text:span><text:span text:style-name="T448">)</text:span><text:span text:style-name="T447"> back to Meyers.</text:span><text:span text:style-name="T185">523</text:span><text:span text:style-name="T447"> </text:span></text:p>
      <text:p text:style-name="P152"><text:span text:style-name="T447"><text:s text:c="3"/></text:span><text:span text:style-name="T449">I broke the Honeycrisp, drove myself crazy trying to figure out why, destroyed my room, eventually realized it was one bent pin in the JST connector, tried to modify a cable for way too long, talked to Hannah on the phone, walked down to Downing, had fake karate practice, laid in bed until falling asleep.</text:span></text:p>
      <text:p text:style-name="P152"><text:span text:style-name="T449"/></text:p>
      <text:p text:style-name="P135">V.XXIV</text:p>
      <text:p text:style-name="P153"><text:span text:style-name="T439"/></text:p>
      <text:p text:style-name="P153"><text:span text:style-name="T439">Woke, struggled to get up, played Wordle (QUASH in five,) made Hannah a coffee, sat on the floor, got a ride to Meyers.</text:span><text:span text:style-name="T176">845</text:span><text:span text:style-name="T439"> </text:span><text:span text:style-name="T450">I quested in STV on Rogup, </text:span><text:span text:style-name="T451">cleaned my room, </text:span><text:span text:style-name="T450">tanked a DMW for warlock mount.</text:span><text:span text:style-name="T186">122</text:span><text:span text:style-name="T450"> </text:span><text:span text:style-name="T452">I made a sandwich, took a bath, shaved, looked at my phone, made another sandwich,</text:span><text:span text:style-name="T187">229</text:span><text:span text:style-name="T452"> </text:span><text:span text:style-name="T453">did STV quests on Rogup, alt banking.</text:span><text:span text:style-name="T188">329</text:span><text:span text:style-name="T453"> </text:span></text:p>
      <text:p text:style-name="P153"><text:span text:style-name="T453"><text:s text:c="3"/></text:span><text:span text:style-name="T454">I drove to Hannah’s, helped her pack, drove the Camry through standstill traffic onto 26, arrived at the Purple Onion, loaded in, set up, ate delicious tuna, hung on the sidewalk with a coffee, hit Kev’s penjamin a little too hard, played a fun &amp; good set with him, Jackson, Hannah, Steve, packed up, drove </text:span><text:soft-page-break/><text:span text:style-name="T454">to Meyers, took off my clothes, laid on the couch, looked at my phone, ate cheesecake, went to bed.</text:span></text:p>
      <text:p text:style-name="P153"><text:span text:style-name="T454"/></text:p>
      <text:p text:style-name="P136">V.XXX</text:p>
      <text:p text:style-name="P154"><text:span text:style-name="T439"/></text:p>
      <text:p text:style-name="P154"><text:span text:style-name="T439">Woke, struggled with Wordle, ate two pancakes, gathered my things, got in the Camry, drove to Meyers.</text:span><text:span text:style-name="T176">1036</text:span><text:span text:style-name="T439"> </text:span><text:span text:style-name="T455">I made mooncloth on Kamaka, switched to Rogup, started to do a quest, switched back to Kamaka, healed a Scholo with Milkman, who was frantically begging for a less-than-one-hour run. I did a couple quests on Rogup, ran to feralas, made a sandwich, got dressed in all black, brushed my teeth.</text:span><text:span text:style-name="T189">1245</text:span><text:span text:style-name="T455"> </text:span></text:p>
      <text:p text:style-name="P154"><text:span text:style-name="T455"><text:s text:c="3"/></text:span><text:span text:style-name="T456">I drove to Bad Manners, ordered an Americano, continued down to Downing, slowly loaded the PA into the Camry. Once Hannah was ready, I drove us west on 40, then 74. We stopped in Sylva, went to rebranded Farmhouse, ordered coffees, continued west, stopped for gas in Bryson City, continued to the NOC. We parked next to the stage, set up, checked sounds. I tweaked while they played a set, took a break. We ate food and they did it again.</text:span></text:p>
      <text:p text:style-name="P137"><text:s text:c="3"/>We broke down, loaded the car, drove to Smoky Park Ingles, bought grapes, continued down to Downing, where Hannah took a bath while I looked at my phone. We soon went to bed.</text:p>
      <text:p text:style-name="P154"><text:span text:style-name="T456"/></text:p>
      <text:p text:style-name="P138">V.XXXI</text:p>
      <text:p text:style-name="P155"><text:span text:style-name="T439"/></text:p>
      <text:p text:style-name="P155"><text:span text:style-name="T439">I woke around nine, struggled with Worlde in bed for a long time, got up, used the restroom, heard Hannah waking, cuddled with her, eventually got up, got dressed, drove up to Meyers, put Lazoom drums in the Camry, laid in bed, looked at my phone, opened a package of JST cables, which were wrong in every way.</text:span><text:span text:style-name="T176">1114</text:span><text:span text:style-name="T439"> </text:span><text:span text:style-name="T457">I checked bank alts, looked at my phone some more, made a cup of coffee.</text:span><text:span text:style-name="T190">1151</text:span><text:span text:style-name="T457"> </text:span></text:p>
      <text:p text:style-name="P155"><text:span text:style-name="T457"><text:s text:c="3"/></text:span><text:span text:style-name="T458">I drove downtown, parked at the LaZoom room, sat in my car, loaded onto the bus when Matt arrived, set up, checked sounds with a new setup: Kevin’s mixer/speaker pre-mixing as a monitor pre-bus-board. We played for Boomers from the same neighborhood in </text:span><text:soft-page-break/><text:span text:style-name="T458">Marshall: Highland, New Belgium, old Wedge with Glenn hosting for the first time, ate Mamacita’s. I ran up to Double D’s, barely made it back in time, did a more-fun run with some young locals, this time Archetype, New Belgium, old Wedge with Rigel hosting. We unloaded, packed our cars, waited for our checks. Hannah asked if I wanted to hang out but made it seem like I probably needed alone time, which I at first felt unsure of, but then relief.</text:span></text:p>
      <text:p text:style-name="P155"><text:span text:style-name="T191"><text:s text:c="3"/></text:span><text:span text:style-name="T459">I drove home, parked crooked in the driveway, talked to Steve, came inside, wrote.</text:span><text:span text:style-name="T192">932</text:span><text:span text:style-name="T459"> </text:span><text:span text:style-name="T460">I did five Arena runs, losing SGC to Groxxar, then a Strat Live, winning an orb, plus just a few minutes of killing priates for snuff on Rogup.</text:span><text:span text:style-name="T193">1211</text:span><text:span text:style-name="T460"> </text:span></text:p>
      <text:p text:style-name="P155"><text:span text:style-name="T460"/></text:p>
      <text:p text:style-name="P156"><text:span text:style-name="T460">V</text:span><text:span text:style-name="T439">I.I</text:span></text:p>
      <text:p text:style-name="P156"><text:span text:style-name="T439"/></text:p>
      <text:p text:style-name="P156"><text:span text:style-name="T439">I woke, looked at my phone a lot including Billie Eilish Europe vlog, played Wordle (ROUGH in two,) turned on the coffee maker.</text:span><text:span text:style-name="T176">915</text:span><text:span text:style-name="T439"> </text:span><text:span text:style-name="T461">I drove to Middlemont, picked up Ryan, continued on to Trammell, listening to Okonski. We had a fun rehearsal with Dulci, Alyse, Charlie, Kevin, worked on </text:span><text:span text:style-name="T793">Birds of a Feather</text:span><text:span text:style-name="T461"> and </text:span><text:span text:style-name="T793">Time is Infinite</text:span><text:span text:style-name="T461">, said our goodbyes, drove back to West Asheville.</text:span></text:p>
      <text:p text:style-name="P156"><text:span text:style-name="T461"><text:s text:c="3"/>I dropped Ryan off, called Hannah, who said she needed a couple hours to eat food and finish an assignment. I drove to Bad Manners, ordered a latte, went into Ingles, bought Dra</text:span><text:span text:style-name="T462">i</text:span><text:span text:style-name="T461">no/Mayo, drove to Middlemont, parked on the street, put my mayonaise in the fridge and my drano in the tub.</text:span><text:span text:style-name="T194">213</text:span><text:span text:style-name="T461"> </text:span></text:p>
      <text:p text:style-name="P156"><text:span text:style-name="T461"><text:s text:c="3"/></text:span><text:span text:style-name="T462">I stood around Org, made a sandwich, poured more Draino, made another sandwich, said goodbye to Org,</text:span><text:span text:style-name="T195">316</text:span><text:span text:style-name="T462"> </text:span><text:span text:style-name="T463">took a bath, got dressed in shorts, packed a bag, brushed teeth, trimmed mustache, rinsed out the </text:span><text:span text:style-name="T464">cast iron</text:span><text:span text:style-name="T463"> mug,</text:span><text:span text:style-name="T196">347</text:span><text:span text:style-name="T463"> </text:span><text:span text:style-name="T464">did alt banking.</text:span><text:span text:style-name="T197">354</text:span><text:span text:style-name="T464"> </text:span></text:p>
      <text:p text:style-name="P156"><text:span text:style-name="T464"><text:s text:c="3"/></text:span><text:span text:style-name="T465">I got picked up by Hannah. We rode downtown to Mast General where she picked something up while I walked to Double D’s, ordered an Americano. I met her on the back stoop and we rode to the Arboretum, where we went for a long hike, then Chipotle. She was having the Sunday Scaries and felt like spending time alone with the cats, dropped me off at </text:span><text:soft-page-break/><text:span text:style-name="T465">Meyers.</text:span><text:span text:style-name="T198">736 </text:span><text:span text:style-name="T466">I joined an in-progress BRD which failed at the torch room, tanked a LBRS, went to bed.</text:span></text:p>
      <text:p text:style-name="P156"><text:span text:style-name="T466"/></text:p>
      <text:p text:style-name="P157">VI.II</text:p>
      <text:p text:style-name="P157"/>
      <text:p text:style-name="P157">I woke still having a weird hot taste in my mouth, changed pants/hoodies, left the house, went up Brevard, behind the church, across the street, into Ingles, bought a giant tub of pineapple, ate as I walked east on Haywood. I deposited the recycling in front of Harvest, went into Battle Cat, ordered an Americano, accepted the invitation to quad-size it, went out onto the porch, replied to a Hannah reel, cleared texts, played Wordle (PREEN in four.)<text:span text:style-name="T96">903</text:span></text:p>
      <text:p text:style-name="P157"><text:s text:c="3"/>I walked down the hill, over the bridge, finished my coffee at the traffic circle, continued up Clingman, through downtown. The entrance to SECU was blocked from construction, but there was another I knew nothing about on the other side of the building. I deposited $480 from LaZoom, NOC, Purple Onion, walked to High Five, bought a lemon Spindrift and a cup of drip, Big Trouble.<text:span text:style-name="T96">1023</text:span></text:p>
      <text:p text:style-name="P157"><text:s text:c="3"/>I proofread journal pages, finished my coffee, walked to Ingles, saw Ether Scott, bought toothpaste + hop water, went to Meyers, logged onto Rogup, talked to Hannah, switched to Tokup to tank Scholo, switched to Kamaka to heal instead.<text:span text:style-name="T96">1245</text:span></text:p>
      <text:p text:style-name="P157"><text:span text:style-name="T439"><text:s text:c="3"/>It was a long, difficult run including the ghost event in the basement and a .5 boss I had never done. I took a long nap, woke up, started peas &amp; noodles, knocked out an Alterac quest on Rogup, hopped on a bird toward STV.</text:span><text:span text:style-name="T176">422</text:span><text:span text:style-name="T439"> </text:span></text:p>
      <text:p text:style-name="P157"><text:span text:style-name="T439"><text:s text:c="3"/></text:span><text:span text:style-name="T467">I tried tanking a Scholo but the group fell apart just before Rattlegore. I did a BRD with Bosa after that, killed trolls on Rogup, felt kinda sick, talked to Hannah on the phone, went to sleep.</text:span></text:p>
      <text:p text:style-name="P157"><text:span text:style-name="T467"/></text:p>
      <text:p text:style-name="P158"><text:span text:style-name="T467"/></text:p>
      <text:p text:style-name="P159"><text:span text:style-name="T467">V</text:span><text:span text:style-name="T439">I.III</text:span></text:p>
      <text:p text:style-name="P158"><text:span text:style-name="T439"/></text:p>
      <text:p text:style-name="P158"><text:span text:style-name="T439">I slept hard, brushed my teeth, collected Bloodscalp tusks on Rogup, hearthed to Booty Bay, made poisons, made an alt for poisons, sent pages from the Green Hills of Stranglethorn, flew to Arathi for server shutdown.</text:span><text:span text:style-name="T199">1000</text:span></text:p>
      <text:p text:style-name="P139"><text:s text:c="3"/>I grabbed my Host Defense bag despite it having a hole, put my bag of clementine peels inside, walked to the library, dropped off my compost, had a sit, finished my coffee, walked to Aldi, bought mini bagels/grapes, went to Izzy’s, saw Wende, went to speak, noticed my voice was an octave lower.</text:p>
      <text:p text:style-name="P158"><text:span text:style-name="T468"><text:s text:c="3"/>I ordered a drip, had another sit outside the library, walked to Meyers, put groceries away.</text:span><text:span text:style-name="T199">1200</text:span><text:span text:style-name="T468"> </text:span><text:span text:style-name="T469">I did quests on Rogup, </text:span><text:span text:style-name="T470">talked to Hannah, </text:span><text:span text:style-name="T469">tanked Scholo, went back to Rogup, turned in tGHoT, moved him to Feralas, took a bath.</text:span><text:span text:style-name="T200">254</text:span><text:span text:style-name="T469"> </text:span><text:span text:style-name="T471">I got dressed, left the house, went up Brevard, turned left at Olney, sat under the tree in the triangular median, texted Hannah, walked to UJ, ordered a turkey pita w/ tots.</text:span></text:p>
      <text:p text:style-name="P140"><text:s text:c="3"/>Hannah called right as my food was up. She said she was going to take a nap. I ate, had an Athletica at the Brew Pump, walked east, sat in front of Sunny Point for a bit, continued to Haywood Famous, ordered an iced Americano, went back west to Trinity church, sat under a tree, talked to Hannah on the phone.</text:p>
      <text:p text:style-name="P158"><text:span text:style-name="T471"><text:s text:c="3"/>She walked up, met me. We walked back to Haywood Famous, talked to Zoe the Korgi. She ordered a tea/lemondade and we walked back to Downing for her online class. I said aloha to Bruce, agreed to 9AM coffee, walked up to Meyers.</text:span><text:span text:style-name="T201">646</text:span><text:span text:style-name="T471"> </text:span><text:span text:style-name="T472">I rebooted the computer, ran around turning in quests on Tokup, helped Minti farm some dragon eyes in UBRS, ran MC with KBN, winning nothing, ran ZG with Pughouse, winning nothing, made mooncloth.</text:span><text:span text:style-name="T202">136</text:span></text:p>
      <text:p text:style-name="P158"><text:span text:style-name="T472"/></text:p>
      <text:p text:style-name="P160"><text:span text:style-name="T472"/></text:p>
      <text:p text:style-name="P161"><text:span text:style-name="T472">V</text:span><text:span text:style-name="T439">I.IV</text:span></text:p>
      <text:p text:style-name="P160"><text:span text:style-name="T439"/></text:p>
      <text:p text:style-name="P160"><text:span text:style-name="T439">Woke to alarm with froggy voice again, laid in bed a bit, brushed my teeth, packed up my computer + some bagels/mayo, drove to Downing, made coffees, laid on the couch until Hannah left, moved the car, set up computer.</text:span><text:span text:style-name="T176">1025</text:span><text:span text:style-name="T439"> </text:span></text:p>
      <text:p text:style-name="P160"><text:span text:style-name="T439"><text:s text:c="3"/></text:span><text:span text:style-name="T473">I killed a few mobs in Feralas on Rogup, felpaw maybe. I can’t remember their name right now. I did a DMT on Tokup and then a very slow pug AQ20, winning some scarabs.</text:span><text:span text:style-name="T203">343</text:span><text:span text:style-name="T473"> </text:span><text:span text:style-name="T474">I drove slowly to Canton, stopped at Philly Italian, ordered spaghetti w/ italian sausage, roll, Coke, ate, drove to Trammel, hung on the porch with Dulci, drank espresso, went downstairs, had fun rehearsal with Ryan, Charlie, Kevin, Alyse, drove Ryan home, talked to Hannah, went to Ingles, bought red grapes/hop water, drove down to Downing.</text:span><text:span text:style-name="T204">949</text:span><text:span text:style-name="T474"> </text:span></text:p>
      <text:p text:style-name="P160"><text:span text:style-name="T474"><text:s text:c="3"/></text:span><text:span text:style-name="T475">I did five arena runs, half-tanked most of a run lead by a seemingly coked-up Nightshift that fell apart when we got to the torch room.</text:span></text:p>
      <text:p text:style-name="P160"><text:span text:style-name="T475"/></text:p>
      <text:p text:style-name="P141">VI.V</text:p>
      <text:p text:style-name="P162"><text:span text:style-name="T439"/></text:p>
      <text:p text:style-name="P162"><text:span text:style-name="T439">Woke slowly, felt slightly better, texted with Hannah, cleaned litter, folded laundry, started the kettle a couple times.</text:span><text:span text:style-name="T176">1020</text:span><text:span text:style-name="T439"> </text:span><text:span text:style-name="T476">I made a cup of coffee, did Swamp of Sorrows quests on Rogup, hit 44, traveled to Org.</text:span><text:span text:style-name="T205">1140</text:span><text:span text:style-name="T476"> </text:span><text:span text:style-name="T477">I packed up my computer, cleaned the litter, ate some spaghetti/broccoli, laid on the couch, read </text:span><text:span text:style-name="T794">Silence</text:span><text:span text:style-name="T477">, drove to Meyers, shook out my sheets, put away my clothes, swept my floor, made a coffee, walked east.</text:span></text:p>
      <text:p text:style-name="P162"><text:span text:style-name="T477"><text:s text:c="3"/>It was starting to rain as I passed the Greagle, so I went inside, ordered a burger/fries/Coke, walked downtown, sat in the park, met Hannah. We chatted with Hayden, walked to Sweets &amp; Seats, walked back to the park for a few minutes of Old Sap, walked to Mast, got in the Prius, rode to Meyers. She talked for a long time about her fears surrounding my underemployment. There wasn’t much I could say to assure her everything would be okay. I went inside, set up my computer.</text:span><text:span text:style-name="T206">704</text:span><text:span text:style-name="T477"> </text:span></text:p>
      <text:p text:style-name="P163"><text:soft-page-break/><text:span text:style-name="T477">I </text:span><text:span text:style-name="T439">killed Murlocs on Rogup, ran Daily BRD, a DMT with Porter, a Strat Live with Buck, winning an orb and the recipe for Flask of Wisdom (again,) which I gave to Buck.</text:span><text:span text:style-name="T176">1054</text:span><text:span text:style-name="T439"> </text:span></text:p>
      <text:p text:style-name="P163"><text:span text:style-name="T439"/></text:p>
      <text:p text:style-name="P209">VI.VI</text:p>
      <text:p text:style-name="P164"><text:span text:style-name="T439"/></text:p>
      <text:p text:style-name="P164"><text:span text:style-name="T439">Woke up around 7:30 and was glad my alarm was still two hours away. It still surprised me when it went off. I looked at my phone, got dressed, drove to Downing, made coffee, set up my drums, had a rehearsal with Hannah, Kevin, Dulaney, packed up, ate GF nuggets + pizza, cuddled on the couch, drove to Meyers, did quests on Rogup, lots of alt banking, killed some mobs on Tokup.</text:span><text:span text:style-name="T176">400</text:span><text:span text:style-name="T439"> </text:span></text:p>
      <text:p text:style-name="P164"><text:span text:style-name="T439"><text:s text:c="3"/></text:span><text:span text:style-name="T478">I made a coffee, drove to Middlemont, was surprised to see Hannah there. She and Melissa went to their wedding while Ryan and I rode to Brevard, the Transylvania library. We all debated playing outside and delayed making a call until around 6. we decided to play inside and I was grumpy. It took a long time to set up and sound check. The olds were dying to get in. We started five minutes late, played a very fun set, saw a couple lightning strikes.</text:span></text:p>
      <text:p text:style-name="P164"><text:span text:style-name="T478"><text:s text:c="3"/>I said goodbye to everyone but Ryan, drove him home in the rain, drove myself to Meyers, ate leftover spaghetti with Canadian bacon, got undressed, looked at my phone in bed for a few minutes,</text:span><text:span text:style-name="T207">1052</text:span><text:span text:style-name="T478"> </text:span><text:span text:style-name="T479">logged onto WoW, ran an Onyxia with Temple, won nothing.</text:span><text:span text:style-name="T208">1140</text:span><text:span text:style-name="T479"> </text:span><text:span text:style-name="T480">I drove down to Downing, made coffee, ate grapes, helped Hannah pack the car.</text:span></text:p>
      <text:p text:style-name="P210"><text:s text:c="3"/>We drove to exit 125, got gas/coffee, continued to Statesville, MLK Park, were surprised to be the last ones there. We parked in the mud, set up the stage, checked sounds, took photos, played a fun set with Dulaney/Kevin, got food, watched Isaac from the swings, got coffee, watched Justin’s band, got in the car, drove back to Asheville, encountered crazy traffic.</text:p>
      <text:p text:style-name="P165"><text:span text:style-name="T480"><text:s text:c="3"/>I dropped Hannah off, drove to Meyers, parked in the driveway, grabbed a Hop Splash, kicked off my flops,</text:span><text:span text:style-name="T209">424</text:span><text:span text:style-name="T480"> </text:span><text:span text:style-name="T481">tanked Strat Live for the first time, which </text:span><text:soft-page-break/><text:span text:style-name="T481">was good until I wiped us twice in a row in the final hallway by pulling pats + extra groups.</text:span><text:span text:style-name="T210">557</text:span><text:span text:style-name="T481"> </text:span><text:span text:style-name="T482">I walked down to Horney Heights, talked with Billy and his new cat George Junior. </text:span></text:p>
      <text:p text:style-name="P165"><text:span text:style-name="T482"><text:s text:c="3"/>I continued down to Middlemont, walked June/B(l)ella(h), fed them, departed, realized it was going to rain hard, called Hannah, got picked up on Sulfur Springs, went to Ingles/Downing, preheated the oven, turned it off, made love, took baths, ate pizza, watched </text:span><text:span text:style-name="T795">Pottery</text:span><text:span text:style-name="T482">, went to bed.</text:span></text:p>
      <text:p text:style-name="P164"><text:span text:style-name="T482"/></text:p>
      <text:p text:style-name="P211">VI.VIII</text:p>
      <text:p text:style-name="P166"><text:span text:style-name="T439"/></text:p>
      <text:p text:style-name="P211">Woke around 8:30, gathered my things, kissed Hannah and the cats goodbye, walked to Middlemont, walked the girls, fed them, laid on the bed for a few, departed, ran into Billy again, got a ride to ingles, bought grapes, peas, ramen, walked to Meyers, put away my things, went around back.</text:p>
      <text:p text:style-name="P166"><text:span text:style-name="T439"><text:s text:c="3"/>Tony was shirtless, nearly pantsless, cleaning things out. We had a pleasant chat. I went upstairs, told Erica, sat at the computer, wrote.</text:span><text:span text:style-name="T176">1116</text:span><text:span text:style-name="T439"> </text:span><text:span text:style-name="T483">I tanked a BRD up to the torch room with one wipe. They knew I’d have to leave at some point to hang out with Hannah, but I got to spend a while laying in bed looking at my phone instead of doing the painful end.</text:span><text:span text:style-name="T211">135</text:span><text:span text:style-name="T483"> </text:span></text:p>
      <text:p text:style-name="P212"><text:s text:c="3"/>I walked to Simple, ordered a reuben, got some strange unknown vegan thing, walked to the top of Belmont, sat, got picked up by Hannah, rode to the BHT. We walked to the creek, sat on an island of pebbles, went over our calendars, walked back to the car, took a tour of Horney Heights, went to the Hop, ate ice cream on the bench, went to Ingles, saw Lo Wolf, bought sandwich things, parted ways.</text:p>
      <text:p text:style-name="P166"><text:span text:style-name="T484"><text:s text:c="3"/>I walked to Meyers, took out the recycling, put away groceries, realized I might be in store for a lot of gaming.</text:span><text:span text:style-name="T212">539</text:span><text:span text:style-name="T484"> </text:span><text:span text:style-name="T485">I did Strat Undead with Penilepump, ran ZG with KBN, won an idol, ran Ony with KBN, won tier 2 helm, made mooncloth, ran a wild Strat Undead with Bosa, went to DM library for 1% dodge libram, moved Kamaka back to Org, Rogup to Dustwallow.</text:span><text:span text:style-name="T213">1245</text:span><text:span text:style-name="T485"> </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3">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p>
      </style:footer>
    </style:master-page>
    <style:master-page style:name="Footnote" style:page-layout-name="Mpm2" draw:style-name="Mdp1"/>
    <style:master-page style:name="Endnote" style:page-layout-name="Mpm2" draw:style-name="Mdp1"/>
    <style:master-page style:name="First_20_Page" style:display-name="First Page" style:page-layout-name="Mpm3" draw:style-name="Mdp1" style:next-style-name="Standard"/>
    <style:master-page style:name="Index"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5-06-09T12:03:25.021963527</dc:date>
    <meta:editing-duration>P237DT10H21M24S</meta:editing-duration>
    <meta:editing-cycles>1520</meta:editing-cycles>
    <meta:generator>LibreOffice/24.2.5.2$MacOSX_X86_64 LibreOffice_project/bffef4ea93e59bebbeaf7f431bb02b1a39ee8a59</meta:generator>
    <meta:print-date>2025-06-02T08:15:08.585730212</meta:print-date>
    <meta:document-statistic meta:table-count="0" meta:image-count="0" meta:object-count="0" meta:page-count="88" meta:paragraph-count="632" meta:word-count="28400" meta:character-count="157722" meta:non-whitespace-character-count="128692"/>
  </office:meta>
</office:document-meta>
</file>